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1" svg:font-family="'Liberation Sans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cm"/>
    </style:style>
    <style:style style:name="co2" style:family="table-column">
      <style:table-column-properties fo:break-before="auto" style:column-width="3.6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6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6600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font-name="Liberation Sans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061_sc_sw_lukasa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255">
            <text:p>255</text:p>
          </table:table-cell>
          <table:table-cell office:value-type="string">
            <text:p>mat</text:p>
          </table:table-cell>
          <table:table-cell table:style-name="ce1" office:value-type="string">
            <text:p>Mat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mark</text:p>
          </table:table-cell>
          <table:table-cell table:style-name="ce1" office:value-type="string">
            <text:p>Mark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st</text:p>
          </table:table-cell>
          <table:table-cell table:style-name="ce1" office:value-type="string">
            <text:p>St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dha</text:p>
          </table:table-cell>
          <table:table-cell office:value-type="string">
            <text:p>dha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jan</text:p>
          </table:table-cell>
          <table:table-cell table:style-name="ce1" office:value-type="string">
            <text:p>Jan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mójz</text:p>
          </table:table-cell>
          <table:table-cell table:style-name="ce1" office:value-type="string">
            <text:p>Mójz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jez</text:p>
          </table:table-cell>
          <table:table-cell table:style-name="ce1" office:value-type="string">
            <text:p>Jez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z</text:p>
          </table:table-cell>
          <table:table-cell table:style-name="ce1" office:value-type="string">
            <text:p>Ps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swj</text:p>
          </table:table-cell>
          <table:table-cell table:style-name="ce1" office:value-type="string">
            <text:p>swj.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luk</text:p>
          </table:table-cell>
          <table:table-cell table:style-name="ce1" office:value-type="string">
            <text:p>Luk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jeneho</text:p>
          </table:table-cell>
          <table:table-cell office:value-type="string">
            <text:p>jeneho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jap</text:p>
          </table:table-cell>
          <table:table-cell table:style-name="ce1" office:value-type="string">
            <text:p>Jap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někotzi</text:p>
          </table:table-cell>
          <table:table-cell table:style-name="ce1" office:value-type="string">
            <text:p>někotři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mjenom</text:p>
          </table:table-cell>
          <table:table-cell office:value-type="string">
            <text:p>mjenom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iv</text:p>
          </table:table-cell>
          <table:table-cell table:style-name="ce1" office:value-type="string">
            <text:p>IV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widźić</text:p>
          </table:table-cell>
          <table:table-cell table:style-name="ce1" office:value-type="string">
            <text:p>widźeć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wšitkón</text:p>
          </table:table-cell>
          <table:table-cell office:value-type="string">
            <text:p>wšitkón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twój</text:p>
          </table:table-cell>
          <table:table-cell office:value-type="string">
            <text:p>twój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twojeho</text:p>
          </table:table-cell>
          <table:table-cell office:value-type="string">
            <text:p>twojeho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jandźel</text:p>
          </table:table-cell>
          <table:table-cell office:value-type="string">
            <text:p>jandźel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njejsym</text:p>
          </table:table-cell>
          <table:table-cell office:value-type="string">
            <text:p>njejsym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knjezej</text:p>
          </table:table-cell>
          <table:table-cell office:value-type="string">
            <text:p>knjezej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jer</text:p>
          </table:table-cell>
          <table:table-cell table:style-name="ce1" office:value-type="string">
            <text:p>Jer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omje</text:p>
          </table:table-cell>
          <table:table-cell office:value-type="string">
            <text:p>domj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obre</text:p>
          </table:table-cell>
          <table:table-cell office:value-type="string">
            <text:p>dobr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wótče</text:p>
          </table:table-cell>
          <table:table-cell office:value-type="string">
            <text:p>wótč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rjeknuć</text:p>
          </table:table-cell>
          <table:table-cell table:style-name="ce1" office:value-type="string">
            <text:p>rjeknyć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jejsy</text:p>
          </table:table-cell>
          <table:table-cell office:value-type="string">
            <text:p>njejs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jeruzalemje</text:p>
          </table:table-cell>
          <table:table-cell table:style-name="ce1" office:value-type="string">
            <text:p>Jerusalemj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jenym</text:p>
          </table:table-cell>
          <table:table-cell table:style-name="ce2" office:value-type="string">
            <text:p>jenym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člorózki</text:p>
          </table:table-cell>
          <table:table-cell table:style-name="ce2" office:value-type="string">
            <text:p>člorózki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olu</text:p>
          </table:table-cell>
          <table:table-cell office:value-type="string">
            <text:p>polu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ěr</text:p>
          </table:table-cell>
          <table:table-cell office:value-type="string">
            <text:p>měr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kotry</text:p>
          </table:table-cell>
          <table:table-cell office:value-type="string">
            <text:p>kotr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ohaty</text:p>
          </table:table-cell>
          <table:table-cell office:value-type="string">
            <text:p>boha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tutón</text:p>
          </table:table-cell>
          <table:table-cell office:value-type="string">
            <text:p>tutón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šlachty</text:p>
          </table:table-cell>
          <table:table-cell table:style-name="ce2" office:value-type="string">
            <text:p>šlach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cht</text:p>
          </table:table-cell>
          <table:table-cell table:style-name="ce1" office:value-type="string">
            <text:p>š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pšisł</text:p>
          </table:table-cell>
          <table:table-cell table:style-name="ce1" office:value-type="string">
            <text:p>přisł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rajene</text:p>
          </table:table-cell>
          <table:table-cell office:value-type="string">
            <text:p>prajen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amakał</text:p>
          </table:table-cell>
          <table:table-cell office:value-type="string">
            <text:p>namakał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jenowany</text:p>
          </table:table-cell>
          <table:table-cell office:value-type="string">
            <text:p>mjenowan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ludom</text:p>
          </table:table-cell>
          <table:table-cell office:value-type="string">
            <text:p>ludom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dźensa</text:p>
          </table:table-cell>
          <table:table-cell office:value-type="string">
            <text:p>dźensa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žoho</text:p>
          </table:table-cell>
          <table:table-cell table:style-name="ce1" office:value-type="string">
            <text:p>čoho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bohom</text:p>
          </table:table-cell>
          <table:table-cell office:value-type="string">
            <text:p>bohom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ztań</text:p>
          </table:table-cell>
          <table:table-cell table:style-name="ce1" office:value-type="string">
            <text:p>stań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ztanuł</text:p>
          </table:table-cell>
          <table:table-cell table:style-name="ce1" office:value-type="string">
            <text:p>stanył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zhromadźizna</text:p>
          </table:table-cell>
          <table:table-cell office:value-type="string">
            <text:p>zhromadźizna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zejch</text:p>
          </table:table-cell>
          <table:table-cell table:style-name="ce2" office:value-type="string">
            <text:p>zejch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zakonju</text:p>
          </table:table-cell>
          <table:table-cell office:value-type="string">
            <text:p>zakonju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wutrobje</text:p>
          </table:table-cell>
          <table:table-cell office:value-type="string">
            <text:p>wutrobj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wulku</text:p>
          </table:table-cell>
          <table:table-cell office:value-type="string">
            <text:p>wulku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wjesełozću</text:p>
          </table:table-cell>
          <table:table-cell table:style-name="ce1" office:value-type="string">
            <text:p>wjesołosću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wašnju</text:p>
          </table:table-cell>
          <table:table-cell office:value-type="string">
            <text:p>wašnju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wašich</text:p>
          </table:table-cell>
          <table:table-cell office:value-type="string">
            <text:p>wašich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rosy</text:p>
          </table:table-cell>
          <table:table-cell office:value-type="string">
            <text:p>pros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rosył</text:p>
          </table:table-cell>
          <table:table-cell office:value-type="string">
            <text:p>prosył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okutu</text:p>
          </table:table-cell>
          <table:table-cell office:value-type="string">
            <text:p>pokutu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odlić</text:p>
          </table:table-cell>
          <table:table-cell office:value-type="string">
            <text:p>modlić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mat</text:p>
          </table:table-cell>
          <table:table-cell table:style-name="ce1" office:value-type="string">
            <text:p>Ma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kraleztwje</text:p>
          </table:table-cell>
          <table:table-cell table:style-name="ce1" office:value-type="string">
            <text:p>kralestwj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kotruž</text:p>
          </table:table-cell>
          <table:table-cell office:value-type="string">
            <text:p>kotruž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rěšnizy</text:p>
          </table:table-cell>
          <table:table-cell table:style-name="ce1" office:value-type="string">
            <text:p>hrěšnic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lajće</text:p>
          </table:table-cell>
          <table:table-cell office:value-type="string">
            <text:p>hlajć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ilža</text:p>
          </table:table-cell>
          <table:table-cell table:style-name="ce1" office:value-type="string">
            <text:p>Hilža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evangelion</text:p>
          </table:table-cell>
          <table:table-cell table:style-name="ce1" office:value-type="string">
            <text:p>ewangelion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yrbju</text:p>
          </table:table-cell>
          <table:table-cell office:value-type="string">
            <text:p>dyrbju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nju</text:p>
          </table:table-cell>
          <table:table-cell office:value-type="string">
            <text:p>dnju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[a</text:p>
          </table:table-cell>
          <table:table-cell table:style-name="ce1" office:value-type="string">
            <text:p>[ a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zazpi</text:p>
          </table:table-cell>
          <table:table-cell table:style-name="ce1" office:value-type="string">
            <text:p>zaspi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žaneje</text:p>
          </table:table-cell>
          <table:table-cell office:value-type="string">
            <text:p>žanej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zańdźe</text:p>
          </table:table-cell>
          <table:table-cell office:value-type="string">
            <text:p>zańdź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zahoji</text:p>
          </table:table-cell>
          <table:table-cell office:value-type="string">
            <text:p>zahoji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žadaše</text:p>
          </table:table-cell>
          <table:table-cell office:value-type="string">
            <text:p>žadaš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wzać</text:p>
          </table:table-cell>
          <table:table-cell office:value-type="string">
            <text:p>wzać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wučomnik</text:p>
          </table:table-cell>
          <table:table-cell office:value-type="string">
            <text:p>wučomnik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wšeho</text:p>
          </table:table-cell>
          <table:table-cell office:value-type="string">
            <text:p>wšeho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wróći</text:p>
          </table:table-cell>
          <table:table-cell office:value-type="string">
            <text:p>wróći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wróćichu</text:p>
          </table:table-cell>
          <table:table-cell office:value-type="string">
            <text:p>wróćichu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wjetši</text:p>
          </table:table-cell>
          <table:table-cell office:value-type="string">
            <text:p>wjetši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wjedźechu</text:p>
          </table:table-cell>
          <table:table-cell office:value-type="string">
            <text:p>wjedźechu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widźa</text:p>
          </table:table-cell>
          <table:table-cell office:value-type="string">
            <text:p>widźa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waša</text:p>
          </table:table-cell>
          <table:table-cell office:value-type="string">
            <text:p>waša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twojim</text:p>
          </table:table-cell>
          <table:table-cell office:value-type="string">
            <text:p>twojim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wět</text:p>
          </table:table-cell>
          <table:table-cell office:value-type="string">
            <text:p>swě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štom</text:p>
          </table:table-cell>
          <table:table-cell office:value-type="string">
            <text:p>štom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šoł</text:p>
          </table:table-cell>
          <table:table-cell office:value-type="string">
            <text:p>šoł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łužić</text:p>
          </table:table-cell>
          <table:table-cell office:value-type="string">
            <text:p>słužić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bóžni</text:p>
          </table:table-cell>
          <table:table-cell table:style-name="ce1" office:value-type="string">
            <text:p>zbóžni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ryče</text:p>
          </table:table-cell>
          <table:table-cell office:value-type="string">
            <text:p>ryč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ryčachu</text:p>
          </table:table-cell>
          <table:table-cell office:value-type="string">
            <text:p>ryčachu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rěkaju</text:p>
          </table:table-cell>
          <table:table-cell office:value-type="string">
            <text:p>rěkaju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untow</text:p>
          </table:table-cell>
          <table:table-cell office:value-type="string">
            <text:p>puntow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šećelow</text:p>
          </table:table-cell>
          <table:table-cell table:style-name="ce1" office:value-type="string">
            <text:p>přećelow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rošu</text:p>
          </table:table-cell>
          <table:table-cell office:value-type="string">
            <text:p>prošu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rawych</text:p>
          </table:table-cell>
          <table:table-cell office:value-type="string">
            <text:p>prawych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rawe</text:p>
          </table:table-cell>
          <table:table-cell office:value-type="string">
            <text:p>praw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ósłany</text:p>
          </table:table-cell>
          <table:table-cell office:value-type="string">
            <text:p>pósłan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j</text:p>
          </table:table-cell>
          <table:table-cell office:value-type="string">
            <text:p>pj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harizejzki</text:p>
          </table:table-cell>
          <table:table-cell table:style-name="ce1" office:value-type="string">
            <text:p>farizejski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jeju</text:p>
          </table:table-cell>
          <table:table-cell office:value-type="string">
            <text:p>njeju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jejsu</text:p>
          </table:table-cell>
          <table:table-cell office:value-type="string">
            <text:p>njejsu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jebój</text:p>
          </table:table-cell>
          <table:table-cell office:value-type="string">
            <text:p>njebój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azdala</text:p>
          </table:table-cell>
          <table:table-cell office:value-type="string">
            <text:p>nazdala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amakachu</text:p>
          </table:table-cell>
          <table:table-cell office:value-type="string">
            <text:p>namakachu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ojemu</text:p>
          </table:table-cell>
          <table:table-cell office:value-type="string">
            <text:p>mojemu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mich</text:p>
          </table:table-cell>
          <table:table-cell table:style-name="ce3" office:value-type="string">
            <text:p>mich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óže</text:p>
          </table:table-cell>
          <table:table-cell office:value-type="string">
            <text:p>lóž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ěto</text:p>
          </table:table-cell>
          <table:table-cell office:value-type="string">
            <text:p>lěto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kubła</text:p>
          </table:table-cell>
          <table:table-cell office:value-type="string">
            <text:p>kubła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kron</text:p>
          </table:table-cell>
          <table:table-cell office:value-type="string">
            <text:p>kron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krasnozći</text:p>
          </table:table-cell>
          <table:table-cell table:style-name="ce1" office:value-type="string">
            <text:p>krasnosći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kotrejž</text:p>
          </table:table-cell>
          <table:table-cell office:value-type="string">
            <text:p>kotrejž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kor</text:p>
          </table:table-cell>
          <table:table-cell table:style-name="ce1" office:value-type="string">
            <text:p>Kor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komuž</text:p>
          </table:table-cell>
          <table:table-cell office:value-type="string">
            <text:p>komuž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kajki</text:p>
          </table:table-cell>
          <table:table-cell office:value-type="string">
            <text:p>kajki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ódny</text:p>
          </table:table-cell>
          <table:table-cell office:value-type="string">
            <text:p>hódn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iob</text:p>
          </table:table-cell>
          <table:table-cell table:style-name="ce1" office:value-type="string">
            <text:p>Hiob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eph</text:p>
          </table:table-cell>
          <table:table-cell table:style-name="ce3" office:value-type="string">
            <text:p>eph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ruhemu</text:p>
          </table:table-cell>
          <table:table-cell office:value-type="string">
            <text:p>druhemu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njow</text:p>
          </table:table-cell>
          <table:table-cell office:value-type="string">
            <text:p>dnjow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an</text:p>
          </table:table-cell>
          <table:table-cell table:style-name="ce1" office:value-type="string">
            <text:p>Dan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člowjekami</text:p>
          </table:table-cell>
          <table:table-cell table:style-name="ce1" office:value-type="string">
            <text:p>čłowjekami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čińće</text:p>
          </table:table-cell>
          <table:table-cell office:value-type="string">
            <text:p>čińć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čerći</text:p>
          </table:table-cell>
          <table:table-cell office:value-type="string">
            <text:p>čerći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časa</text:p>
          </table:table-cell>
          <table:table-cell office:value-type="string">
            <text:p>časa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ožim</text:p>
          </table:table-cell>
          <table:table-cell office:value-type="string">
            <text:p>božim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ztałe</text:p>
          </table:table-cell>
          <table:table-cell table:style-name="ce1" office:value-type="string">
            <text:p>stał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ztaji</text:p>
          </table:table-cell>
          <table:table-cell table:style-name="ce1" office:value-type="string">
            <text:p>staj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zjewić</text:p>
          </table:table-cell>
          <table:table-cell office:value-type="string">
            <text:p>zjewić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zhubi</text:p>
          </table:table-cell>
          <table:table-cell office:value-type="string">
            <text:p>zhub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zhrěšił</text:p>
          </table:table-cell>
          <table:table-cell office:value-type="string">
            <text:p>zhrěšił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zda</text:p>
          </table:table-cell>
          <table:table-cell office:value-type="string">
            <text:p>zda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zbóžni</text:p>
          </table:table-cell>
          <table:table-cell office:value-type="string">
            <text:p>zbóžn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zaztojnika</text:p>
          </table:table-cell>
          <table:table-cell table:style-name="ce1" office:value-type="string">
            <text:p>zastojnika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zańć</text:p>
          </table:table-cell>
          <table:table-cell office:value-type="string">
            <text:p>zańć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wzmiće</text:p>
          </table:table-cell>
          <table:table-cell office:value-type="string">
            <text:p>wzmić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wzali</text:p>
          </table:table-cell>
          <table:table-cell office:value-type="string">
            <text:p>wzal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wumóz</text:p>
          </table:table-cell>
          <table:table-cell table:style-name="ce1" office:value-type="string">
            <text:p>wumóž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wšědnje</text:p>
          </table:table-cell>
          <table:table-cell office:value-type="string">
            <text:p>wšědnj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wróćištaj</text:p>
          </table:table-cell>
          <table:table-cell office:value-type="string">
            <text:p>wróćištaj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wotročkow</text:p>
          </table:table-cell>
          <table:table-cell office:value-type="string">
            <text:p>wotročkow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wotewri</text:p>
          </table:table-cell>
          <table:table-cell office:value-type="string">
            <text:p>wotewr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wobličo</text:p>
          </table:table-cell>
          <table:table-cell office:value-type="string">
            <text:p>wobličo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wjeselće</text:p>
          </table:table-cell>
          <table:table-cell office:value-type="string">
            <text:p>wjeselć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widźiće</text:p>
          </table:table-cell>
          <table:table-cell office:value-type="string">
            <text:p>widźić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wěru</text:p>
          </table:table-cell>
          <table:table-cell office:value-type="string">
            <text:p>wěru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uta</text:p>
          </table:table-cell>
          <table:table-cell office:value-type="string">
            <text:p>tuta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im</text:p>
          </table:table-cell>
          <table:table-cell table:style-name="ce1" office:value-type="string">
            <text:p>Tim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hes</text:p>
          </table:table-cell>
          <table:table-cell table:style-name="ce1" office:value-type="string">
            <text:p>Th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eju</text:p>
          </table:table-cell>
          <table:table-cell office:value-type="string">
            <text:p>teju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syń</text:p>
          </table:table-cell>
          <table:table-cell table:style-name="ce1" office:value-type="string">
            <text:p>sydń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y⸗li</text:p>
          </table:table-cell>
          <table:table-cell table:style-name="ce1" office:value-type="string">
            <text:p>syl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wjedźeń</text:p>
          </table:table-cell>
          <table:table-cell office:value-type="string">
            <text:p>swjedźeń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wjate</text:p>
          </table:table-cell>
          <table:table-cell office:value-type="string">
            <text:p>swjat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wěrny</text:p>
          </table:table-cell>
          <table:table-cell office:value-type="string">
            <text:p>swěrn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łužomnik</text:p>
          </table:table-cell>
          <table:table-cell office:value-type="string">
            <text:p>słužomnik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chimanej</text:p>
          </table:table-cell>
          <table:table-cell table:style-name="ce1" office:value-type="string">
            <text:p>Šimanej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awězće</text:p>
          </table:table-cell>
          <table:table-cell table:style-name="ce1" office:value-type="string">
            <text:p>zawěsć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yčeštaj</text:p>
          </table:table-cell>
          <table:table-cell office:value-type="string">
            <text:p>ryčeštaj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rta</text:p>
          </table:table-cell>
          <table:table-cell table:style-name="ce1" office:value-type="string">
            <text:p>erta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jekń</text:p>
          </table:table-cell>
          <table:table-cell office:value-type="string">
            <text:p>rjekń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jekńće</text:p>
          </table:table-cell>
          <table:table-cell office:value-type="string">
            <text:p>rjekńć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jadu</text:p>
          </table:table-cell>
          <table:table-cell office:value-type="string">
            <text:p>rjadu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adźi</text:p>
          </table:table-cell>
          <table:table-cell office:value-type="string">
            <text:p>radź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unt</text:p>
          </table:table-cell>
          <table:table-cell office:value-type="string">
            <text:p>pun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šiztupichu</text:p>
          </table:table-cell>
          <table:table-cell table:style-name="ce1" office:value-type="string">
            <text:p>přistupichu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šišedši</text:p>
          </table:table-cell>
          <table:table-cell table:style-name="ce1" office:value-type="string">
            <text:p>přišedš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šipowjedachu</text:p>
          </table:table-cell>
          <table:table-cell office:value-type="string">
            <text:p>připowjedachu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ožohnowa</text:p>
          </table:table-cell>
          <table:table-cell office:value-type="string">
            <text:p>požohnowa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owjedaše</text:p>
          </table:table-cell>
          <table:table-cell table:style-name="ce1" office:value-type="string">
            <text:p>powědaš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otajene</text:p>
          </table:table-cell>
          <table:table-cell office:value-type="string">
            <text:p>potajen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osłuchaše</text:p>
          </table:table-cell>
          <table:table-cell office:value-type="string">
            <text:p>posłuchaš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orodźić</text:p>
          </table:table-cell>
          <table:table-cell office:value-type="string">
            <text:p>porodźić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ołožił</text:p>
          </table:table-cell>
          <table:table-cell office:value-type="string">
            <text:p>połožił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olo</text:p>
          </table:table-cell>
          <table:table-cell office:value-type="string">
            <text:p>polo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ołny</text:p>
          </table:table-cell>
          <table:table-cell office:value-type="string">
            <text:p>połn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odał</text:p>
          </table:table-cell>
          <table:table-cell office:value-type="string">
            <text:p>podał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ohi</text:p>
          </table:table-cell>
          <table:table-cell office:value-type="string">
            <text:p>noh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jenamakachu</text:p>
          </table:table-cell>
          <table:table-cell office:value-type="string">
            <text:p>njenamakachu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jemóža</text:p>
          </table:table-cell>
          <table:table-cell office:value-type="string">
            <text:p>njemóža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jebyło</text:p>
          </table:table-cell>
          <table:table-cell office:value-type="string">
            <text:p>njebyło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ě</text:p>
          </table:table-cell>
          <table:table-cell office:value-type="string">
            <text:p>ně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ašich</text:p>
          </table:table-cell>
          <table:table-cell office:value-type="string">
            <text:p>našich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ozy</text:p>
          </table:table-cell>
          <table:table-cell table:style-name="ce1" office:value-type="string">
            <text:p>moc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ojich</text:p>
          </table:table-cell>
          <table:table-cell office:value-type="string">
            <text:p>mojich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jena</text:p>
          </table:table-cell>
          <table:table-cell office:value-type="string">
            <text:p>mjena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artha</text:p>
          </table:table-cell>
          <table:table-cell table:style-name="ce1" office:value-type="string">
            <text:p>Martha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ało</text:p>
          </table:table-cell>
          <table:table-cell office:value-type="string">
            <text:p>mało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aju</text:p>
          </table:table-cell>
          <table:table-cell office:value-type="string">
            <text:p>maju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krasnozć</text:p>
          </table:table-cell>
          <table:table-cell table:style-name="ce1" office:value-type="string">
            <text:p>krasnosć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kol</text:p>
          </table:table-cell>
          <table:table-cell table:style-name="ce2" office:value-type="string">
            <text:p>kol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knježa</text:p>
          </table:table-cell>
          <table:table-cell office:value-type="string">
            <text:p>knježa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khorozćow</text:p>
          </table:table-cell>
          <table:table-cell table:style-name="ce1" office:value-type="string">
            <text:p>chorosćow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khodźa</text:p>
          </table:table-cell>
          <table:table-cell table:style-name="ce1" office:value-type="string">
            <text:p>chodźa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khelich</text:p>
          </table:table-cell>
          <table:table-cell table:style-name="ce1" office:value-type="string">
            <text:p>kelich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jzraelu</text:p>
          </table:table-cell>
          <table:table-cell office:value-type="string">
            <text:p>Israelu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jozephowy</text:p>
          </table:table-cell>
          <table:table-cell table:style-name="ce1" office:value-type="string">
            <text:p>Jozefow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jozeph</text:p>
          </table:table-cell>
          <table:table-cell table:style-name="ce1" office:value-type="string">
            <text:p>Jozef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jeruzalem</text:p>
          </table:table-cell>
          <table:table-cell table:style-name="ce1" office:value-type="string">
            <text:p>Jerusalem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jenej</text:p>
          </table:table-cell>
          <table:table-cell table:style-name="ce2" office:value-type="string">
            <text:p>jenej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jak</text:p>
          </table:table-cell>
          <table:table-cell table:style-name="ce2" office:value-type="string">
            <text:p>jak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iii</text:p>
          </table:table-cell>
          <table:table-cell table:style-name="ce1" office:value-type="string">
            <text:p>II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rěchow</text:p>
          </table:table-cell>
          <table:table-cell office:value-type="string">
            <text:p>hrěchow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onju</text:p>
          </table:table-cell>
          <table:table-cell office:value-type="string">
            <text:p>honju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łowy</text:p>
          </table:table-cell>
          <table:table-cell office:value-type="string">
            <text:p>hłow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ewak</text:p>
          </table:table-cell>
          <table:table-cell office:value-type="string">
            <text:p>hewak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źěłaćerjow</text:p>
          </table:table-cell>
          <table:table-cell office:value-type="string">
            <text:p>dźěłaćerjow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yrbjał</text:p>
          </table:table-cell>
          <table:table-cell office:value-type="string">
            <text:p>dyrbjał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yrbja</text:p>
          </table:table-cell>
          <table:table-cell office:value-type="string">
            <text:p>dyrbja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uchow</text:p>
          </table:table-cell>
          <table:table-cell office:value-type="string">
            <text:p>duchow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ruzy</text:p>
          </table:table-cell>
          <table:table-cell office:value-type="string">
            <text:p>druz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raztach</text:p>
          </table:table-cell>
          <table:table-cell table:style-name="ce1" office:value-type="string">
            <text:p>drastach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ótknuł</text:p>
          </table:table-cell>
          <table:table-cell table:style-name="ce1" office:value-type="string">
            <text:p>dótknył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jaboł</text:p>
          </table:table-cell>
          <table:table-cell office:value-type="string">
            <text:p>djaboł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ali</text:p>
          </table:table-cell>
          <table:table-cell office:value-type="string">
            <text:p>dal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žlowječe</text:p>
          </table:table-cell>
          <table:table-cell table:style-name="ce1" office:value-type="string">
            <text:p>čłowječ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čizte</text:p>
          </table:table-cell>
          <table:table-cell table:style-name="ce1" office:value-type="string">
            <text:p>čist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čiń</text:p>
          </table:table-cell>
          <table:table-cell office:value-type="string">
            <text:p>čiń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čert</text:p>
          </table:table-cell>
          <table:table-cell office:value-type="string">
            <text:p>čer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čerta</text:p>
          </table:table-cell>
          <table:table-cell office:value-type="string">
            <text:p>čerta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yštaj</text:p>
          </table:table-cell>
          <table:table-cell office:value-type="string">
            <text:p>byštaj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brahama</text:p>
          </table:table-cell>
          <table:table-cell table:style-name="ce1" office:value-type="string">
            <text:p>Abraham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zyłym</text:p>
          </table:table-cell>
          <table:table-cell table:style-name="ce1" office:value-type="string">
            <text:p>cyłym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ztarych</text:p>
          </table:table-cell>
          <table:table-cell table:style-name="ce1" office:value-type="string">
            <text:p>starych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złych</text:p>
          </table:table-cell>
          <table:table-cell office:value-type="string">
            <text:p>złych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złonizy</text:p>
          </table:table-cell>
          <table:table-cell table:style-name="ce1" office:value-type="string">
            <text:p>słonic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złonik</text:p>
          </table:table-cell>
          <table:table-cell table:style-name="ce1" office:value-type="string">
            <text:p>słonik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złonikow</text:p>
          </table:table-cell>
          <table:table-cell table:style-name="ce1" office:value-type="string">
            <text:p>słonikow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zkutkach</text:p>
          </table:table-cell>
          <table:table-cell table:style-name="ce1" office:value-type="string">
            <text:p>skutkach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zkału</text:p>
          </table:table-cell>
          <table:table-cell table:style-name="ce1" office:value-type="string">
            <text:p>skału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zjewił</text:p>
          </table:table-cell>
          <table:table-cell office:value-type="string">
            <text:p>zjewił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žiwot</text:p>
          </table:table-cell>
          <table:table-cell office:value-type="string">
            <text:p>žiwo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žiwjenju</text:p>
          </table:table-cell>
          <table:table-cell office:value-type="string">
            <text:p>žiwjenju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zhubić</text:p>
          </table:table-cell>
          <table:table-cell office:value-type="string">
            <text:p>zhubić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zhromadźić</text:p>
          </table:table-cell>
          <table:table-cell office:value-type="string">
            <text:p>zhromadźić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zapłaćić</text:p>
          </table:table-cell>
          <table:table-cell office:value-type="string">
            <text:p>zapłaćić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žanym</text:p>
          </table:table-cell>
          <table:table-cell office:value-type="string">
            <text:p>žanym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zamóženje</text:p>
          </table:table-cell>
          <table:table-cell office:value-type="string">
            <text:p>zamóženj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žałbu</text:p>
          </table:table-cell>
          <table:table-cell office:value-type="string">
            <text:p>žałbu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zady</text:p>
          </table:table-cell>
          <table:table-cell office:value-type="string">
            <text:p>zad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yše</text:p>
          </table:table-cell>
          <table:table-cell office:value-type="string">
            <text:p>wyš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uztrowi</text:p>
          </table:table-cell>
          <table:table-cell table:style-name="ce1" office:value-type="string">
            <text:p>wustrow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uztorčichu</text:p>
          </table:table-cell>
          <table:table-cell table:style-name="ce1" office:value-type="string">
            <text:p>wustorčichu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umrjeła</text:p>
          </table:table-cell>
          <table:table-cell table:style-name="ce1" office:value-type="string">
            <text:p>wumrěł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udowu</text:p>
          </table:table-cell>
          <table:table-cell office:value-type="string">
            <text:p>wudowu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učomnikach</text:p>
          </table:table-cell>
          <table:table-cell office:value-type="string">
            <text:p>wučomnikach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šitkemu</text:p>
          </table:table-cell>
          <table:table-cell office:value-type="string">
            <text:p>wšitkemu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šitkeho</text:p>
          </table:table-cell>
          <table:table-cell office:value-type="string">
            <text:p>wšitkeho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šej</text:p>
          </table:table-cell>
          <table:table-cell office:value-type="string">
            <text:p>wšej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ótzojo</text:p>
          </table:table-cell>
          <table:table-cell table:style-name="ce1" office:value-type="string">
            <text:p>wótcojo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otročzy</text:p>
          </table:table-cell>
          <table:table-cell table:style-name="ce1" office:value-type="string">
            <text:p>wotročc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otročkej</text:p>
          </table:table-cell>
          <table:table-cell office:value-type="string">
            <text:p>wotročkej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otmolwić</text:p>
          </table:table-cell>
          <table:table-cell table:style-name="ce1" office:value-type="string">
            <text:p>wotmołwić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ósom</text:p>
          </table:table-cell>
          <table:table-cell office:value-type="string">
            <text:p>wósom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ola</text:p>
          </table:table-cell>
          <table:table-cell office:value-type="string">
            <text:p>wol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oku</text:p>
          </table:table-cell>
          <table:table-cell office:value-type="string">
            <text:p>woku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oka</text:p>
          </table:table-cell>
          <table:table-cell office:value-type="string">
            <text:p>wok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ohladać</text:p>
          </table:table-cell>
          <table:table-cell office:value-type="string">
            <text:p>wohladać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odźić</text:p>
          </table:table-cell>
          <table:table-cell office:value-type="string">
            <text:p>wodźić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odaj</text:p>
          </table:table-cell>
          <table:table-cell office:value-type="string">
            <text:p>wodaj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odać</text:p>
          </table:table-cell>
          <table:table-cell office:value-type="string">
            <text:p>wodać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obroćił</text:p>
          </table:table-cell>
          <table:table-cell office:value-type="string">
            <text:p>wobroćił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obliča</text:p>
          </table:table-cell>
          <table:table-cell office:value-type="string">
            <text:p>woblič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obaj</text:p>
          </table:table-cell>
          <table:table-cell office:value-type="string">
            <text:p>wobaj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jedźić</text:p>
          </table:table-cell>
          <table:table-cell office:value-type="string">
            <text:p>wjedźić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ječeri</text:p>
          </table:table-cell>
          <table:table-cell office:value-type="string">
            <text:p>wječer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iny</text:p>
          </table:table-cell>
          <table:table-cell office:value-type="string">
            <text:p>win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ašeho</text:p>
          </table:table-cell>
          <table:table-cell office:value-type="string">
            <text:p>wašeho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woju</text:p>
          </table:table-cell>
          <table:table-cell office:value-type="string">
            <text:p>twoju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utemu</text:p>
          </table:table-cell>
          <table:table-cell office:value-type="string">
            <text:p>tutemu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uteje</text:p>
          </table:table-cell>
          <table:table-cell office:value-type="string">
            <text:p>tutej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šězku</text:p>
          </table:table-cell>
          <table:table-cell table:style-name="ce1" office:value-type="string">
            <text:p>třěsku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rjeba</text:p>
          </table:table-cell>
          <table:table-cell office:value-type="string">
            <text:p>trjeb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ynej</text:p>
          </table:table-cell>
          <table:table-cell office:value-type="string">
            <text:p>synej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yć</text:p>
          </table:table-cell>
          <table:table-cell office:value-type="string">
            <text:p>syć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wjatym</text:p>
          </table:table-cell>
          <table:table-cell office:value-type="string">
            <text:p>swjatym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wětła</text:p>
          </table:table-cell>
          <table:table-cell office:value-type="string">
            <text:p>swětł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usodow</text:p>
          </table:table-cell>
          <table:table-cell office:value-type="string">
            <text:p>susodow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udnik</text:p>
          </table:table-cell>
          <table:table-cell office:value-type="string">
            <text:p>sudnik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nadź</text:p>
          </table:table-cell>
          <table:table-cell office:value-type="string">
            <text:p>snadź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mój</text:p>
          </table:table-cell>
          <table:table-cell office:value-type="string">
            <text:p>smój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łužomnika</text:p>
          </table:table-cell>
          <table:table-cell office:value-type="string">
            <text:p>słužomnik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jew</text:p>
          </table:table-cell>
          <table:table-cell table:style-name="ce1" office:value-type="string">
            <text:p>zjew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sir</text:p>
          </table:table-cell>
          <table:table-cell table:style-name="ce1" office:value-type="string">
            <text:p>Si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edźa</text:p>
          </table:table-cell>
          <table:table-cell office:value-type="string">
            <text:p>sedź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chiman</text:p>
          </table:table-cell>
          <table:table-cell table:style-name="ce1" office:value-type="string">
            <text:p>Šima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chimanje</text:p>
          </table:table-cell>
          <table:table-cell table:style-name="ce1" office:value-type="string">
            <text:p>Šimanj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chimana</text:p>
          </table:table-cell>
          <table:table-cell table:style-name="ce1" office:value-type="string">
            <text:p>Šiman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bóžny</text:p>
          </table:table-cell>
          <table:table-cell table:style-name="ce1" office:value-type="string">
            <text:p>zbóžn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yby</text:p>
          </table:table-cell>
          <table:table-cell office:value-type="string">
            <text:p>ryb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uki</text:p>
          </table:table-cell>
          <table:table-cell office:value-type="string">
            <text:p>ruk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t</text:p>
          </table:table-cell>
          <table:table-cell table:style-name="ce2" office:value-type="string">
            <text:p>r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owy</text:p>
          </table:table-cell>
          <table:table-cell office:value-type="string">
            <text:p>row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owu</text:p>
          </table:table-cell>
          <table:table-cell office:value-type="string">
            <text:p>rowu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óčny</text:p>
          </table:table-cell>
          <table:table-cell office:value-type="string">
            <text:p>róčn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ěkachu</text:p>
          </table:table-cell>
          <table:table-cell office:value-type="string">
            <text:p>rěkachu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ytny</text:p>
          </table:table-cell>
          <table:table-cell office:value-type="string">
            <text:p>pytn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ytaše</text:p>
          </table:table-cell>
          <table:table-cell office:value-type="string">
            <text:p>pytaš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yta</text:p>
          </table:table-cell>
          <table:table-cell office:value-type="string">
            <text:p>pyt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ytał</text:p>
          </table:table-cell>
          <table:table-cell office:value-type="string">
            <text:p>pytał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ušćichu</text:p>
          </table:table-cell>
          <table:table-cell office:value-type="string">
            <text:p>pušćichu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šichodna</text:p>
          </table:table-cell>
          <table:table-cell table:style-name="ce1" office:value-type="string">
            <text:p>přichodn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šibližowaše</text:p>
          </table:table-cell>
          <table:table-cell table:style-name="ce1" office:value-type="string">
            <text:p>přibližowaš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šibližowa</text:p>
          </table:table-cell>
          <table:table-cell table:style-name="ce1" office:value-type="string">
            <text:p>přibližow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šećel</text:p>
          </table:table-cell>
          <table:table-cell table:style-name="ce1" office:value-type="string">
            <text:p>přećel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rošeny</text:p>
          </table:table-cell>
          <table:table-cell office:value-type="string">
            <text:p>prošen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rošće</text:p>
          </table:table-cell>
          <table:table-cell office:value-type="string">
            <text:p>prošć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rophety</text:p>
          </table:table-cell>
          <table:table-cell table:style-name="ce1" office:value-type="string">
            <text:p>profe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rědowanju</text:p>
          </table:table-cell>
          <table:table-cell office:value-type="string">
            <text:p>prědowanju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rašachu</text:p>
          </table:table-cell>
          <table:table-cell office:value-type="string">
            <text:p>prašachu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poztanuć</text:p>
          </table:table-cell>
          <table:table-cell table:style-name="ce1" office:value-type="string">
            <text:p>postanyć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oztajił</text:p>
          </table:table-cell>
          <table:table-cell table:style-name="ce1" office:value-type="string">
            <text:p>postajił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owjes</text:p>
          </table:table-cell>
          <table:table-cell office:value-type="string">
            <text:p>powjes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owjedźić</text:p>
          </table:table-cell>
          <table:table-cell office:value-type="string">
            <text:p>powjedźić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ósłow</text:p>
          </table:table-cell>
          <table:table-cell office:value-type="string">
            <text:p>pósłow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ołdnja</text:p>
          </table:table-cell>
          <table:table-cell office:value-type="string">
            <text:p>połdnj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okuty</text:p>
          </table:table-cell>
          <table:table-cell office:value-type="string">
            <text:p>poku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ohladał</text:p>
          </table:table-cell>
          <table:table-cell office:value-type="string">
            <text:p>pohladał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óhanow</text:p>
          </table:table-cell>
          <table:table-cell table:style-name="ce1" office:value-type="string">
            <text:p>pohanow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odobny</text:p>
          </table:table-cell>
          <table:table-cell office:value-type="string">
            <text:p>podobn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odobni</text:p>
          </table:table-cell>
          <table:table-cell office:value-type="string">
            <text:p>podobn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odobne</text:p>
          </table:table-cell>
          <table:table-cell office:value-type="string">
            <text:p>podobn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odali</text:p>
          </table:table-cell>
          <table:table-cell office:value-type="string">
            <text:p>podal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łakaše</text:p>
          </table:table-cell>
          <table:table-cell office:value-type="string">
            <text:p>płakaš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hil</text:p>
          </table:table-cell>
          <table:table-cell table:style-name="ce1" office:value-type="string">
            <text:p>Phil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harizejzkim</text:p>
          </table:table-cell>
          <table:table-cell office:value-type="string">
            <text:p>farizejskim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harizejzkeho</text:p>
          </table:table-cell>
          <table:table-cell office:value-type="string">
            <text:p>farizejskeho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anuł</text:p>
          </table:table-cell>
          <table:table-cell table:style-name="ce2" office:value-type="string">
            <text:p>panuł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utskach</text:p>
          </table:table-cell>
          <table:table-cell table:style-name="ce1" office:value-type="string">
            <text:p>nutřkach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owe</text:p>
          </table:table-cell>
          <table:table-cell office:value-type="string">
            <text:p>now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jenamakam</text:p>
          </table:table-cell>
          <table:table-cell office:value-type="string">
            <text:p>njenamakam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jemóžu</text:p>
          </table:table-cell>
          <table:table-cell office:value-type="string">
            <text:p>njemóžu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jekhodźće</text:p>
          </table:table-cell>
          <table:table-cell table:style-name="ce1" office:value-type="string">
            <text:p>njechodźć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jehodźi</text:p>
          </table:table-cell>
          <table:table-cell office:value-type="string">
            <text:p>njehodź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jebudźeš</text:p>
          </table:table-cell>
          <table:table-cell office:value-type="string">
            <text:p>njebudźeš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jebudźeće</text:p>
          </table:table-cell>
          <table:table-cell office:value-type="string">
            <text:p>njebudźeć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jebjesa</text:p>
          </table:table-cell>
          <table:table-cell office:value-type="string">
            <text:p>njebjes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jebjesami</text:p>
          </table:table-cell>
          <table:table-cell office:value-type="string">
            <text:p>njebjesam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jebě</text:p>
          </table:table-cell>
          <table:table-cell office:value-type="string">
            <text:p>njebě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ěhdźe</text:p>
          </table:table-cell>
          <table:table-cell office:value-type="string">
            <text:p>něhdź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azajtra</text:p>
          </table:table-cell>
          <table:table-cell office:value-type="string">
            <text:p>nazajtr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aš</text:p>
          </table:table-cell>
          <table:table-cell office:value-type="string">
            <text:p>naš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aše</text:p>
          </table:table-cell>
          <table:table-cell office:value-type="string">
            <text:p>naš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aroda</text:p>
          </table:table-cell>
          <table:table-cell office:value-type="string">
            <text:p>narod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amakała</text:p>
          </table:table-cell>
          <table:table-cell office:value-type="string">
            <text:p>namakał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ajwyššeho</text:p>
          </table:table-cell>
          <table:table-cell table:style-name="ce1" office:value-type="string">
            <text:p>najwyšeho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užej</text:p>
          </table:table-cell>
          <table:table-cell office:value-type="string">
            <text:p>mužej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udrozć</text:p>
          </table:table-cell>
          <table:table-cell table:style-name="ce1" office:value-type="string">
            <text:p>mudrosć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róčel</text:p>
          </table:table-cell>
          <table:table-cell office:value-type="string">
            <text:p>mróčel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ošt</text:p>
          </table:table-cell>
          <table:table-cell office:value-type="string">
            <text:p>moš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orwy</text:p>
          </table:table-cell>
          <table:table-cell office:value-type="string">
            <text:p>morw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orwi</text:p>
          </table:table-cell>
          <table:table-cell office:value-type="string">
            <text:p>morw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ójzasa</text:p>
          </table:table-cell>
          <table:table-cell table:style-name="ce1" office:value-type="string">
            <text:p>Mójzas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oju</text:p>
          </table:table-cell>
          <table:table-cell office:value-type="string">
            <text:p>moju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łódši</text:p>
          </table:table-cell>
          <table:table-cell office:value-type="string">
            <text:p>młódš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ěrom</text:p>
          </table:table-cell>
          <table:table-cell office:value-type="string">
            <text:p>měrom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ěra</text:p>
          </table:table-cell>
          <table:table-cell office:value-type="string">
            <text:p>měr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udźimi</text:p>
          </table:table-cell>
          <table:table-cell office:value-type="string">
            <text:p>ludźim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žo</text:p>
          </table:table-cell>
          <table:table-cell office:value-type="string">
            <text:p>ležo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ěta</text:p>
          </table:table-cell>
          <table:table-cell office:value-type="string">
            <text:p>lět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ěće</text:p>
          </table:table-cell>
          <table:table-cell office:value-type="string">
            <text:p>lěć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rwě</text:p>
          </table:table-cell>
          <table:table-cell office:value-type="string">
            <text:p>krwě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ralow</text:p>
          </table:table-cell>
          <table:table-cell office:value-type="string">
            <text:p>kralow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óždeho</text:p>
          </table:table-cell>
          <table:table-cell office:value-type="string">
            <text:p>kóždeho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ormjene</text:p>
          </table:table-cell>
          <table:table-cell office:value-type="string">
            <text:p>kormjen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njezowa</text:p>
          </table:table-cell>
          <table:table-cell office:value-type="string">
            <text:p>knjezow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nihi</text:p>
          </table:table-cell>
          <table:table-cell office:value-type="string">
            <text:p>knih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hryztusowe</text:p>
          </table:table-cell>
          <table:table-cell table:style-name="ce1" office:value-type="string">
            <text:p>chrystusow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ajkehož</text:p>
          </table:table-cell>
          <table:table-cell office:value-type="string">
            <text:p>kajkehož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jzraelzki</text:p>
          </table:table-cell>
          <table:table-cell table:style-name="ce1" office:value-type="string">
            <text:p>israelsk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jutzje</text:p>
          </table:table-cell>
          <table:table-cell table:style-name="ce2" office:value-type="string">
            <text:p>jutzj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judaša</text:p>
          </table:table-cell>
          <table:table-cell table:style-name="ce1" office:value-type="string">
            <text:p>Judaš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jezusowymaj</text:p>
          </table:table-cell>
          <table:table-cell table:style-name="ce1" office:value-type="string">
            <text:p>Jezusowymaj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jězće</text:p>
          </table:table-cell>
          <table:table-cell table:style-name="ce1" office:value-type="string">
            <text:p>jěsć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jenemu</text:p>
          </table:table-cell>
          <table:table-cell office:value-type="string">
            <text:p>jenemu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jasne</text:p>
          </table:table-cell>
          <table:table-cell office:value-type="string">
            <text:p>jasn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japoštoli</text:p>
          </table:table-cell>
          <table:table-cell office:value-type="string">
            <text:p>japoštol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jandźelow</text:p>
          </table:table-cell>
          <table:table-cell office:value-type="string">
            <text:p>jandźelow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jandźelemi</text:p>
          </table:table-cell>
          <table:table-cell office:value-type="string">
            <text:p>jandźelem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jandźela</text:p>
          </table:table-cell>
          <table:table-cell office:value-type="string">
            <text:p>jandźel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[jako</text:p>
          </table:table-cell>
          <table:table-cell table:style-name="ce1" office:value-type="string">
            <text:p>[ jako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ozpodu</text:p>
          </table:table-cell>
          <table:table-cell table:style-name="ce1" office:value-type="string">
            <text:p>hospodu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ozpodaŕ</text:p>
          </table:table-cell>
          <table:table-cell table:style-name="ce1" office:value-type="string">
            <text:p>hozpoda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ory</text:p>
          </table:table-cell>
          <table:table-cell office:value-type="string">
            <text:p>hor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nadu</text:p>
          </table:table-cell>
          <table:table-cell office:value-type="string">
            <text:p>hnadu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ladać</text:p>
          </table:table-cell>
          <table:table-cell office:value-type="string">
            <text:p>hladać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idźa</text:p>
          </table:table-cell>
          <table:table-cell office:value-type="string">
            <text:p>hidź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ew</text:p>
          </table:table-cell>
          <table:table-cell table:style-name="ce1" office:value-type="string">
            <text:p>Hew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ebr</text:p>
          </table:table-cell>
          <table:table-cell table:style-name="ce1" office:value-type="string">
            <text:p>Hebr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hab</text:p>
          </table:table-cell>
          <table:table-cell table:style-name="ce1" office:value-type="string">
            <text:p>Hab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galilejzki</text:p>
          </table:table-cell>
          <table:table-cell table:style-name="ce1" office:value-type="string">
            <text:p>galilejsk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źiwaštaj</text:p>
          </table:table-cell>
          <table:table-cell office:value-type="string">
            <text:p>dźiwaštaj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źens</text:p>
          </table:table-cell>
          <table:table-cell office:value-type="string">
            <text:p>dźens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źak</text:p>
          </table:table-cell>
          <table:table-cell office:value-type="string">
            <text:p>dźak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yri</text:p>
          </table:table-cell>
          <table:table-cell office:value-type="string">
            <text:p>dyr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yrbimy</text:p>
          </table:table-cell>
          <table:table-cell office:value-type="string">
            <text:p>dyrbim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wanaćo</text:p>
          </table:table-cell>
          <table:table-cell office:value-type="string">
            <text:p>dwanaćo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uša</text:p>
          </table:table-cell>
          <table:table-cell office:value-type="string">
            <text:p>duš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urje</text:p>
          </table:table-cell>
          <table:table-cell office:value-type="string">
            <text:p>durj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ołhi</text:p>
          </table:table-cell>
          <table:table-cell office:value-type="string">
            <text:p>dołh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okonjane</text:p>
          </table:table-cell>
          <table:table-cell office:value-type="string">
            <text:p>dokonjan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avit</text:p>
          </table:table-cell>
          <table:table-cell table:style-name="ce1" office:value-type="string">
            <text:p>Dawi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am</text:p>
          </table:table-cell>
          <table:table-cell office:value-type="string">
            <text:p>dam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žiń</text:p>
          </table:table-cell>
          <table:table-cell table:style-name="ce1" office:value-type="string">
            <text:p>čiń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žińće</text:p>
          </table:table-cell>
          <table:table-cell table:style-name="ce1" office:value-type="string">
            <text:p>čińć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člowjekom</text:p>
          </table:table-cell>
          <table:table-cell table:style-name="ce1" office:value-type="string">
            <text:p>čłowjekom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člorózkeho</text:p>
          </table:table-cell>
          <table:table-cell table:style-name="ce2" office:value-type="string">
            <text:p>člorózkeho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ćim</text:p>
          </table:table-cell>
          <table:table-cell office:value-type="string">
            <text:p>ćim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hzyšće</text:p>
          </table:table-cell>
          <table:table-cell table:style-name="ce1" office:value-type="string">
            <text:p>chcyšć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hzedźa</text:p>
          </table:table-cell>
          <table:table-cell table:style-name="ce1" office:value-type="string">
            <text:p>chcedź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čezć</text:p>
          </table:table-cell>
          <table:table-cell table:style-name="ce1" office:value-type="string">
            <text:p>česć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ćernjow</text:p>
          </table:table-cell>
          <table:table-cell office:value-type="string">
            <text:p>ćernjow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ćelo</text:p>
          </table:table-cell>
          <table:table-cell table:style-name="ce1" office:value-type="string">
            <text:p>ćěło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ćěła</text:p>
          </table:table-cell>
          <table:table-cell office:value-type="string">
            <text:p>ćěł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yłe</text:p>
          </table:table-cell>
          <table:table-cell office:value-type="string">
            <text:p>był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udźće</text:p>
          </table:table-cell>
          <table:table-cell office:value-type="string">
            <text:p>budźć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ožimi</text:p>
          </table:table-cell>
          <table:table-cell office:value-type="string">
            <text:p>božim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oža</text:p>
          </table:table-cell>
          <table:table-cell office:value-type="string">
            <text:p>bož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jerje</text:p>
          </table:table-cell>
          <table:table-cell office:value-type="string">
            <text:p>bjerj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eelzebuba</text:p>
          </table:table-cell>
          <table:table-cell table:style-name="ce1" office:value-type="string">
            <text:p>beelzebub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dventa</text:p>
          </table:table-cell>
          <table:table-cell table:style-name="ce1" office:value-type="string">
            <text:p>adwent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brahamej</text:p>
          </table:table-cell>
          <table:table-cell table:style-name="ce1" office:value-type="string">
            <text:p>Abrahamej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wotkal</text:p>
          </table:table-cell>
          <table:table-cell office:value-type="string">
            <text:p>zwotka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wjeseli</text:p>
          </table:table-cell>
          <table:table-cell office:value-type="string">
            <text:p>zwjesel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wjeselić</text:p>
          </table:table-cell>
          <table:table-cell office:value-type="string">
            <text:p>zwjeseli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tupichu</text:p>
          </table:table-cell>
          <table:table-cell table:style-name="ce1" office:value-type="string">
            <text:p>stupich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trowa</text:p>
          </table:table-cell>
          <table:table-cell table:style-name="ce1" office:value-type="string">
            <text:p>strow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teja</text:p>
          </table:table-cell>
          <table:table-cell table:style-name="ce1" office:value-type="string">
            <text:p>stej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tarozćemi</text:p>
          </table:table-cell>
          <table:table-cell table:style-name="ce1" office:value-type="string">
            <text:p>starosćem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pušćene</text:p>
          </table:table-cell>
          <table:table-cell table:style-name="ce1" office:value-type="string">
            <text:p>spušćen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počatku</text:p>
          </table:table-cell>
          <table:table-cell table:style-name="ce1" office:value-type="string">
            <text:p>spočatk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žónzkich</text:p>
          </table:table-cell>
          <table:table-cell table:style-name="ce1" office:value-type="string">
            <text:p>žónskic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žónzkej</text:p>
          </table:table-cell>
          <table:table-cell table:style-name="ce1" office:value-type="string">
            <text:p>žónskej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ónzka</text:p>
          </table:table-cell>
          <table:table-cell table:style-name="ce1" office:value-type="string">
            <text:p>zónsk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nutskach</text:p>
          </table:table-cell>
          <table:table-cell table:style-name="ce1" office:value-type="string">
            <text:p>z nutřkac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žnjow</text:p>
          </table:table-cell>
          <table:table-cell office:value-type="string">
            <text:p>žnjow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naje</text:p>
          </table:table-cell>
          <table:table-cell office:value-type="string">
            <text:p>zna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měješ</text:p>
          </table:table-cell>
          <table:table-cell table:style-name="ce1" office:value-type="string">
            <text:p>směješ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ły</text:p>
          </table:table-cell>
          <table:table-cell office:value-type="string">
            <text:p>zł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žłoba</text:p>
          </table:table-cell>
          <table:table-cell office:value-type="string">
            <text:p>žłob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łi</text:p>
          </table:table-cell>
          <table:table-cell office:value-type="string">
            <text:p>zł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kónzowa</text:p>
          </table:table-cell>
          <table:table-cell table:style-name="ce1" office:value-type="string">
            <text:p>skóncow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žiwota</text:p>
          </table:table-cell>
          <table:table-cell office:value-type="string">
            <text:p>žiwot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iwjenje</text:p>
          </table:table-cell>
          <table:table-cell table:style-name="ce1" office:value-type="string">
            <text:p>žiwjen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žiwi</text:p>
          </table:table-cell>
          <table:table-cell office:value-type="string">
            <text:p>žiw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židowzki</text:p>
          </table:table-cell>
          <table:table-cell table:style-name="ce1" office:value-type="string">
            <text:p>židowsk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židowzkej</text:p>
          </table:table-cell>
          <table:table-cell table:style-name="ce1" office:value-type="string">
            <text:p>židowskej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hubjeny</text:p>
          </table:table-cell>
          <table:table-cell office:value-type="string">
            <text:p>zhubjen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honił</text:p>
          </table:table-cell>
          <table:table-cell office:value-type="string">
            <text:p>zhonił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hniły</text:p>
          </table:table-cell>
          <table:table-cell office:value-type="string">
            <text:p>zhnił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ejchi</text:p>
          </table:table-cell>
          <table:table-cell table:style-name="ce2" office:value-type="string">
            <text:p>zejch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ebra</text:p>
          </table:table-cell>
          <table:table-cell office:value-type="string">
            <text:p>zebr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ždyn</text:p>
          </table:table-cell>
          <table:table-cell office:value-type="string">
            <text:p>ždy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čini</text:p>
          </table:table-cell>
          <table:table-cell table:style-name="ce1" office:value-type="string">
            <text:p>sčin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činichu</text:p>
          </table:table-cell>
          <table:table-cell table:style-name="ce1" office:value-type="string">
            <text:p>sčinich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boža</text:p>
          </table:table-cell>
          <table:table-cell office:value-type="string">
            <text:p>zbož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aztojnztwa</text:p>
          </table:table-cell>
          <table:table-cell table:style-name="ce1" office:value-type="string">
            <text:p>zastojnstw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aztojnik</text:p>
          </table:table-cell>
          <table:table-cell table:style-name="ce1" office:value-type="string">
            <text:p>zastojnik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atanas</text:p>
          </table:table-cell>
          <table:table-cell table:style-name="ce2" office:value-type="string">
            <text:p>zatana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atamać</text:p>
          </table:table-cell>
          <table:table-cell office:value-type="string">
            <text:p>zatama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žarowachu</text:p>
          </table:table-cell>
          <table:table-cell office:value-type="string">
            <text:p>žarowach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apšijachu</text:p>
          </table:table-cell>
          <table:table-cell table:style-name="ce1" office:value-type="string">
            <text:p>zapřijach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aprě</text:p>
          </table:table-cell>
          <table:table-cell office:value-type="string">
            <text:p>zaprě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apočeć</text:p>
          </table:table-cell>
          <table:table-cell office:value-type="string">
            <text:p>započe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apłaćene</text:p>
          </table:table-cell>
          <table:table-cell office:value-type="string">
            <text:p>zapłaćen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žanu</text:p>
          </table:table-cell>
          <table:table-cell office:value-type="string">
            <text:p>žan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anknjene</text:p>
          </table:table-cell>
          <table:table-cell office:value-type="string">
            <text:p>zanknjen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aničowachu</text:p>
          </table:table-cell>
          <table:table-cell office:value-type="string">
            <text:p>zaničowach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žanej</text:p>
          </table:table-cell>
          <table:table-cell office:value-type="string">
            <text:p>žanej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amolró</text:p>
          </table:table-cell>
          <table:table-cell table:style-name="ce2" office:value-type="string">
            <text:p>zamolró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akonja</text:p>
          </table:table-cell>
          <table:table-cell office:value-type="string">
            <text:p>zakonj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akonikam</text:p>
          </table:table-cell>
          <table:table-cell office:value-type="string">
            <text:p>zakonika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ahinuć</text:p>
          </table:table-cell>
          <table:table-cell table:style-name="ce1" office:value-type="string">
            <text:p>zahiny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adyn</text:p>
          </table:table-cell>
          <table:table-cell office:value-type="string">
            <text:p>žady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aćisnjeny</text:p>
          </table:table-cell>
          <table:table-cell office:value-type="string">
            <text:p>zaćisnjen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zate</text:p>
          </table:table-cell>
          <table:table-cell office:value-type="string">
            <text:p>wzat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ysoko</text:p>
          </table:table-cell>
          <table:table-cell office:value-type="string">
            <text:p>wysok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yšnozći</text:p>
          </table:table-cell>
          <table:table-cell table:style-name="ce1" office:value-type="string">
            <text:p>wyšnosć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[w</text:p>
          </table:table-cell>
          <table:table-cell table:style-name="ce1" office:value-type="string">
            <text:p>[ w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uzwoli</text:p>
          </table:table-cell>
          <table:table-cell office:value-type="string">
            <text:p>wuzwol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uztrowjeny</text:p>
          </table:table-cell>
          <table:table-cell table:style-name="ce1" office:value-type="string">
            <text:p>wustrowjen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uztrowił</text:p>
          </table:table-cell>
          <table:table-cell table:style-name="ce1" office:value-type="string">
            <text:p>wustrowił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uztrowiła</text:p>
          </table:table-cell>
          <table:table-cell table:style-name="ce1" office:value-type="string">
            <text:p>wustrowił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utrobow</text:p>
          </table:table-cell>
          <table:table-cell office:value-type="string">
            <text:p>wutrobow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ušomaj</text:p>
          </table:table-cell>
          <table:table-cell office:value-type="string">
            <text:p>wušomaj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usadnych</text:p>
          </table:table-cell>
          <table:table-cell office:value-type="string">
            <text:p>wusadnyc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usadni</text:p>
          </table:table-cell>
          <table:table-cell office:value-type="string">
            <text:p>wusadn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umohł</text:p>
          </table:table-cell>
          <table:table-cell table:style-name="ce1" office:value-type="string">
            <text:p>wumóhł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uhotowany</text:p>
          </table:table-cell>
          <table:table-cell office:value-type="string">
            <text:p>wuhotowan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udawać</text:p>
          </table:table-cell>
          <table:table-cell office:value-type="string">
            <text:p>wudawa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učiš</text:p>
          </table:table-cell>
          <table:table-cell office:value-type="string">
            <text:p>wučiš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učił</text:p>
          </table:table-cell>
          <table:table-cell office:value-type="string">
            <text:p>wučił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ucho</text:p>
          </table:table-cell>
          <table:table-cell office:value-type="string">
            <text:p>wuch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ucha</text:p>
          </table:table-cell>
          <table:table-cell office:value-type="string">
            <text:p>wuch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učby</text:p>
          </table:table-cell>
          <table:table-cell office:value-type="string">
            <text:p>wučb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sach</text:p>
          </table:table-cell>
          <table:table-cell office:value-type="string">
            <text:p>wsac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roblow</text:p>
          </table:table-cell>
          <table:table-cell office:value-type="string">
            <text:p>wroblow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ztać</text:p>
          </table:table-cell>
          <table:table-cell table:style-name="ce1" office:value-type="string">
            <text:p>wosta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žiwił</text:p>
          </table:table-cell>
          <table:table-cell office:value-type="string">
            <text:p>wožiwił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ótznym</text:p>
          </table:table-cell>
          <table:table-cell table:style-name="ce1" office:value-type="string">
            <text:p>wótcny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tročko</text:p>
          </table:table-cell>
          <table:table-cell office:value-type="string">
            <text:p>wotročk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tpušć</text:p>
          </table:table-cell>
          <table:table-cell office:value-type="string">
            <text:p>wotpuš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tmolwił</text:p>
          </table:table-cell>
          <table:table-cell table:style-name="ce1" office:value-type="string">
            <text:p>wotmołwił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tkal</text:p>
          </table:table-cell>
          <table:table-cell office:value-type="string">
            <text:p>wotka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tewrjene</text:p>
          </table:table-cell>
          <table:table-cell office:value-type="string">
            <text:p>wotewrjen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tešłaj</text:p>
          </table:table-cell>
          <table:table-cell office:value-type="string">
            <text:p>wotešłaj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ósomnaće</text:p>
          </table:table-cell>
          <table:table-cell office:value-type="string">
            <text:p>wósomnać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sebniši</text:p>
          </table:table-cell>
          <table:table-cell office:value-type="string">
            <text:p>wosebniš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pušćeny</text:p>
          </table:table-cell>
          <table:table-cell office:value-type="string">
            <text:p>wopušćen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ptać</text:p>
          </table:table-cell>
          <table:table-cell office:value-type="string">
            <text:p>wopta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pokazał</text:p>
          </table:table-cell>
          <table:table-cell office:value-type="string">
            <text:p>wopokazał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[wón</text:p>
          </table:table-cell>
          <table:table-cell table:style-name="ce1" office:value-type="string">
            <text:p>[ wó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nkach</text:p>
          </table:table-cell>
          <table:table-cell office:value-type="string">
            <text:p>wonkac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njaze</text:p>
          </table:table-cell>
          <table:table-cell table:style-name="ce1" office:value-type="string">
            <text:p>wonja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li</text:p>
          </table:table-cell>
          <table:table-cell office:value-type="string">
            <text:p>wol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le</text:p>
          </table:table-cell>
          <table:table-cell office:value-type="string">
            <text:p>wo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košał</text:p>
          </table:table-cell>
          <table:table-cell office:value-type="string">
            <text:p>wokošał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kolnym</text:p>
          </table:table-cell>
          <table:table-cell office:value-type="string">
            <text:p>wokolny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kolneho</text:p>
          </table:table-cell>
          <table:table-cell office:value-type="string">
            <text:p>wokolneh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henjom</text:p>
          </table:table-cell>
          <table:table-cell office:value-type="string">
            <text:p>wohenjo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dźe</text:p>
          </table:table-cell>
          <table:table-cell office:value-type="string">
            <text:p>wodź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dawanju</text:p>
          </table:table-cell>
          <table:table-cell office:value-type="string">
            <text:p>wodawanj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čakowaše</text:p>
          </table:table-cell>
          <table:table-cell office:value-type="string">
            <text:p>wočakowaš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bzkoržić</text:p>
          </table:table-cell>
          <table:table-cell table:style-name="ce1" office:value-type="string">
            <text:p>wobskorži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bsynjeny</text:p>
          </table:table-cell>
          <table:table-cell office:value-type="string">
            <text:p>wobsynjen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broćić</text:p>
          </table:table-cell>
          <table:table-cell office:value-type="string">
            <text:p>wobroći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łosami</text:p>
          </table:table-cell>
          <table:table-cell office:value-type="string">
            <text:p>włosam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jesełozć</text:p>
          </table:table-cell>
          <table:table-cell table:style-name="ce1" office:value-type="string">
            <text:p>wjesełos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jeselom</text:p>
          </table:table-cell>
          <table:table-cell office:value-type="string">
            <text:p>wjeselo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jesele</text:p>
          </table:table-cell>
          <table:table-cell office:value-type="string">
            <text:p>wjese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jeŕšneho</text:p>
          </table:table-cell>
          <table:table-cell table:style-name="ce1" office:value-type="string">
            <text:p>wjeršneh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jeŕch</text:p>
          </table:table-cell>
          <table:table-cell table:style-name="ce1" office:value-type="string">
            <text:p>wjerc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jedźił</text:p>
          </table:table-cell>
          <table:table-cell table:style-name="ce1" office:value-type="string">
            <text:p>wědźał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jedźili</text:p>
          </table:table-cell>
          <table:table-cell table:style-name="ce1" office:value-type="string">
            <text:p>wědźel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jedźichu</text:p>
          </table:table-cell>
          <table:table-cell table:style-name="ce1" office:value-type="string">
            <text:p>wědźach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jedźenju</text:p>
          </table:table-cell>
          <table:table-cell table:style-name="ce1" office:value-type="string">
            <text:p>wědźenj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ječora</text:p>
          </table:table-cell>
          <table:table-cell office:value-type="string">
            <text:p>wječor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ječeŕ</text:p>
          </table:table-cell>
          <table:table-cell table:style-name="ce1" office:value-type="string">
            <text:p>wječ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ječerje</text:p>
          </table:table-cell>
          <table:table-cell office:value-type="string">
            <text:p>wječer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ino</text:p>
          </table:table-cell>
          <table:table-cell office:value-type="string">
            <text:p>win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inojty</text:p>
          </table:table-cell>
          <table:table-cell office:value-type="string">
            <text:p>winoj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inizarjo</text:p>
          </table:table-cell>
          <table:table-cell table:style-name="ce1" office:value-type="string">
            <text:p>winicarj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ina</text:p>
          </table:table-cell>
          <table:table-cell office:value-type="string">
            <text:p>win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idźichmy</text:p>
          </table:table-cell>
          <table:table-cell office:value-type="string">
            <text:p>widźichm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idźenje</text:p>
          </table:table-cell>
          <table:table-cell office:value-type="string">
            <text:p>widźen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ěrja</text:p>
          </table:table-cell>
          <table:table-cell office:value-type="string">
            <text:p>wěrj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ěčnje</text:p>
          </table:table-cell>
          <table:table-cell office:value-type="string">
            <text:p>wěčn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aši</text:p>
          </table:table-cell>
          <table:table-cell office:value-type="string">
            <text:p>waš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ašimaj</text:p>
          </table:table-cell>
          <table:table-cell office:value-type="string">
            <text:p>wašimaj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ašej</text:p>
          </table:table-cell>
          <table:table-cell office:value-type="string">
            <text:p>wašej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ačoka</text:p>
          </table:table-cell>
          <table:table-cell office:value-type="string">
            <text:p>wačok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wjerdy</text:p>
          </table:table-cell>
          <table:table-cell office:value-type="string">
            <text:p>twjerd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wariće</text:p>
          </table:table-cell>
          <table:table-cell office:value-type="string">
            <text:p>twarić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utych</text:p>
          </table:table-cell>
          <table:table-cell office:value-type="string">
            <text:p>tutyc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rošt</text:p>
          </table:table-cell>
          <table:table-cell office:value-type="string">
            <text:p>troš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órm</text:p>
          </table:table-cell>
          <table:table-cell table:style-name="ce2" office:value-type="string">
            <text:p>tór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orhošćach</text:p>
          </table:table-cell>
          <table:table-cell office:value-type="string">
            <text:p>torhošćac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[tón</text:p>
          </table:table-cell>
          <table:table-cell table:style-name="ce1" office:value-type="string">
            <text:p>[ tó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tob</text:p>
          </table:table-cell>
          <table:table-cell table:style-name="ce3" office:value-type="string">
            <text:p>tob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awzyntami</text:p>
          </table:table-cell>
          <table:table-cell office:value-type="string">
            <text:p>tawzyntam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amnym</text:p>
          </table:table-cell>
          <table:table-cell office:value-type="string">
            <text:p>tamny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ynow</text:p>
          </table:table-cell>
          <table:table-cell office:value-type="string">
            <text:p>synow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ynom</text:p>
          </table:table-cell>
          <table:table-cell office:value-type="string">
            <text:p>syno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ymjenju</text:p>
          </table:table-cell>
          <table:table-cell office:value-type="string">
            <text:p>symjenj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ylzami</text:p>
          </table:table-cell>
          <table:table-cell office:value-type="string">
            <text:p>sylzam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ylniši</text:p>
          </table:table-cell>
          <table:table-cell office:value-type="string">
            <text:p>sylniš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yła</text:p>
          </table:table-cell>
          <table:table-cell office:value-type="string">
            <text:p>sył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wjećene</text:p>
          </table:table-cell>
          <table:table-cell office:value-type="string">
            <text:p>swjećen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wjatych</text:p>
          </table:table-cell>
          <table:table-cell office:value-type="string">
            <text:p>swjatyc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winje</text:p>
          </table:table-cell>
          <table:table-cell office:value-type="string">
            <text:p>swin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šwikany</text:p>
          </table:table-cell>
          <table:table-cell office:value-type="string">
            <text:p>šwikan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wězu</text:p>
          </table:table-cell>
          <table:table-cell table:style-name="ce1" office:value-type="string">
            <text:p>swěc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wěza</text:p>
          </table:table-cell>
          <table:table-cell table:style-name="ce1" office:value-type="string">
            <text:p>swěc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wětłym</text:p>
          </table:table-cell>
          <table:table-cell office:value-type="string">
            <text:p>swětły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wěru</text:p>
          </table:table-cell>
          <table:table-cell office:value-type="string">
            <text:p>swěr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wěrni</text:p>
          </table:table-cell>
          <table:table-cell office:value-type="string">
            <text:p>swěrn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wědčił</text:p>
          </table:table-cell>
          <table:table-cell office:value-type="string">
            <text:p>swědčił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wěčnik</text:p>
          </table:table-cell>
          <table:table-cell office:value-type="string">
            <text:p>swěčnik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šulow</text:p>
          </table:table-cell>
          <table:table-cell office:value-type="string">
            <text:p>šulow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dom</text:p>
          </table:table-cell>
          <table:table-cell office:value-type="string">
            <text:p>sudo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dnika</text:p>
          </table:table-cell>
          <table:table-cell office:value-type="string">
            <text:p>sudnik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štyri⸗fěršta</text:p>
          </table:table-cell>
          <table:table-cell table:style-name="ce1" office:value-type="string">
            <text:p>Štyri-fěršt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nadnje</text:p>
          </table:table-cell>
          <table:table-cell office:value-type="string">
            <text:p>snadn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nadnišim</text:p>
          </table:table-cell>
          <table:table-cell office:value-type="string">
            <text:p>snadniši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mjeć</text:p>
          </table:table-cell>
          <table:table-cell office:value-type="string">
            <text:p>smje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łyšu</text:p>
          </table:table-cell>
          <table:table-cell office:value-type="string">
            <text:p>słyš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łyši</text:p>
          </table:table-cell>
          <table:table-cell office:value-type="string">
            <text:p>słyš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łužomnikej</text:p>
          </table:table-cell>
          <table:table-cell office:value-type="string">
            <text:p>słužomnikej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łužeše</text:p>
          </table:table-cell>
          <table:table-cell office:value-type="string">
            <text:p>słužeš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łowow</text:p>
          </table:table-cell>
          <table:table-cell office:value-type="string">
            <text:p>słowow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łowje</text:p>
          </table:table-cell>
          <table:table-cell office:value-type="string">
            <text:p>słow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šłe</text:p>
          </table:table-cell>
          <table:table-cell office:value-type="string">
            <text:p>šł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lepych</text:p>
          </table:table-cell>
          <table:table-cell office:value-type="string">
            <text:p>slepyc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šlachće</text:p>
          </table:table-cell>
          <table:table-cell office:value-type="string">
            <text:p>šlachć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imeon</text:p>
          </table:table-cell>
          <table:table-cell table:style-name="ce1" office:value-type="string">
            <text:p>Simeo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edźi</text:p>
          </table:table-cell>
          <table:table-cell office:value-type="string">
            <text:p>sedź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chtóha</text:p>
          </table:table-cell>
          <table:table-cell table:style-name="ce1" office:value-type="string">
            <text:p>štóh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chtoha</text:p>
          </table:table-cell>
          <table:table-cell table:style-name="ce1" office:value-type="string">
            <text:p>štoh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chimanowa</text:p>
          </table:table-cell>
          <table:table-cell table:style-name="ce1" office:value-type="string">
            <text:p>Šimanow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bóžne</text:p>
          </table:table-cell>
          <table:table-cell table:style-name="ce1" office:value-type="string">
            <text:p>zbóžne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šaz</text:p>
          </table:table-cell>
          <table:table-cell table:style-name="ce3" office:value-type="string">
            <text:p>šaz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šaza</text:p>
          </table:table-cell>
          <table:table-cell table:style-name="ce3" office:value-type="string">
            <text:p>šaz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amu</text:p>
          </table:table-cell>
          <table:table-cell office:value-type="string">
            <text:p>sam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amodruha</text:p>
          </table:table-cell>
          <table:table-cell office:value-type="string">
            <text:p>samodruh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ameje</text:p>
          </table:table-cell>
          <table:table-cell office:value-type="string">
            <text:p>sameje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samarizki</text:p>
          </table:table-cell>
          <table:table-cell table:style-name="ce1" office:value-type="string">
            <text:p>Samarisk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abatny</text:p>
          </table:table-cell>
          <table:table-cell office:value-type="string">
            <text:p>sabatn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abatnym</text:p>
          </table:table-cell>
          <table:table-cell office:value-type="string">
            <text:p>sabatny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yčiš</text:p>
          </table:table-cell>
          <table:table-cell office:value-type="string">
            <text:p>ryčiš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ybu</text:p>
          </table:table-cell>
          <table:table-cell office:value-type="string">
            <text:p>ryb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unozće</text:p>
          </table:table-cell>
          <table:table-cell table:style-name="ce1" office:value-type="string">
            <text:p>runosć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um</text:p>
          </table:table-cell>
          <table:table-cell office:value-type="string">
            <text:p>ru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uče</text:p>
          </table:table-cell>
          <table:table-cell office:value-type="string">
            <text:p>ruč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ubježnikow</text:p>
          </table:table-cell>
          <table:table-cell office:value-type="string">
            <text:p>rubježnikow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ozeńdźe</text:p>
          </table:table-cell>
          <table:table-cell office:value-type="string">
            <text:p>rozeńdź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ostorže</text:p>
          </table:table-cell>
          <table:table-cell office:value-type="string">
            <text:p>rostorž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ossył</text:p>
          </table:table-cell>
          <table:table-cell table:style-name="ce1" office:value-type="string">
            <text:p>rozsył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oshněwa</text:p>
          </table:table-cell>
          <table:table-cell table:style-name="ce1" office:value-type="string">
            <text:p>rozhněw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osdźěli</text:p>
          </table:table-cell>
          <table:table-cell table:style-name="ce1" office:value-type="string">
            <text:p>rozdźěl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jeknu</text:p>
          </table:table-cell>
          <table:table-cell office:value-type="string">
            <text:p>rjekn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jeknuł</text:p>
          </table:table-cell>
          <table:table-cell table:style-name="ce1" office:value-type="string">
            <text:p>rjeknył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jekł</text:p>
          </table:table-cell>
          <table:table-cell office:value-type="string">
            <text:p>rjekł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jada</text:p>
          </table:table-cell>
          <table:table-cell office:value-type="string">
            <text:p>rjad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ěka</text:p>
          </table:table-cell>
          <table:table-cell office:value-type="string">
            <text:p>rěk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ytnu</text:p>
          </table:table-cell>
          <table:table-cell office:value-type="string">
            <text:p>pytn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ytałaj</text:p>
          </table:table-cell>
          <table:table-cell office:value-type="string">
            <text:p>pytałaj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ytajće</text:p>
          </table:table-cell>
          <table:table-cell office:value-type="string">
            <text:p>pytajć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uzćinow</text:p>
          </table:table-cell>
          <table:table-cell table:style-name="ce1" office:value-type="string">
            <text:p>pusćinow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ušć</text:p>
          </table:table-cell>
          <table:table-cell table:style-name="ce1" office:value-type="string">
            <text:p>puš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šiztupić</text:p>
          </table:table-cell>
          <table:table-cell office:value-type="string">
            <text:p>přistupi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šiwjedź</text:p>
          </table:table-cell>
          <table:table-cell office:value-type="string">
            <text:p>přiwjedź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šiwjedźće</text:p>
          </table:table-cell>
          <table:table-cell office:value-type="string">
            <text:p>přiwjedźć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šišło</text:p>
          </table:table-cell>
          <table:table-cell office:value-type="string">
            <text:p>přišł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širodnych</text:p>
          </table:table-cell>
          <table:table-cell office:value-type="string">
            <text:p>přirodnyc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šinjesł</text:p>
          </table:table-cell>
          <table:table-cell table:style-name="ce1" office:value-type="string">
            <text:p>přinjesł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šinjesli</text:p>
          </table:table-cell>
          <table:table-cell table:style-name="ce1" office:value-type="string">
            <text:p>přinjesl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šińdź</text:p>
          </table:table-cell>
          <table:table-cell table:style-name="ce1" office:value-type="string">
            <text:p>přińdź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šińdźeće</text:p>
          </table:table-cell>
          <table:table-cell table:style-name="ce1" office:value-type="string">
            <text:p>přińdźeć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šikazane</text:p>
          </table:table-cell>
          <table:table-cell table:style-name="ce1" office:value-type="string">
            <text:p>přikazan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šihotujtaj</text:p>
          </table:table-cell>
          <table:table-cell table:style-name="ce1" office:value-type="string">
            <text:p>přihotujtaj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šihladowaše</text:p>
          </table:table-cell>
          <table:table-cell table:style-name="ce1" office:value-type="string">
            <text:p>přihladowaš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šichodnej</text:p>
          </table:table-cell>
          <table:table-cell table:style-name="ce1" office:value-type="string">
            <text:p>přichodnej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šibližuje</text:p>
          </table:table-cell>
          <table:table-cell table:style-name="ce1" office:value-type="string">
            <text:p>přibližu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šibliža</text:p>
          </table:table-cell>
          <table:table-cell table:style-name="ce1" office:value-type="string">
            <text:p>přibliž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šeztał</text:p>
          </table:table-cell>
          <table:table-cell table:style-name="ce1" office:value-type="string">
            <text:p>přestał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šezćěhać</text:p>
          </table:table-cell>
          <table:table-cell table:style-name="ce1" office:value-type="string">
            <text:p>přesćěha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šečinił</text:p>
          </table:table-cell>
          <table:table-cell table:style-name="ce1" office:value-type="string">
            <text:p>přečinił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šećelo</text:p>
          </table:table-cell>
          <table:table-cell table:style-name="ce1" office:value-type="string">
            <text:p>přećel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rózy</text:p>
          </table:table-cell>
          <table:table-cell office:value-type="string">
            <text:p>próc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rózneho</text:p>
          </table:table-cell>
          <table:table-cell office:value-type="string">
            <text:p>prócneh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rózdnej</text:p>
          </table:table-cell>
          <table:table-cell office:value-type="string">
            <text:p>prózdnej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rophetu</text:p>
          </table:table-cell>
          <table:table-cell table:style-name="ce1" office:value-type="string">
            <text:p>profeta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prophetojo</text:p>
          </table:table-cell>
          <table:table-cell table:style-name="ce4" office:value-type="string">
            <text:p>profetojo 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rophetam</text:p>
          </table:table-cell>
          <table:table-cell table:style-name="ce1" office:value-type="string">
            <text:p>profeta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roch</text:p>
          </table:table-cell>
          <table:table-cell office:value-type="string">
            <text:p>proc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rěnju</text:p>
          </table:table-cell>
          <table:table-cell office:value-type="string">
            <text:p>prěnj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rědowanje</text:p>
          </table:table-cell>
          <table:table-cell office:value-type="string">
            <text:p>prědowan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rědował</text:p>
          </table:table-cell>
          <table:table-cell office:value-type="string">
            <text:p>prědował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rědować</text:p>
          </table:table-cell>
          <table:table-cell office:value-type="string">
            <text:p>prědowa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rawy</text:p>
          </table:table-cell>
          <table:table-cell office:value-type="string">
            <text:p>praw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rawym</text:p>
          </table:table-cell>
          <table:table-cell office:value-type="string">
            <text:p>prawy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raweho</text:p>
          </table:table-cell>
          <table:table-cell office:value-type="string">
            <text:p>praweh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rašeć</text:p>
          </table:table-cell>
          <table:table-cell office:value-type="string">
            <text:p>praše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rašam</text:p>
          </table:table-cell>
          <table:table-cell office:value-type="string">
            <text:p>praša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raj</text:p>
          </table:table-cell>
          <table:table-cell office:value-type="string">
            <text:p>praj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rajachu</text:p>
          </table:table-cell>
          <table:table-cell office:value-type="string">
            <text:p>prajach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ztanuł</text:p>
          </table:table-cell>
          <table:table-cell table:style-name="ce1" office:value-type="string">
            <text:p>postanył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ztaji</text:p>
          </table:table-cell>
          <table:table-cell table:style-name="ce1" office:value-type="string">
            <text:p>postaj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žohnowana</text:p>
          </table:table-cell>
          <table:table-cell office:value-type="string">
            <text:p>požohnowan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óznaty</text:p>
          </table:table-cell>
          <table:table-cell office:value-type="string">
            <text:p>pózna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óznać</text:p>
          </table:table-cell>
          <table:table-cell office:value-type="string">
            <text:p>pózna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ózćelu</text:p>
          </table:table-cell>
          <table:table-cell table:style-name="ce1" office:value-type="string">
            <text:p>pósćel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zběže</text:p>
          </table:table-cell>
          <table:table-cell office:value-type="string">
            <text:p>pozběž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zběhuje</text:p>
          </table:table-cell>
          <table:table-cell office:value-type="string">
            <text:p>pozběhu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wyšuje</text:p>
          </table:table-cell>
          <table:table-cell office:value-type="string">
            <text:p>powyšu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wyšeny</text:p>
          </table:table-cell>
          <table:table-cell office:value-type="string">
            <text:p>powyšen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wjedźi</text:p>
          </table:table-cell>
          <table:table-cell office:value-type="string">
            <text:p>powjedź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wjedać</text:p>
          </table:table-cell>
          <table:table-cell office:value-type="string">
            <text:p>powjeda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trjeba</text:p>
          </table:table-cell>
          <table:table-cell office:value-type="string">
            <text:p>potrjeb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sylni</text:p>
          </table:table-cell>
          <table:table-cell office:value-type="string">
            <text:p>posyln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słucha</text:p>
          </table:table-cell>
          <table:table-cell office:value-type="string">
            <text:p>posłuch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słuchać</text:p>
          </table:table-cell>
          <table:table-cell office:value-type="string">
            <text:p>posłucha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słuchachu</text:p>
          </table:table-cell>
          <table:table-cell office:value-type="string">
            <text:p>posłuchach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słuchaće</text:p>
          </table:table-cell>
          <table:table-cell office:value-type="string">
            <text:p>posłuchać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sleni</text:p>
          </table:table-cell>
          <table:table-cell office:value-type="string">
            <text:p>poslen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ósłani</text:p>
          </table:table-cell>
          <table:table-cell office:value-type="string">
            <text:p>pósłan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rubaj</text:p>
          </table:table-cell>
          <table:table-cell office:value-type="string">
            <text:p>porubaj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rodźi</text:p>
          </table:table-cell>
          <table:table-cell office:value-type="string">
            <text:p>porodź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nižuje</text:p>
          </table:table-cell>
          <table:table-cell office:value-type="string">
            <text:p>ponižu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niženy</text:p>
          </table:table-cell>
          <table:table-cell office:value-type="string">
            <text:p>ponižen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óńdźe</text:p>
          </table:table-cell>
          <table:table-cell office:value-type="string">
            <text:p>póńdź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mhała</text:p>
          </table:table-cell>
          <table:table-cell office:value-type="string">
            <text:p>pomhał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ł</text:p>
          </table:table-cell>
          <table:table-cell office:value-type="string">
            <text:p>poł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łožili</text:p>
          </table:table-cell>
          <table:table-cell office:value-type="string">
            <text:p>połožil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łnozy</text:p>
          </table:table-cell>
          <table:table-cell table:style-name="ce1" office:value-type="string">
            <text:p>połnoc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łni</text:p>
          </table:table-cell>
          <table:table-cell office:value-type="string">
            <text:p>połn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lěpšeć</text:p>
          </table:table-cell>
          <table:table-cell office:value-type="string">
            <text:p>polěpše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kutne</text:p>
          </table:table-cell>
          <table:table-cell office:value-type="string">
            <text:p>pokutn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kuće</text:p>
          </table:table-cell>
          <table:table-cell office:value-type="string">
            <text:p>pokuć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kažće</text:p>
          </table:table-cell>
          <table:table-cell office:value-type="string">
            <text:p>pokažć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kaza</text:p>
          </table:table-cell>
          <table:table-cell office:value-type="string">
            <text:p>pokaz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kazać</text:p>
          </table:table-cell>
          <table:table-cell office:value-type="string">
            <text:p>pokaza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jědł</text:p>
          </table:table-cell>
          <table:table-cell office:value-type="string">
            <text:p>pojědł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ddaći</text:p>
          </table:table-cell>
          <table:table-cell table:style-name="ce1" office:value-type="string">
            <text:p>podać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dachu</text:p>
          </table:table-cell>
          <table:table-cell office:value-type="string">
            <text:p>podach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činać</text:p>
          </table:table-cell>
          <table:table-cell office:value-type="string">
            <text:p>počina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jenjes</text:p>
          </table:table-cell>
          <table:table-cell table:style-name="ce1" office:value-type="string">
            <text:p>pjenjez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ili</text:p>
          </table:table-cell>
          <table:table-cell office:value-type="string">
            <text:p>pil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ilatej</text:p>
          </table:table-cell>
          <table:table-cell office:value-type="string">
            <text:p>pilatej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ije</text:p>
          </table:table-cell>
          <table:table-cell office:value-type="string">
            <text:p>pi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ijachu</text:p>
          </table:table-cell>
          <table:table-cell office:value-type="string">
            <text:p>pijach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aršonje</text:p>
          </table:table-cell>
          <table:table-cell office:value-type="string">
            <text:p>paršon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anje</text:p>
          </table:table-cell>
          <table:table-cell office:value-type="string">
            <text:p>pan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aduch</text:p>
          </table:table-cell>
          <table:table-cell office:value-type="string">
            <text:p>paduc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adachu</text:p>
          </table:table-cell>
          <table:table-cell office:value-type="string">
            <text:p>padach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óz</text:p>
          </table:table-cell>
          <table:table-cell table:style-name="ce1" office:value-type="string">
            <text:p>nóc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owym</text:p>
          </table:table-cell>
          <table:table-cell office:value-type="string">
            <text:p>nowy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ón</text:p>
          </table:table-cell>
          <table:table-cell office:value-type="string">
            <text:p>njó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ztrachujće</text:p>
          </table:table-cell>
          <table:table-cell table:style-name="ce1" office:value-type="string">
            <text:p>njestrachujć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ztarajće</text:p>
          </table:table-cell>
          <table:table-cell table:style-name="ce1" office:value-type="string">
            <text:p>njestarajć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zrozymichu</text:p>
          </table:table-cell>
          <table:table-cell table:style-name="ce1" office:value-type="string">
            <text:p>njezrozumich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zaswěći</text:p>
          </table:table-cell>
          <table:table-cell office:value-type="string">
            <text:p>njezaswěć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wzachu</text:p>
          </table:table-cell>
          <table:table-cell office:value-type="string">
            <text:p>njewzach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wozmu</text:p>
          </table:table-cell>
          <table:table-cell office:value-type="string">
            <text:p>njewozm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wobarajće</text:p>
          </table:table-cell>
          <table:table-cell office:value-type="string">
            <text:p>njewobarajć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wjedźa</text:p>
          </table:table-cell>
          <table:table-cell office:value-type="string">
            <text:p>njewjedź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wěztaj</text:p>
          </table:table-cell>
          <table:table-cell table:style-name="ce1" office:value-type="string">
            <text:p>njewěstaj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wěm</text:p>
          </table:table-cell>
          <table:table-cell office:value-type="string">
            <text:p>njewě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šoł</text:p>
          </table:table-cell>
          <table:table-cell office:value-type="string">
            <text:p>nješoł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sechu</text:p>
          </table:table-cell>
          <table:table-cell office:value-type="string">
            <text:p>njesech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pšišło</text:p>
          </table:table-cell>
          <table:table-cell table:style-name="ce1" office:value-type="string">
            <text:p>njepřišł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prózuj</text:p>
          </table:table-cell>
          <table:table-cell table:style-name="ce1" office:value-type="string">
            <text:p>njeprócuj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potrjebaju</text:p>
          </table:table-cell>
          <table:table-cell office:value-type="string">
            <text:p>njepotrjebaj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płódna</text:p>
          </table:table-cell>
          <table:table-cell office:value-type="string">
            <text:p>njepłódn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nadźijeće</text:p>
          </table:table-cell>
          <table:table-cell office:value-type="string">
            <text:p>njenadźijeć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móžnje</text:p>
          </table:table-cell>
          <table:table-cell office:value-type="string">
            <text:p>njemóžn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měještaj</text:p>
          </table:table-cell>
          <table:table-cell office:value-type="string">
            <text:p>njeměještaj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jědźiše</text:p>
          </table:table-cell>
          <table:table-cell office:value-type="string">
            <text:p>njejědźiš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dyrbjał</text:p>
          </table:table-cell>
          <table:table-cell office:value-type="string">
            <text:p>njedyrbjał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dał</text:p>
          </table:table-cell>
          <table:table-cell office:value-type="string">
            <text:p>njedał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čiztemu</text:p>
          </table:table-cell>
          <table:table-cell table:style-name="ce1" office:value-type="string">
            <text:p>nječistem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byli</text:p>
          </table:table-cell>
          <table:table-cell office:value-type="string">
            <text:p>njebyl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budu</text:p>
          </table:table-cell>
          <table:table-cell office:value-type="string">
            <text:p>njebud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bjo</text:p>
          </table:table-cell>
          <table:table-cell office:value-type="string">
            <text:p>njebj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bjesam</text:p>
          </table:table-cell>
          <table:table-cell office:value-type="string">
            <text:p>njebjesa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bjeŕće</text:p>
          </table:table-cell>
          <table:table-cell table:style-name="ce1" office:value-type="string">
            <text:p>njebjerć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imaš</text:p>
          </table:table-cell>
          <table:table-cell office:value-type="string">
            <text:p>nimaš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imam</text:p>
          </table:table-cell>
          <table:table-cell office:value-type="string">
            <text:p>nima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ěkoho</text:p>
          </table:table-cell>
          <table:table-cell office:value-type="string">
            <text:p>někoh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aztaj</text:p>
          </table:table-cell>
          <table:table-cell table:style-name="ce1" office:value-type="string">
            <text:p>nastaj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azarenzki</text:p>
          </table:table-cell>
          <table:table-cell table:style-name="ce1" office:value-type="string">
            <text:p>nacarensk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atwarić</text:p>
          </table:table-cell>
          <table:table-cell office:value-type="string">
            <text:p>natwari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ašim</text:p>
          </table:table-cell>
          <table:table-cell office:value-type="string">
            <text:p>naši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aposledk</text:p>
          </table:table-cell>
          <table:table-cell office:value-type="string">
            <text:p>naposledk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apjelnjeny</text:p>
          </table:table-cell>
          <table:table-cell office:value-type="string">
            <text:p>napjelnjen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apjelnjeni</text:p>
          </table:table-cell>
          <table:table-cell office:value-type="string">
            <text:p>napjelnjen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apiš</text:p>
          </table:table-cell>
          <table:table-cell office:value-type="string">
            <text:p>napiš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ano</text:p>
          </table:table-cell>
          <table:table-cell office:value-type="string">
            <text:p>nan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aju</text:p>
          </table:table-cell>
          <table:table-cell office:value-type="string">
            <text:p>naj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adźiješe</text:p>
          </table:table-cell>
          <table:table-cell office:value-type="string">
            <text:p>nadźiješ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adźijeće</text:p>
          </table:table-cell>
          <table:table-cell office:value-type="string">
            <text:p>nadźijeć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zda</text:p>
          </table:table-cell>
          <table:table-cell office:value-type="string">
            <text:p>mzd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ysl</text:p>
          </table:table-cell>
          <table:table-cell office:value-type="string">
            <text:p>mys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ysleše</text:p>
          </table:table-cell>
          <table:table-cell office:value-type="string">
            <text:p>mysleš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uzzy</text:p>
          </table:table-cell>
          <table:table-cell table:style-name="ce1" office:value-type="string">
            <text:p>muc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užow</text:p>
          </table:table-cell>
          <table:table-cell office:value-type="string">
            <text:p>mužow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ózny</text:p>
          </table:table-cell>
          <table:table-cell table:style-name="ce1" office:value-type="string">
            <text:p>mócn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óznych</text:p>
          </table:table-cell>
          <table:table-cell table:style-name="ce1" office:value-type="string">
            <text:p>mócnyc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óžeš</text:p>
          </table:table-cell>
          <table:table-cell office:value-type="string">
            <text:p>móžeš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óžeće</text:p>
          </table:table-cell>
          <table:table-cell office:value-type="string">
            <text:p>móžeć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óšnje</text:p>
          </table:table-cell>
          <table:table-cell office:value-type="string">
            <text:p>móšn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orweho</text:p>
          </table:table-cell>
          <table:table-cell office:value-type="string">
            <text:p>morweh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ordaŕztwa</text:p>
          </table:table-cell>
          <table:table-cell table:style-name="ce1" office:value-type="string">
            <text:p>mordarstw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órčachu</text:p>
          </table:table-cell>
          <table:table-cell office:value-type="string">
            <text:p>mórčach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ójzasowym</text:p>
          </table:table-cell>
          <table:table-cell table:style-name="ce1" office:value-type="string">
            <text:p>Mójzasowy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odlitwy</text:p>
          </table:table-cell>
          <table:table-cell office:value-type="string">
            <text:p>modlitw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odlitwa</text:p>
          </table:table-cell>
          <table:table-cell office:value-type="string">
            <text:p>modlitw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jeńši</text:p>
          </table:table-cell>
          <table:table-cell office:value-type="string">
            <text:p>mjeńš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ječ</text:p>
          </table:table-cell>
          <table:table-cell office:value-type="string">
            <text:p>mječ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ištr</text:p>
          </table:table-cell>
          <table:table-cell office:value-type="string">
            <text:p>mišt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ištra</text:p>
          </table:table-cell>
          <table:table-cell office:value-type="string">
            <text:p>mištr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ěztkach</text:p>
          </table:table-cell>
          <table:table-cell table:style-name="ce2" office:value-type="string">
            <text:p>měztkac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ěniš</text:p>
          </table:table-cell>
          <table:table-cell office:value-type="string">
            <text:p>měniš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elchiowy</text:p>
          </table:table-cell>
          <table:table-cell table:style-name="ce1" office:value-type="string">
            <text:p>Melchiow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attathiasowy</text:p>
          </table:table-cell>
          <table:table-cell table:style-name="ce2" office:value-type="string">
            <text:p>Mattathiasow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rju</text:p>
          </table:table-cell>
          <table:table-cell table:style-name="ce1" office:value-type="string">
            <text:p>Marj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rine</text:p>
          </table:table-cell>
          <table:table-cell table:style-name="ce1" office:value-type="string">
            <text:p>Marine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al</text:p>
          </table:table-cell>
          <table:table-cell table:style-name="ce1" office:value-type="string">
            <text:p>Ma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łej</text:p>
          </table:table-cell>
          <table:table-cell office:value-type="string">
            <text:p>małej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ubuje</text:p>
          </table:table-cell>
          <table:table-cell office:value-type="string">
            <text:p>lubu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ubujće</text:p>
          </table:table-cell>
          <table:table-cell office:value-type="string">
            <text:p>lubujć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ubuja</text:p>
          </table:table-cell>
          <table:table-cell office:value-type="string">
            <text:p>lubuj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uba</text:p>
          </table:table-cell>
          <table:table-cell office:value-type="string">
            <text:p>lub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łowjenju</text:p>
          </table:table-cell>
          <table:table-cell office:value-type="string">
            <text:p>łowjenj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izt</text:p>
          </table:table-cell>
          <table:table-cell table:style-name="ce1" office:value-type="string">
            <text:p>lis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žał</text:p>
          </table:table-cell>
          <table:table-cell office:value-type="string">
            <text:p>ležał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leviowy</text:p>
          </table:table-cell>
          <table:table-cell table:style-name="ce1" office:value-type="string">
            <text:p>Lewiow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levi</text:p>
          </table:table-cell>
          <table:table-cell table:style-name="ce1" office:value-type="string">
            <text:p>Lew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ěpši</text:p>
          </table:table-cell>
          <table:table-cell office:value-type="string">
            <text:p>lěpš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azarus</text:p>
          </table:table-cell>
          <table:table-cell table:style-name="ce1" office:value-type="string">
            <text:p>lazaru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azara</text:p>
          </table:table-cell>
          <table:table-cell table:style-name="ce1" office:value-type="string">
            <text:p>lazar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łama</text:p>
          </table:table-cell>
          <table:table-cell office:value-type="string">
            <text:p>łam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łamać</text:p>
          </table:table-cell>
          <table:table-cell office:value-type="string">
            <text:p>łama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wasa</text:p>
          </table:table-cell>
          <table:table-cell office:value-type="string">
            <text:p>kwas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upowachu</text:p>
          </table:table-cell>
          <table:table-cell office:value-type="string">
            <text:p>kupowach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upił</text:p>
          </table:table-cell>
          <table:table-cell office:value-type="string">
            <text:p>kupił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šižowany</text:p>
          </table:table-cell>
          <table:table-cell table:style-name="ce1" office:value-type="string">
            <text:p>křižowan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roš</text:p>
          </table:table-cell>
          <table:table-cell office:value-type="string">
            <text:p>kroš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rej</text:p>
          </table:table-cell>
          <table:table-cell office:value-type="string">
            <text:p>krej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rasnych</text:p>
          </table:table-cell>
          <table:table-cell office:value-type="string">
            <text:p>krasnyc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raleztwu</text:p>
          </table:table-cell>
          <table:table-cell table:style-name="ce1" office:value-type="string">
            <text:p>kralestw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óžde</text:p>
          </table:table-cell>
          <table:table-cell office:value-type="string">
            <text:p>kóžd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otrejżž</text:p>
          </table:table-cell>
          <table:table-cell table:style-name="ce1" office:value-type="string">
            <text:p>kotrejž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otrajž</text:p>
          </table:table-cell>
          <table:table-cell office:value-type="string">
            <text:p>kotrajž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ónčik</text:p>
          </table:table-cell>
          <table:table-cell office:value-type="string">
            <text:p>kónčik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ohož</text:p>
          </table:table-cell>
          <table:table-cell office:value-type="string">
            <text:p>kohož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oho</text:p>
          </table:table-cell>
          <table:table-cell office:value-type="string">
            <text:p>koho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kn</text:p>
          </table:table-cell>
          <table:table-cell table:style-name="ce3" office:value-type="string">
            <text:p>k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njezom</text:p>
          </table:table-cell>
          <table:table-cell office:value-type="string">
            <text:p>knjezo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nježnje</text:p>
          </table:table-cell>
          <table:table-cell office:value-type="string">
            <text:p>knježn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nihach</text:p>
          </table:table-cell>
          <table:table-cell office:value-type="string">
            <text:p>knihac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lina</text:p>
          </table:table-cell>
          <table:table-cell office:value-type="string">
            <text:p>klin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łapa</text:p>
          </table:table-cell>
          <table:table-cell office:value-type="string">
            <text:p>kłap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iwachu</text:p>
          </table:table-cell>
          <table:table-cell office:value-type="string">
            <text:p>kiwach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hwili</text:p>
          </table:table-cell>
          <table:table-cell table:style-name="ce1" office:value-type="string">
            <text:p>chwil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hudy</text:p>
          </table:table-cell>
          <table:table-cell table:style-name="ce1" office:value-type="string">
            <text:p>chud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hudych</text:p>
          </table:table-cell>
          <table:table-cell table:style-name="ce1" office:value-type="string">
            <text:p>chudyc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hromych</text:p>
          </table:table-cell>
          <table:table-cell table:style-name="ce1" office:value-type="string">
            <text:p>chromyc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hoztać</text:p>
          </table:table-cell>
          <table:table-cell table:style-name="ce2" office:value-type="string">
            <text:p>khozta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horej</text:p>
          </table:table-cell>
          <table:table-cell table:style-name="ce1" office:value-type="string">
            <text:p>chorej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hodźić</text:p>
          </table:table-cell>
          <table:table-cell table:style-name="ce1" office:value-type="string">
            <text:p>chodźi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hodźenju</text:p>
          </table:table-cell>
          <table:table-cell table:style-name="ce1" office:value-type="string">
            <text:p>chodźenj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edźbujće</text:p>
          </table:table-cell>
          <table:table-cell office:value-type="string">
            <text:p>kedźbujć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edźbowachu</text:p>
          </table:table-cell>
          <table:table-cell office:value-type="string">
            <text:p>kedźbowachu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kapernauma</text:p>
          </table:table-cell>
          <table:table-cell table:style-name="ce1" office:value-type="string">
            <text:p>Kapernaum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amjenju</text:p>
          </table:table-cell>
          <table:table-cell office:value-type="string">
            <text:p>kamjenj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ajkej</text:p>
          </table:table-cell>
          <table:table-cell office:value-type="string">
            <text:p>kajkej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ainanowy</text:p>
          </table:table-cell>
          <table:table-cell table:style-name="ce1" office:value-type="string">
            <text:p>Kainanow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zaaka</text:p>
          </table:table-cell>
          <table:table-cell table:style-name="ce1" office:value-type="string">
            <text:p>Izaak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utrow</text:p>
          </table:table-cell>
          <table:table-cell office:value-type="string">
            <text:p>jutrow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udowy</text:p>
          </table:table-cell>
          <table:table-cell office:value-type="string">
            <text:p>judow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joz</text:p>
          </table:table-cell>
          <table:table-cell table:style-name="ce1" office:value-type="string">
            <text:p>Joz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ohanna</text:p>
          </table:table-cell>
          <table:table-cell table:style-name="ce1" office:value-type="string">
            <text:p>Johann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idnaće</text:p>
          </table:table-cell>
          <table:table-cell table:style-name="ce1" office:value-type="string">
            <text:p>jědnać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ezuso</text:p>
          </table:table-cell>
          <table:table-cell table:style-name="ce1" office:value-type="string">
            <text:p>Jezus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ězor</text:p>
          </table:table-cell>
          <table:table-cell office:value-type="string">
            <text:p>jězo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ězora</text:p>
          </table:table-cell>
          <table:table-cell office:value-type="string">
            <text:p>jězor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eruzalemzkim</text:p>
          </table:table-cell>
          <table:table-cell table:style-name="ce1" office:value-type="string">
            <text:p>Jerusalemski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erichu</text:p>
          </table:table-cell>
          <table:table-cell table:style-name="ce1" office:value-type="string">
            <text:p>Jerich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ědź</text:p>
          </table:table-cell>
          <table:table-cell office:value-type="string">
            <text:p>jědź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[jedyn</text:p>
          </table:table-cell>
          <table:table-cell table:style-name="ce1" office:value-type="string">
            <text:p>[ jedy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azyk</text:p>
          </table:table-cell>
          <table:table-cell office:value-type="string">
            <text:p>jazyk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andźelej</text:p>
          </table:table-cell>
          <table:table-cell office:value-type="string">
            <text:p>jandźelej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andźelam</text:p>
          </table:table-cell>
          <table:table-cell office:value-type="string">
            <text:p>jandźela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amy</text:p>
          </table:table-cell>
          <table:table-cell office:value-type="string">
            <text:p>jam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ałmožinu</text:p>
          </table:table-cell>
          <table:table-cell office:value-type="string">
            <text:p>jałmožin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li</text:p>
          </table:table-cell>
          <table:table-cell table:style-name="ce1" office:value-type="string">
            <text:p>II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romadźe</text:p>
          </table:table-cell>
          <table:table-cell office:value-type="string">
            <text:p>hromadź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rjady</text:p>
          </table:table-cell>
          <table:table-cell office:value-type="string">
            <text:p>hrjad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rěšny</text:p>
          </table:table-cell>
          <table:table-cell office:value-type="string">
            <text:p>hrěšn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rěšniza</text:p>
          </table:table-cell>
          <table:table-cell table:style-name="ce1" office:value-type="string">
            <text:p>hrěšnic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rěšniku</text:p>
          </table:table-cell>
          <table:table-cell office:value-type="string">
            <text:p>hrěšnik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óztnym</text:p>
          </table:table-cell>
          <table:table-cell table:style-name="ce1" office:value-type="string">
            <text:p>hóstny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ozpodarjej</text:p>
          </table:table-cell>
          <table:table-cell table:style-name="ce1" office:value-type="string">
            <text:p>hospodarjej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hoz</text:p>
          </table:table-cell>
          <table:table-cell table:style-name="ce3" office:value-type="string">
            <text:p>hoz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ozćinu</text:p>
          </table:table-cell>
          <table:table-cell table:style-name="ce1" office:value-type="string">
            <text:p>hosćin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otowy</text:p>
          </table:table-cell>
          <table:table-cell office:value-type="string">
            <text:p>hotow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orjeztawanju</text:p>
          </table:table-cell>
          <table:table-cell table:style-name="ce1" office:value-type="string">
            <text:p>horjestawanj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orjeztanuć</text:p>
          </table:table-cell>
          <table:table-cell table:style-name="ce1" office:value-type="string">
            <text:p>horjestanu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oram</text:p>
          </table:table-cell>
          <table:table-cell office:value-type="string">
            <text:p>hora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ojił</text:p>
          </table:table-cell>
          <table:table-cell office:value-type="string">
            <text:p>hojił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odźoch</text:p>
          </table:table-cell>
          <table:table-cell office:value-type="string">
            <text:p>hodźoc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odźi</text:p>
          </table:table-cell>
          <table:table-cell office:value-type="string">
            <text:p>hodź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nuć</text:p>
          </table:table-cell>
          <table:table-cell office:value-type="string">
            <text:p>hnu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nězda</text:p>
          </table:table-cell>
          <table:table-cell office:value-type="string">
            <text:p>hnězd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erbztwo</text:p>
          </table:table-cell>
          <table:table-cell table:style-name="ce1" office:value-type="string">
            <text:p>herbstw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erbował</text:p>
          </table:table-cell>
          <table:table-cell office:value-type="string">
            <text:p>herbował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ejtman</text:p>
          </table:table-cell>
          <table:table-cell office:value-type="string">
            <text:p>hejtma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asy</text:p>
          </table:table-cell>
          <table:table-cell office:value-type="string">
            <text:p>has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anibu</text:p>
          </table:table-cell>
          <table:table-cell office:value-type="string">
            <text:p>hanib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anibować</text:p>
          </table:table-cell>
          <table:table-cell office:value-type="string">
            <text:p>hanibowa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amta</text:p>
          </table:table-cell>
          <table:table-cell office:value-type="string">
            <text:p>hamt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amće</text:p>
          </table:table-cell>
          <table:table-cell office:value-type="string">
            <text:p>hamć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alilejzzy</text:p>
          </table:table-cell>
          <table:table-cell table:style-name="ce1" office:value-type="string">
            <text:p>galilejsc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alilejzkich</text:p>
          </table:table-cell>
          <table:table-cell table:style-name="ce1" office:value-type="string">
            <text:p>galilejskic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abriel</text:p>
          </table:table-cell>
          <table:table-cell table:style-name="ce1" office:value-type="string">
            <text:p>Gabriel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ez</text:p>
          </table:table-cell>
          <table:table-cell table:style-name="ce3" office:value-type="string">
            <text:p>ez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źowzy</text:p>
          </table:table-cell>
          <table:table-cell office:value-type="string">
            <text:p>dźowc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źowku</text:p>
          </table:table-cell>
          <table:table-cell office:value-type="string">
            <text:p>dźowk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źowki</text:p>
          </table:table-cell>
          <table:table-cell office:value-type="string">
            <text:p>dźowk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źewjeć</text:p>
          </table:table-cell>
          <table:table-cell office:value-type="string">
            <text:p>dźewje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źewjećdźesać</text:p>
          </table:table-cell>
          <table:table-cell office:value-type="string">
            <text:p>dźewjećdźesa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źesatk</text:p>
          </table:table-cell>
          <table:table-cell office:value-type="string">
            <text:p>dźesatk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źeržany</text:p>
          </table:table-cell>
          <table:table-cell office:value-type="string">
            <text:p>dźeržan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źeržał</text:p>
          </table:table-cell>
          <table:table-cell office:value-type="string">
            <text:p>dźeržał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źeržachu</text:p>
          </table:table-cell>
          <table:table-cell office:value-type="string">
            <text:p>dźeržach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yrbjachu</text:p>
          </table:table-cell>
          <table:table-cell office:value-type="string">
            <text:p>dyrbjach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uše</text:p>
          </table:table-cell>
          <table:table-cell office:value-type="string">
            <text:p>duš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ruhej</text:p>
          </table:table-cell>
          <table:table-cell office:value-type="string">
            <text:p>druhej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rozy</text:p>
          </table:table-cell>
          <table:table-cell office:value-type="string">
            <text:p>droz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rohota</text:p>
          </table:table-cell>
          <table:table-cell office:value-type="string">
            <text:p>drohot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rohi</text:p>
          </table:table-cell>
          <table:table-cell office:value-type="string">
            <text:p>droh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razta</text:p>
          </table:table-cell>
          <table:table-cell table:style-name="ce1" office:value-type="string">
            <text:p>drast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razće</text:p>
          </table:table-cell>
          <table:table-cell table:style-name="ce1" office:value-type="string">
            <text:p>drasć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oztojni</text:p>
          </table:table-cell>
          <table:table-cell table:style-name="ce1" office:value-type="string">
            <text:p>dostojn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opjelnjeny</text:p>
          </table:table-cell>
          <table:table-cell office:value-type="string">
            <text:p>dopjelnjen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óńdźe</text:p>
          </table:table-cell>
          <table:table-cell office:value-type="string">
            <text:p>dóńdź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omej</text:p>
          </table:table-cell>
          <table:table-cell office:value-type="string">
            <text:p>domej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ołžnikow</text:p>
          </table:table-cell>
          <table:table-cell office:value-type="string">
            <text:p>dołžnikow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okonjeć</text:p>
          </table:table-cell>
          <table:table-cell office:value-type="string">
            <text:p>dokonje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okonjał</text:p>
          </table:table-cell>
          <table:table-cell office:value-type="string">
            <text:p>dokonjał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obrej</text:p>
          </table:table-cell>
          <table:table-cell office:value-type="string">
            <text:p>dobrej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obra</text:p>
          </table:table-cell>
          <table:table-cell office:value-type="string">
            <text:p>dobr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awno</text:p>
          </table:table-cell>
          <table:table-cell office:value-type="string">
            <text:p>dawn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awaše</text:p>
          </table:table-cell>
          <table:table-cell office:value-type="string">
            <text:p>dawaš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awaće</text:p>
          </table:table-cell>
          <table:table-cell office:value-type="string">
            <text:p>dawać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ary</text:p>
          </table:table-cell>
          <table:table-cell office:value-type="string">
            <text:p>dar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žlowjek</text:p>
          </table:table-cell>
          <table:table-cell table:style-name="ce1" office:value-type="string">
            <text:p>čłowjek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žlowjeka</text:p>
          </table:table-cell>
          <table:table-cell table:style-name="ce1" office:value-type="string">
            <text:p>čłowjek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črjóda</text:p>
          </table:table-cell>
          <table:table-cell office:value-type="string">
            <text:p>črjód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črijow</text:p>
          </table:table-cell>
          <table:table-cell office:value-type="string">
            <text:p>črijow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črije</text:p>
          </table:table-cell>
          <table:table-cell office:value-type="string">
            <text:p>čri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čohož</text:p>
          </table:table-cell>
          <table:table-cell office:value-type="string">
            <text:p>čohož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ćmje</text:p>
          </table:table-cell>
          <table:table-cell office:value-type="string">
            <text:p>ćm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člozki</text:p>
          </table:table-cell>
          <table:table-cell table:style-name="ce1" office:value-type="string">
            <text:p>čłosk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člowjeku</text:p>
          </table:table-cell>
          <table:table-cell table:style-name="ce1" office:value-type="string">
            <text:p>čłowjek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ćisnu</text:p>
          </table:table-cell>
          <table:table-cell office:value-type="string">
            <text:p>ćisn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ćišći</text:p>
          </table:table-cell>
          <table:table-cell office:value-type="string">
            <text:p>ćišć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činjene</text:p>
          </table:table-cell>
          <table:table-cell office:value-type="string">
            <text:p>činjen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hzyli</text:p>
          </table:table-cell>
          <table:table-cell table:style-name="ce1" office:value-type="string">
            <text:p>chcyl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hceš⸗li</text:p>
          </table:table-cell>
          <table:table-cell table:style-name="ce1" office:value-type="string">
            <text:p>Chceš-l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ćeŕpju</text:p>
          </table:table-cell>
          <table:table-cell table:style-name="ce1" office:value-type="string">
            <text:p>ćerpj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ćěmnozć</text:p>
          </table:table-cell>
          <table:table-cell table:style-name="ce1" office:value-type="string">
            <text:p>ćěmnos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ćehnje</text:p>
          </table:table-cell>
          <table:table-cell office:value-type="string">
            <text:p>ćehn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čakać</text:p>
          </table:table-cell>
          <table:table-cell office:value-type="string">
            <text:p>čaka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ćahnuć</text:p>
          </table:table-cell>
          <table:table-cell table:style-name="ce1" office:value-type="string">
            <text:p>ćahny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ydla</text:p>
          </table:table-cell>
          <table:table-cell office:value-type="string">
            <text:p>bydl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uštaj</text:p>
          </table:table-cell>
          <table:table-cell office:value-type="string">
            <text:p>buštaj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udźetej</text:p>
          </table:table-cell>
          <table:table-cell office:value-type="string">
            <text:p>budźetej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udźeš⸗li</text:p>
          </table:table-cell>
          <table:table-cell table:style-name="ce1" office:value-type="string">
            <text:p>Budźeš-l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róžeń</text:p>
          </table:table-cell>
          <table:table-cell office:value-type="string">
            <text:p>bróžeń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rjoha</text:p>
          </table:table-cell>
          <table:table-cell office:value-type="string">
            <text:p>brjoh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ožeje</text:p>
          </table:table-cell>
          <table:table-cell office:value-type="string">
            <text:p>božeje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bok</text:p>
          </table:table-cell>
          <table:table-cell table:style-name="ce3" office:value-type="string">
            <text:p>bok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ójće</text:p>
          </table:table-cell>
          <table:table-cell office:value-type="string">
            <text:p>bójć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ohaći</text:p>
          </table:table-cell>
          <table:table-cell office:value-type="string">
            <text:p>bohać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ohabojazny</text:p>
          </table:table-cell>
          <table:table-cell office:value-type="string">
            <text:p>bohabojazn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łyzk</text:p>
          </table:table-cell>
          <table:table-cell table:style-name="ce1" office:value-type="string">
            <text:p>błysk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ližši</text:p>
          </table:table-cell>
          <table:table-cell office:value-type="string">
            <text:p>bližš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ědnych</text:p>
          </table:table-cell>
          <table:table-cell office:value-type="string">
            <text:p>bědnyc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ěch</text:p>
          </table:table-cell>
          <table:table-cell office:value-type="string">
            <text:p>běc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brahamje</text:p>
          </table:table-cell>
          <table:table-cell table:style-name="ce1" office:value-type="string">
            <text:p>Abraham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braham</text:p>
          </table:table-cell>
          <table:table-cell table:style-name="ce1" office:value-type="string">
            <text:p>Abraham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žirenzkeho</text:p>
          </table:table-cell>
          <table:table-cell table:style-name="ce1" office:value-type="string">
            <text:p>Cirensk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</text:p>
          </table:table-cell>
          <table:table-cell office:value-type="string">
            <text:p>ž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yzał</text:p>
          </table:table-cell>
          <table:table-cell table:style-name="ce2" office:value-type="string">
            <text:p>zyz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ymnej</text:p>
          </table:table-cell>
          <table:table-cell office:value-type="string">
            <text:p>zymn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yły</text:p>
          </table:table-cell>
          <table:table-cell table:style-name="ce1" office:value-type="string">
            <text:p>cył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yłu</text:p>
          </table:table-cell>
          <table:table-cell table:style-name="ce1" office:value-type="string">
            <text:p>cył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yličku</text:p>
          </table:table-cell>
          <table:table-cell table:style-name="ce1" office:value-type="string">
            <text:p>cyličk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yle</text:p>
          </table:table-cell>
          <table:table-cell table:style-name="ce1" office:value-type="string">
            <text:p>cyl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yłeho</text:p>
          </table:table-cell>
          <table:table-cell table:style-name="ce1" office:value-type="string">
            <text:p>cył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yhele</text:p>
          </table:table-cell>
          <table:table-cell table:style-name="ce1" office:value-type="string">
            <text:p>cyhel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wonkownym</text:p>
          </table:table-cell>
          <table:table-cell office:value-type="string">
            <text:p>zwonkown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wonka</text:p>
          </table:table-cell>
          <table:table-cell office:value-type="string">
            <text:p>zwonk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wonkach</text:p>
          </table:table-cell>
          <table:table-cell office:value-type="string">
            <text:p>zwonk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wolił</text:p>
          </table:table-cell>
          <table:table-cell office:value-type="string">
            <text:p>zwol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wjeseleše</text:p>
          </table:table-cell>
          <table:table-cell office:value-type="string">
            <text:p>zwjesele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wjazki</text:p>
          </table:table-cell>
          <table:table-cell office:value-type="string">
            <text:p>zwjazk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wjazka</text:p>
          </table:table-cell>
          <table:table-cell office:value-type="string">
            <text:p>zwjazk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warnowali</text:p>
          </table:table-cell>
          <table:table-cell office:value-type="string">
            <text:p>zwarnow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wady</text:p>
          </table:table-cell>
          <table:table-cell office:value-type="string">
            <text:p>zwad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uzym</text:p>
          </table:table-cell>
          <table:table-cell table:style-name="ce1" office:value-type="string">
            <text:p>cuz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uzobnik</text:p>
          </table:table-cell>
          <table:table-cell table:style-name="ce1" office:value-type="string">
            <text:p>cuzobni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uznik</text:p>
          </table:table-cell>
          <table:table-cell table:style-name="ce1" office:value-type="string">
            <text:p>cuzni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ubow</text:p>
          </table:table-cell>
          <table:table-cell office:value-type="string">
            <text:p>zub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yzkać</text:p>
          </table:table-cell>
          <table:table-cell table:style-name="ce1" office:value-type="string">
            <text:p>stysk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upił</text:p>
          </table:table-cell>
          <table:table-cell table:style-name="ce1" office:value-type="string">
            <text:p>stup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udnje</text:p>
          </table:table-cell>
          <table:table-cell table:style-name="ce1" office:value-type="string">
            <text:p>stud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uchnje</text:p>
          </table:table-cell>
          <table:table-cell table:style-name="ce1" office:value-type="string">
            <text:p>stuch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šasće</text:p>
          </table:table-cell>
          <table:table-cell table:style-name="ce1" office:value-type="string">
            <text:p>střas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roweho</text:p>
          </table:table-cell>
          <table:table-cell table:style-name="ce1" office:value-type="string">
            <text:p>strow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ronach</text:p>
          </table:table-cell>
          <table:table-cell table:style-name="ce1" office:value-type="string">
            <text:p>stron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rach</text:p>
          </table:table-cell>
          <table:table-cell table:style-name="ce1" office:value-type="string">
            <text:p>str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rachozći</text:p>
          </table:table-cell>
          <table:table-cell table:style-name="ce1" office:value-type="string">
            <text:p>strachosć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rachotu</text:p>
          </table:table-cell>
          <table:table-cell table:style-name="ce1" office:value-type="string">
            <text:p>strachot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rachi</text:p>
          </table:table-cell>
          <table:table-cell table:style-name="ce1" office:value-type="string">
            <text:p>strach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piće</text:p>
          </table:table-cell>
          <table:table-cell table:style-name="ce2" office:value-type="string">
            <text:p>ztpi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ow</text:p>
          </table:table-cell>
          <table:table-cell table:style-name="ce1" office:value-type="string">
            <text:p>st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orči</text:p>
          </table:table-cell>
          <table:table-cell table:style-name="ce1" office:value-type="string">
            <text:p>storč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orčili</text:p>
          </table:table-cell>
          <table:table-cell table:style-name="ce1" office:value-type="string">
            <text:p>storči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orčene</text:p>
          </table:table-cell>
          <table:table-cell table:style-name="ce1" office:value-type="string">
            <text:p>storče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ołow</text:p>
          </table:table-cell>
          <table:table-cell table:style-name="ce1" office:value-type="string">
            <text:p>stoł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ołach</text:p>
          </table:table-cell>
          <table:table-cell table:style-name="ce1" office:value-type="string">
            <text:p>stoł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okróćne</text:p>
          </table:table-cell>
          <table:table-cell table:style-name="ce1" office:value-type="string">
            <text:p>stokróć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arozći</text:p>
          </table:table-cell>
          <table:table-cell table:style-name="ce1" office:value-type="string">
            <text:p>starosć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ara</text:p>
          </table:table-cell>
          <table:table-cell table:style-name="ce1" office:value-type="string">
            <text:p>star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araš</text:p>
          </table:table-cell>
          <table:table-cell table:style-name="ce1" office:value-type="string">
            <text:p>staraš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araše</text:p>
          </table:table-cell>
          <table:table-cell table:style-name="ce1" office:value-type="string">
            <text:p>stara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anuwši</text:p>
          </table:table-cell>
          <table:table-cell table:style-name="ce1" office:value-type="string">
            <text:p>stanywš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anuštaj</text:p>
          </table:table-cell>
          <table:table-cell table:style-name="ce1" office:value-type="string">
            <text:p>stanyšt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ajnje</text:p>
          </table:table-cell>
          <table:table-cell table:style-name="ce1" office:value-type="string">
            <text:p>staj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achu</text:p>
          </table:table-cell>
          <table:table-cell table:style-name="ce1" office:value-type="string">
            <text:p>st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ryčachu</text:p>
          </table:table-cell>
          <table:table-cell table:style-name="ce1" office:value-type="string">
            <text:p>zrěč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runać</text:p>
          </table:table-cell>
          <table:table-cell office:value-type="string">
            <text:p>zrun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rudoby</text:p>
          </table:table-cell>
          <table:table-cell office:value-type="string">
            <text:p>zrudob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rudnym</text:p>
          </table:table-cell>
          <table:table-cell office:value-type="string">
            <text:p>zrudn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rudnaj</text:p>
          </table:table-cell>
          <table:table-cell office:value-type="string">
            <text:p>zrudn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rozymili</text:p>
          </table:table-cell>
          <table:table-cell table:style-name="ce1" office:value-type="string">
            <text:p>zrozumi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radować</text:p>
          </table:table-cell>
          <table:table-cell office:value-type="string">
            <text:p>zradow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račk</text:p>
          </table:table-cell>
          <table:table-cell office:value-type="string">
            <text:p>žrač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pytowaše</text:p>
          </table:table-cell>
          <table:table-cell table:style-name="ce1" office:value-type="string">
            <text:p>spytowa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pytowany</text:p>
          </table:table-cell>
          <table:table-cell table:style-name="ce1" office:value-type="string">
            <text:p>spytowa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pytowanje</text:p>
          </table:table-cell>
          <table:table-cell table:style-name="ce1" office:value-type="string">
            <text:p>spytowa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pytowanjach</text:p>
          </table:table-cell>
          <table:table-cell table:style-name="ce1" office:value-type="string">
            <text:p>spytowanj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pytować</text:p>
          </table:table-cell>
          <table:table-cell table:style-name="ce1" office:value-type="string">
            <text:p>spytow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pytowachu</text:p>
          </table:table-cell>
          <table:table-cell table:style-name="ce1" office:value-type="string">
            <text:p>spytow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pytał</text:p>
          </table:table-cell>
          <table:table-cell table:style-name="ce1" office:value-type="string">
            <text:p>spyt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pušćił</text:p>
          </table:table-cell>
          <table:table-cell table:style-name="ce1" office:value-type="string">
            <text:p>spušć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pušćeše</text:p>
          </table:table-cell>
          <table:table-cell table:style-name="ce1" office:value-type="string">
            <text:p>spušće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pušćena</text:p>
          </table:table-cell>
          <table:table-cell table:style-name="ce1" office:value-type="string">
            <text:p>spušće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prawneho</text:p>
          </table:table-cell>
          <table:table-cell table:style-name="ce1" office:value-type="string">
            <text:p>sprawn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pomń</text:p>
          </table:table-cell>
          <table:table-cell table:style-name="ce1" office:value-type="string">
            <text:p>spomń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podobny</text:p>
          </table:table-cell>
          <table:table-cell table:style-name="ce1" office:value-type="string">
            <text:p>spodob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podobne</text:p>
          </table:table-cell>
          <table:table-cell table:style-name="ce1" office:value-type="string">
            <text:p>spodob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podobna</text:p>
          </table:table-cell>
          <table:table-cell table:style-name="ce1" office:value-type="string">
            <text:p>spodob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počał</text:p>
          </table:table-cell>
          <table:table-cell table:style-name="ce1" office:value-type="string">
            <text:p>spoč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pizy</text:p>
          </table:table-cell>
          <table:table-cell table:style-name="ce1" office:value-type="string">
            <text:p>spic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palił</text:p>
          </table:table-cell>
          <table:table-cell table:style-name="ce1" office:value-type="string">
            <text:p>spal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palić</text:p>
          </table:table-cell>
          <table:table-cell office:value-type="string">
            <text:p>spalić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orobabelowy</text:p>
          </table:table-cell>
          <table:table-cell table:style-name="ce1" office:value-type="string">
            <text:p>Zorobabelow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ornu</text:p>
          </table:table-cell>
          <table:table-cell office:value-type="string">
            <text:p>zorn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ónzku</text:p>
          </table:table-cell>
          <table:table-cell table:style-name="ce1" office:value-type="string">
            <text:p>žónsk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onopowemu</text:p>
          </table:table-cell>
          <table:table-cell table:style-name="ce1" office:value-type="string">
            <text:p>žonopowem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ohnujće</text:p>
          </table:table-cell>
          <table:table-cell table:style-name="ce1" office:value-type="string">
            <text:p>žohnujć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žnu</text:p>
          </table:table-cell>
          <table:table-cell table:style-name="ce3" office:value-type="string">
            <text:p>žn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žnješ</text:p>
          </table:table-cell>
          <table:table-cell table:style-name="ce3" office:value-type="string">
            <text:p>žnješ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nim</text:p>
          </table:table-cell>
          <table:table-cell table:style-name="ce1" office:value-type="string">
            <text:p>z ni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namjenju</text:p>
          </table:table-cell>
          <table:table-cell office:value-type="string">
            <text:p>znamje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naju</text:p>
          </table:table-cell>
          <table:table-cell office:value-type="string">
            <text:p>zna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najomnymi</text:p>
          </table:table-cell>
          <table:table-cell office:value-type="string">
            <text:p>znajomny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najomni</text:p>
          </table:table-cell>
          <table:table-cell office:value-type="string">
            <text:p>znajom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mył</text:p>
          </table:table-cell>
          <table:table-cell office:value-type="string">
            <text:p>zmy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měšał</text:p>
          </table:table-cell>
          <table:table-cell office:value-type="string">
            <text:p>změš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łymi</text:p>
          </table:table-cell>
          <table:table-cell office:value-type="string">
            <text:p>zły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łóztnizy</text:p>
          </table:table-cell>
          <table:table-cell table:style-name="ce1" office:value-type="string">
            <text:p>złóstnic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łóztnikaj</text:p>
          </table:table-cell>
          <table:table-cell table:style-name="ce1" office:value-type="string">
            <text:p>złóstnik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łožiła</text:p>
          </table:table-cell>
          <table:table-cell office:value-type="string">
            <text:p>złožił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łózće</text:p>
          </table:table-cell>
          <table:table-cell table:style-name="ce1" office:value-type="string">
            <text:p>złós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łonika</text:p>
          </table:table-cell>
          <table:table-cell table:style-name="ce2" office:value-type="string">
            <text:p>złonik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łonikami</text:p>
          </table:table-cell>
          <table:table-cell table:style-name="ce1" office:value-type="string">
            <text:p>złotnika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łobje</text:p>
          </table:table-cell>
          <table:table-cell office:value-type="string">
            <text:p>žłob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lěze</text:p>
          </table:table-cell>
          <table:table-cell office:value-type="string">
            <text:p>zlěz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ła</text:p>
          </table:table-cell>
          <table:table-cell office:value-type="string">
            <text:p>zł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kutka</text:p>
          </table:table-cell>
          <table:table-cell table:style-name="ce1" office:value-type="string">
            <text:p>skutk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kutkam</text:p>
          </table:table-cell>
          <table:table-cell table:style-name="ce1" office:value-type="string">
            <text:p>skutk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kutkami</text:p>
          </table:table-cell>
          <table:table-cell table:style-name="ce1" office:value-type="string">
            <text:p>skutkam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kradne</text:p>
          </table:table-cell>
          <table:table-cell table:style-name="ce1" office:value-type="string">
            <text:p>skrad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kót</text:p>
          </table:table-cell>
          <table:table-cell table:style-name="ce1" office:value-type="string">
            <text:p>skó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kónzujće</text:p>
          </table:table-cell>
          <table:table-cell table:style-name="ce1" office:value-type="string">
            <text:p>skóncuj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kónzowanaj</text:p>
          </table:table-cell>
          <table:table-cell table:style-name="ce1" office:value-type="string">
            <text:p>skóncowan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konjane</text:p>
          </table:table-cell>
          <table:table-cell table:style-name="ce1" office:value-type="string">
            <text:p>skonja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koćo</text:p>
          </table:table-cell>
          <table:table-cell table:style-name="ce1" office:value-type="string">
            <text:p>skoć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kładowali</text:p>
          </table:table-cell>
          <table:table-cell table:style-name="ce1" office:value-type="string">
            <text:p>składow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kiwlić</text:p>
          </table:table-cell>
          <table:table-cell table:style-name="ce1" office:value-type="string">
            <text:p>skiwl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kiwlenje</text:p>
          </table:table-cell>
          <table:table-cell table:style-name="ce1" office:value-type="string">
            <text:p>skiwle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khowany</text:p>
          </table:table-cell>
          <table:table-cell table:style-name="ce1" office:value-type="string">
            <text:p>schowa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kazy</text:p>
          </table:table-cell>
          <table:table-cell table:style-name="ce1" office:value-type="string">
            <text:p>skaz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kazył</text:p>
          </table:table-cell>
          <table:table-cell table:style-name="ce1" office:value-type="string">
            <text:p>skazy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kaženje</text:p>
          </table:table-cell>
          <table:table-cell table:style-name="ce1" office:value-type="string">
            <text:p>skaže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kale</text:p>
          </table:table-cell>
          <table:table-cell table:style-name="ce1" office:value-type="string">
            <text:p>skal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jewjeny</text:p>
          </table:table-cell>
          <table:table-cell office:value-type="string">
            <text:p>zjewje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jewištaj</text:p>
          </table:table-cell>
          <table:table-cell office:value-type="string">
            <text:p>zjewišt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jebał</text:p>
          </table:table-cell>
          <table:table-cell office:value-type="string">
            <text:p>zjeb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iwoty</text:p>
          </table:table-cell>
          <table:table-cell office:value-type="string">
            <text:p>žiwo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iwotom</text:p>
          </table:table-cell>
          <table:table-cell office:value-type="string">
            <text:p>žiwot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iwnozće</text:p>
          </table:table-cell>
          <table:table-cell table:style-name="ce1" office:value-type="string">
            <text:p>žiwnos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iweho</text:p>
          </table:table-cell>
          <table:table-cell office:value-type="string">
            <text:p>žiw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ita</text:p>
          </table:table-cell>
          <table:table-cell office:value-type="string">
            <text:p>žit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irenius</text:p>
          </table:table-cell>
          <table:table-cell table:style-name="ce2" office:value-type="string">
            <text:p>žireniu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idowzkim</text:p>
          </table:table-cell>
          <table:table-cell table:style-name="ce1" office:value-type="string">
            <text:p>židowski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idowzkim</text:p>
          </table:table-cell>
          <table:table-cell table:style-name="ce1" office:value-type="string">
            <text:p>židowski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idowzkeje</text:p>
          </table:table-cell>
          <table:table-cell table:style-name="ce1" office:value-type="string">
            <text:p>židowske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hubjene</text:p>
          </table:table-cell>
          <table:table-cell office:value-type="string">
            <text:p>zhubje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hubjenej</text:p>
          </table:table-cell>
          <table:table-cell office:value-type="string">
            <text:p>zhubjen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hubjena</text:p>
          </table:table-cell>
          <table:table-cell office:value-type="string">
            <text:p>zhubje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hubił</text:p>
          </table:table-cell>
          <table:table-cell office:value-type="string">
            <text:p>zhub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hubiła</text:p>
          </table:table-cell>
          <table:table-cell office:value-type="string">
            <text:p>zhubił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hromadźuje</text:p>
          </table:table-cell>
          <table:table-cell office:value-type="string">
            <text:p>zhromadźu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hromadźuja</text:p>
          </table:table-cell>
          <table:table-cell office:value-type="string">
            <text:p>zhromadźu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hromadźił</text:p>
          </table:table-cell>
          <table:table-cell office:value-type="string">
            <text:p>zhromadź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hromadźenych</text:p>
          </table:table-cell>
          <table:table-cell office:value-type="string">
            <text:p>zhromadźeny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honi</text:p>
          </table:table-cell>
          <table:table-cell office:value-type="string">
            <text:p>zho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eztawanjow</text:p>
          </table:table-cell>
          <table:table-cell table:style-name="ce1" office:value-type="string">
            <text:p>zestawanj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ežrachu</text:p>
          </table:table-cell>
          <table:table-cell office:value-type="string">
            <text:p>zežr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eznuć</text:p>
          </table:table-cell>
          <table:table-cell table:style-name="ce1" office:value-type="string">
            <text:p>zezn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ežiwi</text:p>
          </table:table-cell>
          <table:table-cell office:value-type="string">
            <text:p>zežiw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ežeru</text:p>
          </table:table-cell>
          <table:table-cell office:value-type="string">
            <text:p>zežer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etka</text:p>
          </table:table-cell>
          <table:table-cell office:value-type="string">
            <text:p>zetk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etkać</text:p>
          </table:table-cell>
          <table:table-cell office:value-type="string">
            <text:p>zetk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etkachu</text:p>
          </table:table-cell>
          <table:table-cell office:value-type="string">
            <text:p>zetk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esydaju</text:p>
          </table:table-cell>
          <table:table-cell office:value-type="string">
            <text:p>zesyda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esydachu</text:p>
          </table:table-cell>
          <table:table-cell office:value-type="string">
            <text:p>zesyd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ešli</text:p>
          </table:table-cell>
          <table:table-cell office:value-type="string">
            <text:p>zeš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erjechu</text:p>
          </table:table-cell>
          <table:table-cell office:value-type="string">
            <text:p>žerje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enjachu</text:p>
          </table:table-cell>
          <table:table-cell office:value-type="string">
            <text:p>ženj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enić</text:p>
          </table:table-cell>
          <table:table-cell office:value-type="string">
            <text:p>žen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emrjechu</text:p>
          </table:table-cell>
          <table:table-cell office:value-type="string">
            <text:p>zemrje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emjerženja</text:p>
          </table:table-cell>
          <table:table-cell office:value-type="string">
            <text:p>zemjerže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eleny</text:p>
          </table:table-cell>
          <table:table-cell office:value-type="string">
            <text:p>zele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ela</text:p>
          </table:table-cell>
          <table:table-cell office:value-type="string">
            <text:p>zel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ejchow</text:p>
          </table:table-cell>
          <table:table-cell table:style-name="ce2" office:value-type="string">
            <text:p>zejch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echzyše</text:p>
          </table:table-cell>
          <table:table-cell table:style-name="ce1" office:value-type="string">
            <text:p>zechcy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ebrane</text:p>
          </table:table-cell>
          <table:table-cell office:value-type="string">
            <text:p>zebra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ebrał</text:p>
          </table:table-cell>
          <table:table-cell office:value-type="string">
            <text:p>zebr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ebjerje</text:p>
          </table:table-cell>
          <table:table-cell office:value-type="string">
            <text:p>zebjerj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ebedeoweju</text:p>
          </table:table-cell>
          <table:table-cell table:style-name="ce1" office:value-type="string">
            <text:p>Zebedeowe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dźeržeć</text:p>
          </table:table-cell>
          <table:table-cell office:value-type="string">
            <text:p>zdźerže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dźeržał</text:p>
          </table:table-cell>
          <table:table-cell office:value-type="string">
            <text:p>zdźerž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dźeržachu</text:p>
          </table:table-cell>
          <table:table-cell office:value-type="string">
            <text:p>zdźerž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daše</text:p>
          </table:table-cell>
          <table:table-cell office:value-type="string">
            <text:p>zda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dachu</text:p>
          </table:table-cell>
          <table:table-cell office:value-type="string">
            <text:p>zd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cże</text:p>
          </table:table-cell>
          <table:table-cell table:style-name="ce1" office:value-type="string">
            <text:p>s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čińmy</text:p>
          </table:table-cell>
          <table:table-cell table:style-name="ce1" office:value-type="string">
            <text:p>sčiń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činjene</text:p>
          </table:table-cell>
          <table:table-cell table:style-name="ce1" office:value-type="string">
            <text:p>sčinje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činili</text:p>
          </table:table-cell>
          <table:table-cell table:style-name="ce1" office:value-type="string">
            <text:p>sčinil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ćeŕ</text:p>
          </table:table-cell>
          <table:table-cell table:style-name="ce1" office:value-type="string">
            <text:p>sć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ćeŕpliwozću</text:p>
          </table:table-cell>
          <table:table-cell table:style-name="ce1" office:value-type="string">
            <text:p>sćerpliwosć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ćeŕpliwozći</text:p>
          </table:table-cell>
          <table:table-cell table:style-name="ce1" office:value-type="string">
            <text:p>sćerpliwosć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ćerb</text:p>
          </table:table-cell>
          <table:table-cell table:style-name="ce1" office:value-type="string">
            <text:p>sćerb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ćał</text:p>
          </table:table-cell>
          <table:table-cell table:style-name="ce1" office:value-type="string">
            <text:p>sć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bytkne</text:p>
          </table:table-cell>
          <table:table-cell table:style-name="ce1" office:value-type="string">
            <text:p>zbyt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bytka</text:p>
          </table:table-cell>
          <table:table-cell office:value-type="string">
            <text:p>zbytk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budźił</text:p>
          </table:table-cell>
          <table:table-cell office:value-type="string">
            <text:p>zbudź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budźić</text:p>
          </table:table-cell>
          <table:table-cell office:value-type="string">
            <text:p>zbudź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budźichu</text:p>
          </table:table-cell>
          <table:table-cell office:value-type="string">
            <text:p>zbudźi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budźeni</text:p>
          </table:table-cell>
          <table:table-cell office:value-type="string">
            <text:p>zbudźe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bóžnu</text:p>
          </table:table-cell>
          <table:table-cell office:value-type="string">
            <text:p>zbóžn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bóžnik</text:p>
          </table:table-cell>
          <table:table-cell office:value-type="string">
            <text:p>zbóžni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bóžniku</text:p>
          </table:table-cell>
          <table:table-cell office:value-type="string">
            <text:p>zbóžnik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bóžnika</text:p>
          </table:table-cell>
          <table:table-cell office:value-type="string">
            <text:p>zbóžnik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bóžne</text:p>
          </table:table-cell>
          <table:table-cell office:value-type="string">
            <text:p>zbóž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bóžna</text:p>
          </table:table-cell>
          <table:table-cell office:value-type="string">
            <text:p>zbóž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bože</text:p>
          </table:table-cell>
          <table:table-cell office:value-type="string">
            <text:p>zbož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běžka</text:p>
          </table:table-cell>
          <table:table-cell office:value-type="string">
            <text:p>zběžk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běhnuwši</text:p>
          </table:table-cell>
          <table:table-cell table:style-name="ce1" office:value-type="string">
            <text:p>zběhnywš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běhnjeny</text:p>
          </table:table-cell>
          <table:table-cell office:value-type="string">
            <text:p>zběhnje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běhaju</text:p>
          </table:table-cell>
          <table:table-cell office:value-type="string">
            <text:p>zběha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ztojnztwo</text:p>
          </table:table-cell>
          <table:table-cell table:style-name="ce1" office:value-type="string">
            <text:p>zastojnstw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zta</text:p>
          </table:table-cell>
          <table:table-cell table:style-name="ce1" office:value-type="string">
            <text:p>zast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ztachu</text:p>
          </table:table-cell>
          <table:table-cell table:style-name="ce1" office:value-type="string">
            <text:p>zastach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azpić</text:p>
          </table:table-cell>
          <table:table-cell table:style-name="ce1" office:value-type="string">
            <text:p>zacpěć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azpichu</text:p>
          </table:table-cell>
          <table:table-cell table:style-name="ce1" office:value-type="string">
            <text:p>zacpěch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azpěwać</text:p>
          </table:table-cell>
          <table:table-cell table:style-name="ce1" office:value-type="string">
            <text:p>zaspěw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wrjeł</text:p>
          </table:table-cell>
          <table:table-cell office:value-type="string">
            <text:p>zawrje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wołajo</text:p>
          </table:table-cell>
          <table:table-cell office:value-type="string">
            <text:p>zawołaj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wješk</text:p>
          </table:table-cell>
          <table:table-cell office:value-type="string">
            <text:p>zawješ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wjeselichu</text:p>
          </table:table-cell>
          <table:table-cell office:value-type="string">
            <text:p>zawjeseli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wjedźe</text:p>
          </table:table-cell>
          <table:table-cell office:value-type="string">
            <text:p>zawjedź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wjedźeni</text:p>
          </table:table-cell>
          <table:table-cell office:value-type="string">
            <text:p>zawjedźe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wali</text:p>
          </table:table-cell>
          <table:table-cell office:value-type="string">
            <text:p>zaw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tana</text:p>
          </table:table-cell>
          <table:table-cell table:style-name="ce1" office:value-type="string">
            <text:p>sata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tanaso</text:p>
          </table:table-cell>
          <table:table-cell table:style-name="ce2" office:value-type="string">
            <text:p>zatanas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tamanztwu</text:p>
          </table:table-cell>
          <table:table-cell table:style-name="ce1" office:value-type="string">
            <text:p>satamanstw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tamanztwo</text:p>
          </table:table-cell>
          <table:table-cell table:style-name="ce1" office:value-type="string">
            <text:p>satamanstw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tamanztwje</text:p>
          </table:table-cell>
          <table:table-cell table:style-name="ce1" office:value-type="string">
            <text:p>satamanstw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tamani</text:p>
          </table:table-cell>
          <table:table-cell office:value-type="string">
            <text:p>zatama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swěćili</text:p>
          </table:table-cell>
          <table:table-cell office:value-type="string">
            <text:p>zaswěći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swěćene</text:p>
          </table:table-cell>
          <table:table-cell office:value-type="string">
            <text:p>zaswěće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sowidźenje</text:p>
          </table:table-cell>
          <table:table-cell office:value-type="string">
            <text:p>zasowidźe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słužiłaj</text:p>
          </table:table-cell>
          <table:table-cell office:value-type="string">
            <text:p>zasłužił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šło</text:p>
          </table:table-cell>
          <table:table-cell office:value-type="string">
            <text:p>zašł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šli</text:p>
          </table:table-cell>
          <table:table-cell office:value-type="string">
            <text:p>zaš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słapali</text:p>
          </table:table-cell>
          <table:table-cell office:value-type="string">
            <text:p>zasłap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słapać</text:p>
          </table:table-cell>
          <table:table-cell office:value-type="string">
            <text:p>zasłap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rěžće</text:p>
          </table:table-cell>
          <table:table-cell office:value-type="string">
            <text:p>zarěž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rězał</text:p>
          </table:table-cell>
          <table:table-cell office:value-type="string">
            <text:p>zarěz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rězać</text:p>
          </table:table-cell>
          <table:table-cell office:value-type="string">
            <text:p>zarěz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razy</text:p>
          </table:table-cell>
          <table:table-cell office:value-type="string">
            <text:p>zaraz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pšijała</text:p>
          </table:table-cell>
          <table:table-cell table:style-name="ce1" office:value-type="string">
            <text:p>zapřijał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prěty</text:p>
          </table:table-cell>
          <table:table-cell office:value-type="string">
            <text:p>zaprě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prěł</text:p>
          </table:table-cell>
          <table:table-cell office:value-type="string">
            <text:p>zaprě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prěj</text:p>
          </table:table-cell>
          <table:table-cell office:value-type="string">
            <text:p>zaprě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popadźe</text:p>
          </table:table-cell>
          <table:table-cell office:value-type="string">
            <text:p>zapopadź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pomnjeny</text:p>
          </table:table-cell>
          <table:table-cell office:value-type="string">
            <text:p>zapomnje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pluwany</text:p>
          </table:table-cell>
          <table:table-cell office:value-type="string">
            <text:p>zapluwa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płatu</text:p>
          </table:table-cell>
          <table:table-cell office:value-type="string">
            <text:p>zapłat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płata</text:p>
          </table:table-cell>
          <table:table-cell office:value-type="string">
            <text:p>zapłat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pisany</text:p>
          </table:table-cell>
          <table:table-cell office:value-type="string">
            <text:p>zapisa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pisanje</text:p>
          </table:table-cell>
          <table:table-cell office:value-type="string">
            <text:p>zapisa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pisać</text:p>
          </table:table-cell>
          <table:table-cell office:value-type="string">
            <text:p>zapis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palił</text:p>
          </table:table-cell>
          <table:table-cell office:value-type="string">
            <text:p>zapal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anych</text:p>
          </table:table-cell>
          <table:table-cell office:value-type="string">
            <text:p>žany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ńdźetaj</text:p>
          </table:table-cell>
          <table:table-cell office:value-type="string">
            <text:p>zańdźet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ńdźechu</text:p>
          </table:table-cell>
          <table:table-cell office:value-type="string">
            <text:p>zańdźe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ńdźeće</text:p>
          </table:table-cell>
          <table:table-cell office:value-type="string">
            <text:p>zańdźe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ńdu</text:p>
          </table:table-cell>
          <table:table-cell office:value-type="string">
            <text:p>zańd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ana</text:p>
          </table:table-cell>
          <table:table-cell office:value-type="string">
            <text:p>ža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móženja</text:p>
          </table:table-cell>
          <table:table-cell office:value-type="string">
            <text:p>zamóže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molwili</text:p>
          </table:table-cell>
          <table:table-cell table:style-name="ce1" office:value-type="string">
            <text:p>zamołwi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molwić</text:p>
          </table:table-cell>
          <table:table-cell table:style-name="ce1" office:value-type="string">
            <text:p>zamołw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mjelčachu</text:p>
          </table:table-cell>
          <table:table-cell office:value-type="string">
            <text:p>zamjelč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měša</text:p>
          </table:table-cell>
          <table:table-cell office:value-type="string">
            <text:p>zaměš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měšał</text:p>
          </table:table-cell>
          <table:table-cell office:value-type="string">
            <text:p>zaměš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łoži</text:p>
          </table:table-cell>
          <table:table-cell office:value-type="string">
            <text:p>załož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łožili</text:p>
          </table:table-cell>
          <table:table-cell office:value-type="string">
            <text:p>załoži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łoženy</text:p>
          </table:table-cell>
          <table:table-cell office:value-type="string">
            <text:p>załože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łoženje</text:p>
          </table:table-cell>
          <table:table-cell office:value-type="string">
            <text:p>załože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łoženja</text:p>
          </table:table-cell>
          <table:table-cell office:value-type="string">
            <text:p>załože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łožena</text:p>
          </table:table-cell>
          <table:table-cell office:value-type="string">
            <text:p>załože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ałosnje</text:p>
          </table:table-cell>
          <table:table-cell table:style-name="ce1" office:value-type="string">
            <text:p>žałost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lězło</text:p>
          </table:table-cell>
          <table:table-cell office:value-type="string">
            <text:p>zalězł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ałby</text:p>
          </table:table-cell>
          <table:table-cell office:value-type="string">
            <text:p>žałb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ałbował</text:p>
          </table:table-cell>
          <table:table-cell office:value-type="string">
            <text:p>žałbow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kšiči</text:p>
          </table:table-cell>
          <table:table-cell table:style-name="ce1" office:value-type="string">
            <text:p>zakřič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kryte</text:p>
          </table:table-cell>
          <table:table-cell office:value-type="string">
            <text:p>zakryt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koń</text:p>
          </table:table-cell>
          <table:table-cell office:value-type="string">
            <text:p>zakoń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konikow</text:p>
          </table:table-cell>
          <table:table-cell office:value-type="string">
            <text:p>zakonik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khowane</text:p>
          </table:table-cell>
          <table:table-cell table:style-name="ce1" office:value-type="string">
            <text:p>zachowa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khował</text:p>
          </table:table-cell>
          <table:table-cell table:style-name="ce1" office:value-type="string">
            <text:p>zachow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khowaju</text:p>
          </table:table-cell>
          <table:table-cell table:style-name="ce1" office:value-type="string">
            <text:p>zachowa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kazuje</text:p>
          </table:table-cell>
          <table:table-cell office:value-type="string">
            <text:p>zakazu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hubjenju</text:p>
          </table:table-cell>
          <table:table-cell office:value-type="string">
            <text:p>zahubje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hrodźe</text:p>
          </table:table-cell>
          <table:table-cell office:value-type="string">
            <text:p>zahrodź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hrody</text:p>
          </table:table-cell>
          <table:table-cell office:value-type="string">
            <text:p>zahrod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hojił</text:p>
          </table:table-cell>
          <table:table-cell office:value-type="string">
            <text:p>zahoj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hojili</text:p>
          </table:table-cell>
          <table:table-cell office:value-type="string">
            <text:p>zahoji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hojenja</text:p>
          </table:table-cell>
          <table:table-cell office:value-type="string">
            <text:p>zahoje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hojeni</text:p>
          </table:table-cell>
          <table:table-cell office:value-type="string">
            <text:p>zahoje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hojće</text:p>
          </table:table-cell>
          <table:table-cell office:value-type="string">
            <text:p>zahoj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hinuł</text:p>
          </table:table-cell>
          <table:table-cell table:style-name="ce1" office:value-type="string">
            <text:p>zahiny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hinjetej</text:p>
          </table:table-cell>
          <table:table-cell office:value-type="string">
            <text:p>zahinjet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dźěwkach</text:p>
          </table:table-cell>
          <table:table-cell office:value-type="string">
            <text:p>zadźěwk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dźěwa</text:p>
          </table:table-cell>
          <table:table-cell office:value-type="string">
            <text:p>zadźěw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dusychu</text:p>
          </table:table-cell>
          <table:table-cell office:value-type="string">
            <text:p>zadusy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dušeni</text:p>
          </table:table-cell>
          <table:table-cell office:value-type="string">
            <text:p>zaduše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adanje</text:p>
          </table:table-cell>
          <table:table-cell office:value-type="string">
            <text:p>žada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adana</text:p>
          </table:table-cell>
          <table:table-cell office:value-type="string">
            <text:p>žada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adał</text:p>
          </table:table-cell>
          <table:table-cell office:value-type="string">
            <text:p>žad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adajzy</text:p>
          </table:table-cell>
          <table:table-cell table:style-name="ce1" office:value-type="string">
            <text:p>žadajc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ćmi</text:p>
          </table:table-cell>
          <table:table-cell office:value-type="string">
            <text:p>zać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ćisnu</text:p>
          </table:table-cell>
          <table:table-cell office:value-type="string">
            <text:p>zaćisn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ćisnjene</text:p>
          </table:table-cell>
          <table:table-cell office:value-type="string">
            <text:p>zaćisnje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ćisli</text:p>
          </table:table-cell>
          <table:table-cell office:value-type="string">
            <text:p>zaćis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činił</text:p>
          </table:table-cell>
          <table:table-cell office:value-type="string">
            <text:p>začinił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acheu</text:p>
          </table:table-cell>
          <table:table-cell table:style-name="ce1" office:value-type="string">
            <text:p>Cache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acheus</text:p>
          </table:table-cell>
          <table:table-cell table:style-name="ce1" office:value-type="string">
            <text:p>Cacheu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cheus</text:p>
          </table:table-cell>
          <table:table-cell table:style-name="ce1" office:value-type="string">
            <text:p>Cacheu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cheo</text:p>
          </table:table-cell>
          <table:table-cell table:style-name="ce1" office:value-type="string">
            <text:p>Cache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achariaso</text:p>
          </table:table-cell>
          <table:table-cell table:style-name="ce1" office:value-type="string">
            <text:p>Cacharias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achariasowemu</text:p>
          </table:table-cell>
          <table:table-cell table:style-name="ce1" office:value-type="string">
            <text:p>za Cariasowem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chariasoweje</text:p>
          </table:table-cell>
          <table:table-cell table:style-name="ce1" office:value-type="string">
            <text:p>za Cariasowe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chariasa</text:p>
          </table:table-cell>
          <table:table-cell table:style-name="ce1" office:value-type="string">
            <text:p>Cacharias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bija</text:p>
          </table:table-cell>
          <table:table-cell office:value-type="string">
            <text:p>zabi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bić</text:p>
          </table:table-cell>
          <table:table-cell office:value-type="string">
            <text:p>zab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zata</text:p>
          </table:table-cell>
          <table:table-cell table:style-name="ce3" office:value-type="string">
            <text:p>wzat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yššimi</text:p>
          </table:table-cell>
          <table:table-cell table:style-name="ce1" office:value-type="string">
            <text:p>wyši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yšše</text:p>
          </table:table-cell>
          <table:table-cell table:style-name="ce1" office:value-type="string">
            <text:p>wy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yššeju</text:p>
          </table:table-cell>
          <table:table-cell table:style-name="ce1" office:value-type="string">
            <text:p>wyše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ysozy</text:p>
          </table:table-cell>
          <table:table-cell table:style-name="ce1" office:value-type="string">
            <text:p>wysoc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ysoku</text:p>
          </table:table-cell>
          <table:table-cell office:value-type="string">
            <text:p>wysok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ysoke</text:p>
          </table:table-cell>
          <table:table-cell office:value-type="string">
            <text:p>wysok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yšnozć</text:p>
          </table:table-cell>
          <table:table-cell table:style-name="ce1" office:value-type="string">
            <text:p>wyšnos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yšnozću</text:p>
          </table:table-cell>
          <table:table-cell table:style-name="ce1" office:value-type="string">
            <text:p>wyšnosć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zwoliła</text:p>
          </table:table-cell>
          <table:table-cell office:value-type="string">
            <text:p>wuzwolił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zwolichu</text:p>
          </table:table-cell>
          <table:table-cell office:value-type="string">
            <text:p>wuzwoli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zwoleny</text:p>
          </table:table-cell>
          <table:table-cell office:value-type="string">
            <text:p>wuzwole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ztupili</text:p>
          </table:table-cell>
          <table:table-cell table:style-name="ce1" office:value-type="string">
            <text:p>wustupi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ztupichu</text:p>
          </table:table-cell>
          <table:table-cell table:style-name="ce1" office:value-type="string">
            <text:p>wustupi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ztrowju</text:p>
          </table:table-cell>
          <table:table-cell table:style-name="ce1" office:value-type="string">
            <text:p>wustrow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ztrowjeni</text:p>
          </table:table-cell>
          <table:table-cell table:style-name="ce1" office:value-type="string">
            <text:p>wustrowje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ztrowjena</text:p>
          </table:table-cell>
          <table:table-cell table:style-name="ce1" office:value-type="string">
            <text:p>wustrowje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ztrowili</text:p>
          </table:table-cell>
          <table:table-cell table:style-name="ce1" office:value-type="string">
            <text:p>wustrowil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uztroró</text:p>
          </table:table-cell>
          <table:table-cell table:style-name="ce2" office:value-type="string">
            <text:p>wustr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ztorkaju</text:p>
          </table:table-cell>
          <table:table-cell table:style-name="ce1" office:value-type="string">
            <text:p>wustorka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ztorčenych</text:p>
          </table:table-cell>
          <table:table-cell table:style-name="ce1" office:value-type="string">
            <text:p>wustorčeny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ztejiće</text:p>
          </table:table-cell>
          <table:table-cell table:style-name="ce1" office:value-type="string">
            <text:p>wusteji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žohnuju</text:p>
          </table:table-cell>
          <table:table-cell office:value-type="string">
            <text:p>wužohnuj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uzkich</text:p>
          </table:table-cell>
          <table:table-cell table:style-name="ce1" office:value-type="string">
            <text:p>wuskich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uzkhnjenej</text:p>
          </table:table-cell>
          <table:table-cell table:style-name="ce1" office:value-type="string">
            <text:p>wuschnjenej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uzkhła</text:p>
          </table:table-cell>
          <table:table-cell table:style-name="ce1" office:value-type="string">
            <text:p>wuschnył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žiwanje</text:p>
          </table:table-cell>
          <table:table-cell office:value-type="string">
            <text:p>wužiwa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žiwał</text:p>
          </table:table-cell>
          <table:table-cell office:value-type="string">
            <text:p>wužiw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žitk</text:p>
          </table:table-cell>
          <table:table-cell office:value-type="string">
            <text:p>wužit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žitkom</text:p>
          </table:table-cell>
          <table:table-cell office:value-type="string">
            <text:p>wužitk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žitka</text:p>
          </table:table-cell>
          <table:table-cell office:value-type="string">
            <text:p>wužitk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uy</text:p>
          </table:table-cell>
          <table:table-cell table:style-name="ce1" office:value-type="string">
            <text:p>w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wjezć</text:p>
          </table:table-cell>
          <table:table-cell table:style-name="ce1" office:value-type="string">
            <text:p>wuwjes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wjedźe</text:p>
          </table:table-cell>
          <table:table-cell office:value-type="string">
            <text:p>wuwjedź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wjedźenaj</text:p>
          </table:table-cell>
          <table:table-cell office:value-type="string">
            <text:p>wuwjedźen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tupjenju</text:p>
          </table:table-cell>
          <table:table-cell office:value-type="string">
            <text:p>wutupje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trobnych</text:p>
          </table:table-cell>
          <table:table-cell office:value-type="string">
            <text:p>wutrobny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trobnu</text:p>
          </table:table-cell>
          <table:table-cell office:value-type="string">
            <text:p>wutrobn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torhń</text:p>
          </table:table-cell>
          <table:table-cell office:value-type="string">
            <text:p>wutorhń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torhanych</text:p>
          </table:table-cell>
          <table:table-cell office:value-type="string">
            <text:p>wutorhany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sny</text:p>
          </table:table-cell>
          <table:table-cell office:value-type="string">
            <text:p>wus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smjachu</text:p>
          </table:table-cell>
          <table:table-cell office:value-type="string">
            <text:p>wusmj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směšeny</text:p>
          </table:table-cell>
          <table:table-cell office:value-type="string">
            <text:p>wusměše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słyša</text:p>
          </table:table-cell>
          <table:table-cell office:value-type="string">
            <text:p>wusłyš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słyšana</text:p>
          </table:table-cell>
          <table:table-cell office:value-type="string">
            <text:p>wusłyša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slekachu</text:p>
          </table:table-cell>
          <table:table-cell office:value-type="string">
            <text:p>wuslek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sadźena</text:p>
          </table:table-cell>
          <table:table-cell office:value-type="string">
            <text:p>wusadźe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sad</text:p>
          </table:table-cell>
          <table:table-cell office:value-type="string">
            <text:p>wusa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sadnym</text:p>
          </table:table-cell>
          <table:table-cell office:value-type="string">
            <text:p>wusadn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sada</text:p>
          </table:table-cell>
          <table:table-cell office:value-type="string">
            <text:p>wusad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ryčał</text:p>
          </table:table-cell>
          <table:table-cell table:style-name="ce1" office:value-type="string">
            <text:p>wurěč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rubaneho</text:p>
          </table:table-cell>
          <table:table-cell office:value-type="string">
            <text:p>wuruban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rjeknu</text:p>
          </table:table-cell>
          <table:table-cell office:value-type="string">
            <text:p>wurjekn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rjeknuł</text:p>
          </table:table-cell>
          <table:table-cell table:style-name="ce2" office:value-type="string">
            <text:p>wurjeknu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puzćenju</text:p>
          </table:table-cell>
          <table:table-cell table:style-name="ce1" office:value-type="string">
            <text:p>wupusće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puzćene</text:p>
          </table:table-cell>
          <table:table-cell table:style-name="ce1" office:value-type="string">
            <text:p>wupusće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pušćeni</text:p>
          </table:table-cell>
          <table:table-cell office:value-type="string">
            <text:p>wupušće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pjelnjene</text:p>
          </table:table-cell>
          <table:table-cell office:value-type="string">
            <text:p>wupjelnje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ńdźeće</text:p>
          </table:table-cell>
          <table:table-cell office:value-type="string">
            <text:p>wuńdźe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ńdźće</text:p>
          </table:table-cell>
          <table:table-cell office:value-type="string">
            <text:p>wuńdź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ńć</text:p>
          </table:table-cell>
          <table:table-cell office:value-type="string">
            <text:p>wuń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móž</text:p>
          </table:table-cell>
          <table:table-cell office:value-type="string">
            <text:p>wumóž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mož</text:p>
          </table:table-cell>
          <table:table-cell office:value-type="string">
            <text:p>wumož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moženje</text:p>
          </table:table-cell>
          <table:table-cell office:value-type="string">
            <text:p>wumože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moženi</text:p>
          </table:table-cell>
          <table:table-cell office:value-type="string">
            <text:p>wumože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łožena</text:p>
          </table:table-cell>
          <table:table-cell office:value-type="string">
            <text:p>wułože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kłady</text:p>
          </table:table-cell>
          <table:table-cell office:value-type="string">
            <text:p>wukład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kładowaše</text:p>
          </table:table-cell>
          <table:table-cell office:value-type="string">
            <text:p>wukładowa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khoda</text:p>
          </table:table-cell>
          <table:table-cell table:style-name="ce1" office:value-type="string">
            <text:p>wuchod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jednanju</text:p>
          </table:table-cell>
          <table:table-cell office:value-type="string">
            <text:p>wujedna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hnali</text:p>
          </table:table-cell>
          <table:table-cell office:value-type="string">
            <text:p>wuhn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hnać</text:p>
          </table:table-cell>
          <table:table-cell office:value-type="string">
            <text:p>wuhn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hnaće</text:p>
          </table:table-cell>
          <table:table-cell office:value-type="string">
            <text:p>wuhna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hladaštaj</text:p>
          </table:table-cell>
          <table:table-cell office:value-type="string">
            <text:p>wuhladašt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dowy</text:p>
          </table:table-cell>
          <table:table-cell office:value-type="string">
            <text:p>wudow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dowow</text:p>
          </table:table-cell>
          <table:table-cell office:value-type="string">
            <text:p>wudow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dowje</text:p>
          </table:table-cell>
          <table:table-cell office:value-type="string">
            <text:p>wudow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dowam</text:p>
          </table:table-cell>
          <table:table-cell office:value-type="string">
            <text:p>wudow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dawaju</text:p>
          </table:table-cell>
          <table:table-cell office:value-type="string">
            <text:p>wudawa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dawaja</text:p>
          </table:table-cell>
          <table:table-cell office:value-type="string">
            <text:p>wudawa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dawachu</text:p>
          </table:table-cell>
          <table:table-cell office:value-type="string">
            <text:p>wudaw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dał</text:p>
          </table:table-cell>
          <table:table-cell office:value-type="string">
            <text:p>wud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čom</text:p>
          </table:table-cell>
          <table:table-cell office:value-type="string">
            <text:p>wuč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čomnikaj</text:p>
          </table:table-cell>
          <table:table-cell office:value-type="string">
            <text:p>wučomnik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čizćenych</text:p>
          </table:table-cell>
          <table:table-cell table:style-name="ce1" office:value-type="string">
            <text:p>wučisćeny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čizćenje</text:p>
          </table:table-cell>
          <table:table-cell table:style-name="ce1" office:value-type="string">
            <text:p>wučisće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čizćeni</text:p>
          </table:table-cell>
          <table:table-cell table:style-name="ce1" office:value-type="string">
            <text:p>wučisće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čiwši</text:p>
          </table:table-cell>
          <table:table-cell office:value-type="string">
            <text:p>wučiwš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chło</text:p>
          </table:table-cell>
          <table:table-cell table:style-name="ce2" office:value-type="string">
            <text:p>wuchł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ćeže</text:p>
          </table:table-cell>
          <table:table-cell office:value-type="string">
            <text:p>wućež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čerjemi</text:p>
          </table:table-cell>
          <table:table-cell office:value-type="string">
            <text:p>wučerje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ćehń</text:p>
          </table:table-cell>
          <table:table-cell office:value-type="string">
            <text:p>wućehń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ćahnu</text:p>
          </table:table-cell>
          <table:table-cell office:value-type="string">
            <text:p>wućahn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ćahnuł</text:p>
          </table:table-cell>
          <table:table-cell table:style-name="ce1" office:value-type="string">
            <text:p>wućahny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běhnu</text:p>
          </table:table-cell>
          <table:table-cell office:value-type="string">
            <text:p>wuběhn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šudźom</text:p>
          </table:table-cell>
          <table:table-cell office:value-type="string">
            <text:p>wšudź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šemu</text:p>
          </table:table-cell>
          <table:table-cell office:value-type="string">
            <text:p>wšem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šelzy</text:p>
          </table:table-cell>
          <table:table-cell table:style-name="ce1" office:value-type="string">
            <text:p>wšelc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šelkeho</text:p>
          </table:table-cell>
          <table:table-cell office:value-type="string">
            <text:p>wšelk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šědny</text:p>
          </table:table-cell>
          <table:table-cell office:value-type="string">
            <text:p>wšěd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rótne</text:p>
          </table:table-cell>
          <table:table-cell office:value-type="string">
            <text:p>wrót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rota</text:p>
          </table:table-cell>
          <table:table-cell office:value-type="string">
            <text:p>wrot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rotam</text:p>
          </table:table-cell>
          <table:table-cell office:value-type="string">
            <text:p>wrot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rotach</text:p>
          </table:table-cell>
          <table:table-cell office:value-type="string">
            <text:p>wrot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róćił</text:p>
          </table:table-cell>
          <table:table-cell office:value-type="string">
            <text:p>wróć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róćić</text:p>
          </table:table-cell>
          <table:table-cell office:value-type="string">
            <text:p>wróć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rěšćeć</text:p>
          </table:table-cell>
          <table:table-cell office:value-type="string">
            <text:p>wrěšće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ztudźić</text:p>
          </table:table-cell>
          <table:table-cell table:style-name="ce1" office:value-type="string">
            <text:p>wostudź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ztań</text:p>
          </table:table-cell>
          <table:table-cell table:style-name="ce1" office:value-type="string">
            <text:p>wostań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ztanje</text:p>
          </table:table-cell>
          <table:table-cell table:style-name="ce1" office:value-type="string">
            <text:p>wosta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ztał</text:p>
          </table:table-cell>
          <table:table-cell table:style-name="ce1" office:value-type="string">
            <text:p>wost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ztało</text:p>
          </table:table-cell>
          <table:table-cell table:style-name="ce1" office:value-type="string">
            <text:p>wostał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ztali</text:p>
          </table:table-cell>
          <table:table-cell table:style-name="ce1" office:value-type="string">
            <text:p>wost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ztaj</text:p>
          </table:table-cell>
          <table:table-cell table:style-name="ce1" office:value-type="string">
            <text:p>wost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ztaji</text:p>
          </table:table-cell>
          <table:table-cell table:style-name="ce1" office:value-type="string">
            <text:p>wostaj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ztajił</text:p>
          </table:table-cell>
          <table:table-cell table:style-name="ce1" office:value-type="string">
            <text:p>wostaj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ztajichu</text:p>
          </table:table-cell>
          <table:table-cell table:style-name="ce1" office:value-type="string">
            <text:p>wostaji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ztajeny</text:p>
          </table:table-cell>
          <table:table-cell table:style-name="ce1" office:value-type="string">
            <text:p>wostaje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zmješ</text:p>
          </table:table-cell>
          <table:table-cell office:value-type="string">
            <text:p>wozmješ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ženja</text:p>
          </table:table-cell>
          <table:table-cell office:value-type="string">
            <text:p>wože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ženił</text:p>
          </table:table-cell>
          <table:table-cell office:value-type="string">
            <text:p>wožen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zbožiła</text:p>
          </table:table-cell>
          <table:table-cell office:value-type="string">
            <text:p>wozbožił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wzu</text:p>
          </table:table-cell>
          <table:table-cell table:style-name="ce1" office:value-type="string">
            <text:p>wowc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wzow</text:p>
          </table:table-cell>
          <table:table-cell table:style-name="ce1" office:value-type="string">
            <text:p>wowc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zućichu</text:p>
          </table:table-cell>
          <table:table-cell table:style-name="ce2" office:value-type="string">
            <text:p>wotzući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ztup</text:p>
          </table:table-cell>
          <table:table-cell table:style-name="ce1" office:value-type="string">
            <text:p>wotstup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ztorčichu</text:p>
          </table:table-cell>
          <table:table-cell table:style-name="ce1" office:value-type="string">
            <text:p>wotstorči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ztorčeny</text:p>
          </table:table-cell>
          <table:table-cell table:style-name="ce1" office:value-type="string">
            <text:p>wotstorče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ótzam</text:p>
          </table:table-cell>
          <table:table-cell table:style-name="ce1" office:value-type="string">
            <text:p>wótc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ótzama</text:p>
          </table:table-cell>
          <table:table-cell table:style-name="ce1" office:value-type="string">
            <text:p>wótcam 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wróćał</text:p>
          </table:table-cell>
          <table:table-cell office:value-type="string">
            <text:p>wotwróć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wježtaj</text:p>
          </table:table-cell>
          <table:table-cell office:value-type="string">
            <text:p>wotwježt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wjazujetaj</text:p>
          </table:table-cell>
          <table:table-cell office:value-type="string">
            <text:p>wotwjazujet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wjazataj</text:p>
          </table:table-cell>
          <table:table-cell office:value-type="string">
            <text:p>wotwjazat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wjazaštaj</text:p>
          </table:table-cell>
          <table:table-cell office:value-type="string">
            <text:p>wotwjazašt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wjazać</text:p>
          </table:table-cell>
          <table:table-cell office:value-type="string">
            <text:p>wotwjaz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waleny</text:p>
          </table:table-cell>
          <table:table-cell office:value-type="string">
            <text:p>wotwale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torže</text:p>
          </table:table-cell>
          <table:table-cell office:value-type="string">
            <text:p>wottorž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sudźi</text:p>
          </table:table-cell>
          <table:table-cell office:value-type="string">
            <text:p>wotsudź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ótrym</text:p>
          </table:table-cell>
          <table:table-cell office:value-type="string">
            <text:p>wótr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ročku</text:p>
          </table:table-cell>
          <table:table-cell office:value-type="string">
            <text:p>wotročk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ročkojo</text:p>
          </table:table-cell>
          <table:table-cell office:value-type="string">
            <text:p>wotročkoj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ročkam</text:p>
          </table:table-cell>
          <table:table-cell office:value-type="string">
            <text:p>wotročk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ótreho</text:p>
          </table:table-cell>
          <table:table-cell office:value-type="string">
            <text:p>wótr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pušći</text:p>
          </table:table-cell>
          <table:table-cell office:value-type="string">
            <text:p>wotpušć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pušćił</text:p>
          </table:table-cell>
          <table:table-cell office:value-type="string">
            <text:p>wotpušć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počować</text:p>
          </table:table-cell>
          <table:table-cell office:value-type="string">
            <text:p>wotpočow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počowachu</text:p>
          </table:table-cell>
          <table:table-cell office:value-type="string">
            <text:p>wotpočow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počink</text:p>
          </table:table-cell>
          <table:table-cell office:value-type="string">
            <text:p>wotpočin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počinka</text:p>
          </table:table-cell>
          <table:table-cell office:value-type="string">
            <text:p>wotpočink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molwjenje</text:p>
          </table:table-cell>
          <table:table-cell table:style-name="ce1" office:value-type="string">
            <text:p>wotmołwjenj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tmolwizy</text:p>
          </table:table-cell>
          <table:table-cell table:style-name="ce1" office:value-type="string">
            <text:p>wotmołwic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mjelknychu</text:p>
          </table:table-cell>
          <table:table-cell office:value-type="string">
            <text:p>wotmjelkny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łamać</text:p>
          </table:table-cell>
          <table:table-cell office:value-type="string">
            <text:p>wotłam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kazał</text:p>
          </table:table-cell>
          <table:table-cell office:value-type="string">
            <text:p>wotkaz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kazać</text:p>
          </table:table-cell>
          <table:table-cell office:value-type="string">
            <text:p>wotkaz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ewŕ</text:p>
          </table:table-cell>
          <table:table-cell table:style-name="ce1" office:value-type="string">
            <text:p>wotew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ewrjenej</text:p>
          </table:table-cell>
          <table:table-cell office:value-type="string">
            <text:p>wotewrjen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ewrili</text:p>
          </table:table-cell>
          <table:table-cell office:value-type="string">
            <text:p>wotewri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ewrichu</text:p>
          </table:table-cell>
          <table:table-cell office:value-type="string">
            <text:p>wotewri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ešoł</text:p>
          </table:table-cell>
          <table:table-cell office:value-type="string">
            <text:p>wotešo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eńdź</text:p>
          </table:table-cell>
          <table:table-cell office:value-type="string">
            <text:p>woteńdź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eńdźće</text:p>
          </table:table-cell>
          <table:table-cell office:value-type="string">
            <text:p>woteńdź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ehnać</text:p>
          </table:table-cell>
          <table:table-cell office:value-type="string">
            <text:p>wotehn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ća</text:p>
          </table:table-cell>
          <table:table-cell office:value-type="string">
            <text:p>wotć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być</text:p>
          </table:table-cell>
          <table:table-cell office:value-type="string">
            <text:p>wotby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bijemy</text:p>
          </table:table-cell>
          <table:table-cell office:value-type="string">
            <text:p>wotbije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ósomnaćo</text:p>
          </table:table-cell>
          <table:table-cell office:value-type="string">
            <text:p>wósomnać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ósomdźesać</text:p>
          </table:table-cell>
          <table:table-cell office:value-type="string">
            <text:p>wósomdźes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soł</text:p>
          </table:table-cell>
          <table:table-cell office:value-type="string">
            <text:p>woso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smym</text:p>
          </table:table-cell>
          <table:table-cell office:value-type="string">
            <text:p>wosm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ósła</text:p>
          </table:table-cell>
          <table:table-cell office:value-type="string">
            <text:p>wósł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sebnozćach</text:p>
          </table:table-cell>
          <table:table-cell office:value-type="string">
            <text:p>wosebnosć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sebnje</text:p>
          </table:table-cell>
          <table:table-cell office:value-type="string">
            <text:p>woseb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ra</text:p>
          </table:table-cell>
          <table:table-cell office:value-type="string">
            <text:p>wor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pušćili</text:p>
          </table:table-cell>
          <table:table-cell office:value-type="string">
            <text:p>wopušći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pušćichu</text:p>
          </table:table-cell>
          <table:table-cell office:value-type="string">
            <text:p>wopušći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pušćena</text:p>
          </table:table-cell>
          <table:table-cell office:value-type="string">
            <text:p>wopušće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pruj</text:p>
          </table:table-cell>
          <table:table-cell office:value-type="string">
            <text:p>wopru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prowaše</text:p>
          </table:table-cell>
          <table:table-cell office:value-type="string">
            <text:p>woprowa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prašowaštaj</text:p>
          </table:table-cell>
          <table:table-cell office:value-type="string">
            <text:p>woprašowašt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prašowaše</text:p>
          </table:table-cell>
          <table:table-cell office:value-type="string">
            <text:p>woprašowa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prašeli</text:p>
          </table:table-cell>
          <table:table-cell office:value-type="string">
            <text:p>wopraše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prašany</text:p>
          </table:table-cell>
          <table:table-cell office:value-type="string">
            <text:p>wopraša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por</text:p>
          </table:table-cell>
          <table:table-cell office:value-type="string">
            <text:p>wopo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poru</text:p>
          </table:table-cell>
          <table:table-cell office:value-type="string">
            <text:p>wopor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porami</text:p>
          </table:table-cell>
          <table:table-cell office:value-type="string">
            <text:p>wopora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pomnjenju</text:p>
          </table:table-cell>
          <table:table-cell office:value-type="string">
            <text:p>wopomnje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pomniło</text:p>
          </table:table-cell>
          <table:table-cell office:value-type="string">
            <text:p>wopomnił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pomnikami</text:p>
          </table:table-cell>
          <table:table-cell office:value-type="string">
            <text:p>wopomnika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pokazuje</text:p>
          </table:table-cell>
          <table:table-cell office:value-type="string">
            <text:p>wopokazu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płakowachu</text:p>
          </table:table-cell>
          <table:table-cell office:value-type="string">
            <text:p>wopłakow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piłz</text:p>
          </table:table-cell>
          <table:table-cell table:style-name="ce1" office:value-type="string">
            <text:p>wopiłc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piłztwom</text:p>
          </table:table-cell>
          <table:table-cell table:style-name="ce1" office:value-type="string">
            <text:p>wopiłstw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pić</text:p>
          </table:table-cell>
          <table:table-cell office:value-type="string">
            <text:p>wop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pasane</text:p>
          </table:table-cell>
          <table:table-cell office:value-type="string">
            <text:p>wopasa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nka</text:p>
          </table:table-cell>
          <table:table-cell office:value-type="string">
            <text:p>wonk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ónjimpak</text:p>
          </table:table-cell>
          <table:table-cell table:style-name="ce1" office:value-type="string">
            <text:p>wón jim pa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nhić</text:p>
          </table:table-cell>
          <table:table-cell table:style-name="ce1" office:value-type="string">
            <text:p>won h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něrn</text:p>
          </table:table-cell>
          <table:table-cell table:style-name="ce1" office:value-type="string">
            <text:p>woněr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němić</text:p>
          </table:table-cell>
          <table:table-cell office:value-type="string">
            <text:p>woněm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óndźeše</text:p>
          </table:table-cell>
          <table:table-cell table:style-name="ce1" office:value-type="string">
            <text:p>wón dźe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mačał</text:p>
          </table:table-cell>
          <table:table-cell office:value-type="string">
            <text:p>womač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ł</text:p>
          </table:table-cell>
          <table:table-cell office:value-type="string">
            <text:p>wo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lu</text:p>
          </table:table-cell>
          <table:table-cell office:value-type="string">
            <text:p>wol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łtarjom</text:p>
          </table:table-cell>
          <table:table-cell office:value-type="string">
            <text:p>wołtarj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łtarja</text:p>
          </table:table-cell>
          <table:table-cell office:value-type="string">
            <text:p>wołtar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łow</text:p>
          </table:table-cell>
          <table:table-cell office:value-type="string">
            <text:p>woł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lij</text:p>
          </table:table-cell>
          <table:table-cell office:value-type="string">
            <text:p>woli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lijowu</text:p>
          </table:table-cell>
          <table:table-cell office:value-type="string">
            <text:p>wolijow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lijom</text:p>
          </table:table-cell>
          <table:table-cell office:value-type="string">
            <text:p>wolij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lija</text:p>
          </table:table-cell>
          <table:table-cell office:value-type="string">
            <text:p>woli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łanjom</text:p>
          </table:table-cell>
          <table:table-cell office:value-type="string">
            <text:p>wołanj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łanje</text:p>
          </table:table-cell>
          <table:table-cell office:value-type="string">
            <text:p>woła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łał</text:p>
          </table:table-cell>
          <table:table-cell office:value-type="string">
            <text:p>woł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łaju</text:p>
          </table:table-cell>
          <table:table-cell office:value-type="string">
            <text:p>woła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košowaše</text:p>
          </table:table-cell>
          <table:table-cell office:value-type="string">
            <text:p>wokošowa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košować</text:p>
          </table:table-cell>
          <table:table-cell office:value-type="string">
            <text:p>wokošow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košenjom</text:p>
          </table:table-cell>
          <table:table-cell office:value-type="string">
            <text:p>wokošenj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komiknjenju</text:p>
          </table:table-cell>
          <table:table-cell office:value-type="string">
            <text:p>wokomiknje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kolnych</text:p>
          </table:table-cell>
          <table:table-cell office:value-type="string">
            <text:p>wokolny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kisnu</text:p>
          </table:table-cell>
          <table:table-cell office:value-type="string">
            <text:p>wokisn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khłodźił</text:p>
          </table:table-cell>
          <table:table-cell table:style-name="ce1" office:value-type="string">
            <text:p>wochłoź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jujće</text:p>
          </table:table-cell>
          <table:table-cell office:value-type="string">
            <text:p>wojuj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ójnu</text:p>
          </table:table-cell>
          <table:table-cell office:value-type="string">
            <text:p>wójn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ójnow</text:p>
          </table:table-cell>
          <table:table-cell office:value-type="string">
            <text:p>wójn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jeŕzzy</text:p>
          </table:table-cell>
          <table:table-cell table:style-name="ce1" office:value-type="string">
            <text:p>wojersc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jazy</text:p>
          </table:table-cell>
          <table:table-cell table:style-name="ce1" office:value-type="string">
            <text:p>wojac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jakow</text:p>
          </table:table-cell>
          <table:table-cell office:value-type="string">
            <text:p>wojak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jakami</text:p>
          </table:table-cell>
          <table:table-cell office:value-type="string">
            <text:p>wojakam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inika</text:p>
          </table:table-cell>
          <table:table-cell table:style-name="ce1" office:value-type="string">
            <text:p>winik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hladał</text:p>
          </table:table-cell>
          <table:table-cell office:value-type="string">
            <text:p>wohlad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hladaj</text:p>
          </table:table-cell>
          <table:table-cell office:value-type="string">
            <text:p>wohlad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hladajmy</text:p>
          </table:table-cell>
          <table:table-cell office:value-type="string">
            <text:p>wohladaj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hladajće</text:p>
          </table:table-cell>
          <table:table-cell office:value-type="string">
            <text:p>wohladaj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dźewa</text:p>
          </table:table-cell>
          <table:table-cell office:value-type="string">
            <text:p>wodźew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dźewali</text:p>
          </table:table-cell>
          <table:table-cell office:value-type="string">
            <text:p>wodźew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dźewać</text:p>
          </table:table-cell>
          <table:table-cell office:value-type="string">
            <text:p>wodźew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dźeni</text:p>
          </table:table-cell>
          <table:table-cell office:value-type="string">
            <text:p>wodźe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du</text:p>
          </table:table-cell>
          <table:table-cell office:value-type="string">
            <text:p>wod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ódny</text:p>
          </table:table-cell>
          <table:table-cell office:value-type="string">
            <text:p>wód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ódniwy</text:p>
          </table:table-cell>
          <table:table-cell office:value-type="string">
            <text:p>wódniw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ódniwym</text:p>
          </table:table-cell>
          <table:table-cell office:value-type="string">
            <text:p>wódniw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dawa</text:p>
          </table:table-cell>
          <table:table-cell office:value-type="string">
            <text:p>wodaw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dawamy</text:p>
          </table:table-cell>
          <table:table-cell office:value-type="string">
            <text:p>wodawa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dajće</text:p>
          </table:table-cell>
          <table:table-cell office:value-type="string">
            <text:p>wodajć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óćez</text:p>
          </table:table-cell>
          <table:table-cell table:style-name="ce1" office:value-type="string">
            <text:p>Wóćez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čeŕztwił</text:p>
          </table:table-cell>
          <table:table-cell table:style-name="ce1" office:value-type="string">
            <text:p>wočerstw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čakowanjom</text:p>
          </table:table-cell>
          <table:table-cell office:value-type="string">
            <text:p>wočakowanj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čakowachu</text:p>
          </table:table-cell>
          <table:table-cell office:value-type="string">
            <text:p>wočakow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ztarna</text:p>
          </table:table-cell>
          <table:table-cell table:style-name="ce1" office:value-type="string">
            <text:p>wobstar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ztajni</text:p>
          </table:table-cell>
          <table:table-cell table:style-name="ce1" office:value-type="string">
            <text:p>wobstaj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žranztwom</text:p>
          </table:table-cell>
          <table:table-cell table:style-name="ce2" office:value-type="string">
            <text:p>wobžranztw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zkoržowachu</text:p>
          </table:table-cell>
          <table:table-cell table:style-name="ce1" office:value-type="string">
            <text:p>wobskoržow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zkoržili</text:p>
          </table:table-cell>
          <table:table-cell table:style-name="ce1" office:value-type="string">
            <text:p>wobskorži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zkorženy</text:p>
          </table:table-cell>
          <table:table-cell table:style-name="ce1" office:value-type="string">
            <text:p>wobskorže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zanknychu</text:p>
          </table:table-cell>
          <table:table-cell office:value-type="string">
            <text:p>wobzankny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zanknuć</text:p>
          </table:table-cell>
          <table:table-cell office:value-type="string">
            <text:p>wobzanknu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zanknjene</text:p>
          </table:table-cell>
          <table:table-cell office:value-type="string">
            <text:p>wobzanknje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twjerdźi</text:p>
          </table:table-cell>
          <table:table-cell office:value-type="string">
            <text:p>wobtwjerdź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twjerdźena</text:p>
          </table:table-cell>
          <table:table-cell office:value-type="string">
            <text:p>wobtwjerdźe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syńće</text:p>
          </table:table-cell>
          <table:table-cell office:value-type="string">
            <text:p>wobsyń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swědči</text:p>
          </table:table-cell>
          <table:table-cell office:value-type="string">
            <text:p>wobswědč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swědčił</text:p>
          </table:table-cell>
          <table:table-cell office:value-type="string">
            <text:p>wobswědč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swědčiće</text:p>
          </table:table-cell>
          <table:table-cell office:value-type="string">
            <text:p>wobswědči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swěći</text:p>
          </table:table-cell>
          <table:table-cell office:value-type="string">
            <text:p>wobswěć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škodźił</text:p>
          </table:table-cell>
          <table:table-cell office:value-type="string">
            <text:p>wobškodź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škodźić</text:p>
          </table:table-cell>
          <table:table-cell office:value-type="string">
            <text:p>wobškodź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ruba</text:p>
          </table:table-cell>
          <table:table-cell office:value-type="string">
            <text:p>wobrub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rónjeny</text:p>
          </table:table-cell>
          <table:table-cell office:value-type="string">
            <text:p>wobrónje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roćene</text:p>
          </table:table-cell>
          <table:table-cell office:value-type="string">
            <text:p>wobroće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rězanje</text:p>
          </table:table-cell>
          <table:table-cell office:value-type="string">
            <text:p>wobrěza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rězane</text:p>
          </table:table-cell>
          <table:table-cell office:value-type="string">
            <text:p>wobrěza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rězali</text:p>
          </table:table-cell>
          <table:table-cell office:value-type="string">
            <text:p>wobrěz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ras</text:p>
          </table:table-cell>
          <table:table-cell table:style-name="ce1" office:value-type="string">
            <text:p>wobraz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oje</text:p>
          </table:table-cell>
          <table:table-cell office:value-type="string">
            <text:p>wobo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lehnuć</text:p>
          </table:table-cell>
          <table:table-cell table:style-name="ce1" office:value-type="string">
            <text:p>woblehny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lehnjene</text:p>
          </table:table-cell>
          <table:table-cell office:value-type="string">
            <text:p>woblehnje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leče</text:p>
          </table:table-cell>
          <table:table-cell office:value-type="string">
            <text:p>wobleč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lečeni</text:p>
          </table:table-cell>
          <table:table-cell office:value-type="string">
            <text:p>wobleče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lečeneho</text:p>
          </table:table-cell>
          <table:table-cell office:value-type="string">
            <text:p>woblečen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lečće</text:p>
          </table:table-cell>
          <table:table-cell office:value-type="string">
            <text:p>wobleč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kopam</text:p>
          </table:table-cell>
          <table:table-cell office:value-type="string">
            <text:p>wobkop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khłódkowa</text:p>
          </table:table-cell>
          <table:table-cell table:style-name="ce1" office:value-type="string">
            <text:p>wobchłódkow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jed</text:p>
          </table:table-cell>
          <table:table-cell office:value-type="string">
            <text:p>wobj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jedował</text:p>
          </table:table-cell>
          <table:table-cell office:value-type="string">
            <text:p>wobjedow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jeda</text:p>
          </table:table-cell>
          <table:table-cell office:value-type="string">
            <text:p>wobjed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honi</text:p>
          </table:table-cell>
          <table:table-cell office:value-type="string">
            <text:p>wobho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honił</text:p>
          </table:table-cell>
          <table:table-cell office:value-type="string">
            <text:p>wobhon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hladowachu</text:p>
          </table:table-cell>
          <table:table-cell office:value-type="string">
            <text:p>wobhladow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ěmaj</text:p>
          </table:table-cell>
          <table:table-cell office:value-type="string">
            <text:p>woběm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ej</text:p>
          </table:table-cell>
          <table:table-cell table:style-name="ce1" office:value-type="string">
            <text:p>wobě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eju</text:p>
          </table:table-cell>
          <table:table-cell office:value-type="string">
            <text:p>wobe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data</text:p>
          </table:table-cell>
          <table:table-cell office:value-type="string">
            <text:p>wobdat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darjena</text:p>
          </table:table-cell>
          <table:table-cell office:value-type="string">
            <text:p>wobdarje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dała</text:p>
          </table:table-cell>
          <table:table-cell office:value-type="string">
            <text:p>wobdał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ćežujeće</text:p>
          </table:table-cell>
          <table:table-cell office:value-type="string">
            <text:p>wobćežuje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ćežny</text:p>
          </table:table-cell>
          <table:table-cell office:value-type="string">
            <text:p>wobćež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ćežene</text:p>
          </table:table-cell>
          <table:table-cell office:value-type="string">
            <text:p>wobćeže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ćahnu</text:p>
          </table:table-cell>
          <table:table-cell office:value-type="string">
            <text:p>wobćahn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arnuje</text:p>
          </table:table-cell>
          <table:table-cell office:value-type="string">
            <text:p>wobarnu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arnuja</text:p>
          </table:table-cell>
          <table:table-cell office:value-type="string">
            <text:p>wobarnu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araće</text:p>
          </table:table-cell>
          <table:table-cell office:value-type="string">
            <text:p>wobara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ali</text:p>
          </table:table-cell>
          <table:table-cell office:value-type="string">
            <text:p>wob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łosy</text:p>
          </table:table-cell>
          <table:table-cell office:value-type="string">
            <text:p>włos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łós</text:p>
          </table:table-cell>
          <table:table-cell office:value-type="string">
            <text:p>włó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łohi</text:p>
          </table:table-cell>
          <table:table-cell office:value-type="string">
            <text:p>włoh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jetšu</text:p>
          </table:table-cell>
          <table:table-cell office:value-type="string">
            <text:p>wjetš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jes</text:p>
          </table:table-cell>
          <table:table-cell office:value-type="string">
            <text:p>wj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jeseły</text:p>
          </table:table-cell>
          <table:table-cell table:style-name="ce1" office:value-type="string">
            <text:p>wjesoł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jeselu</text:p>
          </table:table-cell>
          <table:table-cell office:value-type="string">
            <text:p>wjesel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jesełi</text:p>
          </table:table-cell>
          <table:table-cell table:style-name="ce1" office:value-type="string">
            <text:p>wjesoł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jeseli</text:p>
          </table:table-cell>
          <table:table-cell office:value-type="string">
            <text:p>wjese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jelki</text:p>
          </table:table-cell>
          <table:table-cell office:value-type="string">
            <text:p>wjelk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jedźiše</text:p>
          </table:table-cell>
          <table:table-cell table:style-name="ce1" office:value-type="string">
            <text:p>wjedźeše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wjedźiło</text:p>
          </table:table-cell>
          <table:table-cell table:style-name="ce2" office:value-type="string">
            <text:p>wjedźił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jedźe</text:p>
          </table:table-cell>
          <table:table-cell office:value-type="string">
            <text:p>wjedź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jedźeny</text:p>
          </table:table-cell>
          <table:table-cell office:value-type="string">
            <text:p>wjedźe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jedł</text:p>
          </table:table-cell>
          <table:table-cell office:value-type="string">
            <text:p>wjed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ječoru</text:p>
          </table:table-cell>
          <table:table-cell office:value-type="string">
            <text:p>wječor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jećenja</text:p>
          </table:table-cell>
          <table:table-cell office:value-type="string">
            <text:p>wjeće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isaštaj</text:p>
          </table:table-cell>
          <table:table-cell office:value-type="string">
            <text:p>wisašt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isaše</text:p>
          </table:table-cell>
          <table:table-cell office:value-type="string">
            <text:p>wisa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inowy</text:p>
          </table:table-cell>
          <table:table-cell office:value-type="string">
            <text:p>winow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inowe</text:p>
          </table:table-cell>
          <table:table-cell office:value-type="string">
            <text:p>winow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inoweho</text:p>
          </table:table-cell>
          <table:table-cell office:value-type="string">
            <text:p>winow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inowaty</text:p>
          </table:table-cell>
          <table:table-cell office:value-type="string">
            <text:p>winowa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inowate</text:p>
          </table:table-cell>
          <table:table-cell office:value-type="string">
            <text:p>winowat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inowaći</text:p>
          </table:table-cell>
          <table:table-cell office:value-type="string">
            <text:p>winować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inojći</text:p>
          </table:table-cell>
          <table:table-cell office:value-type="string">
            <text:p>winojć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inizarjej</text:p>
          </table:table-cell>
          <table:table-cell table:style-name="ce1" office:value-type="string">
            <text:p>winicarj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ikujće</text:p>
          </table:table-cell>
          <table:table-cell office:value-type="string">
            <text:p>wikuj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idźo</text:p>
          </table:table-cell>
          <table:table-cell office:value-type="string">
            <text:p>widź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idźiłe</text:p>
          </table:table-cell>
          <table:table-cell office:value-type="string">
            <text:p>widźił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idźiłej</text:p>
          </table:table-cell>
          <table:table-cell office:value-type="string">
            <text:p>widźił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idźiłaj</text:p>
          </table:table-cell>
          <table:table-cell office:value-type="string">
            <text:p>widźił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idźeštaj</text:p>
          </table:table-cell>
          <table:table-cell office:value-type="string">
            <text:p>widźešt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idźazy</text:p>
          </table:table-cell>
          <table:table-cell table:style-name="ce1" office:value-type="string">
            <text:p>widźac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ichor</text:p>
          </table:table-cell>
          <table:table-cell office:value-type="string">
            <text:p>wicho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ě</text:p>
          </table:table-cell>
          <table:table-cell office:value-type="string">
            <text:p>wě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ěträm</text:p>
          </table:table-cell>
          <table:table-cell table:style-name="ce1" office:value-type="string">
            <text:p>wětr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ěš</text:p>
          </table:table-cell>
          <table:table-cell office:value-type="string">
            <text:p>wěš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ěšćeše</text:p>
          </table:table-cell>
          <table:table-cell office:value-type="string">
            <text:p>wěšće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ěšćenju</text:p>
          </table:table-cell>
          <table:table-cell office:value-type="string">
            <text:p>wěšće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ěšća</text:p>
          </table:table-cell>
          <table:table-cell office:value-type="string">
            <text:p>wěšć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ěry</text:p>
          </table:table-cell>
          <table:table-cell office:value-type="string">
            <text:p>wěr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ěŕ</text:p>
          </table:table-cell>
          <table:table-cell table:style-name="ce1" office:value-type="string">
            <text:p>wě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ěrnozći</text:p>
          </table:table-cell>
          <table:table-cell table:style-name="ce1" office:value-type="string">
            <text:p>wěrnosć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ěrje</text:p>
          </table:table-cell>
          <table:table-cell office:value-type="string">
            <text:p>wěr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ěrjenju</text:p>
          </table:table-cell>
          <table:table-cell office:value-type="string">
            <text:p>wěrje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ěrił</text:p>
          </table:table-cell>
          <table:table-cell office:value-type="string">
            <text:p>wěr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ěriła</text:p>
          </table:table-cell>
          <table:table-cell office:value-type="string">
            <text:p>wěrił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ěrić</text:p>
          </table:table-cell>
          <table:table-cell office:value-type="string">
            <text:p>wěr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ěmy</text:p>
          </table:table-cell>
          <table:table-cell office:value-type="string">
            <text:p>wě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ěm</text:p>
          </table:table-cell>
          <table:table-cell office:value-type="string">
            <text:p>wě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ějeŕny</text:p>
          </table:table-cell>
          <table:table-cell table:style-name="ce2" office:value-type="string">
            <text:p>wějeŕ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ěčnym</text:p>
          </table:table-cell>
          <table:table-cell office:value-type="string">
            <text:p>wěčn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ěčnych</text:p>
          </table:table-cell>
          <table:table-cell office:value-type="string">
            <text:p>wěčny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ažić</text:p>
          </table:table-cell>
          <table:table-cell office:value-type="string">
            <text:p>waž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ažeše</text:p>
          </table:table-cell>
          <table:table-cell office:value-type="string">
            <text:p>waže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ašnje</text:p>
          </table:table-cell>
          <table:table-cell office:value-type="string">
            <text:p>waš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ašim</text:p>
          </table:table-cell>
          <table:table-cell office:value-type="string">
            <text:p>waši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ašimi</text:p>
          </table:table-cell>
          <table:table-cell office:value-type="string">
            <text:p>waši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ašeje</text:p>
          </table:table-cell>
          <table:table-cell office:value-type="string">
            <text:p>waše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arnujće</text:p>
          </table:table-cell>
          <table:table-cell office:value-type="string">
            <text:p>warnuj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arbowali</text:p>
          </table:table-cell>
          <table:table-cell office:value-type="string">
            <text:p>warbow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ačok</text:p>
          </table:table-cell>
          <table:table-cell office:value-type="string">
            <text:p>wačo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achujće</text:p>
          </table:table-cell>
          <table:table-cell office:value-type="string">
            <text:p>wachuj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achuja</text:p>
          </table:table-cell>
          <table:table-cell office:value-type="string">
            <text:p>wachu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achował</text:p>
          </table:table-cell>
          <table:table-cell office:value-type="string">
            <text:p>wachow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achowachu</text:p>
          </table:table-cell>
          <table:table-cell office:value-type="string">
            <text:p>wachow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zjo</text:p>
          </table:table-cell>
          <table:table-cell table:style-name="ce1" office:value-type="string">
            <text:p>třj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zjom</text:p>
          </table:table-cell>
          <table:table-cell table:style-name="ce1" office:value-type="string">
            <text:p>třj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zjomi</text:p>
          </table:table-cell>
          <table:table-cell table:style-name="ce1" office:value-type="string">
            <text:p>třjo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zikróć</text:p>
          </table:table-cell>
          <table:table-cell table:style-name="ce1" office:value-type="string">
            <text:p>tři kró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zěše</text:p>
          </table:table-cell>
          <table:table-cell table:style-name="ce1" office:value-type="string">
            <text:p>třě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zěchu</text:p>
          </table:table-cell>
          <table:table-cell table:style-name="ce1" office:value-type="string">
            <text:p>třě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zěchach</text:p>
          </table:table-cell>
          <table:table-cell table:style-name="ce1" office:value-type="string">
            <text:p>třěch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zećemu</text:p>
          </table:table-cell>
          <table:table-cell table:style-name="ce1" office:value-type="string">
            <text:p>třećem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zećej</text:p>
          </table:table-cell>
          <table:table-cell table:style-name="ce1" office:value-type="string">
            <text:p>třeć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zećeho</text:p>
          </table:table-cell>
          <table:table-cell table:style-name="ce1" office:value-type="string">
            <text:p>třeć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yšnje</text:p>
          </table:table-cell>
          <table:table-cell office:value-type="string">
            <text:p>tyš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yšnej</text:p>
          </table:table-cell>
          <table:table-cell office:value-type="string">
            <text:p>tyšn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yšić</text:p>
          </table:table-cell>
          <table:table-cell office:value-type="string">
            <text:p>tyš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ympšichodnym</text:p>
          </table:table-cell>
          <table:table-cell table:style-name="ce1" office:value-type="string">
            <text:p>tym přichodn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ymčasu</text:p>
          </table:table-cell>
          <table:table-cell table:style-name="ce1" office:value-type="string">
            <text:p>tym čas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ydźeń</text:p>
          </table:table-cell>
          <table:table-cell office:value-type="string">
            <text:p>tydźeń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wojimaj</text:p>
          </table:table-cell>
          <table:table-cell office:value-type="string">
            <text:p>twojim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wojemu</text:p>
          </table:table-cell>
          <table:table-cell office:value-type="string">
            <text:p>twojem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wojeju</text:p>
          </table:table-cell>
          <table:table-cell office:value-type="string">
            <text:p>twoje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wjerdej</text:p>
          </table:table-cell>
          <table:table-cell office:value-type="string">
            <text:p>twjerd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warješe</text:p>
          </table:table-cell>
          <table:table-cell office:value-type="string">
            <text:p>twarje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warjachu</text:p>
          </table:table-cell>
          <table:table-cell office:value-type="string">
            <text:p>twarj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warić</text:p>
          </table:table-cell>
          <table:table-cell office:value-type="string">
            <text:p>twar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utym</text:p>
          </table:table-cell>
          <table:table-cell office:value-type="string">
            <text:p>tut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ute</text:p>
          </table:table-cell>
          <table:table-cell office:value-type="string">
            <text:p>tut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utej</text:p>
          </table:table-cell>
          <table:table-cell office:value-type="string">
            <text:p>tut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uteho</text:p>
          </table:table-cell>
          <table:table-cell office:value-type="string">
            <text:p>tut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upšisahu</text:p>
          </table:table-cell>
          <table:table-cell table:style-name="ce1" office:value-type="string">
            <text:p>tu přisa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unow</text:p>
          </table:table-cell>
          <table:table-cell office:value-type="string">
            <text:p>tun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ujawkow</text:p>
          </table:table-cell>
          <table:table-cell office:value-type="string">
            <text:p>tujawk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šepjetajo</text:p>
          </table:table-cell>
          <table:table-cell table:style-name="ce1" office:value-type="string">
            <text:p>třepotaj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roštowany</text:p>
          </table:table-cell>
          <table:table-cell office:value-type="string">
            <text:p>troštowa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rěła</text:p>
          </table:table-cell>
          <table:table-cell office:value-type="string">
            <text:p>trěł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rěješe</text:p>
          </table:table-cell>
          <table:table-cell office:value-type="string">
            <text:p>trěje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rawu</text:p>
          </table:table-cell>
          <table:table-cell office:value-type="string">
            <text:p>traw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raje</text:p>
          </table:table-cell>
          <table:table-cell office:value-type="string">
            <text:p>tra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radać</text:p>
          </table:table-cell>
          <table:table-cell office:value-type="string">
            <text:p>trad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radaće</text:p>
          </table:table-cell>
          <table:table-cell office:value-type="string">
            <text:p>tradaće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trachonitizkim</text:p>
          </table:table-cell>
          <table:table-cell table:style-name="ce1" office:value-type="string">
            <text:p>Trachonitiski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owaŕšow</text:p>
          </table:table-cell>
          <table:table-cell table:style-name="ce1" office:value-type="string">
            <text:p>towarš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owaŕšemi</text:p>
          </table:table-cell>
          <table:table-cell table:style-name="ce1" office:value-type="string">
            <text:p>towarše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owaŕšej</text:p>
          </table:table-cell>
          <table:table-cell table:style-name="ce1" office:value-type="string">
            <text:p>towarš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órni</text:p>
          </table:table-cell>
          <table:table-cell office:value-type="string">
            <text:p>tór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orh</text:p>
          </table:table-cell>
          <table:table-cell office:value-type="string">
            <text:p>tor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orhošću</text:p>
          </table:table-cell>
          <table:table-cell office:value-type="string">
            <text:p>torhošć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orhošća</text:p>
          </table:table-cell>
          <table:table-cell office:value-type="string">
            <text:p>torhošć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orha</text:p>
          </table:table-cell>
          <table:table-cell office:value-type="string">
            <text:p>torh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orhachu</text:p>
          </table:table-cell>
          <table:table-cell office:value-type="string">
            <text:p>torh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łóči</text:p>
          </table:table-cell>
          <table:table-cell office:value-type="string">
            <text:p>tłóči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tirusu</text:p>
          </table:table-cell>
          <table:table-cell table:style-name="ce1" office:value-type="string">
            <text:p>Tirusu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tirej</text:p>
          </table:table-cell>
          <table:table-cell table:style-name="ce1" office:value-type="string">
            <text:p>Tirej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tira</text:p>
          </table:table-cell>
          <table:table-cell table:style-name="ce1" office:value-type="string">
            <text:p>Tir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iberiusa</text:p>
          </table:table-cell>
          <table:table-cell table:style-name="ce1" office:value-type="string">
            <text:p>Tiberius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omaša</text:p>
          </table:table-cell>
          <table:table-cell table:style-name="ce1" office:value-type="string">
            <text:p>Thomaša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tharaowy</text:p>
          </table:table-cell>
          <table:table-cell table:style-name="ce1" office:value-type="string">
            <text:p>Tharaow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eptaše</text:p>
          </table:table-cell>
          <table:table-cell office:value-type="string">
            <text:p>tepta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eptali</text:p>
          </table:table-cell>
          <table:table-cell office:value-type="string">
            <text:p>tept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epichu</text:p>
          </table:table-cell>
          <table:table-cell office:value-type="string">
            <text:p>tepichu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teophile</text:p>
          </table:table-cell>
          <table:table-cell table:style-name="ce1" office:value-type="string">
            <text:p>Teophil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emplom</text:p>
          </table:table-cell>
          <table:table-cell office:value-type="string">
            <text:p>templ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elko</text:p>
          </table:table-cell>
          <table:table-cell office:value-type="string">
            <text:p>telk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[teho</text:p>
          </table:table-cell>
          <table:table-cell table:style-name="ce1" office:value-type="string">
            <text:p>[ t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amny</text:p>
          </table:table-cell>
          <table:table-cell office:value-type="string">
            <text:p>tam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amne</text:p>
          </table:table-cell>
          <table:table-cell office:value-type="string">
            <text:p>tam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ajzy</text:p>
          </table:table-cell>
          <table:table-cell table:style-name="ce1" office:value-type="string">
            <text:p>tajc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ajku</text:p>
          </table:table-cell>
          <table:table-cell office:value-type="string">
            <text:p>tajk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ajkeho</text:p>
          </table:table-cell>
          <table:table-cell office:value-type="string">
            <text:p>tajk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aflićku</text:p>
          </table:table-cell>
          <table:table-cell table:style-name="ce1" office:value-type="string">
            <text:p>tafličk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yrym</text:p>
          </table:table-cell>
          <table:table-cell office:value-type="string">
            <text:p>syrym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synuł</text:p>
          </table:table-cell>
          <table:table-cell table:style-name="ce1" office:value-type="string">
            <text:p>sydnył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synuć</text:p>
          </table:table-cell>
          <table:table-cell table:style-name="ce1" office:value-type="string">
            <text:p>sydnyć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sym⸗li</text:p>
          </table:table-cell>
          <table:table-cell table:style-name="ce1" office:value-type="string">
            <text:p>sym-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yłu</text:p>
          </table:table-cell>
          <table:table-cell office:value-type="string">
            <text:p>sył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ylny</text:p>
          </table:table-cell>
          <table:table-cell office:value-type="string">
            <text:p>syl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ylne</text:p>
          </table:table-cell>
          <table:table-cell office:value-type="string">
            <text:p>syl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yješe</text:p>
          </table:table-cell>
          <table:table-cell office:value-type="string">
            <text:p>syje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ydomdźesaćo</text:p>
          </table:table-cell>
          <table:table-cell office:value-type="string">
            <text:p>sydomdźesać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ydaju</text:p>
          </table:table-cell>
          <table:table-cell office:value-type="string">
            <text:p>syda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ydać</text:p>
          </table:table-cell>
          <table:table-cell office:value-type="string">
            <text:p>syd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ydachu</text:p>
          </table:table-cell>
          <table:table-cell office:value-type="string">
            <text:p>syd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ydaće</text:p>
          </table:table-cell>
          <table:table-cell office:value-type="string">
            <text:p>syda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woji</text:p>
          </table:table-cell>
          <table:table-cell office:value-type="string">
            <text:p>swoj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wojeju</text:p>
          </table:table-cell>
          <table:table-cell office:value-type="string">
            <text:p>swoje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wjatkow</text:p>
          </table:table-cell>
          <table:table-cell office:value-type="string">
            <text:p>swjatk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wjatej</text:p>
          </table:table-cell>
          <table:table-cell office:value-type="string">
            <text:p>swjat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wikanja</text:p>
          </table:table-cell>
          <table:table-cell office:value-type="string">
            <text:p>šwika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wězy</text:p>
          </table:table-cell>
          <table:table-cell table:style-name="ce1" office:value-type="string">
            <text:p>swěc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wětni</text:p>
          </table:table-cell>
          <table:table-cell office:value-type="string">
            <text:p>swět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wěrnje</text:p>
          </table:table-cell>
          <table:table-cell office:value-type="string">
            <text:p>swěr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wědkojo</text:p>
          </table:table-cell>
          <table:table-cell office:value-type="string">
            <text:p>swědkoj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wědči</text:p>
          </table:table-cell>
          <table:table-cell office:value-type="string">
            <text:p>swědč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wěčku</text:p>
          </table:table-cell>
          <table:table-cell office:value-type="string">
            <text:p>swěčk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wěći</text:p>
          </table:table-cell>
          <table:table-cell office:value-type="string">
            <text:p>swěć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wěćiło</text:p>
          </table:table-cell>
          <table:table-cell office:value-type="string">
            <text:p>swěćił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wěćeše</text:p>
          </table:table-cell>
          <table:table-cell office:value-type="string">
            <text:p>swěće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wbjatym</text:p>
          </table:table-cell>
          <table:table-cell table:style-name="ce1" office:value-type="string">
            <text:p>swjat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warja</text:p>
          </table:table-cell>
          <table:table-cell office:value-type="string">
            <text:p>swar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wada</text:p>
          </table:table-cell>
          <table:table-cell table:style-name="ce1" office:value-type="string">
            <text:p>zwad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wabl</text:p>
          </table:table-cell>
          <table:table-cell office:value-type="string">
            <text:p>šwab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uzanna</text:p>
          </table:table-cell>
          <table:table-cell table:style-name="ce1" office:value-type="string">
            <text:p>Suzan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usodźi</text:p>
          </table:table-cell>
          <table:table-cell office:value-type="string">
            <text:p>susodź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usodnizy</text:p>
          </table:table-cell>
          <table:table-cell table:style-name="ce1" office:value-type="string">
            <text:p>susodnicy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sur</text:p>
          </table:table-cell>
          <table:table-cell table:style-name="ce3" office:value-type="string">
            <text:p>su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urownik</text:p>
          </table:table-cell>
          <table:table-cell office:value-type="string">
            <text:p>surowni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umić</text:p>
          </table:table-cell>
          <table:table-cell office:value-type="string">
            <text:p>šum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ulzki</text:p>
          </table:table-cell>
          <table:table-cell table:style-name="ce1" office:value-type="string">
            <text:p>šulsk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ulu</text:p>
          </table:table-cell>
          <table:table-cell office:value-type="string">
            <text:p>šul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uknju</text:p>
          </table:table-cell>
          <table:table-cell office:value-type="string">
            <text:p>suk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uknjomaj</text:p>
          </table:table-cell>
          <table:table-cell office:value-type="string">
            <text:p>suknjom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ukni</text:p>
          </table:table-cell>
          <table:table-cell office:value-type="string">
            <text:p>suk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udźu</text:p>
          </table:table-cell>
          <table:table-cell office:value-type="string">
            <text:p>sudź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udźił</text:p>
          </table:table-cell>
          <table:table-cell office:value-type="string">
            <text:p>sudź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udźić</text:p>
          </table:table-cell>
          <table:table-cell office:value-type="string">
            <text:p>sudź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udźe</text:p>
          </table:table-cell>
          <table:table-cell office:value-type="string">
            <text:p>sudź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udźeni</text:p>
          </table:table-cell>
          <table:table-cell office:value-type="string">
            <text:p>sudźe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udobjom</text:p>
          </table:table-cell>
          <table:table-cell office:value-type="string">
            <text:p>sudobjom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sudn</text:p>
          </table:table-cell>
          <table:table-cell table:style-name="ce3" office:value-type="string">
            <text:p>sud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udnizy</text:p>
          </table:table-cell>
          <table:table-cell table:style-name="ce1" office:value-type="string">
            <text:p>sudnic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uchim</text:p>
          </table:table-cell>
          <table:table-cell office:value-type="string">
            <text:p>suchi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uche</text:p>
          </table:table-cell>
          <table:table-cell office:value-type="string">
            <text:p>such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uchej</text:p>
          </table:table-cell>
          <table:table-cell office:value-type="string">
            <text:p>such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tyrzyći</text:p>
          </table:table-cell>
          <table:table-cell table:style-name="ce1" office:value-type="string">
            <text:p>štyrcyć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tyrisłyšeše</text:p>
          </table:table-cell>
          <table:table-cell table:style-name="ce1" office:value-type="string">
            <text:p>štyri słyše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tyrifěršta</text:p>
          </table:table-cell>
          <table:table-cell table:style-name="ce1" office:value-type="string">
            <text:p>štyri fěršt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tyri-fěršta</text:p>
          </table:table-cell>
          <table:table-cell office:value-type="string">
            <text:p>štyri-fěršt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twórtk</text:p>
          </table:table-cell>
          <table:table-cell office:value-type="string">
            <text:p>štwórt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trowa</text:p>
          </table:table-cell>
          <table:table-cell office:value-type="string">
            <text:p>strow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trafowany</text:p>
          </table:table-cell>
          <table:table-cell office:value-type="string">
            <text:p>štrafowa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tomy</text:p>
          </table:table-cell>
          <table:table-cell office:value-type="string">
            <text:p>što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tomje</text:p>
          </table:table-cell>
          <table:table-cell office:value-type="string">
            <text:p>štom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[sta</text:p>
          </table:table-cell>
          <table:table-cell table:style-name="ce1" office:value-type="string">
            <text:p>[ st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tań</text:p>
          </table:table-cell>
          <table:table-cell office:value-type="string">
            <text:p>stań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tańće</text:p>
          </table:table-cell>
          <table:table-cell office:value-type="string">
            <text:p>stań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talt</text:p>
          </table:table-cell>
          <table:table-cell table:style-name="ce1" office:value-type="string">
            <text:p>štal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talće</text:p>
          </table:table-cell>
          <table:table-cell table:style-name="ce1" office:value-type="string">
            <text:p>štal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syno</text:p>
          </table:table-cell>
          <table:table-cell table:style-name="ce1" office:value-type="string">
            <text:p>syn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syjeŕ</text:p>
          </table:table-cell>
          <table:table-cell table:style-name="ce1" office:value-type="string">
            <text:p>syj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sól</text:p>
          </table:table-cell>
          <table:table-cell table:style-name="ce1" office:value-type="string">
            <text:p>só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slepi</text:p>
          </table:table-cell>
          <table:table-cell table:style-name="ce1" office:value-type="string">
            <text:p>slep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sedmjo</text:p>
          </table:table-cell>
          <table:table-cell table:style-name="ce1" office:value-type="string">
            <text:p>sedmjo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spz</text:p>
          </table:table-cell>
          <table:table-cell table:style-name="ce1" office:value-type="string">
            <text:p>s P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pomń</text:p>
          </table:table-cell>
          <table:table-cell office:value-type="string">
            <text:p>spomń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pomńće</text:p>
          </table:table-cell>
          <table:table-cell office:value-type="string">
            <text:p>spomń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otru</text:p>
          </table:table-cell>
          <table:table-cell office:value-type="string">
            <text:p>sotr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otra</text:p>
          </table:table-cell>
          <table:table-cell office:value-type="string">
            <text:p>sotr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odomej</text:p>
          </table:table-cell>
          <table:table-cell table:style-name="ce1" office:value-type="string">
            <text:p>Sodom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odoma</text:p>
          </table:table-cell>
          <table:table-cell table:style-name="ce1" office:value-type="string">
            <text:p>Sodom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mjertnje</text:p>
          </table:table-cell>
          <table:table-cell office:value-type="string">
            <text:p>smjert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mjerću</text:p>
          </table:table-cell>
          <table:table-cell office:value-type="string">
            <text:p>smjerć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mjerć</text:p>
          </table:table-cell>
          <table:table-cell office:value-type="string">
            <text:p>smjer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milny</text:p>
          </table:table-cell>
          <table:table-cell office:value-type="string">
            <text:p>smil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milnozće</text:p>
          </table:table-cell>
          <table:table-cell table:style-name="ce1" office:value-type="string">
            <text:p>smilnos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milni</text:p>
          </table:table-cell>
          <table:table-cell office:value-type="string">
            <text:p>smil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měł</text:p>
          </table:table-cell>
          <table:table-cell office:value-type="string">
            <text:p>smě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mějeće</text:p>
          </table:table-cell>
          <table:table-cell office:value-type="string">
            <text:p>směje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měch</text:p>
          </table:table-cell>
          <table:table-cell office:value-type="string">
            <text:p>smě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łyš</text:p>
          </table:table-cell>
          <table:table-cell office:value-type="string">
            <text:p>słyš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łyšenju</text:p>
          </table:table-cell>
          <table:table-cell office:value-type="string">
            <text:p>słyše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łyšane</text:p>
          </table:table-cell>
          <table:table-cell office:value-type="string">
            <text:p>słyša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łyšał</text:p>
          </table:table-cell>
          <table:table-cell office:value-type="string">
            <text:p>słyš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łyšała</text:p>
          </table:table-cell>
          <table:table-cell office:value-type="string">
            <text:p>słyšał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łyšałaj</text:p>
          </table:table-cell>
          <table:table-cell office:value-type="string">
            <text:p>słyšał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łyšach</text:p>
          </table:table-cell>
          <table:table-cell office:value-type="string">
            <text:p>słyš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łužu</text:p>
          </table:table-cell>
          <table:table-cell office:value-type="string">
            <text:p>słuž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łuž</text:p>
          </table:table-cell>
          <table:table-cell office:value-type="string">
            <text:p>słuž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łuži</text:p>
          </table:table-cell>
          <table:table-cell office:value-type="string">
            <text:p>słuž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łužiła</text:p>
          </table:table-cell>
          <table:table-cell office:value-type="string">
            <text:p>słužił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łužachu</text:p>
          </table:table-cell>
          <table:table-cell office:value-type="string">
            <text:p>słuž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łuša</text:p>
          </table:table-cell>
          <table:table-cell office:value-type="string">
            <text:p>słuš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lub</text:p>
          </table:table-cell>
          <table:table-cell office:value-type="string">
            <text:p>slub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lubjenje</text:p>
          </table:table-cell>
          <table:table-cell office:value-type="string">
            <text:p>slubje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lubjenej</text:p>
          </table:table-cell>
          <table:table-cell office:value-type="string">
            <text:p>slubjen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lubjena</text:p>
          </table:table-cell>
          <table:table-cell office:value-type="string">
            <text:p>slubje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lubichu</text:p>
          </table:table-cell>
          <table:table-cell office:value-type="string">
            <text:p>slubi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łowam</text:p>
          </table:table-cell>
          <table:table-cell office:value-type="string">
            <text:p>słow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łowami</text:p>
          </table:table-cell>
          <table:table-cell office:value-type="string">
            <text:p>słowa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łowach</text:p>
          </table:table-cell>
          <table:table-cell office:value-type="string">
            <text:p>słow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łónzu</text:p>
          </table:table-cell>
          <table:table-cell table:style-name="ce1" office:value-type="string">
            <text:p>słónc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łodźiznami</text:p>
          </table:table-cell>
          <table:table-cell office:value-type="string">
            <text:p>słodźizna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lepemu</text:p>
          </table:table-cell>
          <table:table-cell office:value-type="string">
            <text:p>slepem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ła</text:p>
          </table:table-cell>
          <table:table-cell office:value-type="string">
            <text:p>šł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lachtu</text:p>
          </table:table-cell>
          <table:table-cell office:value-type="string">
            <text:p>šlacht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korpiony</text:p>
          </table:table-cell>
          <table:table-cell table:style-name="ce1" office:value-type="string">
            <text:p>skorpio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korpiona</text:p>
          </table:table-cell>
          <table:table-cell table:style-name="ce1" office:value-type="string">
            <text:p>skorpio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klě</text:p>
          </table:table-cell>
          <table:table-cell office:value-type="string">
            <text:p>šklě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irizki</text:p>
          </table:table-cell>
          <table:table-cell table:style-name="ce1" office:value-type="string">
            <text:p>syrisk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irizkej</text:p>
          </table:table-cell>
          <table:table-cell table:style-name="ce1" office:value-type="string">
            <text:p>syrisk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imeonowy</text:p>
          </table:table-cell>
          <table:table-cell table:style-name="ce1" office:value-type="string">
            <text:p>Simeonowy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silohi</text:p>
          </table:table-cell>
          <table:table-cell table:style-name="ce1" office:value-type="string">
            <text:p>Siloh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iju</text:p>
          </table:table-cell>
          <table:table-cell office:value-type="string">
            <text:p>ši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ije</text:p>
          </table:table-cell>
          <table:table-cell office:value-type="string">
            <text:p>šije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sidonzkeje</text:p>
          </table:table-cell>
          <table:table-cell table:style-name="ce1" office:value-type="string">
            <text:p>Sidonskeje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sidonje</text:p>
          </table:table-cell>
          <table:table-cell table:style-name="ce1" office:value-type="string">
            <text:p>Sidonje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sidonej</text:p>
          </table:table-cell>
          <table:table-cell table:style-name="ce1" office:value-type="string">
            <text:p>Sidonej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sidona</text:p>
          </table:table-cell>
          <table:table-cell table:style-name="ce1" office:value-type="string">
            <text:p>Sido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ezteje</text:p>
          </table:table-cell>
          <table:table-cell table:style-name="ce1" office:value-type="string">
            <text:p>šeste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ězćdźesać</text:p>
          </table:table-cell>
          <table:table-cell table:style-name="ce1" office:value-type="string">
            <text:p>šěsćdźes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exagezima</text:p>
          </table:table-cell>
          <table:table-cell table:style-name="ce2" office:value-type="string">
            <text:p>sexagezima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sethowy</text:p>
          </table:table-cell>
          <table:table-cell table:style-name="ce1" office:value-type="string">
            <text:p>Sethow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e</text:p>
          </table:table-cell>
          <table:table-cell office:value-type="string">
            <text:p>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erpatzy</text:p>
          </table:table-cell>
          <table:table-cell table:style-name="ce1" office:value-type="string">
            <text:p>šerpatc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erpatku</text:p>
          </table:table-cell>
          <table:table-cell office:value-type="string">
            <text:p>šerpatk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eptaće</text:p>
          </table:table-cell>
          <table:table-cell office:value-type="string">
            <text:p>šeptaće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semowuy</text:p>
          </table:table-cell>
          <table:table-cell table:style-name="ce1" office:value-type="string">
            <text:p>Semowuy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semeowuy</text:p>
          </table:table-cell>
          <table:table-cell table:style-name="ce1" office:value-type="string">
            <text:p>Semeowu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elić</text:p>
          </table:table-cell>
          <table:table-cell office:value-type="string">
            <text:p>sel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ekera</text:p>
          </table:table-cell>
          <table:table-cell office:value-type="string">
            <text:p>seker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edźił</text:p>
          </table:table-cell>
          <table:table-cell table:style-name="ce1" office:value-type="string">
            <text:p>sedź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edźili</text:p>
          </table:table-cell>
          <table:table-cell table:style-name="ce1" office:value-type="string">
            <text:p>sedźe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edši</text:p>
          </table:table-cell>
          <table:table-cell table:style-name="ce2" office:value-type="string">
            <text:p>šedši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sda</text:p>
          </table:table-cell>
          <table:table-cell table:style-name="ce1" office:value-type="string">
            <text:p>zd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chimanoweho</text:p>
          </table:table-cell>
          <table:table-cell table:style-name="ce1" office:value-type="string">
            <text:p>Šimanow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chimanowaj</text:p>
          </table:table-cell>
          <table:table-cell table:style-name="ce1" office:value-type="string">
            <text:p>Šimanow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chězć</text:p>
          </table:table-cell>
          <table:table-cell table:style-name="ce1" office:value-type="string">
            <text:p>šěs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ćežku</text:p>
          </table:table-cell>
          <table:table-cell office:value-type="string">
            <text:p>šćežk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ćežki</text:p>
          </table:table-cell>
          <table:table-cell office:value-type="string">
            <text:p>šćežk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ćěpjachu</text:p>
          </table:table-cell>
          <table:table-cell office:value-type="string">
            <text:p>šćěpj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azy</text:p>
          </table:table-cell>
          <table:table-cell table:style-name="ce1" office:value-type="string">
            <text:p>ćaz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azowany</text:p>
          </table:table-cell>
          <table:table-cell table:style-name="ce1" office:value-type="string">
            <text:p>ćazowa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azować</text:p>
          </table:table-cell>
          <table:table-cell table:style-name="ce1" office:value-type="string">
            <text:p>ćazow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tehe</text:p>
          </table:table-cell>
          <table:table-cell table:style-name="ce1" office:value-type="string">
            <text:p>zateho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sa</text:p>
          </table:table-cell>
          <table:table-cell table:style-name="ce3" office:value-type="string">
            <text:p>s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ruchowy</text:p>
          </table:table-cell>
          <table:table-cell office:value-type="string">
            <text:p>saruchowy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sarepty</text:p>
          </table:table-cell>
          <table:table-cell table:style-name="ce1" office:value-type="string">
            <text:p>Sarep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anzu</text:p>
          </table:table-cell>
          <table:table-cell table:style-name="ce1" office:value-type="string">
            <text:p>šans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modruhim</text:p>
          </table:table-cell>
          <table:table-cell office:value-type="string">
            <text:p>samodruhim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samaritzki</text:p>
          </table:table-cell>
          <table:table-cell table:style-name="ce1" office:value-type="string">
            <text:p>Samaritski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samaritzkeho</text:p>
          </table:table-cell>
          <table:table-cell table:style-name="ce1" office:value-type="string">
            <text:p>Samaritsk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lomo</text:p>
          </table:table-cell>
          <table:table-cell table:style-name="ce1" office:value-type="string">
            <text:p>Salom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lomon</text:p>
          </table:table-cell>
          <table:table-cell table:style-name="ce1" office:value-type="string">
            <text:p>Salom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lomonowu</text:p>
          </table:table-cell>
          <table:table-cell table:style-name="ce1" office:value-type="string">
            <text:p>Salomonow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lmonowy</text:p>
          </table:table-cell>
          <table:table-cell table:style-name="ce1" office:value-type="string">
            <text:p>Salmonowy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salathielowy</text:p>
          </table:table-cell>
          <table:table-cell table:style-name="ce1" office:value-type="string">
            <text:p>Salathielowy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salaowy</text:p>
          </table:table-cell>
          <table:table-cell table:style-name="ce1" office:value-type="string">
            <text:p>Salaow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koń</text:p>
          </table:table-cell>
          <table:table-cell table:style-name="ce1" office:value-type="string">
            <text:p>zakoń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dźištaj</text:p>
          </table:table-cell>
          <table:table-cell office:value-type="string">
            <text:p>sadźištaj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sadduzejzkich</text:p>
          </table:table-cell>
          <table:table-cell table:style-name="ce2" office:value-type="string">
            <text:p>Sadduzejzki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ć</text:p>
          </table:table-cell>
          <table:table-cell office:value-type="string">
            <text:p>s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ch</text:p>
          </table:table-cell>
          <table:table-cell office:value-type="string">
            <text:p>s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baty</text:p>
          </table:table-cell>
          <table:table-cell office:value-type="string">
            <text:p>saba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bata</text:p>
          </table:table-cell>
          <table:table-cell office:value-type="string">
            <text:p>sabat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9</text:p>
          </table:table-cell>
          <table:table-cell table:style-name="ce3" office:value-type="string">
            <text:p>s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yješe</text:p>
          </table:table-cell>
          <table:table-cell office:value-type="string">
            <text:p>ryje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yčow</text:p>
          </table:table-cell>
          <table:table-cell office:value-type="string">
            <text:p>ryč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yčeli</text:p>
          </table:table-cell>
          <table:table-cell office:value-type="string">
            <text:p>ryče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yča</text:p>
          </table:table-cell>
          <table:table-cell office:value-type="string">
            <text:p>ryč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yčach</text:p>
          </table:table-cell>
          <table:table-cell office:value-type="string">
            <text:p>ryč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ybow</text:p>
          </table:table-cell>
          <table:table-cell office:value-type="string">
            <text:p>ryb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ybakojo</text:p>
          </table:table-cell>
          <table:table-cell office:value-type="string">
            <text:p>rybakoj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uty</text:p>
          </table:table-cell>
          <table:table-cell office:value-type="string">
            <text:p>ru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unym</text:p>
          </table:table-cell>
          <table:table-cell office:value-type="string">
            <text:p>run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uni</text:p>
          </table:table-cell>
          <table:table-cell office:value-type="string">
            <text:p>ru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une</text:p>
          </table:table-cell>
          <table:table-cell office:value-type="string">
            <text:p>ru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uma</text:p>
          </table:table-cell>
          <table:table-cell office:value-type="string">
            <text:p>rum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ubnu</text:p>
          </table:table-cell>
          <table:table-cell office:value-type="string">
            <text:p>rubn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ubježnizy</text:p>
          </table:table-cell>
          <table:table-cell table:style-name="ce1" office:value-type="string">
            <text:p>rubježnic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ubježniztwa</text:p>
          </table:table-cell>
          <table:table-cell table:style-name="ce1" office:value-type="string">
            <text:p>rubježnistw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ubjeńztwo</text:p>
          </table:table-cell>
          <table:table-cell table:style-name="ce1" office:value-type="string">
            <text:p>rubjenstw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ubjane</text:p>
          </table:table-cell>
          <table:table-cell office:value-type="string">
            <text:p>rubja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ubišku</text:p>
          </table:table-cell>
          <table:table-cell office:value-type="string">
            <text:p>rubišk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ubać</text:p>
          </table:table-cell>
          <table:table-cell office:value-type="string">
            <text:p>rub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ztu</text:p>
          </table:table-cell>
          <table:table-cell table:style-name="ce1" office:value-type="string">
            <text:p>rost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zom</text:p>
          </table:table-cell>
          <table:table-cell table:style-name="ce1" office:value-type="string">
            <text:p>rozu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zomnym</text:p>
          </table:table-cell>
          <table:table-cell table:style-name="ce1" office:value-type="string">
            <text:p>rozumn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zomneho</text:p>
          </table:table-cell>
          <table:table-cell table:style-name="ce1" office:value-type="string">
            <text:p>rozumn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zoma</text:p>
          </table:table-cell>
          <table:table-cell table:style-name="ce1" office:value-type="string">
            <text:p>rozum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óžkny</text:p>
          </table:table-cell>
          <table:table-cell office:value-type="string">
            <text:p>róžk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zćechu</text:p>
          </table:table-cell>
          <table:table-cell office:value-type="string">
            <text:p>rosće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w</text:p>
          </table:table-cell>
          <table:table-cell office:value-type="string">
            <text:p>r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steptane</text:p>
          </table:table-cell>
          <table:table-cell table:style-name="ce1" office:value-type="string">
            <text:p>roztepta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ssywał</text:p>
          </table:table-cell>
          <table:table-cell table:style-name="ce1" office:value-type="string">
            <text:p>rozsyw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ssylni</text:p>
          </table:table-cell>
          <table:table-cell table:style-name="ce1" office:value-type="string">
            <text:p>rozsyl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sswětlić</text:p>
          </table:table-cell>
          <table:table-cell table:style-name="ce1" office:value-type="string">
            <text:p>rozswětl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sswěći</text:p>
          </table:table-cell>
          <table:table-cell table:style-name="ce1" office:value-type="string">
            <text:p>rozswěć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sryčowanje</text:p>
          </table:table-cell>
          <table:table-cell table:style-name="ce1" office:value-type="string">
            <text:p>rozryčowa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sryčenje</text:p>
          </table:table-cell>
          <table:table-cell table:style-name="ce1" office:value-type="string">
            <text:p>rozryče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sryčachu</text:p>
          </table:table-cell>
          <table:table-cell table:style-name="ce1" office:value-type="string">
            <text:p>rozryč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srudźił</text:p>
          </table:table-cell>
          <table:table-cell table:style-name="ce1" office:value-type="string">
            <text:p>rozrudź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srazy</text:p>
          </table:table-cell>
          <table:table-cell table:style-name="ce1" office:value-type="string">
            <text:p>rozraz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spomni</text:p>
          </table:table-cell>
          <table:table-cell table:style-name="ce1" office:value-type="string">
            <text:p>rozpom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snjesechu</text:p>
          </table:table-cell>
          <table:table-cell table:style-name="ce1" office:value-type="string">
            <text:p>roznjese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smjećene</text:p>
          </table:table-cell>
          <table:table-cell table:style-name="ce1" office:value-type="string">
            <text:p>rozmjeće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smjazć</text:p>
          </table:table-cell>
          <table:table-cell table:style-name="ce1" office:value-type="string">
            <text:p>rozmjas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slaty</text:p>
          </table:table-cell>
          <table:table-cell table:style-name="ce1" office:value-type="string">
            <text:p>rozla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slata</text:p>
          </table:table-cell>
          <table:table-cell table:style-name="ce1" office:value-type="string">
            <text:p>rozlat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słamany</text:p>
          </table:table-cell>
          <table:table-cell table:style-name="ce1" office:value-type="string">
            <text:p>rozłama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sdźělił</text:p>
          </table:table-cell>
          <table:table-cell table:style-name="ce1" office:value-type="string">
            <text:p>rozdźěl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sdźělichu</text:p>
          </table:table-cell>
          <table:table-cell table:style-name="ce1" office:value-type="string">
            <text:p>rozdźěli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sdaj</text:p>
          </table:table-cell>
          <table:table-cell table:style-name="ce1" office:value-type="string">
            <text:p>rozd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sćěri</text:p>
          </table:table-cell>
          <table:table-cell table:style-name="ce1" office:value-type="string">
            <text:p>rozćěr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sbitym</text:p>
          </table:table-cell>
          <table:table-cell table:style-name="ce1" office:value-type="string">
            <text:p>rozbit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lu</text:p>
          </table:table-cell>
          <table:table-cell office:value-type="string">
            <text:p>rol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li</text:p>
          </table:table-cell>
          <table:table-cell office:value-type="string">
            <text:p>ro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h</text:p>
          </table:table-cell>
          <table:table-cell office:value-type="string">
            <text:p>ro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óčneho</text:p>
          </table:table-cell>
          <table:table-cell office:value-type="string">
            <text:p>róčneho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rjossypje</text:p>
          </table:table-cell>
          <table:table-cell table:style-name="ce1" office:value-type="string">
            <text:p>rozsyp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jez</text:p>
          </table:table-cell>
          <table:table-cell table:style-name="ce1" office:value-type="string">
            <text:p>rjec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jenje</text:p>
          </table:table-cell>
          <table:table-cell office:value-type="string">
            <text:p>rje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jemjenje</text:p>
          </table:table-cell>
          <table:table-cell office:value-type="string">
            <text:p>rjemje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jeknuwši</text:p>
          </table:table-cell>
          <table:table-cell table:style-name="ce1" office:value-type="string">
            <text:p>rjeknywš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jeknjemy</text:p>
          </table:table-cell>
          <table:table-cell office:value-type="string">
            <text:p>rjeknje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jekli</text:p>
          </table:table-cell>
          <table:table-cell office:value-type="string">
            <text:p>rjek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i</text:p>
          </table:table-cell>
          <table:table-cell office:value-type="string">
            <text:p>ri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reziowy</text:p>
          </table:table-cell>
          <table:table-cell table:style-name="ce2" office:value-type="string">
            <text:p>Reziowy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reminizcere</text:p>
          </table:table-cell>
          <table:table-cell table:style-name="ce2" office:value-type="string">
            <text:p>Reminizcer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ěkaš</text:p>
          </table:table-cell>
          <table:table-cell office:value-type="string">
            <text:p>rěkaš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ěkać</text:p>
          </table:table-cell>
          <table:table-cell office:value-type="string">
            <text:p>rěk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ěkaće</text:p>
          </table:table-cell>
          <table:table-cell office:value-type="string">
            <text:p>rěka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ejwanje</text:p>
          </table:table-cell>
          <table:table-cell office:value-type="string">
            <text:p>rejwa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apaki</text:p>
          </table:table-cell>
          <table:table-cell office:value-type="string">
            <text:p>rapak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anzy</text:p>
          </table:table-cell>
          <table:table-cell table:style-name="ce1" office:value-type="string">
            <text:p>ranc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any</text:p>
          </table:table-cell>
          <table:table-cell office:value-type="string">
            <text:p>ra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anja</text:p>
          </table:table-cell>
          <table:table-cell office:value-type="string">
            <text:p>ra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amjenjom</text:p>
          </table:table-cell>
          <table:table-cell office:value-type="string">
            <text:p>ramjenj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amjeni</text:p>
          </table:table-cell>
          <table:table-cell office:value-type="string">
            <text:p>ramjeni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ragahowuy</text:p>
          </table:table-cell>
          <table:table-cell table:style-name="ce2" office:value-type="string">
            <text:p>Ragahowu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ady</text:p>
          </table:table-cell>
          <table:table-cell office:value-type="string">
            <text:p>rad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adšo</text:p>
          </table:table-cell>
          <table:table-cell office:value-type="string">
            <text:p>radš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adny</text:p>
          </table:table-cell>
          <table:table-cell office:value-type="string">
            <text:p>rad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achnowany</text:p>
          </table:table-cell>
          <table:table-cell office:value-type="string">
            <text:p>rachnowa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achnowanje</text:p>
          </table:table-cell>
          <table:table-cell office:value-type="string">
            <text:p>rachnowa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achnowane</text:p>
          </table:table-cell>
          <table:table-cell office:value-type="string">
            <text:p>rachnowa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zalmowych</text:p>
          </table:table-cell>
          <table:table-cell table:style-name="ce1" office:value-type="string">
            <text:p>psalmowy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zalmach</text:p>
          </table:table-cell>
          <table:table-cell table:style-name="ce1" office:value-type="string">
            <text:p>psalm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ytnychu</text:p>
          </table:table-cell>
          <table:table-cell office:value-type="string">
            <text:p>pytny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ytawši</text:p>
          </table:table-cell>
          <table:table-cell office:value-type="string">
            <text:p>pytawš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ytaštaj</text:p>
          </table:table-cell>
          <table:table-cell office:value-type="string">
            <text:p>pytašt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ytane</text:p>
          </table:table-cell>
          <table:table-cell office:value-type="string">
            <text:p>pyta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ytaj</text:p>
          </table:table-cell>
          <table:table-cell office:value-type="string">
            <text:p>pyt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ytać</text:p>
          </table:table-cell>
          <table:table-cell office:value-type="string">
            <text:p>pyt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ytaće</text:p>
          </table:table-cell>
          <table:table-cell office:value-type="string">
            <text:p>pyta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uzty</text:p>
          </table:table-cell>
          <table:table-cell table:style-name="ce1" office:value-type="string">
            <text:p>pus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uzte</text:p>
          </table:table-cell>
          <table:table-cell table:style-name="ce1" office:value-type="string">
            <text:p>pust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utach</text:p>
          </table:table-cell>
          <table:table-cell office:value-type="string">
            <text:p>put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ušćnam</text:p>
          </table:table-cell>
          <table:table-cell table:style-name="ce1" office:value-type="string">
            <text:p>pušć n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ušćiš</text:p>
          </table:table-cell>
          <table:table-cell office:value-type="string">
            <text:p>pušćiš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ušćeni</text:p>
          </table:table-cell>
          <table:table-cell office:value-type="string">
            <text:p>pušćeni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purpurzkej</text:p>
          </table:table-cell>
          <table:table-cell table:style-name="ce2" office:value-type="string">
            <text:p>purpursk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untach</text:p>
          </table:table-cell>
          <table:table-cell office:value-type="string">
            <text:p>punt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ukaju</text:p>
          </table:table-cell>
          <table:table-cell office:value-type="string">
            <text:p>puka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uće</text:p>
          </table:table-cell>
          <table:table-cell office:value-type="string">
            <text:p>pu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sy</text:p>
          </table:table-cell>
          <table:table-cell office:value-type="string">
            <text:p>ps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zwoliće</text:p>
          </table:table-cell>
          <table:table-cell table:style-name="ce1" office:value-type="string">
            <text:p>přizwoli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ztupištaj</text:p>
          </table:table-cell>
          <table:table-cell table:style-name="ce1" office:value-type="string">
            <text:p>přistupišt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ztaji</text:p>
          </table:table-cell>
          <table:table-cell table:style-name="ce1" office:value-type="string">
            <text:p>přistaj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zpoŕ</text:p>
          </table:table-cell>
          <table:table-cell table:style-name="ce1" office:value-type="string">
            <text:p>přispo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wjezć</text:p>
          </table:table-cell>
          <table:table-cell table:style-name="ce1" office:value-type="string">
            <text:p>přiwjes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wjedźtaj</text:p>
          </table:table-cell>
          <table:table-cell table:style-name="ce1" office:value-type="string">
            <text:p>přiwjedźt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wjedźeštaj</text:p>
          </table:table-cell>
          <table:table-cell table:style-name="ce1" office:value-type="string">
            <text:p>přiwjedźešt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wjedli</text:p>
          </table:table-cell>
          <table:table-cell table:style-name="ce1" office:value-type="string">
            <text:p>přiwjed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słowo</text:p>
          </table:table-cell>
          <table:table-cell table:style-name="ce1" office:value-type="string">
            <text:p>přisłow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runanjach</text:p>
          </table:table-cell>
          <table:table-cell table:style-name="ce1" office:value-type="string">
            <text:p>přirunanj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rjeknu</text:p>
          </table:table-cell>
          <table:table-cell table:style-name="ce1" office:value-type="string">
            <text:p>přirjekn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powjedanje</text:p>
          </table:table-cell>
          <table:table-cell table:style-name="ce1" office:value-type="string">
            <text:p>připowěda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powjedane</text:p>
          </table:table-cell>
          <table:table-cell table:style-name="ce1" office:value-type="string">
            <text:p>připowěda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powjedam</text:p>
          </table:table-cell>
          <table:table-cell table:style-name="ce1" office:value-type="string">
            <text:p>připowěd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powjedał</text:p>
          </table:table-cell>
          <table:table-cell table:style-name="ce1" office:value-type="string">
            <text:p>připowěd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powjedaj</text:p>
          </table:table-cell>
          <table:table-cell table:style-name="ce1" office:value-type="string">
            <text:p>připowěd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njezće</text:p>
          </table:table-cell>
          <table:table-cell table:style-name="ce1" office:value-type="string">
            <text:p>přinjes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njesu</text:p>
          </table:table-cell>
          <table:table-cell table:style-name="ce1" office:value-type="string">
            <text:p>přinjes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njesło</text:p>
          </table:table-cell>
          <table:table-cell table:style-name="ce1" office:value-type="string">
            <text:p>přinjesł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ńdźetaj</text:p>
          </table:table-cell>
          <table:table-cell table:style-name="ce1" office:value-type="string">
            <text:p>přińdźet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ńdźeš</text:p>
          </table:table-cell>
          <table:table-cell table:style-name="ce1" office:value-type="string">
            <text:p>přińdźeš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ńdźće</text:p>
          </table:table-cell>
          <table:table-cell table:style-name="ce1" office:value-type="string">
            <text:p>přińdź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łoži</text:p>
          </table:table-cell>
          <table:table-cell table:style-name="ce1" office:value-type="string">
            <text:p>přiłož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krywši</text:p>
          </table:table-cell>
          <table:table-cell table:style-name="ce1" office:value-type="string">
            <text:p>přikrywš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krywa</text:p>
          </table:table-cell>
          <table:table-cell table:style-name="ce1" office:value-type="string">
            <text:p>přikryw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krywajće</text:p>
          </table:table-cell>
          <table:table-cell table:style-name="ce1" office:value-type="string">
            <text:p>přikrywajće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pšikhadźowaše</text:p>
          </table:table-cell>
          <table:table-cell table:style-name="ce1" office:value-type="string">
            <text:p>přichadźowa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kazuje</text:p>
          </table:table-cell>
          <table:table-cell table:style-name="ce1" office:value-type="string">
            <text:p>přikazu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kaznju</text:p>
          </table:table-cell>
          <table:table-cell table:style-name="ce1" office:value-type="string">
            <text:p>přikaz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kazni</text:p>
          </table:table-cell>
          <table:table-cell table:style-name="ce1" office:value-type="string">
            <text:p>přikaz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kaže</text:p>
          </table:table-cell>
          <table:table-cell table:style-name="ce1" office:value-type="string">
            <text:p>přikaž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kazać</text:p>
          </table:table-cell>
          <table:table-cell table:style-name="ce1" office:value-type="string">
            <text:p>přikaz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jał</text:p>
          </table:table-cell>
          <table:table-cell table:style-name="ce1" office:value-type="string">
            <text:p>přij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hotuj</text:p>
          </table:table-cell>
          <table:table-cell table:style-name="ce1" office:value-type="string">
            <text:p>přihotu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hotowaštaj</text:p>
          </table:table-cell>
          <table:table-cell table:style-name="ce1" office:value-type="string">
            <text:p>přihotowašt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hotowa</text:p>
          </table:table-cell>
          <table:table-cell table:style-name="ce1" office:value-type="string">
            <text:p>přihotow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hotowany</text:p>
          </table:table-cell>
          <table:table-cell table:style-name="ce1" office:value-type="string">
            <text:p>přihotowa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hotowanja</text:p>
          </table:table-cell>
          <table:table-cell table:style-name="ce1" office:value-type="string">
            <text:p>přihotowa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hotowali</text:p>
          </table:table-cell>
          <table:table-cell table:style-name="ce1" office:value-type="string">
            <text:p>přihotow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hotowałe</text:p>
          </table:table-cell>
          <table:table-cell table:style-name="ce1" office:value-type="string">
            <text:p>přihotował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hotowałaj</text:p>
          </table:table-cell>
          <table:table-cell table:style-name="ce1" office:value-type="string">
            <text:p>přihotował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hotować</text:p>
          </table:table-cell>
          <table:table-cell table:style-name="ce1" office:value-type="string">
            <text:p>přihotow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hotowachu</text:p>
          </table:table-cell>
          <table:table-cell table:style-name="ce1" office:value-type="string">
            <text:p>přihotow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hladowachu</text:p>
          </table:table-cell>
          <table:table-cell table:style-name="ce1" office:value-type="string">
            <text:p>přihladow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date</text:p>
          </table:table-cell>
          <table:table-cell table:style-name="ce1" office:value-type="string">
            <text:p>přidat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ćišća</text:p>
          </table:table-cell>
          <table:table-cell table:style-name="ce1" office:value-type="string">
            <text:p>přićišć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chodźe</text:p>
          </table:table-cell>
          <table:table-cell table:style-name="ce1" office:value-type="string">
            <text:p>přichodź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bližowachu</text:p>
          </table:table-cell>
          <table:table-cell table:style-name="ce1" office:value-type="string">
            <text:p>přibližow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bližeše</text:p>
          </table:table-cell>
          <table:table-cell table:style-name="ce1" office:value-type="string">
            <text:p>přibliže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bližał</text:p>
          </table:table-cell>
          <table:table-cell table:style-name="ce1" office:value-type="string">
            <text:p>přibliž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bližało</text:p>
          </table:table-cell>
          <table:table-cell table:style-name="ce1" office:value-type="string">
            <text:p>přibližał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ibližachu</text:p>
          </table:table-cell>
          <table:table-cell table:style-name="ce1" office:value-type="string">
            <text:p>přibliž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ztupja</text:p>
          </table:table-cell>
          <table:table-cell table:style-name="ce1" office:value-type="string">
            <text:p>přestup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ztupił</text:p>
          </table:table-cell>
          <table:table-cell table:style-name="ce1" office:value-type="string">
            <text:p>přestup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ztrěj</text:p>
          </table:table-cell>
          <table:table-cell table:style-name="ce1" office:value-type="string">
            <text:p>přestrě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ztrějće</text:p>
          </table:table-cell>
          <table:table-cell table:style-name="ce1" office:value-type="string">
            <text:p>přestrěj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ztrěć</text:p>
          </table:table-cell>
          <table:table-cell table:style-name="ce1" office:value-type="string">
            <text:p>přestrě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ztrěchu</text:p>
          </table:table-cell>
          <table:table-cell table:style-name="ce1" office:value-type="string">
            <text:p>přestrě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zta</text:p>
          </table:table-cell>
          <table:table-cell table:style-name="ce1" office:value-type="string">
            <text:p>přest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ztała</text:p>
          </table:table-cell>
          <table:table-cell table:style-name="ce1" office:value-type="string">
            <text:p>přestał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wróćena</text:p>
          </table:table-cell>
          <table:table-cell table:style-name="ce1" office:value-type="string">
            <text:p>přewróće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wjezmy</text:p>
          </table:table-cell>
          <table:table-cell table:style-name="ce1" office:value-type="string">
            <text:p>přewjez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winje</text:p>
          </table:table-cell>
          <table:table-cell table:style-name="ce1" office:value-type="string">
            <text:p>přewi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špotowachu</text:p>
          </table:table-cell>
          <table:table-cell table:style-name="ce1" office:value-type="string">
            <text:p>přešpotow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słyšał</text:p>
          </table:table-cell>
          <table:table-cell table:style-name="ce1" office:value-type="string">
            <text:p>přesłyš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sadź</text:p>
          </table:table-cell>
          <table:table-cell table:style-name="ce1" office:value-type="string">
            <text:p>přesadź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radźiš</text:p>
          </table:table-cell>
          <table:table-cell table:style-name="ce1" office:value-type="string">
            <text:p>přeradźiš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radźeny</text:p>
          </table:table-cell>
          <table:table-cell table:style-name="ce1" office:value-type="string">
            <text:p>přeradźe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radniku</text:p>
          </table:table-cell>
          <table:table-cell table:style-name="ce1" office:value-type="string">
            <text:p>přeradnik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radnik</text:p>
          </table:table-cell>
          <table:table-cell table:style-name="ce1" office:value-type="string">
            <text:p>přeradni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radnika</text:p>
          </table:table-cell>
          <table:table-cell table:style-name="ce1" office:value-type="string">
            <text:p>přeradnik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ńdźe</text:p>
          </table:table-cell>
          <table:table-cell table:style-name="ce1" office:value-type="string">
            <text:p>přeńdź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naja</text:p>
          </table:table-cell>
          <table:table-cell table:style-name="ce1" office:value-type="string">
            <text:p>přena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móže</text:p>
          </table:table-cell>
          <table:table-cell table:style-name="ce1" office:value-type="string">
            <text:p>přemóž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měnjenje</text:p>
          </table:table-cell>
          <table:table-cell table:style-name="ce1" office:value-type="string">
            <text:p>přeměnje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lata</text:p>
          </table:table-cell>
          <table:table-cell table:style-name="ce1" office:value-type="string">
            <text:p>přelat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krasnjenju</text:p>
          </table:table-cell>
          <table:table-cell table:style-name="ce1" office:value-type="string">
            <text:p>překrasnje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khodźi</text:p>
          </table:table-cell>
          <table:table-cell table:style-name="ce1" office:value-type="string">
            <text:p>přechodź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da</text:p>
          </table:table-cell>
          <table:table-cell table:style-name="ce1" office:value-type="string">
            <text:p>před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daj</text:p>
          </table:table-cell>
          <table:table-cell table:style-name="ce1" office:value-type="string">
            <text:p>před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dajće</text:p>
          </table:table-cell>
          <table:table-cell table:style-name="ce1" office:value-type="string">
            <text:p>předaj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ćiwnikom</text:p>
          </table:table-cell>
          <table:table-cell table:style-name="ce1" office:value-type="string">
            <text:p>přećiwnik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ćiwnika</text:p>
          </table:table-cell>
          <table:table-cell table:style-name="ce1" office:value-type="string">
            <text:p>přećiwnik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čini</text:p>
          </table:table-cell>
          <table:table-cell table:style-name="ce1" office:value-type="string">
            <text:p>přeči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ćelnizy</text:p>
          </table:table-cell>
          <table:table-cell table:style-name="ce1" office:value-type="string">
            <text:p>přećelnic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ćelej</text:p>
          </table:table-cell>
          <table:table-cell table:style-name="ce1" office:value-type="string">
            <text:p>přećel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ćela</text:p>
          </table:table-cell>
          <table:table-cell table:style-name="ce1" office:value-type="string">
            <text:p>přećel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ćelam</text:p>
          </table:table-cell>
          <table:table-cell table:style-name="ce1" office:value-type="string">
            <text:p>přećel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bywaše</text:p>
          </table:table-cell>
          <table:table-cell table:style-name="ce1" office:value-type="string">
            <text:p>přebywa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ebywaju</text:p>
          </table:table-cell>
          <table:table-cell table:style-name="ce1" office:value-type="string">
            <text:p>přebywa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šahow</text:p>
          </table:table-cell>
          <table:table-cell table:style-name="ce1" office:value-type="string">
            <text:p>přah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ózuj</text:p>
          </table:table-cell>
          <table:table-cell table:style-name="ce1" office:value-type="string">
            <text:p>prócu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ózuješ</text:p>
          </table:table-cell>
          <table:table-cell table:style-name="ce1" office:value-type="string">
            <text:p>prócuješ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óztwje</text:p>
          </table:table-cell>
          <table:table-cell table:style-name="ce1" office:value-type="string">
            <text:p>próstw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ozta</text:p>
          </table:table-cell>
          <table:table-cell table:style-name="ce1" office:value-type="string">
            <text:p>prost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ózowaše</text:p>
          </table:table-cell>
          <table:table-cell table:style-name="ce1" office:value-type="string">
            <text:p>prócowa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ózowali</text:p>
          </table:table-cell>
          <table:table-cell table:style-name="ce1" office:value-type="string">
            <text:p>prócow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ózdnych</text:p>
          </table:table-cell>
          <table:table-cell office:value-type="string">
            <text:p>prózdny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oš</text:p>
          </table:table-cell>
          <table:table-cell office:value-type="string">
            <text:p>proš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ošenym</text:p>
          </table:table-cell>
          <table:table-cell office:value-type="string">
            <text:p>prošen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ošenja</text:p>
          </table:table-cell>
          <table:table-cell office:value-type="string">
            <text:p>proše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ošeni</text:p>
          </table:table-cell>
          <table:table-cell office:value-type="string">
            <text:p>proše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oša</text:p>
          </table:table-cell>
          <table:table-cell office:value-type="string">
            <text:p>proš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ophetach</text:p>
          </table:table-cell>
          <table:table-cell table:style-name="ce1" office:value-type="string">
            <text:p>profet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ophećina</text:p>
          </table:table-cell>
          <table:table-cell table:style-name="ce1" office:value-type="string">
            <text:p>profeći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jódk</text:p>
          </table:table-cell>
          <table:table-cell office:value-type="string">
            <text:p>prjód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jódknošene</text:p>
          </table:table-cell>
          <table:table-cell office:value-type="string">
            <text:p>prjódknošene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prjódkkładźenja</text:p>
          </table:table-cell>
          <table:table-cell table:style-name="ce2" office:value-type="string">
            <text:p>prjódkkładźe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jedniši</text:p>
          </table:table-cell>
          <table:table-cell table:style-name="ce1" office:value-type="string">
            <text:p>prědniš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řińdźe⸗li</text:p>
          </table:table-cell>
          <table:table-cell table:style-name="ce1" office:value-type="string">
            <text:p>přińdźe-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ě</text:p>
          </table:table-cell>
          <table:table-cell table:style-name="ce3" office:value-type="string">
            <text:p>prě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ěńše</text:p>
          </table:table-cell>
          <table:table-cell office:value-type="string">
            <text:p>prěń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ěńšeho</text:p>
          </table:table-cell>
          <table:table-cell office:value-type="string">
            <text:p>prěńš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ěnjemu</text:p>
          </table:table-cell>
          <table:table-cell office:value-type="string">
            <text:p>prěnjem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ějachu</text:p>
          </table:table-cell>
          <table:table-cell office:value-type="string">
            <text:p>prěj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ěduje</text:p>
          </table:table-cell>
          <table:table-cell office:value-type="string">
            <text:p>prědu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ědowali</text:p>
          </table:table-cell>
          <table:table-cell office:value-type="string">
            <text:p>prědow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ědka</text:p>
          </table:table-cell>
          <table:table-cell office:value-type="string">
            <text:p>prědk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ědarja</text:p>
          </table:table-cell>
          <table:table-cell office:value-type="string">
            <text:p>prědar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ečpušćenu</text:p>
          </table:table-cell>
          <table:table-cell table:style-name="ce1" office:value-type="string">
            <text:p>preč pušćen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awymi</text:p>
          </table:table-cell>
          <table:table-cell office:value-type="string">
            <text:p>prawy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awu</text:p>
          </table:table-cell>
          <table:table-cell office:value-type="string">
            <text:p>praw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awi</text:p>
          </table:table-cell>
          <table:table-cell office:value-type="string">
            <text:p>praw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awej</text:p>
          </table:table-cell>
          <table:table-cell office:value-type="string">
            <text:p>praw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awdźe</text:p>
          </table:table-cell>
          <table:table-cell office:value-type="string">
            <text:p>prawdź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awdy</text:p>
          </table:table-cell>
          <table:table-cell office:value-type="string">
            <text:p>prawd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awdozću</text:p>
          </table:table-cell>
          <table:table-cell table:style-name="ce1" office:value-type="string">
            <text:p>prawdosć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awa</text:p>
          </table:table-cell>
          <table:table-cell office:value-type="string">
            <text:p>prawa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prajuzy</text:p>
          </table:table-cell>
          <table:table-cell table:style-name="ce2" office:value-type="string">
            <text:p>prajuc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ajimy</text:p>
          </table:table-cell>
          <table:table-cell office:value-type="string">
            <text:p>praji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ajili</text:p>
          </table:table-cell>
          <table:table-cell office:value-type="string">
            <text:p>prajili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ppom</text:p>
          </table:table-cell>
          <table:table-cell table:style-name="ce1" office:value-type="string">
            <text:p>P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ztupić</text:p>
          </table:table-cell>
          <table:table-cell table:style-name="ce1" office:value-type="string">
            <text:p>postup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ztrowjenje</text:p>
          </table:table-cell>
          <table:table-cell table:style-name="ce1" office:value-type="string">
            <text:p>postrowje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ztrowja</text:p>
          </table:table-cell>
          <table:table-cell table:style-name="ce1" office:value-type="string">
            <text:p>postrow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ztrowić</text:p>
          </table:table-cell>
          <table:table-cell table:style-name="ce1" office:value-type="string">
            <text:p>postrow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ztanuwši</text:p>
          </table:table-cell>
          <table:table-cell table:style-name="ce1" office:value-type="string">
            <text:p>postanywš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ztań</text:p>
          </table:table-cell>
          <table:table-cell table:style-name="ce1" office:value-type="string">
            <text:p>postań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ztajić</text:p>
          </table:table-cell>
          <table:table-cell table:style-name="ce1" office:value-type="string">
            <text:p>postaj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óžrjeł</text:p>
          </table:table-cell>
          <table:table-cell office:value-type="string">
            <text:p>póžrje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žohnowany</text:p>
          </table:table-cell>
          <table:table-cell office:value-type="string">
            <text:p>požohnowa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óznate</text:p>
          </table:table-cell>
          <table:table-cell office:value-type="string">
            <text:p>póznat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óznaštaj</text:p>
          </table:table-cell>
          <table:table-cell office:value-type="string">
            <text:p>póznašt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óznał</text:p>
          </table:table-cell>
          <table:table-cell office:value-type="string">
            <text:p>pózn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óznało</text:p>
          </table:table-cell>
          <table:table-cell office:value-type="string">
            <text:p>póznał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óznaje</text:p>
          </table:table-cell>
          <table:table-cell office:value-type="string">
            <text:p>pózna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óznajće</text:p>
          </table:table-cell>
          <table:table-cell office:value-type="string">
            <text:p>póznaj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óznaće</text:p>
          </table:table-cell>
          <table:table-cell office:value-type="string">
            <text:p>pózna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óznaća</text:p>
          </table:table-cell>
          <table:table-cell office:value-type="string">
            <text:p>póznać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zkočće</text:p>
          </table:table-cell>
          <table:table-cell table:style-name="ce1" office:value-type="string">
            <text:p>poskoč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zću</text:p>
          </table:table-cell>
          <table:table-cell table:style-name="ce1" office:value-type="string">
            <text:p>požć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žčujće</text:p>
          </table:table-cell>
          <table:table-cell office:value-type="string">
            <text:p>požčuj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žčuja</text:p>
          </table:table-cell>
          <table:table-cell office:value-type="string">
            <text:p>požču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žč</text:p>
          </table:table-cell>
          <table:table-cell office:value-type="string">
            <text:p>požč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žčować</text:p>
          </table:table-cell>
          <table:table-cell office:value-type="string">
            <text:p>požčow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zćenju</text:p>
          </table:table-cell>
          <table:table-cell table:style-name="ce1" office:value-type="string">
            <text:p>požće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zćenje</text:p>
          </table:table-cell>
          <table:table-cell table:style-name="ce1" office:value-type="string">
            <text:p>požće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ózćel</text:p>
          </table:table-cell>
          <table:table-cell table:style-name="ce1" office:value-type="string">
            <text:p>pósće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zća</text:p>
          </table:table-cell>
          <table:table-cell table:style-name="ce1" office:value-type="string">
            <text:p>požć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zběžechu</text:p>
          </table:table-cell>
          <table:table-cell office:value-type="string">
            <text:p>pozběže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zběhnuć</text:p>
          </table:table-cell>
          <table:table-cell office:value-type="string">
            <text:p>pozběhnu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zběhnjene</text:p>
          </table:table-cell>
          <table:table-cell office:value-type="string">
            <text:p>pozběhnje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zběhńće</text:p>
          </table:table-cell>
          <table:table-cell office:value-type="string">
            <text:p>pozběhń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žadaše</text:p>
          </table:table-cell>
          <table:table-cell office:value-type="string">
            <text:p>požada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žada</text:p>
          </table:table-cell>
          <table:table-cell office:value-type="string">
            <text:p>požad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žadane</text:p>
          </table:table-cell>
          <table:table-cell office:value-type="string">
            <text:p>požada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žadana</text:p>
          </table:table-cell>
          <table:table-cell office:value-type="string">
            <text:p>požada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žadał</text:p>
          </table:table-cell>
          <table:table-cell office:value-type="string">
            <text:p>požad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óžadać</text:p>
          </table:table-cell>
          <table:table-cell office:value-type="string">
            <text:p>póžad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wołanju</text:p>
          </table:table-cell>
          <table:table-cell office:value-type="string">
            <text:p>powoła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wołanje</text:p>
          </table:table-cell>
          <table:table-cell office:value-type="string">
            <text:p>powoła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wodźenje</text:p>
          </table:table-cell>
          <table:table-cell office:value-type="string">
            <text:p>powodźe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wlečena</text:p>
          </table:table-cell>
          <table:table-cell office:value-type="string">
            <text:p>powleče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wjeztaj</text:p>
          </table:table-cell>
          <table:table-cell office:value-type="string">
            <text:p>powjezt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wjedźił</text:p>
          </table:table-cell>
          <table:table-cell table:style-name="ce1" office:value-type="string">
            <text:p>powědź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wjedźichu</text:p>
          </table:table-cell>
          <table:table-cell table:style-name="ce1" office:value-type="string">
            <text:p>powědźi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wjedaštaj</text:p>
          </table:table-cell>
          <table:table-cell table:style-name="ce1" office:value-type="string">
            <text:p>powědašt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wjedachu</text:p>
          </table:table-cell>
          <table:table-cell table:style-name="ce1" office:value-type="string">
            <text:p>powěd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wječerjał</text:p>
          </table:table-cell>
          <table:table-cell office:value-type="string">
            <text:p>powječerj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wite</text:p>
          </table:table-cell>
          <table:table-cell office:value-type="string">
            <text:p>powit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wi</text:p>
          </table:table-cell>
          <table:table-cell office:value-type="string">
            <text:p>pow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wěm</text:p>
          </table:table-cell>
          <table:table-cell office:value-type="string">
            <text:p>powě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wali</text:p>
          </table:table-cell>
          <table:table-cell office:value-type="string">
            <text:p>pow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trjebu</text:p>
          </table:table-cell>
          <table:table-cell office:value-type="string">
            <text:p>potrjeb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trjebamy</text:p>
          </table:table-cell>
          <table:table-cell office:value-type="string">
            <text:p>potrjeba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trjebachu</text:p>
          </table:table-cell>
          <table:table-cell office:value-type="string">
            <text:p>potrjeb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trjebaće</text:p>
          </table:table-cell>
          <table:table-cell office:value-type="string">
            <text:p>potrjeba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ót</text:p>
          </table:table-cell>
          <table:table-cell office:value-type="string">
            <text:p>pó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torhał</text:p>
          </table:table-cell>
          <table:table-cell office:value-type="string">
            <text:p>potorh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tajnztwa</text:p>
          </table:table-cell>
          <table:table-cell table:style-name="ce1" office:value-type="string">
            <text:p>potajnstw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tajneho</text:p>
          </table:table-cell>
          <table:table-cell office:value-type="string">
            <text:p>potajn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tajna</text:p>
          </table:table-cell>
          <table:table-cell office:value-type="string">
            <text:p>potaj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taji</text:p>
          </table:table-cell>
          <table:table-cell office:value-type="string">
            <text:p>potaj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tajił</text:p>
          </table:table-cell>
          <table:table-cell office:value-type="string">
            <text:p>potaj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tajena</text:p>
          </table:table-cell>
          <table:table-cell office:value-type="string">
            <text:p>potaje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sylń</text:p>
          </table:table-cell>
          <table:table-cell office:value-type="string">
            <text:p>posylń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swarjenju</text:p>
          </table:table-cell>
          <table:table-cell office:value-type="string">
            <text:p>poswarje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swari</text:p>
          </table:table-cell>
          <table:table-cell office:value-type="string">
            <text:p>poswar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słuzhne</text:p>
          </table:table-cell>
          <table:table-cell table:style-name="ce1" office:value-type="string">
            <text:p>posłuš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słuchał</text:p>
          </table:table-cell>
          <table:table-cell office:value-type="string">
            <text:p>posłuch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słuchali</text:p>
          </table:table-cell>
          <table:table-cell office:value-type="string">
            <text:p>posłuch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słuchaju</text:p>
          </table:table-cell>
          <table:table-cell office:value-type="string">
            <text:p>posłucha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slešću</text:p>
          </table:table-cell>
          <table:table-cell office:value-type="string">
            <text:p>poslešć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slešćom</text:p>
          </table:table-cell>
          <table:table-cell office:value-type="string">
            <text:p>poslešć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sledku</text:p>
          </table:table-cell>
          <table:table-cell office:value-type="string">
            <text:p>posledk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ósłanaj</text:p>
          </table:table-cell>
          <table:table-cell office:value-type="string">
            <text:p>pósłan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ósłam</text:p>
          </table:table-cell>
          <table:table-cell office:value-type="string">
            <text:p>pósł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ósłaj</text:p>
          </table:table-cell>
          <table:table-cell office:value-type="string">
            <text:p>pósł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selztwo</text:p>
          </table:table-cell>
          <table:table-cell table:style-name="ce1" office:value-type="string">
            <text:p>poselstw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rzt</text:p>
          </table:table-cell>
          <table:table-cell table:style-name="ce1" office:value-type="string">
            <text:p>pors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rztom</text:p>
          </table:table-cell>
          <table:table-cell table:style-name="ce1" office:value-type="string">
            <text:p>porst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rzta</text:p>
          </table:table-cell>
          <table:table-cell table:style-name="ce1" office:value-type="string">
            <text:p>porst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ruču</text:p>
          </table:table-cell>
          <table:table-cell office:value-type="string">
            <text:p>poruč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ruči</text:p>
          </table:table-cell>
          <table:table-cell office:value-type="string">
            <text:p>poruč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ručene</text:p>
          </table:table-cell>
          <table:table-cell office:value-type="string">
            <text:p>poruče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rubane</text:p>
          </table:table-cell>
          <table:table-cell office:value-type="string">
            <text:p>poruba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r</text:p>
          </table:table-cell>
          <table:table-cell office:value-type="string">
            <text:p>po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roka</text:p>
          </table:table-cell>
          <table:table-cell office:value-type="string">
            <text:p>porok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ó</text:p>
          </table:table-cell>
          <table:table-cell office:value-type="string">
            <text:p>pó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pjele</text:p>
          </table:table-cell>
          <table:table-cell office:value-type="string">
            <text:p>popjel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panje</text:p>
          </table:table-cell>
          <table:table-cell office:value-type="string">
            <text:p>popanje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pontius⸗pilatus</text:p>
          </table:table-cell>
          <table:table-cell table:style-name="ce1" office:value-type="string">
            <text:p>Poncius-Pilatu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nórještej</text:p>
          </table:table-cell>
          <table:table-cell table:style-name="ce1" office:value-type="string">
            <text:p>ponurješt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nižnych</text:p>
          </table:table-cell>
          <table:table-cell office:value-type="string">
            <text:p>ponižny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nižene</text:p>
          </table:table-cell>
          <table:table-cell office:value-type="string">
            <text:p>poniže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óńdźeće</text:p>
          </table:table-cell>
          <table:table-cell office:value-type="string">
            <text:p>póńdźe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óńdu</text:p>
          </table:table-cell>
          <table:table-cell office:value-type="string">
            <text:p>póńd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mysliwši</text:p>
          </table:table-cell>
          <table:table-cell office:value-type="string">
            <text:p>pomysliwš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mysliše</text:p>
          </table:table-cell>
          <table:table-cell office:value-type="string">
            <text:p>pomysli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mysli</text:p>
          </table:table-cell>
          <table:table-cell office:value-type="string">
            <text:p>pomys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myslić</text:p>
          </table:table-cell>
          <table:table-cell office:value-type="string">
            <text:p>pomysl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myslenja</text:p>
          </table:table-cell>
          <table:table-cell office:value-type="string">
            <text:p>pomysle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móŕzkich</text:p>
          </table:table-cell>
          <table:table-cell table:style-name="ce1" office:value-type="string">
            <text:p>po mórski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minu</text:p>
          </table:table-cell>
          <table:table-cell office:value-type="string">
            <text:p>pomin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mha</text:p>
          </table:table-cell>
          <table:table-cell office:value-type="string">
            <text:p>pomh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mhane</text:p>
          </table:table-cell>
          <table:table-cell office:value-type="string">
            <text:p>pomha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mhał</text:p>
          </table:table-cell>
          <table:table-cell office:value-type="string">
            <text:p>pomh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mhali</text:p>
          </table:table-cell>
          <table:table-cell office:value-type="string">
            <text:p>pomh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mazał</text:p>
          </table:table-cell>
          <table:table-cell office:value-type="string">
            <text:p>pomaz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łožu</text:p>
          </table:table-cell>
          <table:table-cell office:value-type="string">
            <text:p>połož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łožić</text:p>
          </table:table-cell>
          <table:table-cell office:value-type="string">
            <text:p>połož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łožichu</text:p>
          </table:table-cell>
          <table:table-cell office:value-type="string">
            <text:p>połoži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łožene</text:p>
          </table:table-cell>
          <table:table-cell office:value-type="string">
            <text:p>połože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łojzu</text:p>
          </table:table-cell>
          <table:table-cell table:style-name="ce1" office:value-type="string">
            <text:p>połojc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łnozće</text:p>
          </table:table-cell>
          <table:table-cell table:style-name="ce1" office:value-type="string">
            <text:p>połnos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łna</text:p>
          </table:table-cell>
          <table:table-cell office:value-type="string">
            <text:p>poł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lěpši</text:p>
          </table:table-cell>
          <table:table-cell office:value-type="string">
            <text:p>polěpš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lach</text:p>
          </table:table-cell>
          <table:table-cell office:value-type="string">
            <text:p>polach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pokrotow</text:p>
          </table:table-cell>
          <table:table-cell table:style-name="ce1" office:value-type="string">
            <text:p>pokrutow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pokrotkow</text:p>
          </table:table-cell>
          <table:table-cell table:style-name="ce1" office:value-type="string">
            <text:p>pokrutkow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pokrotach</text:p>
          </table:table-cell>
          <table:table-cell table:style-name="ce1" office:value-type="string">
            <text:p>pokrut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kleja</text:p>
          </table:table-cell>
          <table:table-cell table:style-name="ce2" office:value-type="string">
            <text:p>pokle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khwali</text:p>
          </table:table-cell>
          <table:table-cell table:style-name="ce1" office:value-type="string">
            <text:p>pochw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khilił</text:p>
          </table:table-cell>
          <table:table-cell table:style-name="ce1" office:value-type="string">
            <text:p>pochil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khilichu</text:p>
          </table:table-cell>
          <table:table-cell table:style-name="ce1" office:value-type="string">
            <text:p>pochili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khilena</text:p>
          </table:table-cell>
          <table:table-cell table:style-name="ce1" office:value-type="string">
            <text:p>pochile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khileć</text:p>
          </table:table-cell>
          <table:table-cell table:style-name="ce1" office:value-type="string">
            <text:p>pochile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kaž</text:p>
          </table:table-cell>
          <table:table-cell office:value-type="string">
            <text:p>pokaž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jězć</text:p>
          </table:table-cell>
          <table:table-cell table:style-name="ce1" office:value-type="string">
            <text:p>pojěs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hrjebany</text:p>
          </table:table-cell>
          <table:table-cell office:value-type="string">
            <text:p>pohrjeba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hrjebanje</text:p>
          </table:table-cell>
          <table:table-cell office:value-type="string">
            <text:p>pohrjeba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hrjebać</text:p>
          </table:table-cell>
          <table:table-cell office:value-type="string">
            <text:p>pohrjeb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hóršił</text:p>
          </table:table-cell>
          <table:table-cell office:value-type="string">
            <text:p>pohórš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hóršenju</text:p>
          </table:table-cell>
          <table:table-cell office:value-type="string">
            <text:p>pohórše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hóršenja</text:p>
          </table:table-cell>
          <table:table-cell office:value-type="string">
            <text:p>pohórše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hnoju</text:p>
          </table:table-cell>
          <table:table-cell office:value-type="string">
            <text:p>pohno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hladało</text:p>
          </table:table-cell>
          <table:table-cell office:value-type="string">
            <text:p>pohladał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hladać</text:p>
          </table:table-cell>
          <table:table-cell office:value-type="string">
            <text:p>pohlad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óhanjo</text:p>
          </table:table-cell>
          <table:table-cell office:value-type="string">
            <text:p>póhanj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dźiwa</text:p>
          </table:table-cell>
          <table:table-cell table:style-name="ce1" office:value-type="string">
            <text:p>po dźiw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dteptane</text:p>
          </table:table-cell>
          <table:table-cell table:style-name="ce1" office:value-type="string">
            <text:p>pod tepta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dpasaj</text:p>
          </table:table-cell>
          <table:table-cell office:value-type="string">
            <text:p>podpas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dpasać</text:p>
          </table:table-cell>
          <table:table-cell office:value-type="string">
            <text:p>podpasać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podnožkej</text:p>
          </table:table-cell>
          <table:table-cell table:style-name="ce1" office:value-type="string">
            <text:p>podnóžk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dja</text:p>
          </table:table-cell>
          <table:table-cell office:value-type="string">
            <text:p>pod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djał</text:p>
          </table:table-cell>
          <table:table-cell office:value-type="string">
            <text:p>podj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ddaty</text:p>
          </table:table-cell>
          <table:table-cell table:style-name="ce1" office:value-type="string">
            <text:p>poda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ddany</text:p>
          </table:table-cell>
          <table:table-cell table:style-name="ce1" office:value-type="string">
            <text:p>poda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date</text:p>
          </table:table-cell>
          <table:table-cell office:value-type="string">
            <text:p>podat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data</text:p>
          </table:table-cell>
          <table:table-cell office:value-type="string">
            <text:p>podat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daći</text:p>
          </table:table-cell>
          <table:table-cell office:value-type="string">
            <text:p>podać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óčnje</text:p>
          </table:table-cell>
          <table:table-cell office:value-type="string">
            <text:p>póč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činawši</text:p>
          </table:table-cell>
          <table:table-cell office:value-type="string">
            <text:p>počinawš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činaše</text:p>
          </table:table-cell>
          <table:table-cell office:value-type="string">
            <text:p>počina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činachu</text:p>
          </table:table-cell>
          <table:table-cell office:value-type="string">
            <text:p>počin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čeli</text:p>
          </table:table-cell>
          <table:table-cell office:value-type="string">
            <text:p>poče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čeć</text:p>
          </table:table-cell>
          <table:table-cell office:value-type="string">
            <text:p>poče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był</text:p>
          </table:table-cell>
          <table:table-cell office:value-type="string">
            <text:p>poby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luwy</text:p>
          </table:table-cell>
          <table:table-cell office:value-type="string">
            <text:p>pluw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łuhej</text:p>
          </table:table-cell>
          <table:table-cell office:value-type="string">
            <text:p>płuh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łotam</text:p>
          </table:table-cell>
          <table:table-cell office:value-type="string">
            <text:p>płot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łomjenju</text:p>
          </table:table-cell>
          <table:table-cell office:value-type="string">
            <text:p>płomje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łokachu</text:p>
          </table:table-cell>
          <table:table-cell office:value-type="string">
            <text:p>płok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łodźeše</text:p>
          </table:table-cell>
          <table:table-cell office:value-type="string">
            <text:p>płodźe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łodźe</text:p>
          </table:table-cell>
          <table:table-cell office:value-type="string">
            <text:p>płodź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łodow</text:p>
          </table:table-cell>
          <table:table-cell office:value-type="string">
            <text:p>płod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liwy</text:p>
          </table:table-cell>
          <table:table-cell table:style-name="ce2" office:value-type="string">
            <text:p>pliw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łazt</text:p>
          </table:table-cell>
          <table:table-cell table:style-name="ce1" office:value-type="string">
            <text:p>płas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łatu</text:p>
          </table:table-cell>
          <table:table-cell office:value-type="string">
            <text:p>płat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łata</text:p>
          </table:table-cell>
          <table:table-cell office:value-type="string">
            <text:p>płat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łakać</text:p>
          </table:table-cell>
          <table:table-cell office:value-type="string">
            <text:p>płak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łakaće</text:p>
          </table:table-cell>
          <table:table-cell office:value-type="string">
            <text:p>płaka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łachty</text:p>
          </table:table-cell>
          <table:table-cell office:value-type="string">
            <text:p>płachty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pjz</text:p>
          </table:table-cell>
          <table:table-cell table:style-name="ce2" office:value-type="string">
            <text:p>Pjz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jezy</text:p>
          </table:table-cell>
          <table:table-cell office:value-type="string">
            <text:p>pjez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jeršćeń</text:p>
          </table:table-cell>
          <table:table-cell office:value-type="string">
            <text:p>pjeršćeń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jeńka</text:p>
          </table:table-cell>
          <table:table-cell office:value-type="string">
            <text:p>pjeńk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jenježkaj</text:p>
          </table:table-cell>
          <table:table-cell office:value-type="string">
            <text:p>pjenježk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jeluškow</text:p>
          </table:table-cell>
          <table:table-cell office:value-type="string">
            <text:p>pjelušk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jeluškami</text:p>
          </table:table-cell>
          <table:table-cell office:value-type="string">
            <text:p>pjeluška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jelnić</text:p>
          </table:table-cell>
          <table:table-cell office:value-type="string">
            <text:p>pjeln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jećo</text:p>
          </table:table-cell>
          <table:table-cell office:value-type="string">
            <text:p>pjeć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jeći</text:p>
          </table:table-cell>
          <table:table-cell office:value-type="string">
            <text:p>pjeć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ječeneje</text:p>
          </table:table-cell>
          <table:table-cell office:value-type="string">
            <text:p>pječene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jećdźesać</text:p>
          </table:table-cell>
          <table:table-cell table:style-name="ce1" office:value-type="string">
            <text:p>pjećdźesa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jatnatym</text:p>
          </table:table-cell>
          <table:table-cell office:value-type="string">
            <text:p>pjatnat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jatk</text:p>
          </table:table-cell>
          <table:table-cell office:value-type="string">
            <text:p>pjat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izkanje</text:p>
          </table:table-cell>
          <table:table-cell table:style-name="ce1" office:value-type="string">
            <text:p>piska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ismje</text:p>
          </table:table-cell>
          <table:table-cell office:value-type="string">
            <text:p>pism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ismikami</text:p>
          </table:table-cell>
          <table:table-cell office:value-type="string">
            <text:p>pismika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ismawučeny</text:p>
          </table:table-cell>
          <table:table-cell office:value-type="string">
            <text:p>pismawuče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ismawučenym</text:p>
          </table:table-cell>
          <table:table-cell office:value-type="string">
            <text:p>pismawučen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isał</text:p>
          </table:table-cell>
          <table:table-cell office:value-type="string">
            <text:p>pis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inzu</text:p>
          </table:table-cell>
          <table:table-cell table:style-name="ce1" office:value-type="string">
            <text:p>pinc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ilatusom</text:p>
          </table:table-cell>
          <table:table-cell table:style-name="ce1" office:value-type="string">
            <text:p>Pilatus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ilata</text:p>
          </table:table-cell>
          <table:table-cell table:style-name="ce1" office:value-type="string">
            <text:p>Pilat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ij</text:p>
          </table:table-cell>
          <table:table-cell office:value-type="string">
            <text:p>pi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ijeće</text:p>
          </table:table-cell>
          <table:table-cell office:value-type="string">
            <text:p>pije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ijće</text:p>
          </table:table-cell>
          <table:table-cell office:value-type="string">
            <text:p>pij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ija</text:p>
          </table:table-cell>
          <table:table-cell office:value-type="string">
            <text:p>pi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iće</text:p>
          </table:table-cell>
          <table:table-cell office:value-type="string">
            <text:p>pi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hilippu</text:p>
          </table:table-cell>
          <table:table-cell table:style-name="ce1" office:value-type="string">
            <text:p>Philipp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hilipp</text:p>
          </table:table-cell>
          <table:table-cell table:style-name="ce1" office:value-type="string">
            <text:p>Philipp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harizejzkimi</text:p>
          </table:table-cell>
          <table:table-cell table:style-name="ce1" office:value-type="string">
            <text:p>farizejskimi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pharesowy</text:p>
          </table:table-cell>
          <table:table-cell table:style-name="ce2" office:value-type="string">
            <text:p>Pharesowy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phanuelowa</text:p>
          </table:table-cell>
          <table:table-cell table:style-name="ce2" office:value-type="string">
            <text:p>Phanuelowa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phalekowy</text:p>
          </table:table-cell>
          <table:table-cell table:style-name="ce2" office:value-type="string">
            <text:p>Phalekow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ětru</text:p>
          </table:table-cell>
          <table:table-cell table:style-name="ce1" office:value-type="string">
            <text:p>Pětr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ětrowy</text:p>
          </table:table-cell>
          <table:table-cell table:style-name="ce1" office:value-type="string">
            <text:p>Pětrow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ětrje</text:p>
          </table:table-cell>
          <table:table-cell table:style-name="ce1" office:value-type="string">
            <text:p>Pětr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ětr17.</text:p>
          </table:table-cell>
          <table:table-cell table:style-name="ce1" office:value-type="string">
            <text:p>Pětr 17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ěni</text:p>
          </table:table-cell>
          <table:table-cell office:value-type="string">
            <text:p>pě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ěknymi</text:p>
          </table:table-cell>
          <table:table-cell office:value-type="string">
            <text:p>pěkny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ěknej</text:p>
          </table:table-cell>
          <table:table-cell office:value-type="string">
            <text:p>pěkn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pa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ta</text:p>
          </table:table-cell>
          <table:table-cell office:value-type="string">
            <text:p>pat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sł</text:p>
          </table:table-cell>
          <table:table-cell office:value-type="string">
            <text:p>pas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seše</text:p>
          </table:table-cell>
          <table:table-cell office:value-type="string">
            <text:p>pase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se</text:p>
          </table:table-cell>
          <table:table-cell office:value-type="string">
            <text:p>pas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ršony</text:p>
          </table:table-cell>
          <table:table-cell office:value-type="string">
            <text:p>paršo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radizu</text:p>
          </table:table-cell>
          <table:table-cell office:value-type="string">
            <text:p>paradiz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nuwši</text:p>
          </table:table-cell>
          <table:table-cell table:style-name="ce1" office:value-type="string">
            <text:p>padnywš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nu</text:p>
          </table:table-cell>
          <table:table-cell table:style-name="ce1" office:value-type="string">
            <text:p>padn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nuć</text:p>
          </table:table-cell>
          <table:table-cell table:style-name="ce1" office:value-type="string">
            <text:p>padny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du</text:p>
          </table:table-cell>
          <table:table-cell office:value-type="string">
            <text:p>pad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d</text:p>
          </table:table-cell>
          <table:table-cell office:value-type="string">
            <text:p>pa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dazeho</text:p>
          </table:table-cell>
          <table:table-cell table:style-name="ce1" office:value-type="string">
            <text:p>padac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da</text:p>
          </table:table-cell>
          <table:table-cell office:value-type="string">
            <text:p>pad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dajće</text:p>
          </table:table-cell>
          <table:table-cell office:value-type="string">
            <text:p>padaj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dać</text:p>
          </table:table-cell>
          <table:table-cell office:value-type="string">
            <text:p>padać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oculi</text:p>
          </table:table-cell>
          <table:table-cell table:style-name="ce1" office:value-type="string">
            <text:p>Oculi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obedowy</text:p>
          </table:table-cell>
          <table:table-cell table:style-name="ce1" office:value-type="string">
            <text:p>Obedowy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obad</text:p>
          </table:table-cell>
          <table:table-cell table:style-name="ce1" office:value-type="string">
            <text:p>Oba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uzu</text:p>
          </table:table-cell>
          <table:table-cell office:value-type="string">
            <text:p>nuz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uzuj</text:p>
          </table:table-cell>
          <table:table-cell office:value-type="string">
            <text:p>nuzu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uzowaštaj</text:p>
          </table:table-cell>
          <table:table-cell office:value-type="string">
            <text:p>nuzowašt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uzne</text:p>
          </table:table-cell>
          <table:table-cell office:value-type="string">
            <text:p>nuz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uza</text:p>
          </table:table-cell>
          <table:table-cell office:value-type="string">
            <text:p>nuz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utskhodźa</text:p>
          </table:table-cell>
          <table:table-cell table:style-name="ce1" office:value-type="string">
            <text:p>nutř chodź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utrnišo</text:p>
          </table:table-cell>
          <table:table-cell office:value-type="string">
            <text:p>nutrniš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owy</text:p>
          </table:table-cell>
          <table:table-cell office:value-type="string">
            <text:p>now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owych</text:p>
          </table:table-cell>
          <table:table-cell office:value-type="string">
            <text:p>nowy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oweje</text:p>
          </table:table-cell>
          <table:table-cell office:value-type="string">
            <text:p>nowe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osył</text:p>
          </table:table-cell>
          <table:table-cell office:value-type="string">
            <text:p>nosy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ošerjo</text:p>
          </table:table-cell>
          <table:table-cell office:value-type="string">
            <text:p>nošerj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opowišćo</text:p>
          </table:table-cell>
          <table:table-cell office:value-type="string">
            <text:p>nopowišć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ohu</text:p>
          </table:table-cell>
          <table:table-cell office:value-type="string">
            <text:p>nohu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noa</text:p>
          </table:table-cell>
          <table:table-cell table:style-name="ce1" office:value-type="string">
            <text:p>Noa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noachowy</text:p>
          </table:table-cell>
          <table:table-cell table:style-name="ce1" office:value-type="string">
            <text:p>Noachowy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noachowym</text:p>
          </table:table-cell>
          <table:table-cell table:style-name="ce1" office:value-type="string">
            <text:p>Noachow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zwjeselće</text:p>
          </table:table-cell>
          <table:table-cell office:value-type="string">
            <text:p>njezwjesel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ztorčił</text:p>
          </table:table-cell>
          <table:table-cell table:style-name="ce1" office:value-type="string">
            <text:p>njestorč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ztarali</text:p>
          </table:table-cell>
          <table:table-cell table:style-name="ce1" office:value-type="string">
            <text:p>njestar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ztanuł</text:p>
          </table:table-cell>
          <table:table-cell table:style-name="ce1" office:value-type="string">
            <text:p>njestanu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zrozymištaj</text:p>
          </table:table-cell>
          <table:table-cell table:style-name="ce1" office:value-type="string">
            <text:p>njezrozumišt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zrozymili</text:p>
          </table:table-cell>
          <table:table-cell table:style-name="ce1" office:value-type="string">
            <text:p>njezrozumi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žnu</text:p>
          </table:table-cell>
          <table:table-cell table:style-name="ce1" office:value-type="string">
            <text:p>něžn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znaještaj</text:p>
          </table:table-cell>
          <table:table-cell office:value-type="string">
            <text:p>njeznaješt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znaješ</text:p>
          </table:table-cell>
          <table:table-cell office:value-type="string">
            <text:p>njeznaješ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znaje</text:p>
          </table:table-cell>
          <table:table-cell office:value-type="string">
            <text:p>njezna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zkazy</text:p>
          </table:table-cell>
          <table:table-cell table:style-name="ce1" office:value-type="string">
            <text:p>njeskaz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zjewichu</text:p>
          </table:table-cell>
          <table:table-cell office:value-type="string">
            <text:p>njezjewi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zeztarja</text:p>
          </table:table-cell>
          <table:table-cell table:style-name="ce1" office:value-type="string">
            <text:p>njezestar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zdobneho</text:p>
          </table:table-cell>
          <table:table-cell table:style-name="ce2" office:value-type="string">
            <text:p>njezdobn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zda</text:p>
          </table:table-cell>
          <table:table-cell office:value-type="string">
            <text:p>njezd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zatamajće</text:p>
          </table:table-cell>
          <table:table-cell office:value-type="string">
            <text:p>njezatamaj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zaswěćiła</text:p>
          </table:table-cell>
          <table:table-cell office:value-type="string">
            <text:p>njezaswěćił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zapłaćiš</text:p>
          </table:table-cell>
          <table:table-cell office:value-type="string">
            <text:p>njezapłaćiš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zamóžeće</text:p>
          </table:table-cell>
          <table:table-cell office:value-type="string">
            <text:p>njezamóže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žadaj</text:p>
          </table:table-cell>
          <table:table-cell office:value-type="string">
            <text:p>nježad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uztejiće</text:p>
          </table:table-cell>
          <table:table-cell table:style-name="ce1" office:value-type="string">
            <text:p>njewusteji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užitni</text:p>
          </table:table-cell>
          <table:table-cell office:value-type="string">
            <text:p>njewužit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užitne</text:p>
          </table:table-cell>
          <table:table-cell office:value-type="string">
            <text:p>njewužit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urachnował</text:p>
          </table:table-cell>
          <table:table-cell office:value-type="string">
            <text:p>njewurachnow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ućahnuł</text:p>
          </table:table-cell>
          <table:table-cell table:style-name="ce1" office:value-type="string">
            <text:p>njewućahny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róćej</text:p>
          </table:table-cell>
          <table:table-cell office:value-type="string">
            <text:p>njewróć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ozta</text:p>
          </table:table-cell>
          <table:table-cell table:style-name="ce1" office:value-type="string">
            <text:p>njewost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oztajił</text:p>
          </table:table-cell>
          <table:table-cell table:style-name="ce1" office:value-type="string">
            <text:p>njewostaj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oztajili</text:p>
          </table:table-cell>
          <table:table-cell table:style-name="ce1" office:value-type="string">
            <text:p>njewostaji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oztajić</text:p>
          </table:table-cell>
          <table:table-cell table:style-name="ce1" office:value-type="string">
            <text:p>njewostaj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oztajichu</text:p>
          </table:table-cell>
          <table:table-cell table:style-name="ce1" office:value-type="string">
            <text:p>njewostaji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otwježe</text:p>
          </table:table-cell>
          <table:table-cell office:value-type="string">
            <text:p>njewotwjež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otrjeknje</text:p>
          </table:table-cell>
          <table:table-cell office:value-type="string">
            <text:p>njewotrjek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otpušćichmy</text:p>
          </table:table-cell>
          <table:table-cell office:value-type="string">
            <text:p>njewotpušćich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otmolwiće</text:p>
          </table:table-cell>
          <table:table-cell table:style-name="ce1" office:value-type="string">
            <text:p>njewotmołwi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opšijachu</text:p>
          </table:table-cell>
          <table:table-cell office:value-type="string">
            <text:p>njewopšij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obškodźi</text:p>
          </table:table-cell>
          <table:table-cell office:value-type="string">
            <text:p>njewobškodź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oblekaše</text:p>
          </table:table-cell>
          <table:table-cell office:value-type="string">
            <text:p>njewobleka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obaraj</text:p>
          </table:table-cell>
          <table:table-cell office:value-type="string">
            <text:p>njewobar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jedź</text:p>
          </table:table-cell>
          <table:table-cell office:value-type="string">
            <text:p>njewjedź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njewjedźištaj</text:p>
          </table:table-cell>
          <table:table-cell table:style-name="ce1" office:value-type="string">
            <text:p>njewědźeštaj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njewjedźiše</text:p>
          </table:table-cell>
          <table:table-cell table:style-name="ce1" office:value-type="string">
            <text:p>njewědźeše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njewjedźił</text:p>
          </table:table-cell>
          <table:table-cell table:style-name="ce1" office:value-type="string">
            <text:p>njewědźał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njewjedźichu</text:p>
          </table:table-cell>
          <table:table-cell table:style-name="ce1" office:value-type="string">
            <text:p>njewědź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jedrje</text:p>
          </table:table-cell>
          <table:table-cell office:value-type="string">
            <text:p>njewjedrje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njewjebźa</text:p>
          </table:table-cell>
          <table:table-cell table:style-name="ce1" office:value-type="string">
            <text:p>njewědź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idźiš</text:p>
          </table:table-cell>
          <table:table-cell office:value-type="string">
            <text:p>njewidźiš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idźili</text:p>
          </table:table-cell>
          <table:table-cell table:style-name="ce1" office:value-type="string">
            <text:p>njewidźe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idźichu</text:p>
          </table:table-cell>
          <table:table-cell table:style-name="ce1" office:value-type="string">
            <text:p>njewidź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ěrnych</text:p>
          </table:table-cell>
          <table:table-cell office:value-type="string">
            <text:p>njewěrny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ěrna</text:p>
          </table:table-cell>
          <table:table-cell office:value-type="string">
            <text:p>njewěr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ěrili</text:p>
          </table:table-cell>
          <table:table-cell office:value-type="string">
            <text:p>njewěri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wěriće</text:p>
          </table:table-cell>
          <table:table-cell office:value-type="string">
            <text:p>njewěri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syń</text:p>
          </table:table-cell>
          <table:table-cell table:style-name="ce1" office:value-type="string">
            <text:p>njesuń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syju</text:p>
          </table:table-cell>
          <table:table-cell office:value-type="string">
            <text:p>njesy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swěrnymi</text:p>
          </table:table-cell>
          <table:table-cell office:value-type="string">
            <text:p>njeswěrny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sudźiće</text:p>
          </table:table-cell>
          <table:table-cell office:value-type="string">
            <text:p>njesudźi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sudźće</text:p>
          </table:table-cell>
          <table:table-cell office:value-type="string">
            <text:p>njesudź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smědźeše</text:p>
          </table:table-cell>
          <table:table-cell office:value-type="string">
            <text:p>njesmědźe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smědźachu</text:p>
          </table:table-cell>
          <table:table-cell office:value-type="string">
            <text:p>njesmědź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sł</text:p>
          </table:table-cell>
          <table:table-cell office:value-type="string">
            <text:p>njes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sli</text:p>
          </table:table-cell>
          <table:table-cell office:value-type="string">
            <text:p>njes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seny</text:p>
          </table:table-cell>
          <table:table-cell office:value-type="string">
            <text:p>njese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se</text:p>
          </table:table-cell>
          <table:table-cell office:value-type="string">
            <text:p>njes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šćipaju</text:p>
          </table:table-cell>
          <table:table-cell office:value-type="string">
            <text:p>nješćipa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rune</text:p>
          </table:table-cell>
          <table:table-cell office:value-type="string">
            <text:p>njeru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rodźiš</text:p>
          </table:table-cell>
          <table:table-cell office:value-type="string">
            <text:p>njerodźiš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rjekńće</text:p>
          </table:table-cell>
          <table:table-cell office:value-type="string">
            <text:p>njerjekń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ytnješ</text:p>
          </table:table-cell>
          <table:table-cell office:value-type="string">
            <text:p>njepytnješ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ytała</text:p>
          </table:table-cell>
          <table:table-cell office:value-type="string">
            <text:p>njepytał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ytajće</text:p>
          </table:table-cell>
          <table:table-cell office:value-type="string">
            <text:p>njepytaj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ušćiće</text:p>
          </table:table-cell>
          <table:table-cell office:value-type="string">
            <text:p>njepušći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šišłe</text:p>
          </table:table-cell>
          <table:table-cell table:style-name="ce1" office:value-type="string">
            <text:p>njepřišł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šišije</text:p>
          </table:table-cell>
          <table:table-cell table:style-name="ce1" office:value-type="string">
            <text:p>njepřiši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šinjesu</text:p>
          </table:table-cell>
          <table:table-cell table:style-name="ce1" office:value-type="string">
            <text:p>njepřinjes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šińdźeće</text:p>
          </table:table-cell>
          <table:table-cell table:style-name="ce1" office:value-type="string">
            <text:p>njepřińdźe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šikazał</text:p>
          </table:table-cell>
          <table:table-cell table:style-name="ce1" office:value-type="string">
            <text:p>njepřikaz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šeztała</text:p>
          </table:table-cell>
          <table:table-cell table:style-name="ce1" office:value-type="string">
            <text:p>njepřestał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šekhwatał</text:p>
          </table:table-cell>
          <table:table-cell table:style-name="ce1" office:value-type="string">
            <text:p>njepřechwat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šedawaju</text:p>
          </table:table-cell>
          <table:table-cell table:style-name="ce1" office:value-type="string">
            <text:p>njepředawa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šećeljo</text:p>
          </table:table-cell>
          <table:table-cell table:style-name="ce1" office:value-type="string">
            <text:p>njepřećelj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šećelej</text:p>
          </table:table-cell>
          <table:table-cell table:style-name="ce1" office:value-type="string">
            <text:p>njepřećel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šećela</text:p>
          </table:table-cell>
          <table:table-cell table:style-name="ce1" office:value-type="string">
            <text:p>njepřećel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šadu</text:p>
          </table:table-cell>
          <table:table-cell table:style-name="ce1" office:value-type="string">
            <text:p>njepřad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rosyli</text:p>
          </table:table-cell>
          <table:table-cell office:value-type="string">
            <text:p>njeprosy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roš</text:p>
          </table:table-cell>
          <table:table-cell office:value-type="string">
            <text:p>njeproš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rawy</text:p>
          </table:table-cell>
          <table:table-cell office:value-type="string">
            <text:p>njepraw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rawym</text:p>
          </table:table-cell>
          <table:table-cell office:value-type="string">
            <text:p>njepraw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rawje</text:p>
          </table:table-cell>
          <table:table-cell office:value-type="string">
            <text:p>njepraw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rawi</text:p>
          </table:table-cell>
          <table:table-cell office:value-type="string">
            <text:p>njepraw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raweho</text:p>
          </table:table-cell>
          <table:table-cell office:value-type="string">
            <text:p>njepraw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rawdu</text:p>
          </table:table-cell>
          <table:table-cell office:value-type="string">
            <text:p>njeprawd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rajił</text:p>
          </table:table-cell>
          <table:table-cell office:value-type="string">
            <text:p>njepraj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oztrorbóće</text:p>
          </table:table-cell>
          <table:table-cell table:style-name="ce2" office:value-type="string">
            <text:p>njepostrorbó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ózna</text:p>
          </table:table-cell>
          <table:table-cell office:value-type="string">
            <text:p>njepózna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njepowjedźili</text:p>
          </table:table-cell>
          <table:table-cell table:style-name="ce1" office:value-type="string">
            <text:p>njepowědźe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owěm</text:p>
          </table:table-cell>
          <table:table-cell office:value-type="string">
            <text:p>njepowě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osłuchaju</text:p>
          </table:table-cell>
          <table:table-cell office:value-type="string">
            <text:p>njeposłucha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osłuchajće</text:p>
          </table:table-cell>
          <table:table-cell office:value-type="string">
            <text:p>njeposłuchaj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ohórši</text:p>
          </table:table-cell>
          <table:table-cell office:value-type="string">
            <text:p>njepohórš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ohłuši</text:p>
          </table:table-cell>
          <table:table-cell office:value-type="string">
            <text:p>njepohłuš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odał</text:p>
          </table:table-cell>
          <table:table-cell office:value-type="string">
            <text:p>njepod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łódne</text:p>
          </table:table-cell>
          <table:table-cell office:value-type="string">
            <text:p>njepłód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łač</text:p>
          </table:table-cell>
          <table:table-cell office:value-type="string">
            <text:p>njepłač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łačće</text:p>
          </table:table-cell>
          <table:table-cell office:value-type="string">
            <text:p>njepłač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jelni</text:p>
          </table:table-cell>
          <table:table-cell office:value-type="string">
            <text:p>njepjel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iješe</text:p>
          </table:table-cell>
          <table:table-cell office:value-type="string">
            <text:p>njepije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awn</text:p>
          </table:table-cell>
          <table:table-cell table:style-name="ce2" office:value-type="string">
            <text:p>njepawn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njepanuli</text:p>
          </table:table-cell>
          <table:table-cell table:style-name="ce1" office:value-type="string">
            <text:p>njepany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panjeće</text:p>
          </table:table-cell>
          <table:table-cell office:value-type="string">
            <text:p>njepanje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nošnymi</text:p>
          </table:table-cell>
          <table:table-cell office:value-type="string">
            <text:p>njenošny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nošće</text:p>
          </table:table-cell>
          <table:table-cell office:value-type="string">
            <text:p>njenoš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njese</text:p>
          </table:table-cell>
          <table:table-cell office:value-type="string">
            <text:p>njenjes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nimie</text:p>
          </table:table-cell>
          <table:table-cell table:style-name="ce2" office:value-type="string">
            <text:p>njenimi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ńdźe</text:p>
          </table:table-cell>
          <table:table-cell office:value-type="string">
            <text:p>njeńdź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namakaštaj</text:p>
          </table:table-cell>
          <table:table-cell office:value-type="string">
            <text:p>njenamakašt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namaka</text:p>
          </table:table-cell>
          <table:table-cell office:value-type="string">
            <text:p>njenamak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namakał</text:p>
          </table:table-cell>
          <table:table-cell office:value-type="string">
            <text:p>njenamak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nadźujzy</text:p>
          </table:table-cell>
          <table:table-cell table:style-name="ce2" office:value-type="string">
            <text:p>njenadźujc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nadźije</text:p>
          </table:table-cell>
          <table:table-cell office:value-type="string">
            <text:p>njenadźi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móz</text:p>
          </table:table-cell>
          <table:table-cell table:style-name="ce1" office:value-type="string">
            <text:p>njemóc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móžne</text:p>
          </table:table-cell>
          <table:table-cell office:value-type="string">
            <text:p>njemóž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móžna</text:p>
          </table:table-cell>
          <table:table-cell office:value-type="string">
            <text:p>njemóž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móžeće</text:p>
          </table:table-cell>
          <table:table-cell office:value-type="string">
            <text:p>njemóže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mohł</text:p>
          </table:table-cell>
          <table:table-cell office:value-type="string">
            <text:p>njemoh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mjetła</text:p>
          </table:table-cell>
          <table:table-cell office:value-type="string">
            <text:p>njemjetł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mějće</text:p>
          </table:table-cell>
          <table:table-cell office:value-type="string">
            <text:p>njeměj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lětajće</text:p>
          </table:table-cell>
          <table:table-cell office:value-type="string">
            <text:p>njelětaj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lěs</text:p>
          </table:table-cell>
          <table:table-cell office:value-type="string">
            <text:p>njelě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khodźa</text:p>
          </table:table-cell>
          <table:table-cell table:style-name="ce1" office:value-type="string">
            <text:p>njechodź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jsmy</text:p>
          </table:table-cell>
          <table:table-cell office:value-type="string">
            <text:p>njejs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je⸗li</text:p>
          </table:table-cell>
          <table:table-cell table:style-name="ce1" office:value-type="string">
            <text:p>Njeje-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jednotu</text:p>
          </table:table-cell>
          <table:table-cell office:value-type="string">
            <text:p>njejednot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hromadźi</text:p>
          </table:table-cell>
          <table:table-cell office:value-type="string">
            <text:p>njehromadź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horješe</text:p>
          </table:table-cell>
          <table:table-cell office:value-type="string">
            <text:p>njehorje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hinje</text:p>
          </table:table-cell>
          <table:table-cell office:value-type="string">
            <text:p>njehi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hidźi</text:p>
          </table:table-cell>
          <table:table-cell office:value-type="string">
            <text:p>njehidź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hanibuju</text:p>
          </table:table-cell>
          <table:table-cell office:value-type="string">
            <text:p>njehanibu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hanibowaše</text:p>
          </table:table-cell>
          <table:table-cell office:value-type="string">
            <text:p>njehanibowa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hanibiteho</text:p>
          </table:table-cell>
          <table:table-cell office:value-type="string">
            <text:p>njehanibit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dźerži</text:p>
          </table:table-cell>
          <table:table-cell office:value-type="string">
            <text:p>njedźerž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dźe</text:p>
          </table:table-cell>
          <table:table-cell office:value-type="string">
            <text:p>njedź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dźěłaju</text:p>
          </table:table-cell>
          <table:table-cell office:value-type="string">
            <text:p>njedźěła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dźakomnymi</text:p>
          </table:table-cell>
          <table:table-cell office:value-type="string">
            <text:p>njedźakomny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dyrbješe</text:p>
          </table:table-cell>
          <table:table-cell office:value-type="string">
            <text:p>njedyrbje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dyrbjała</text:p>
          </table:table-cell>
          <table:table-cell office:value-type="string">
            <text:p>njedyrbjał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doztał</text:p>
          </table:table-cell>
          <table:table-cell table:style-name="ce1" office:value-type="string">
            <text:p>njedóst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dótkaće</text:p>
          </table:table-cell>
          <table:table-cell office:value-type="string">
            <text:p>njedótka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dawaše</text:p>
          </table:table-cell>
          <table:table-cell office:value-type="string">
            <text:p>njedawa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daloko</text:p>
          </table:table-cell>
          <table:table-cell office:value-type="string">
            <text:p>njedalok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daj</text:p>
          </table:table-cell>
          <table:table-cell office:value-type="string">
            <text:p>njed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dachu</text:p>
          </table:table-cell>
          <table:table-cell office:value-type="string">
            <text:p>njed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čwiluj</text:p>
          </table:table-cell>
          <table:table-cell office:value-type="string">
            <text:p>nječwilu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čiztych</text:p>
          </table:table-cell>
          <table:table-cell table:style-name="ce1" office:value-type="string">
            <text:p>nječisty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čini</text:p>
          </table:table-cell>
          <table:table-cell office:value-type="string">
            <text:p>nječi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činiće</text:p>
          </table:table-cell>
          <table:table-cell office:value-type="string">
            <text:p>nječini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čińće</text:p>
          </table:table-cell>
          <table:table-cell office:value-type="string">
            <text:p>nječiń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chali</text:p>
          </table:table-cell>
          <table:table-cell office:value-type="string">
            <text:p>njech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chachu</text:p>
          </table:table-cell>
          <table:table-cell office:value-type="string">
            <text:p>njech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ćahnuł</text:p>
          </table:table-cell>
          <table:table-cell table:style-name="ce1" office:value-type="string">
            <text:p>njećahny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bychu</text:p>
          </table:table-cell>
          <table:table-cell office:value-type="string">
            <text:p>njeby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budź</text:p>
          </table:table-cell>
          <table:table-cell office:value-type="string">
            <text:p>njebudź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budźetaj</text:p>
          </table:table-cell>
          <table:table-cell office:value-type="string">
            <text:p>njebudźetaj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njebudźeće⸗sli</text:p>
          </table:table-cell>
          <table:table-cell table:style-name="ce1" office:value-type="string">
            <text:p>Njebudźeće-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budźeće⸗li</text:p>
          </table:table-cell>
          <table:table-cell table:style-name="ce1" office:value-type="string">
            <text:p>njebudźeće-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boju</text:p>
          </table:table-cell>
          <table:table-cell office:value-type="string">
            <text:p>njebo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bojiš</text:p>
          </table:table-cell>
          <table:table-cell office:value-type="string">
            <text:p>njebojiš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boješe</text:p>
          </table:table-cell>
          <table:table-cell office:value-type="string">
            <text:p>njeboje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bjezki</text:p>
          </table:table-cell>
          <table:table-cell table:style-name="ce1" office:value-type="string">
            <text:p>njebjesk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bjesow</text:p>
          </table:table-cell>
          <table:table-cell office:value-type="string">
            <text:p>njebjes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jebja</text:p>
          </table:table-cell>
          <table:table-cell office:value-type="string">
            <text:p>njeb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ižše</text:p>
          </table:table-cell>
          <table:table-cell office:value-type="string">
            <text:p>niž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ižšemu</text:p>
          </table:table-cell>
          <table:table-cell office:value-type="string">
            <text:p>nižšemu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ninivitizkim</text:p>
          </table:table-cell>
          <table:table-cell table:style-name="ce1" office:value-type="string">
            <text:p>Niniwitiskim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niniva</text:p>
          </table:table-cell>
          <table:table-cell table:style-name="ce1" office:value-type="string">
            <text:p>Niniw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imamy</text:p>
          </table:table-cell>
          <table:table-cell office:value-type="string">
            <text:p>nima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ikak</text:p>
          </table:table-cell>
          <table:table-cell office:value-type="string">
            <text:p>nika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ihdźe</text:p>
          </table:table-cell>
          <table:table-cell office:value-type="string">
            <text:p>nihdźe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neriowy</text:p>
          </table:table-cell>
          <table:table-cell table:style-name="ce1" office:value-type="string">
            <text:p>Neriow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ěkotrym</text:p>
          </table:table-cell>
          <table:table-cell office:value-type="string">
            <text:p>někotr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[někajki</text:p>
          </table:table-cell>
          <table:table-cell table:style-name="ce1" office:value-type="string">
            <text:p>[ někajk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ěkajkeje</text:p>
          </table:table-cell>
          <table:table-cell office:value-type="string">
            <text:p>někajke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eh</text:p>
          </table:table-cell>
          <table:table-cell office:value-type="string">
            <text:p>ne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ěhdy</text:p>
          </table:table-cell>
          <table:table-cell office:value-type="string">
            <text:p>něhd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eětk</text:p>
          </table:table-cell>
          <table:table-cell table:style-name="ce1" office:value-type="string">
            <text:p>nět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ěchtó</text:p>
          </table:table-cell>
          <table:table-cell table:style-name="ce1" office:value-type="string">
            <text:p>něchtó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ztróženi</text:p>
          </table:table-cell>
          <table:table-cell table:style-name="ce1" office:value-type="string">
            <text:p>nastróže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ztróžałe</text:p>
          </table:table-cell>
          <table:table-cell table:style-name="ce1" office:value-type="string">
            <text:p>nastróžał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ztawaše</text:p>
          </table:table-cell>
          <table:table-cell table:style-name="ce1" office:value-type="string">
            <text:p>nastawa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ztajił</text:p>
          </table:table-cell>
          <table:table-cell table:style-name="ce1" office:value-type="string">
            <text:p>nastaj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zarethu</text:p>
          </table:table-cell>
          <table:table-cell table:style-name="ce1" office:value-type="string">
            <text:p>Nacaret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zareth</text:p>
          </table:table-cell>
          <table:table-cell table:style-name="ce1" office:value-type="string">
            <text:p>Nacare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zarenzkeho</text:p>
          </table:table-cell>
          <table:table-cell table:style-name="ce1" office:value-type="string">
            <text:p>Nacarensk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zady</text:p>
          </table:table-cell>
          <table:table-cell table:style-name="ce1" office:value-type="string">
            <text:p>na zad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wuč</text:p>
          </table:table-cell>
          <table:table-cell office:value-type="string">
            <text:p>nawuč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wučić</text:p>
          </table:table-cell>
          <table:table-cell office:value-type="string">
            <text:p>nawuč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wikował</text:p>
          </table:table-cell>
          <table:table-cell office:value-type="string">
            <text:p>nawikow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wabjenje</text:p>
          </table:table-cell>
          <table:table-cell office:value-type="string">
            <text:p>nawabje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twarjene</text:p>
          </table:table-cell>
          <table:table-cell office:value-type="string">
            <text:p>natwarje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twarił</text:p>
          </table:table-cell>
          <table:table-cell office:value-type="string">
            <text:p>natwar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tšasena</text:p>
          </table:table-cell>
          <table:table-cell table:style-name="ce2" office:value-type="string">
            <text:p>natšase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tłóčena</text:p>
          </table:table-cell>
          <table:table-cell office:value-type="string">
            <text:p>natłóče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thanowy</text:p>
          </table:table-cell>
          <table:table-cell table:style-name="ce1" office:value-type="string">
            <text:p>Natanowy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nathanaelu</text:p>
          </table:table-cell>
          <table:table-cell table:style-name="ce1" office:value-type="string">
            <text:p>Nathanael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syćić</text:p>
          </table:table-cell>
          <table:table-cell office:value-type="string">
            <text:p>nasyć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swaŕ</text:p>
          </table:table-cell>
          <table:table-cell table:style-name="ce1" office:value-type="string">
            <text:p>naswa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swarichu</text:p>
          </table:table-cell>
          <table:table-cell office:value-type="string">
            <text:p>naswari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ši</text:p>
          </table:table-cell>
          <table:table-cell office:value-type="string">
            <text:p>naš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šimi</text:p>
          </table:table-cell>
          <table:table-cell office:value-type="string">
            <text:p>naši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šemu</text:p>
          </table:table-cell>
          <table:table-cell office:value-type="string">
            <text:p>našem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šeho</text:p>
          </table:table-cell>
          <table:table-cell office:value-type="string">
            <text:p>naš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roztło</text:p>
          </table:table-cell>
          <table:table-cell table:style-name="ce1" office:value-type="string">
            <text:p>narostł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rodźi</text:p>
          </table:table-cell>
          <table:table-cell office:value-type="string">
            <text:p>narodź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rodźił</text:p>
          </table:table-cell>
          <table:table-cell office:value-type="string">
            <text:p>narodź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rodźili</text:p>
          </table:table-cell>
          <table:table-cell office:value-type="string">
            <text:p>narodźi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rodźić</text:p>
          </table:table-cell>
          <table:table-cell office:value-type="string">
            <text:p>narodź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rodźeni</text:p>
          </table:table-cell>
          <table:table-cell office:value-type="string">
            <text:p>narodźe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rodźeneho</text:p>
          </table:table-cell>
          <table:table-cell office:value-type="string">
            <text:p>narodźen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rody</text:p>
          </table:table-cell>
          <table:table-cell office:value-type="string">
            <text:p>narod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rod</text:p>
          </table:table-cell>
          <table:table-cell office:value-type="string">
            <text:p>naro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rjeknychu</text:p>
          </table:table-cell>
          <table:table-cell office:value-type="string">
            <text:p>narjekny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rjeknuć</text:p>
          </table:table-cell>
          <table:table-cell table:style-name="ce1" office:value-type="string">
            <text:p>narjekny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rjeknjene</text:p>
          </table:table-cell>
          <table:table-cell office:value-type="string">
            <text:p>narjeknje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powanju</text:p>
          </table:table-cell>
          <table:table-cell office:value-type="string">
            <text:p>napowa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pominaše</text:p>
          </table:table-cell>
          <table:table-cell office:value-type="string">
            <text:p>napomina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poł</text:p>
          </table:table-cell>
          <table:table-cell office:value-type="string">
            <text:p>napo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pjelnjena</text:p>
          </table:table-cell>
          <table:table-cell office:value-type="string">
            <text:p>napjelnje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pjelni</text:p>
          </table:table-cell>
          <table:table-cell office:value-type="string">
            <text:p>napjel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pjelnić</text:p>
          </table:table-cell>
          <table:table-cell office:value-type="string">
            <text:p>napjeln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pjelnichu</text:p>
          </table:table-cell>
          <table:table-cell office:value-type="string">
            <text:p>napjelni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pismo</text:p>
          </table:table-cell>
          <table:table-cell office:value-type="string">
            <text:p>napism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pisane</text:p>
          </table:table-cell>
          <table:table-cell office:value-type="string">
            <text:p>napisa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pisa</text:p>
          </table:table-cell>
          <table:table-cell office:value-type="string">
            <text:p>napis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pisał</text:p>
          </table:table-cell>
          <table:table-cell office:value-type="string">
            <text:p>napis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piju</text:p>
          </table:table-cell>
          <table:table-cell office:value-type="string">
            <text:p>napi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pić</text:p>
          </table:table-cell>
          <table:table-cell office:value-type="string">
            <text:p>nap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nowym</text:p>
          </table:table-cell>
          <table:table-cell office:value-type="string">
            <text:p>nanow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noweho</text:p>
          </table:table-cell>
          <table:table-cell office:value-type="string">
            <text:p>nanoweho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nangiowy</text:p>
          </table:table-cell>
          <table:table-cell table:style-name="ce1" office:value-type="string">
            <text:p>Nangiow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maza</text:p>
          </table:table-cell>
          <table:table-cell office:value-type="string">
            <text:p>namaz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mazała</text:p>
          </table:table-cell>
          <table:table-cell office:value-type="string">
            <text:p>namazał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makany</text:p>
          </table:table-cell>
          <table:table-cell office:value-type="string">
            <text:p>namaka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makamy</text:p>
          </table:table-cell>
          <table:table-cell office:value-type="string">
            <text:p>namaka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makali</text:p>
          </table:table-cell>
          <table:table-cell office:value-type="string">
            <text:p>namak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łoženjom</text:p>
          </table:table-cell>
          <table:table-cell office:value-type="string">
            <text:p>nałoženj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łowili</text:p>
          </table:table-cell>
          <table:table-cell table:style-name="ce2" office:value-type="string">
            <text:p>nałowi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kupili</text:p>
          </table:table-cell>
          <table:table-cell office:value-type="string">
            <text:p>nakupi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khili</text:p>
          </table:table-cell>
          <table:table-cell table:style-name="ce1" office:value-type="string">
            <text:p>nachi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khilił</text:p>
          </table:table-cell>
          <table:table-cell table:style-name="ce1" office:value-type="string">
            <text:p>nachil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kazaš</text:p>
          </table:table-cell>
          <table:table-cell office:value-type="string">
            <text:p>nakazaš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jwjetši</text:p>
          </table:table-cell>
          <table:table-cell office:value-type="string">
            <text:p>najwjetš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jwjetšeho</text:p>
          </table:table-cell>
          <table:table-cell office:value-type="string">
            <text:p>najwjetš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jwjazy</text:p>
          </table:table-cell>
          <table:table-cell table:style-name="ce1" office:value-type="string">
            <text:p>najwjac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jprjódzy</text:p>
          </table:table-cell>
          <table:table-cell table:style-name="ce1" office:value-type="string">
            <text:p>najprjed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jprěńše</text:p>
          </table:table-cell>
          <table:table-cell office:value-type="string">
            <text:p>najprěń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jposlenju</text:p>
          </table:table-cell>
          <table:table-cell office:value-type="string">
            <text:p>najposle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jlěpšu</text:p>
          </table:table-cell>
          <table:table-cell office:value-type="string">
            <text:p>najlěpš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jězć</text:p>
          </table:table-cell>
          <table:table-cell table:style-name="ce1" office:value-type="string">
            <text:p>najěs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jěm</text:p>
          </table:table-cell>
          <table:table-cell office:value-type="string">
            <text:p>najě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jbóle</text:p>
          </table:table-cell>
          <table:table-cell office:value-type="string">
            <text:p>najból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jaty</text:p>
          </table:table-cell>
          <table:table-cell office:value-type="string">
            <text:p>najaty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nain</text:p>
          </table:table-cell>
          <table:table-cell table:style-name="ce1" office:value-type="string">
            <text:p>Nain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nainje</text:p>
          </table:table-cell>
          <table:table-cell table:style-name="ce1" office:value-type="string">
            <text:p>Nainje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nahumowy</text:p>
          </table:table-cell>
          <table:table-cell table:style-name="ce1" office:value-type="string">
            <text:p>Nahumow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hromadźeneho</text:p>
          </table:table-cell>
          <table:table-cell office:value-type="string">
            <text:p>nahromadźeneho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nahasowy</text:p>
          </table:table-cell>
          <table:table-cell table:style-name="ce1" office:value-type="string">
            <text:p>Nahasow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dźije</text:p>
          </table:table-cell>
          <table:table-cell office:value-type="string">
            <text:p>nadźi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dźijachmy</text:p>
          </table:table-cell>
          <table:table-cell office:value-type="string">
            <text:p>nadźijach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dra</text:p>
          </table:table-cell>
          <table:table-cell office:value-type="string">
            <text:p>nadr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dpadźechu</text:p>
          </table:table-cell>
          <table:table-cell office:value-type="string">
            <text:p>nadpadźe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dobył</text:p>
          </table:table-cell>
          <table:table-cell office:value-type="string">
            <text:p>nadoby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čini</text:p>
          </table:table-cell>
          <table:table-cell office:value-type="string">
            <text:p>nači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chorowy</text:p>
          </table:table-cell>
          <table:table-cell office:value-type="string">
            <text:p>nachorow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bichu</text:p>
          </table:table-cell>
          <table:table-cell office:value-type="string">
            <text:p>nabichu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naaman</text:p>
          </table:table-cell>
          <table:table-cell table:style-name="ce1" office:value-type="string">
            <text:p>Naama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zdźi</text:p>
          </table:table-cell>
          <table:table-cell table:style-name="ce1" office:value-type="string">
            <text:p>mzdź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zdy</text:p>
          </table:table-cell>
          <table:table-cell office:value-type="string">
            <text:p>mzd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zdu</text:p>
          </table:table-cell>
          <table:table-cell office:value-type="string">
            <text:p>mzd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ysliće</text:p>
          </table:table-cell>
          <table:table-cell office:value-type="string">
            <text:p>mysli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yslemi</text:p>
          </table:table-cell>
          <table:table-cell office:value-type="string">
            <text:p>mysle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yslach</text:p>
          </table:table-cell>
          <table:table-cell office:value-type="string">
            <text:p>mysl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užom</text:p>
          </table:table-cell>
          <table:table-cell office:value-type="string">
            <text:p>muž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užojo</text:p>
          </table:table-cell>
          <table:table-cell office:value-type="string">
            <text:p>mužoj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uzkich</text:p>
          </table:table-cell>
          <table:table-cell table:style-name="ce1" office:value-type="string">
            <text:p>muski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uzkaj</text:p>
          </table:table-cell>
          <table:table-cell table:style-name="ce1" office:value-type="string">
            <text:p>musk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uki</text:p>
          </table:table-cell>
          <table:table-cell office:value-type="string">
            <text:p>muk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udry</text:p>
          </table:table-cell>
          <table:table-cell office:value-type="string">
            <text:p>mudr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udrym</text:p>
          </table:table-cell>
          <table:table-cell office:value-type="string">
            <text:p>mudr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udr</text:p>
          </table:table-cell>
          <table:table-cell office:value-type="string">
            <text:p>mud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udrje</text:p>
          </table:table-cell>
          <table:table-cell office:value-type="string">
            <text:p>mudr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udriše</text:p>
          </table:table-cell>
          <table:table-cell office:value-type="string">
            <text:p>mudri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sójz</text:p>
          </table:table-cell>
          <table:table-cell table:style-name="ce1" office:value-type="string">
            <text:p>Mójz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ru</text:p>
          </table:table-cell>
          <table:table-cell office:value-type="string">
            <text:p>mr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róčeli</text:p>
          </table:table-cell>
          <table:table-cell office:value-type="string">
            <text:p>mróče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róčele</text:p>
          </table:table-cell>
          <table:table-cell office:value-type="string">
            <text:p>mróčel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rješe</text:p>
          </table:table-cell>
          <table:table-cell table:style-name="ce1" office:value-type="string">
            <text:p>mrěje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óžu</text:p>
          </table:table-cell>
          <table:table-cell office:value-type="string">
            <text:p>móž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óznym</text:p>
          </table:table-cell>
          <table:table-cell table:style-name="ce1" office:value-type="string">
            <text:p>mócn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ózne</text:p>
          </table:table-cell>
          <table:table-cell table:style-name="ce1" office:value-type="string">
            <text:p>móc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ózna</text:p>
          </table:table-cell>
          <table:table-cell table:style-name="ce1" office:value-type="string">
            <text:p>móc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óžemy</text:p>
          </table:table-cell>
          <table:table-cell office:value-type="string">
            <text:p>móže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óšeń</text:p>
          </table:table-cell>
          <table:table-cell office:value-type="string">
            <text:p>móšeń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ór</text:p>
          </table:table-cell>
          <table:table-cell office:value-type="string">
            <text:p>mó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rkotachu</text:p>
          </table:table-cell>
          <table:table-cell office:value-type="string">
            <text:p>morkot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rjo</text:p>
          </table:table-cell>
          <table:table-cell office:value-type="string">
            <text:p>morj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riš</text:p>
          </table:table-cell>
          <table:table-cell office:value-type="string">
            <text:p>moriš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rił</text:p>
          </table:table-cell>
          <table:table-cell office:value-type="string">
            <text:p>mor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rdaŕzkej</text:p>
          </table:table-cell>
          <table:table-cell table:style-name="ce1" office:value-type="string">
            <text:p>mordarsk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rdarja</text:p>
          </table:table-cell>
          <table:table-cell office:value-type="string">
            <text:p>mordar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lom</text:p>
          </table:table-cell>
          <table:table-cell office:value-type="string">
            <text:p>mol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ól</text:p>
          </table:table-cell>
          <table:table-cell office:value-type="string">
            <text:p>mó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óličkim</text:p>
          </table:table-cell>
          <table:table-cell office:value-type="string">
            <text:p>mólički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óličkich</text:p>
          </table:table-cell>
          <table:table-cell office:value-type="string">
            <text:p>mólički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óličke</text:p>
          </table:table-cell>
          <table:table-cell office:value-type="string">
            <text:p>móličk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ójzasej</text:p>
          </table:table-cell>
          <table:table-cell table:style-name="ce1" office:value-type="string">
            <text:p>Mójzas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ójj</text:p>
          </table:table-cell>
          <table:table-cell table:style-name="ce1" office:value-type="string">
            <text:p>mó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jimi</text:p>
          </table:table-cell>
          <table:table-cell office:value-type="string">
            <text:p>moji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jimaj</text:p>
          </table:table-cell>
          <table:table-cell office:value-type="string">
            <text:p>mojim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jeje</text:p>
          </table:table-cell>
          <table:table-cell office:value-type="string">
            <text:p>moje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óhli</text:p>
          </table:table-cell>
          <table:table-cell office:value-type="string">
            <text:p>móh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dlitwje</text:p>
          </table:table-cell>
          <table:table-cell office:value-type="string">
            <text:p>modlitw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dlitwami</text:p>
          </table:table-cell>
          <table:table-cell office:value-type="string">
            <text:p>modlitwa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dlił</text:p>
          </table:table-cell>
          <table:table-cell office:value-type="string">
            <text:p>modl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dliće</text:p>
          </table:table-cell>
          <table:table-cell office:value-type="string">
            <text:p>modli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dlenju</text:p>
          </table:table-cell>
          <table:table-cell office:value-type="string">
            <text:p>modle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dlenjom</text:p>
          </table:table-cell>
          <table:table-cell office:value-type="string">
            <text:p>modlenj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dlenja</text:p>
          </table:table-cell>
          <table:table-cell office:value-type="string">
            <text:p>modle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łynzki</text:p>
          </table:table-cell>
          <table:table-cell table:style-name="ce1" office:value-type="string">
            <text:p>młynsk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łodźenzu</text:p>
          </table:table-cell>
          <table:table-cell table:style-name="ce1" office:value-type="string">
            <text:p>młodźenc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łodźenzo</text:p>
          </table:table-cell>
          <table:table-cell table:style-name="ce1" office:value-type="string">
            <text:p>młodźenc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łodozće</text:p>
          </table:table-cell>
          <table:table-cell table:style-name="ce1" office:value-type="string">
            <text:p>młodos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łodeju</text:p>
          </table:table-cell>
          <table:table-cell office:value-type="string">
            <text:p>młode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lěć</text:p>
          </table:table-cell>
          <table:table-cell office:value-type="string">
            <text:p>mlě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jenu</text:p>
          </table:table-cell>
          <table:table-cell office:value-type="string">
            <text:p>mjen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jenuje</text:p>
          </table:table-cell>
          <table:table-cell office:value-type="string">
            <text:p>mjenu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jeńše</text:p>
          </table:table-cell>
          <table:table-cell office:value-type="string">
            <text:p>mjeń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jenowaše</text:p>
          </table:table-cell>
          <table:table-cell office:value-type="string">
            <text:p>mjenowa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jenowane</text:p>
          </table:table-cell>
          <table:table-cell office:value-type="string">
            <text:p>mjenowa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jen</text:p>
          </table:table-cell>
          <table:table-cell office:value-type="string">
            <text:p>mje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jelknychu</text:p>
          </table:table-cell>
          <table:table-cell office:value-type="string">
            <text:p>mjelkny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jelčeć</text:p>
          </table:table-cell>
          <table:table-cell office:value-type="string">
            <text:p>mjelče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jelčał</text:p>
          </table:table-cell>
          <table:table-cell office:value-type="string">
            <text:p>mjelč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jehkich</text:p>
          </table:table-cell>
          <table:table-cell table:style-name="ce1" office:value-type="string">
            <text:p>mjechki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jeda</text:p>
          </table:table-cell>
          <table:table-cell office:value-type="string">
            <text:p>mjed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ječom</text:p>
          </table:table-cell>
          <table:table-cell office:value-type="string">
            <text:p>mječ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jećeny</text:p>
          </table:table-cell>
          <table:table-cell office:value-type="string">
            <text:p>mjeće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ječej</text:p>
          </table:table-cell>
          <table:table-cell office:value-type="string">
            <text:p>mječ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ječa</text:p>
          </table:table-cell>
          <table:table-cell office:value-type="string">
            <text:p>mječ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jatlički</text:p>
          </table:table-cell>
          <table:table-cell table:style-name="ce1" office:value-type="string">
            <text:p>mjetličk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iš</text:p>
          </table:table-cell>
          <table:table-cell office:value-type="string">
            <text:p>miš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iłozćiwi</text:p>
          </table:table-cell>
          <table:table-cell table:style-name="ce1" office:value-type="string">
            <text:p>miłosćiw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ěztku</text:p>
          </table:table-cell>
          <table:table-cell table:style-name="ce1" office:value-type="string">
            <text:p>městk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ěztam</text:p>
          </table:table-cell>
          <table:table-cell table:style-name="ce1" office:value-type="string">
            <text:p>měst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ěšnikami</text:p>
          </table:table-cell>
          <table:table-cell office:value-type="string">
            <text:p>měšnika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ěški</text:p>
          </table:table-cell>
          <table:table-cell office:value-type="string">
            <text:p>měšk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ěše</text:p>
          </table:table-cell>
          <table:table-cell office:value-type="string">
            <text:p>mě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ěšćenjo</text:p>
          </table:table-cell>
          <table:table-cell office:value-type="string">
            <text:p>měšćenj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ěšćanzkim</text:p>
          </table:table-cell>
          <table:table-cell table:style-name="ce1" office:value-type="string">
            <text:p>měšćanski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ěšćanzke</text:p>
          </table:table-cell>
          <table:table-cell table:style-name="ce1" office:value-type="string">
            <text:p>měšćansk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ěšćanej</text:p>
          </table:table-cell>
          <table:table-cell office:value-type="string">
            <text:p>měšćan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ěromz</text:p>
          </table:table-cell>
          <table:table-cell table:style-name="ce1" office:value-type="string">
            <text:p>měrom z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ěrjene</text:p>
          </table:table-cell>
          <table:table-cell office:value-type="string">
            <text:p>měrje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ěriće</text:p>
          </table:table-cell>
          <table:table-cell office:value-type="string">
            <text:p>měri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ěrej</text:p>
          </table:table-cell>
          <table:table-cell office:value-type="string">
            <text:p>měr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ěniće</text:p>
          </table:table-cell>
          <table:table-cell office:value-type="string">
            <text:p>měniće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meleowy</text:p>
          </table:table-cell>
          <table:table-cell table:style-name="ce1" office:value-type="string">
            <text:p>Meleow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ějz</text:p>
          </table:table-cell>
          <table:table-cell table:style-name="ce1" office:value-type="string">
            <text:p>měj z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ěj</text:p>
          </table:table-cell>
          <table:table-cell office:value-type="string">
            <text:p>mě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ěje</text:p>
          </table:table-cell>
          <table:table-cell office:value-type="string">
            <text:p>mě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ějej</text:p>
          </table:table-cell>
          <table:table-cell office:value-type="string">
            <text:p>mějej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matthatowy</text:p>
          </table:table-cell>
          <table:table-cell table:style-name="ce1" office:value-type="string">
            <text:p>Matthatowy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mattathowy</text:p>
          </table:table-cell>
          <table:table-cell table:style-name="ce1" office:value-type="string">
            <text:p>Mattathowy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mathuzalahowy</text:p>
          </table:table-cell>
          <table:table-cell table:style-name="ce1" office:value-type="string">
            <text:p>Mathuzalahow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taj</text:p>
          </table:table-cell>
          <table:table-cell table:style-name="ce1" office:value-type="string">
            <text:p>Mat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rji</text:p>
          </table:table-cell>
          <table:table-cell table:style-name="ce1" office:value-type="string">
            <text:p>Marj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rćinej</text:p>
          </table:table-cell>
          <table:table-cell office:value-type="string">
            <text:p>marćin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ntl</text:p>
          </table:table-cell>
          <table:table-cell office:value-type="string">
            <text:p>mantl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mank</text:p>
          </table:table-cell>
          <table:table-cell table:style-name="ce1" office:value-type="string">
            <text:p>Man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ndźelzkeje</text:p>
          </table:table-cell>
          <table:table-cell table:style-name="ce1" office:value-type="string">
            <text:p>mandźelske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ndźelstwo⸗łamarjo</text:p>
          </table:table-cell>
          <table:table-cell table:style-name="ce1" office:value-type="string">
            <text:p>mandźelstwo-łamarj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mmonom</text:p>
          </table:table-cell>
          <table:table-cell table:style-name="ce2" office:value-type="string">
            <text:p>mammon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mmonje</text:p>
          </table:table-cell>
          <table:table-cell table:style-name="ce2" office:value-type="string">
            <text:p>mammo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mmonej</text:p>
          </table:table-cell>
          <table:table-cell table:style-name="ce2" office:value-type="string">
            <text:p>mammon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ły</text:p>
          </table:table-cell>
          <table:table-cell office:value-type="string">
            <text:p>mał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łowěrni</text:p>
          </table:table-cell>
          <table:table-cell office:value-type="string">
            <text:p>małowěrni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maleleelowy</text:p>
          </table:table-cell>
          <table:table-cell table:style-name="ce1" office:value-type="string">
            <text:p>Maleleelow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łaj</text:p>
          </table:table-cell>
          <table:table-cell office:value-type="string">
            <text:p>mał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ja</text:p>
          </table:table-cell>
          <table:table-cell office:value-type="string">
            <text:p>maja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mainanowuy</text:p>
          </table:table-cell>
          <table:table-cell table:style-name="ce1" office:value-type="string">
            <text:p>Mainanowu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ćeŕnym</text:p>
          </table:table-cell>
          <table:table-cell table:style-name="ce1" office:value-type="string">
            <text:p>maćern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ćeŕneho</text:p>
          </table:table-cell>
          <table:table-cell table:style-name="ce1" office:value-type="string">
            <text:p>maćern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ćerje</text:p>
          </table:table-cell>
          <table:table-cell office:value-type="string">
            <text:p>maćer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čeć</text:p>
          </table:table-cell>
          <table:table-cell office:value-type="string">
            <text:p>mače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čała</text:p>
          </table:table-cell>
          <table:table-cell office:value-type="string">
            <text:p>mačała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maathowy</text:p>
          </table:table-cell>
          <table:table-cell table:style-name="ce1" office:value-type="string">
            <text:p>Maathow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ute</text:p>
          </table:table-cell>
          <table:table-cell office:value-type="string">
            <text:p>lut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łupawši</text:p>
          </table:table-cell>
          <table:table-cell table:style-name="ce2" office:value-type="string">
            <text:p>łupawš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udako</text:p>
          </table:table-cell>
          <table:table-cell office:value-type="string">
            <text:p>ludak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udakojo</text:p>
          </table:table-cell>
          <table:table-cell office:value-type="string">
            <text:p>ludakoj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ubujeće</text:p>
          </table:table-cell>
          <table:table-cell office:value-type="string">
            <text:p>lubuje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uboznym</text:p>
          </table:table-cell>
          <table:table-cell office:value-type="string">
            <text:p>lubozn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ubozću</text:p>
          </table:table-cell>
          <table:table-cell table:style-name="ce1" office:value-type="string">
            <text:p>lubosć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ubowani</text:p>
          </table:table-cell>
          <table:table-cell office:value-type="string">
            <text:p>lubowa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ubowała</text:p>
          </table:table-cell>
          <table:table-cell office:value-type="string">
            <text:p>lubował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łubju</text:p>
          </table:table-cell>
          <table:table-cell office:value-type="string">
            <text:p>łub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ubiło</text:p>
          </table:table-cell>
          <table:table-cell office:value-type="string">
            <text:p>lubił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ubeho</text:p>
          </table:table-cell>
          <table:table-cell office:value-type="string">
            <text:p>lub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łožu</text:p>
          </table:table-cell>
          <table:table-cell office:value-type="string">
            <text:p>łož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łowjenje</text:p>
          </table:table-cell>
          <table:table-cell office:value-type="string">
            <text:p>łowje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łowić</text:p>
          </table:table-cell>
          <table:table-cell office:value-type="string">
            <text:p>łow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thowym</text:p>
          </table:table-cell>
          <table:table-cell table:style-name="ce1" office:value-type="string">
            <text:p>lotow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thowu</text:p>
          </table:table-cell>
          <table:table-cell table:style-name="ce1" office:value-type="string">
            <text:p>lotow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th</text:p>
          </table:table-cell>
          <table:table-cell table:style-name="ce1" office:value-type="string">
            <text:p>lo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óštami</text:p>
          </table:table-cell>
          <table:table-cell office:value-type="string">
            <text:p>lóšta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óštach</text:p>
          </table:table-cell>
          <table:table-cell office:value-type="string">
            <text:p>lóšt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ós</text:p>
          </table:table-cell>
          <table:table-cell office:value-type="string">
            <text:p>ló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łopač</text:p>
          </table:table-cell>
          <table:table-cell office:value-type="string">
            <text:p>łopač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łohć</text:p>
          </table:table-cell>
          <table:table-cell table:style-name="ce1" office:value-type="string">
            <text:p>ło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łódźow</text:p>
          </table:table-cell>
          <table:table-cell office:value-type="string">
            <text:p>łódźow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łn</text:p>
          </table:table-cell>
          <table:table-cell table:style-name="ce3" office:value-type="string">
            <text:p>ł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li</text:p>
          </table:table-cell>
          <table:table-cell table:style-name="ce1" office:value-type="string">
            <text:p>lII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lizo</text:p>
          </table:table-cell>
          <table:table-cell table:style-name="ce1" office:value-type="string">
            <text:p>lico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lizanias</text:p>
          </table:table-cell>
          <table:table-cell table:style-name="ce1" office:value-type="string">
            <text:p>Lizania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izachu</text:p>
          </table:table-cell>
          <table:table-cell office:value-type="string">
            <text:p>liz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išzy</text:p>
          </table:table-cell>
          <table:table-cell table:style-name="ce1" office:value-type="string">
            <text:p>lišc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iški</text:p>
          </table:table-cell>
          <table:table-cell office:value-type="string">
            <text:p>lišk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inu</text:p>
          </table:table-cell>
          <table:table-cell office:value-type="string">
            <text:p>lin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ilije</text:p>
          </table:table-cell>
          <table:table-cell office:value-type="string">
            <text:p>lili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ijeńza</text:p>
          </table:table-cell>
          <table:table-cell table:style-name="ce1" office:value-type="string">
            <text:p>lijeńc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ii</text:p>
          </table:table-cell>
          <table:table-cell table:style-name="ce1" office:value-type="string">
            <text:p>lI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ichownik</text:p>
          </table:table-cell>
          <table:table-cell office:value-type="string">
            <text:p>lichowni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ži</text:p>
          </table:table-cell>
          <table:table-cell office:value-type="string">
            <text:p>lež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ězeše</text:p>
          </table:table-cell>
          <table:table-cell office:value-type="string">
            <text:p>lěze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žachu</text:p>
          </table:table-cell>
          <table:table-cell office:value-type="string">
            <text:p>ležachu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levita</text:p>
          </table:table-cell>
          <table:table-cell table:style-name="ce1" office:value-type="string">
            <text:p>Lewit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ětny</text:p>
          </table:table-cell>
          <table:table-cell office:value-type="string">
            <text:p>lět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ětna</text:p>
          </table:table-cell>
          <table:table-cell office:value-type="string">
            <text:p>lět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ětach</text:p>
          </table:table-cell>
          <table:table-cell office:value-type="string">
            <text:p>lět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ěsu</text:p>
          </table:table-cell>
          <table:table-cell office:value-type="string">
            <text:p>lěs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ěsny</text:p>
          </table:table-cell>
          <table:table-cell office:value-type="string">
            <text:p>lěs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snozć</text:p>
          </table:table-cell>
          <table:table-cell table:style-name="ce1" office:value-type="string">
            <text:p>lesnos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ěsnemu</text:p>
          </table:table-cell>
          <table:table-cell office:value-type="string">
            <text:p>lěsnem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ěs</text:p>
          </table:table-cell>
          <table:table-cell office:value-type="string">
            <text:p>lě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ěpše</text:p>
          </table:table-cell>
          <table:table-cell office:value-type="string">
            <text:p>lěp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ěnjeje</text:p>
          </table:table-cell>
          <table:table-cell office:value-type="string">
            <text:p>lěnje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ě</text:p>
          </table:table-cell>
          <table:table-cell office:value-type="string">
            <text:p>lě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ěkarjo</text:p>
          </table:table-cell>
          <table:table-cell office:value-type="string">
            <text:p>lěkarj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ěkarja</text:p>
          </table:table-cell>
          <table:table-cell office:value-type="string">
            <text:p>lěkar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gion</text:p>
          </table:table-cell>
          <table:table-cell office:value-type="string">
            <text:p>legi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ědom</text:p>
          </table:table-cell>
          <table:table-cell office:value-type="string">
            <text:p>lěd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zuješ</text:p>
          </table:table-cell>
          <table:table-cell office:value-type="string">
            <text:p>lazuješ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zował</text:p>
          </table:table-cell>
          <table:table-cell office:value-type="string">
            <text:p>lazow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ławu</text:p>
          </table:table-cell>
          <table:table-cell office:value-type="string">
            <text:p>ławu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lamechowy</text:p>
          </table:table-cell>
          <table:table-cell table:style-name="ce1" office:value-type="string">
            <text:p>Lamechow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komztwom</text:p>
          </table:table-cell>
          <table:table-cell table:style-name="ce1" office:value-type="string">
            <text:p>lakomstw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komztwje</text:p>
          </table:table-cell>
          <table:table-cell table:style-name="ce1" office:value-type="string">
            <text:p>lakomstw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komnozći</text:p>
          </table:table-cell>
          <table:table-cell table:style-name="ce1" office:value-type="string">
            <text:p>lakomnosć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komni</text:p>
          </table:table-cell>
          <table:table-cell office:value-type="string">
            <text:p>lakom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łakawši</text:p>
          </table:table-cell>
          <table:table-cell office:value-type="string">
            <text:p>łakawš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łakarjow</text:p>
          </table:table-cell>
          <table:table-cell office:value-type="string">
            <text:p>łakarj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łakachu</text:p>
          </table:table-cell>
          <table:table-cell office:value-type="string">
            <text:p>łak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łaćanzkimi</text:p>
          </table:table-cell>
          <table:table-cell table:style-name="ce1" office:value-type="string">
            <text:p>łaćonski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wasu</text:p>
          </table:table-cell>
          <table:table-cell office:value-type="string">
            <text:p>kwas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was</text:p>
          </table:table-cell>
          <table:table-cell office:value-type="string">
            <text:p>kwa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wasarjow</text:p>
          </table:table-cell>
          <table:table-cell office:value-type="string">
            <text:p>kwasarj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usa</text:p>
          </table:table-cell>
          <table:table-cell office:value-type="string">
            <text:p>kus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urwami</text:p>
          </table:table-cell>
          <table:table-cell office:value-type="string">
            <text:p>kurwa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urjatka</text:p>
          </table:table-cell>
          <table:table-cell office:value-type="string">
            <text:p>kurjatk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up</text:p>
          </table:table-cell>
          <table:table-cell office:value-type="string">
            <text:p>kup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ubłow</text:p>
          </table:table-cell>
          <table:table-cell office:value-type="string">
            <text:p>kubł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ubło</text:p>
          </table:table-cell>
          <table:table-cell office:value-type="string">
            <text:p>kubł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ubłami</text:p>
          </table:table-cell>
          <table:table-cell office:value-type="string">
            <text:p>kubłami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kt</text:p>
          </table:table-cell>
          <table:table-cell table:style-name="ce1" office:value-type="string">
            <text:p>er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šižu</text:p>
          </table:table-cell>
          <table:table-cell table:style-name="ce1" office:value-type="string">
            <text:p>křiž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šižowanje</text:p>
          </table:table-cell>
          <table:table-cell table:style-name="ce1" office:value-type="string">
            <text:p>křižowa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šipjenje</text:p>
          </table:table-cell>
          <table:table-cell table:style-name="ce1" office:value-type="string">
            <text:p>křipje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šidła</text:p>
          </table:table-cell>
          <table:table-cell table:style-name="ce1" office:value-type="string">
            <text:p>křidła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krwi</text:p>
          </table:table-cell>
          <table:table-cell table:style-name="ce1" office:value-type="string">
            <text:p>kr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rwawne</text:p>
          </table:table-cell>
          <table:table-cell table:style-name="ce1" office:value-type="string">
            <text:p>kraw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ruch</text:p>
          </table:table-cell>
          <table:table-cell office:value-type="string">
            <text:p>kru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rošu</text:p>
          </table:table-cell>
          <table:table-cell office:value-type="string">
            <text:p>kroš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rošej</text:p>
          </table:table-cell>
          <table:table-cell office:value-type="string">
            <text:p>kroš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rjudować</text:p>
          </table:table-cell>
          <table:table-cell office:value-type="string">
            <text:p>krjudow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rjepki</text:p>
          </table:table-cell>
          <table:table-cell office:value-type="string">
            <text:p>krjepk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rejnizu</text:p>
          </table:table-cell>
          <table:table-cell table:style-name="ce1" office:value-type="string">
            <text:p>krejnic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rasnym</text:p>
          </table:table-cell>
          <table:table-cell office:value-type="string">
            <text:p>krasn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rasnozću</text:p>
          </table:table-cell>
          <table:table-cell table:style-name="ce1" office:value-type="string">
            <text:p>krasnosć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ranuć</text:p>
          </table:table-cell>
          <table:table-cell table:style-name="ce1" office:value-type="string">
            <text:p>krany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ralowzkich</text:p>
          </table:table-cell>
          <table:table-cell table:style-name="ce1" office:value-type="string">
            <text:p>kralowski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ralowa</text:p>
          </table:table-cell>
          <table:table-cell office:value-type="string">
            <text:p>kralow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ralom</text:p>
          </table:table-cell>
          <table:table-cell office:value-type="string">
            <text:p>kral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ralojo</text:p>
          </table:table-cell>
          <table:table-cell office:value-type="string">
            <text:p>kraloj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rał</text:p>
          </table:table-cell>
          <table:table-cell office:value-type="string">
            <text:p>kr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ralej</text:p>
          </table:table-cell>
          <table:table-cell office:value-type="string">
            <text:p>kral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rala</text:p>
          </table:table-cell>
          <table:table-cell office:value-type="string">
            <text:p>kral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ralach</text:p>
          </table:table-cell>
          <table:table-cell office:value-type="string">
            <text:p>kral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rajow</text:p>
          </table:table-cell>
          <table:table-cell office:value-type="string">
            <text:p>kraj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raj</text:p>
          </table:table-cell>
          <table:table-cell office:value-type="string">
            <text:p>kr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ózlika</text:p>
          </table:table-cell>
          <table:table-cell office:value-type="string">
            <text:p>kózlik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óždym</text:p>
          </table:table-cell>
          <table:table-cell office:value-type="string">
            <text:p>kóžd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óždemu</text:p>
          </table:table-cell>
          <table:table-cell office:value-type="string">
            <text:p>kóždem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ozće</text:p>
          </table:table-cell>
          <table:table-cell table:style-name="ce1" office:value-type="string">
            <text:p>kosće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kozamowuy</text:p>
          </table:table-cell>
          <table:table-cell table:style-name="ce1" office:value-type="string">
            <text:p>Kozamowu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otrym</text:p>
          </table:table-cell>
          <table:table-cell office:value-type="string">
            <text:p>kotr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otrychż</text:p>
          </table:table-cell>
          <table:table-cell table:style-name="ce1" office:value-type="string">
            <text:p>kotrychž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otre</text:p>
          </table:table-cell>
          <table:table-cell office:value-type="string">
            <text:p>kotr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otrej</text:p>
          </table:table-cell>
          <table:table-cell office:value-type="string">
            <text:p>kotr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otreho</text:p>
          </table:table-cell>
          <table:table-cell office:value-type="string">
            <text:p>kotr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otra</text:p>
          </table:table-cell>
          <table:table-cell office:value-type="string">
            <text:p>kotr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órzow</text:p>
          </table:table-cell>
          <table:table-cell table:style-name="ce1" office:value-type="string">
            <text:p>kórc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órz</text:p>
          </table:table-cell>
          <table:table-cell table:style-name="ce1" office:value-type="string">
            <text:p>kórc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orjenju</text:p>
          </table:table-cell>
          <table:table-cell office:value-type="string">
            <text:p>korje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orjenjom</text:p>
          </table:table-cell>
          <table:table-cell office:value-type="string">
            <text:p>korjenj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opata</text:p>
          </table:table-cell>
          <table:table-cell office:value-type="string">
            <text:p>kopat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opaše</text:p>
          </table:table-cell>
          <table:table-cell office:value-type="string">
            <text:p>kopa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opać</text:p>
          </table:table-cell>
          <table:table-cell office:value-type="string">
            <text:p>kop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ónzow</text:p>
          </table:table-cell>
          <table:table-cell table:style-name="ce1" office:value-type="string">
            <text:p>kónc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omorje</text:p>
          </table:table-cell>
          <table:table-cell office:value-type="string">
            <text:p>komor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omorach</text:p>
          </table:table-cell>
          <table:table-cell office:value-type="string">
            <text:p>komor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omdźeše</text:p>
          </table:table-cell>
          <table:table-cell office:value-type="string">
            <text:p>komdźe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olenomaj</text:p>
          </table:table-cell>
          <table:table-cell office:value-type="string">
            <text:p>kolenom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olena</text:p>
          </table:table-cell>
          <table:table-cell office:value-type="string">
            <text:p>kole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njezomaj</text:p>
          </table:table-cell>
          <table:table-cell office:value-type="string">
            <text:p>knjezom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nježił</text:p>
          </table:table-cell>
          <table:table-cell office:value-type="string">
            <text:p>knjež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nježich</text:p>
          </table:table-cell>
          <table:table-cell office:value-type="string">
            <text:p>knježi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njejzki</text:p>
          </table:table-cell>
          <table:table-cell table:style-name="ce1" office:value-type="string">
            <text:p>knjejsk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njebjuztpiće</text:p>
          </table:table-cell>
          <table:table-cell table:style-name="ce1" office:value-type="string">
            <text:p>k njebju stupi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luč</text:p>
          </table:table-cell>
          <table:table-cell office:value-type="string">
            <text:p>kluč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łosy</text:p>
          </table:table-cell>
          <table:table-cell office:value-type="string">
            <text:p>kłos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łosach</text:p>
          </table:table-cell>
          <table:table-cell office:value-type="string">
            <text:p>kłos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linje</text:p>
          </table:table-cell>
          <table:table-cell office:value-type="string">
            <text:p>klinje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kleophas</text:p>
          </table:table-cell>
          <table:table-cell table:style-name="ce1" office:value-type="string">
            <text:p>Kleopha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łapajće</text:p>
          </table:table-cell>
          <table:table-cell office:value-type="string">
            <text:p>kłapaj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łapać</text:p>
          </table:table-cell>
          <table:table-cell office:value-type="string">
            <text:p>kłap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iwaše</text:p>
          </table:table-cell>
          <table:table-cell office:value-type="string">
            <text:p>kiwa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isało</text:p>
          </table:table-cell>
          <table:table-cell office:value-type="string">
            <text:p>kisał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ija</text:p>
          </table:table-cell>
          <table:table-cell office:value-type="string">
            <text:p>ki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iće</text:p>
          </table:table-cell>
          <table:table-cell office:value-type="string">
            <text:p>ki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hwilu</text:p>
          </table:table-cell>
          <table:table-cell table:style-name="ce1" office:value-type="string">
            <text:p>chwil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hwatachu</text:p>
          </table:table-cell>
          <table:table-cell table:style-name="ce1" office:value-type="string">
            <text:p>chwat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hwalu</text:p>
          </table:table-cell>
          <table:table-cell table:style-name="ce1" office:value-type="string">
            <text:p>chwal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hwalbu</text:p>
          </table:table-cell>
          <table:table-cell table:style-name="ce1" office:value-type="string">
            <text:p>chwalb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hwalba</text:p>
          </table:table-cell>
          <table:table-cell table:style-name="ce1" office:value-type="string">
            <text:p>chwalb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hudźi</text:p>
          </table:table-cell>
          <table:table-cell table:style-name="ce1" office:value-type="string">
            <text:p>chudź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hudu</text:p>
          </table:table-cell>
          <table:table-cell table:style-name="ce1" office:value-type="string">
            <text:p>chud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hudoby</text:p>
          </table:table-cell>
          <table:table-cell table:style-name="ce1" office:value-type="string">
            <text:p>chudob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hromi</text:p>
          </table:table-cell>
          <table:table-cell table:style-name="ce1" office:value-type="string">
            <text:p>chro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hoztazym</text:p>
          </table:table-cell>
          <table:table-cell table:style-name="ce1" office:value-type="string">
            <text:p>chłostac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hošt</text:p>
          </table:table-cell>
          <table:table-cell table:style-name="ce2" office:value-type="string">
            <text:p>khoš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hošćišćemi</text:p>
          </table:table-cell>
          <table:table-cell table:style-name="ce1" office:value-type="string">
            <text:p>chošćišće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hory</text:p>
          </table:table-cell>
          <table:table-cell table:style-name="ce1" office:value-type="string">
            <text:p>chor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horeho</text:p>
          </table:table-cell>
          <table:table-cell table:style-name="ce1" office:value-type="string">
            <text:p>chor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hodźiće</text:p>
          </table:table-cell>
          <table:table-cell table:style-name="ce1" office:value-type="string">
            <text:p>chodźi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hodźachu</text:p>
          </table:table-cell>
          <table:table-cell table:style-name="ce1" office:value-type="string">
            <text:p>chodź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hěžorowe</text:p>
          </table:table-cell>
          <table:table-cell table:style-name="ce1" office:value-type="string">
            <text:p>chěžorow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hany</text:p>
          </table:table-cell>
          <table:table-cell table:style-name="ce2" office:value-type="string">
            <text:p>kha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habła</text:p>
          </table:table-cell>
          <table:table-cell table:style-name="ce1" office:value-type="string">
            <text:p>chabł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edźbu</text:p>
          </table:table-cell>
          <table:table-cell office:value-type="string">
            <text:p>kedźb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aznje</text:p>
          </table:table-cell>
          <table:table-cell office:value-type="string">
            <text:p>kaz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azać</text:p>
          </table:table-cell>
          <table:table-cell office:value-type="string">
            <text:p>kaz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aran</text:p>
          </table:table-cell>
          <table:table-cell office:value-type="string">
            <text:p>karan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kapernaum</text:p>
          </table:table-cell>
          <table:table-cell table:style-name="ce1" office:value-type="string">
            <text:p>Kapernaum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kapernaumje</text:p>
          </table:table-cell>
          <table:table-cell table:style-name="ce1" office:value-type="string">
            <text:p>Kapernaum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amjenjuješ</text:p>
          </table:table-cell>
          <table:table-cell office:value-type="string">
            <text:p>kamjenjuješ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amjenjow</text:p>
          </table:table-cell>
          <table:table-cell office:value-type="string">
            <text:p>kamjenj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amjenjować</text:p>
          </table:table-cell>
          <table:table-cell office:value-type="string">
            <text:p>kamjenjow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amjenjom</text:p>
          </table:table-cell>
          <table:table-cell office:value-type="string">
            <text:p>kamjenj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amjenjej</text:p>
          </table:table-cell>
          <table:table-cell office:value-type="string">
            <text:p>kamjenj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amjel</text:p>
          </table:table-cell>
          <table:table-cell table:style-name="ce1" office:value-type="string">
            <text:p>kamel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kajphasom</text:p>
          </table:table-cell>
          <table:table-cell table:style-name="ce1" office:value-type="string">
            <text:p>Kajphasom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kajphasa</text:p>
          </table:table-cell>
          <table:table-cell table:style-name="ce1" office:value-type="string">
            <text:p>Kajphas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ajku</text:p>
          </table:table-cell>
          <table:table-cell office:value-type="string">
            <text:p>kajk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ajkež</text:p>
          </table:table-cell>
          <table:table-cell office:value-type="string">
            <text:p>kajkež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ajkeho</text:p>
          </table:table-cell>
          <table:table-cell office:value-type="string">
            <text:p>kajk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adźił</text:p>
          </table:table-cell>
          <table:table-cell office:value-type="string">
            <text:p>kadź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adźenja</text:p>
          </table:table-cell>
          <table:table-cell office:value-type="string">
            <text:p>kadźe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adźachu</text:p>
          </table:table-cell>
          <table:table-cell office:value-type="string">
            <text:p>kadź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zraelzkich</text:p>
          </table:table-cell>
          <table:table-cell table:style-name="ce1" office:value-type="string">
            <text:p>israelski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zraelzke</text:p>
          </table:table-cell>
          <table:table-cell table:style-name="ce1" office:value-type="string">
            <text:p>israelsk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zraelzkeho</text:p>
          </table:table-cell>
          <table:table-cell table:style-name="ce1" office:value-type="string">
            <text:p>israelsk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zraela</text:p>
          </table:table-cell>
          <table:table-cell table:style-name="ce1" office:value-type="string">
            <text:p>Israel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zaakowy</text:p>
          </table:table-cell>
          <table:table-cell table:style-name="ce1" office:value-type="string">
            <text:p>Izaakow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utzišim</text:p>
          </table:table-cell>
          <table:table-cell table:style-name="ce1" office:value-type="string">
            <text:p>jutřiši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utry</text:p>
          </table:table-cell>
          <table:table-cell office:value-type="string">
            <text:p>jutr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utrownym</text:p>
          </table:table-cell>
          <table:table-cell office:value-type="string">
            <text:p>jutrown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utrowny</text:p>
          </table:table-cell>
          <table:table-cell office:value-type="string">
            <text:p>jutrow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utrowničku</text:p>
          </table:table-cell>
          <table:table-cell office:value-type="string">
            <text:p>jutrowničk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udowuy</text:p>
          </table:table-cell>
          <table:table-cell table:style-name="ce1" office:value-type="string">
            <text:p>judow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udowemu</text:p>
          </table:table-cell>
          <table:table-cell office:value-type="string">
            <text:p>judowem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udašu</text:p>
          </table:table-cell>
          <table:table-cell table:style-name="ce1" office:value-type="string">
            <text:p>Judaš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udašo</text:p>
          </table:table-cell>
          <table:table-cell table:style-name="ce1" office:value-type="string">
            <text:p>Judaš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udaš</text:p>
          </table:table-cell>
          <table:table-cell table:style-name="ce1" office:value-type="string">
            <text:p>Judaš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turejzkej</text:p>
          </table:table-cell>
          <table:table-cell table:style-name="ce1" office:value-type="string">
            <text:p>jturejzk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šarioth</text:p>
          </table:table-cell>
          <table:table-cell table:style-name="ce1" office:value-type="string">
            <text:p>jšariot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šariotha</text:p>
          </table:table-cell>
          <table:table-cell table:style-name="ce1" office:value-type="string">
            <text:p>jšarioth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ozephoweho</text:p>
          </table:table-cell>
          <table:table-cell table:style-name="ce1" office:value-type="string">
            <text:p>Jozefow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ozephowa</text:p>
          </table:table-cell>
          <table:table-cell table:style-name="ce1" office:value-type="string">
            <text:p>Jozefow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[jozeph</text:p>
          </table:table-cell>
          <table:table-cell table:style-name="ce1" office:value-type="string">
            <text:p>[ Jozef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jozeowy</text:p>
          </table:table-cell>
          <table:table-cell table:style-name="ce1" office:value-type="string">
            <text:p>Jozeowy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jorimowy</text:p>
          </table:table-cell>
          <table:table-cell table:style-name="ce1" office:value-type="string">
            <text:p>Jorimow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on</text:p>
          </table:table-cell>
          <table:table-cell office:value-type="string">
            <text:p>j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onasowe</text:p>
          </table:table-cell>
          <table:table-cell table:style-name="ce1" office:value-type="string">
            <text:p>Jonasow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onas</text:p>
          </table:table-cell>
          <table:table-cell table:style-name="ce1" office:value-type="string">
            <text:p>Jona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onasa</text:p>
          </table:table-cell>
          <table:table-cell table:style-name="ce1" office:value-type="string">
            <text:p>Jonasa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jonanowuy</text:p>
          </table:table-cell>
          <table:table-cell table:style-name="ce1" office:value-type="string">
            <text:p>Jonanowy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johannowy</text:p>
          </table:table-cell>
          <table:table-cell table:style-name="ce1" office:value-type="string">
            <text:p>Johanow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izraela</text:p>
          </table:table-cell>
          <table:table-cell table:style-name="ce1" office:value-type="string">
            <text:p>Israel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ichtnym</text:p>
          </table:table-cell>
          <table:table-cell office:value-type="string">
            <text:p>jichtn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ichtny</text:p>
          </table:table-cell>
          <table:table-cell table:style-name="ce2" office:value-type="string">
            <text:p>jicht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ichtnemu</text:p>
          </table:table-cell>
          <table:table-cell table:style-name="ce2" office:value-type="string">
            <text:p>jichtnem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ezusowe</text:p>
          </table:table-cell>
          <table:table-cell table:style-name="ce1" office:value-type="string">
            <text:p>Jezusow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ězorje</text:p>
          </table:table-cell>
          <table:table-cell office:value-type="string">
            <text:p>jězorje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jezj</text:p>
          </table:table-cell>
          <table:table-cell table:style-name="ce3" office:value-type="string">
            <text:p>jez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ezajasowych</text:p>
          </table:table-cell>
          <table:table-cell table:style-name="ce1" office:value-type="string">
            <text:p>Jezajasowy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ezajasa</text:p>
          </table:table-cell>
          <table:table-cell table:style-name="ce1" office:value-type="string">
            <text:p>Jezajasa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jesowy</text:p>
          </table:table-cell>
          <table:table-cell table:style-name="ce1" office:value-type="string">
            <text:p>Jesow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ěs</text:p>
          </table:table-cell>
          <table:table-cell table:style-name="ce1" office:value-type="string">
            <text:p>jě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ešćerjowyštry</text:p>
          </table:table-cell>
          <table:table-cell table:style-name="ce1" office:value-type="string">
            <text:p>ješćerjowyštr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eruzalemu</text:p>
          </table:table-cell>
          <table:table-cell table:style-name="ce1" office:value-type="string">
            <text:p>Jeruzalem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ericho</text:p>
          </table:table-cell>
          <table:table-cell table:style-name="ce1" office:value-type="string">
            <text:p>Jeric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epoztajene</text:p>
          </table:table-cell>
          <table:table-cell table:style-name="ce2" office:value-type="string">
            <text:p>jepoztaje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eničku</text:p>
          </table:table-cell>
          <table:table-cell office:value-type="string">
            <text:p>jeničk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eničkeho</text:p>
          </table:table-cell>
          <table:table-cell office:value-type="string">
            <text:p>jeničkeho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jeneje</text:p>
          </table:table-cell>
          <table:table-cell table:style-name="ce1" office:value-type="string">
            <text:p>jedne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ejo</text:p>
          </table:table-cell>
          <table:table-cell office:value-type="string">
            <text:p>jej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ejnym</text:p>
          </table:table-cell>
          <table:table-cell office:value-type="string">
            <text:p>jejn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ejni</text:p>
          </table:table-cell>
          <table:table-cell office:value-type="string">
            <text:p>jej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ehnjeću</text:p>
          </table:table-cell>
          <table:table-cell office:value-type="string">
            <text:p>jehnjeć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ehnjata</text:p>
          </table:table-cell>
          <table:table-cell office:value-type="string">
            <text:p>jehnjat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ehline</text:p>
          </table:table-cell>
          <table:table-cell office:value-type="string">
            <text:p>jehli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ědźenju</text:p>
          </table:table-cell>
          <table:table-cell office:value-type="string">
            <text:p>jědźen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ědźe</text:p>
          </table:table-cell>
          <table:table-cell office:value-type="string">
            <text:p>jědź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ědźa</text:p>
          </table:table-cell>
          <table:table-cell office:value-type="string">
            <text:p>jědź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eći</text:p>
          </table:table-cell>
          <table:table-cell office:value-type="string">
            <text:p>jeć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aztwow</text:p>
          </table:table-cell>
          <table:table-cell table:style-name="ce1" office:value-type="string">
            <text:p>jastw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atym</text:p>
          </table:table-cell>
          <table:table-cell office:value-type="string">
            <text:p>jat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aty</text:p>
          </table:table-cell>
          <table:table-cell office:value-type="string">
            <text:p>ja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ateho</text:p>
          </table:table-cell>
          <table:table-cell office:value-type="string">
            <text:p>jat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asnych</text:p>
          </table:table-cell>
          <table:table-cell office:value-type="string">
            <text:p>jasny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asnozću</text:p>
          </table:table-cell>
          <table:table-cell table:style-name="ce1" office:value-type="string">
            <text:p>jasnosć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asnješe</text:p>
          </table:table-cell>
          <table:table-cell office:value-type="string">
            <text:p>jasnješe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jaredowy</text:p>
          </table:table-cell>
          <table:table-cell table:style-name="ce1" office:value-type="string">
            <text:p>Jaredow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apoštołam</text:p>
          </table:table-cell>
          <table:table-cell office:value-type="string">
            <text:p>japoštoł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apoštołach</text:p>
          </table:table-cell>
          <table:table-cell office:value-type="string">
            <text:p>japoštoł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anu</text:p>
          </table:table-cell>
          <table:table-cell table:style-name="ce1" office:value-type="string">
            <text:p>Jan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anowi</text:p>
          </table:table-cell>
          <table:table-cell table:style-name="ce1" office:value-type="string">
            <text:p>Janow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anowej</text:p>
          </table:table-cell>
          <table:table-cell table:style-name="ce1" office:value-type="string">
            <text:p>Janow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anowe</text:p>
          </table:table-cell>
          <table:table-cell table:style-name="ce1" office:value-type="string">
            <text:p>Janow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anowaj</text:p>
          </table:table-cell>
          <table:table-cell table:style-name="ce1" office:value-type="string">
            <text:p>Janow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anowa</text:p>
          </table:table-cell>
          <table:table-cell table:style-name="ce1" office:value-type="string">
            <text:p>Janow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annowuy</text:p>
          </table:table-cell>
          <table:table-cell table:style-name="ce1" office:value-type="string">
            <text:p>Janow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[jan</text:p>
          </table:table-cell>
          <table:table-cell table:style-name="ce1" office:value-type="string">
            <text:p>[ Ja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amje</text:p>
          </table:table-cell>
          <table:table-cell office:value-type="string">
            <text:p>jam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ałmožinje</text:p>
          </table:table-cell>
          <table:table-cell office:value-type="string">
            <text:p>jałmoži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akubowym</text:p>
          </table:table-cell>
          <table:table-cell table:style-name="ce1" office:value-type="string">
            <text:p>Jakubow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akubowy</text:p>
          </table:table-cell>
          <table:table-cell table:style-name="ce1" office:value-type="string">
            <text:p>Jakubow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akuboweho</text:p>
          </table:table-cell>
          <table:table-cell table:style-name="ce1" office:value-type="string">
            <text:p>Jakubow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akubowa</text:p>
          </table:table-cell>
          <table:table-cell table:style-name="ce1" office:value-type="string">
            <text:p>Jakubow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akubej</text:p>
          </table:table-cell>
          <table:table-cell table:style-name="ce1" office:value-type="string">
            <text:p>Jakub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[ja</text:p>
          </table:table-cell>
          <table:table-cell table:style-name="ce1" office:value-type="string">
            <text:p>[ ja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jairus</text:p>
          </table:table-cell>
          <table:table-cell table:style-name="ce1" office:value-type="string">
            <text:p>Jairus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jairowej</text:p>
          </table:table-cell>
          <table:table-cell table:style-name="ce1" office:value-type="string">
            <text:p>Jairow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wězdach</text:p>
          </table:table-cell>
          <table:table-cell office:value-type="string">
            <text:p>hwězd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uno</text:p>
          </table:table-cell>
          <table:table-cell office:value-type="string">
            <text:p>hun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udaj</text:p>
          </table:table-cell>
          <table:table-cell table:style-name="ce1" office:value-type="string">
            <text:p>hód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ubjenu</text:p>
          </table:table-cell>
          <table:table-cell office:value-type="string">
            <text:p>hubjen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roznozć</text:p>
          </table:table-cell>
          <table:table-cell table:style-name="ce1" office:value-type="string">
            <text:p>hroznos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rodźe</text:p>
          </table:table-cell>
          <table:table-cell office:value-type="string">
            <text:p>hrodź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ród</text:p>
          </table:table-cell>
          <table:table-cell office:value-type="string">
            <text:p>hró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rodach</text:p>
          </table:table-cell>
          <table:table-cell office:value-type="string">
            <text:p>hrod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rjebaju</text:p>
          </table:table-cell>
          <table:table-cell office:value-type="string">
            <text:p>hrjeba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rjadu</text:p>
          </table:table-cell>
          <table:table-cell office:value-type="string">
            <text:p>hrjad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rěšnikej</text:p>
          </table:table-cell>
          <table:table-cell office:value-type="string">
            <text:p>hrěšnik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rěšnikam</text:p>
          </table:table-cell>
          <table:table-cell office:value-type="string">
            <text:p>hrěšnik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rěšnika</text:p>
          </table:table-cell>
          <table:table-cell office:value-type="string">
            <text:p>hrěšnik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zpodźe</text:p>
          </table:table-cell>
          <table:table-cell table:style-name="ce1" office:value-type="string">
            <text:p>hospodź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zpody</text:p>
          </table:table-cell>
          <table:table-cell table:style-name="ce1" office:value-type="string">
            <text:p>hospod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zpoda</text:p>
          </table:table-cell>
          <table:table-cell table:style-name="ce1" office:value-type="string">
            <text:p>hospod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zćam</text:p>
          </table:table-cell>
          <table:table-cell table:style-name="ce1" office:value-type="string">
            <text:p>hosć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towi</text:p>
          </table:table-cell>
          <table:table-cell office:value-type="string">
            <text:p>hotow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towe</text:p>
          </table:table-cell>
          <table:table-cell office:value-type="string">
            <text:p>hotow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towaše</text:p>
          </table:table-cell>
          <table:table-cell office:value-type="string">
            <text:p>hotowa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rzo</text:p>
          </table:table-cell>
          <table:table-cell table:style-name="ce1" office:value-type="string">
            <text:p>horc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órši</text:p>
          </table:table-cell>
          <table:table-cell office:value-type="string">
            <text:p>hórš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órki</text:p>
          </table:table-cell>
          <table:table-cell office:value-type="string">
            <text:p>hórk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órkam</text:p>
          </table:table-cell>
          <table:table-cell office:value-type="string">
            <text:p>hórk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rjeztawanje</text:p>
          </table:table-cell>
          <table:table-cell table:style-name="ce1" office:value-type="string">
            <text:p>horjestawa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rjeztawanjea</text:p>
          </table:table-cell>
          <table:table-cell table:style-name="ce1" office:value-type="string">
            <text:p>horjestawanje 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rjeztawanja</text:p>
          </table:table-cell>
          <table:table-cell table:style-name="ce1" office:value-type="string">
            <text:p>horjestawa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rjeztawaju</text:p>
          </table:table-cell>
          <table:table-cell table:style-name="ce1" office:value-type="string">
            <text:p>horjestawa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rjeztaće</text:p>
          </table:table-cell>
          <table:table-cell table:style-name="ce1" office:value-type="string">
            <text:p>horjesta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órje</text:p>
          </table:table-cell>
          <table:table-cell office:value-type="string">
            <text:p>hór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rjećehnjeny</text:p>
          </table:table-cell>
          <table:table-cell office:value-type="string">
            <text:p>horjećehnje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rił</text:p>
          </table:table-cell>
          <table:table-cell office:value-type="string">
            <text:p>hor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rdźi</text:p>
          </table:table-cell>
          <table:table-cell office:value-type="string">
            <text:p>hordź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órdow</text:p>
          </table:table-cell>
          <table:table-cell office:value-type="string">
            <text:p>hórd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now</text:p>
          </table:table-cell>
          <table:table-cell office:value-type="string">
            <text:p>hon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njeny</text:p>
          </table:table-cell>
          <table:table-cell office:value-type="string">
            <text:p>honje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nja</text:p>
          </table:table-cell>
          <table:table-cell office:value-type="string">
            <text:p>ho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ni</text:p>
          </table:table-cell>
          <table:table-cell office:value-type="string">
            <text:p>ho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ólza</text:p>
          </table:table-cell>
          <table:table-cell table:style-name="ce1" office:value-type="string">
            <text:p>hólc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lčo</text:p>
          </table:table-cell>
          <table:table-cell office:value-type="string">
            <text:p>holč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łbjow</text:p>
          </table:table-cell>
          <table:table-cell office:value-type="string">
            <text:p>hołbj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łb</text:p>
          </table:table-cell>
          <table:table-cell office:value-type="string">
            <text:p>hołb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jić</text:p>
          </table:table-cell>
          <table:table-cell office:value-type="string">
            <text:p>hoj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jachu</text:p>
          </table:table-cell>
          <table:table-cell office:value-type="string">
            <text:p>hoj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dow</text:p>
          </table:table-cell>
          <table:table-cell office:value-type="string">
            <text:p>hod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ódneho</text:p>
          </table:table-cell>
          <table:table-cell office:value-type="string">
            <text:p>hódn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ódne</text:p>
          </table:table-cell>
          <table:table-cell office:value-type="string">
            <text:p>hód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dlerje</text:p>
          </table:table-cell>
          <table:table-cell office:value-type="string">
            <text:p>hodler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nuł</text:p>
          </table:table-cell>
          <table:table-cell office:value-type="string">
            <text:p>hnu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noja</text:p>
          </table:table-cell>
          <table:table-cell office:value-type="string">
            <text:p>hno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něwom</text:p>
          </table:table-cell>
          <table:table-cell office:value-type="string">
            <text:p>hněw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něw</text:p>
          </table:table-cell>
          <table:table-cell office:value-type="string">
            <text:p>hně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něwaše</text:p>
          </table:table-cell>
          <table:table-cell office:value-type="string">
            <text:p>hněwa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nadźe</text:p>
          </table:table-cell>
          <table:table-cell office:value-type="string">
            <text:p>hnadź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nady</text:p>
          </table:table-cell>
          <table:table-cell office:value-type="string">
            <text:p>hnad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nadny</text:p>
          </table:table-cell>
          <table:table-cell office:value-type="string">
            <text:p>hnad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nada</text:p>
          </table:table-cell>
          <table:table-cell office:value-type="string">
            <text:p>hnad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łuši</text:p>
          </table:table-cell>
          <table:table-cell office:value-type="string">
            <text:p>hłuš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łupeje</text:p>
          </table:table-cell>
          <table:table-cell office:value-type="string">
            <text:p>hłupe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łubokozće</text:p>
          </table:table-cell>
          <table:table-cell table:style-name="ce1" office:value-type="string">
            <text:p>hłubokos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łuboko</text:p>
          </table:table-cell>
          <table:table-cell office:value-type="string">
            <text:p>hłubok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łubinu</text:p>
          </table:table-cell>
          <table:table-cell office:value-type="string">
            <text:p>hłubin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łubina</text:p>
          </table:table-cell>
          <table:table-cell office:value-type="string">
            <text:p>hłubi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łowonza</text:p>
          </table:table-cell>
          <table:table-cell table:style-name="ce2" office:value-type="string">
            <text:p>hłowonz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łowje</text:p>
          </table:table-cell>
          <table:table-cell office:value-type="string">
            <text:p>hłow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łowach</text:p>
          </table:table-cell>
          <table:table-cell office:value-type="string">
            <text:p>hłow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łodźiće</text:p>
          </table:table-cell>
          <table:table-cell office:value-type="string">
            <text:p>hłodźi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łody</text:p>
          </table:table-cell>
          <table:table-cell office:value-type="string">
            <text:p>hłod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łódnych</text:p>
          </table:table-cell>
          <table:table-cell office:value-type="string">
            <text:p>hłódny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łódni</text:p>
          </table:table-cell>
          <table:table-cell office:value-type="string">
            <text:p>hłód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łoda</text:p>
          </table:table-cell>
          <table:table-cell office:value-type="string">
            <text:p>hłod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ładke</text:p>
          </table:table-cell>
          <table:table-cell office:value-type="string">
            <text:p>hładk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ladawši</text:p>
          </table:table-cell>
          <table:table-cell office:value-type="string">
            <text:p>hladawš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ladaše</text:p>
          </table:table-cell>
          <table:table-cell office:value-type="string">
            <text:p>hlada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ladaju</text:p>
          </table:table-cell>
          <table:table-cell office:value-type="string">
            <text:p>hlada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ladaj</text:p>
          </table:table-cell>
          <table:table-cell office:value-type="string">
            <text:p>hlad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ladaće</text:p>
          </table:table-cell>
          <table:table-cell office:value-type="string">
            <text:p>hlada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išče</text:p>
          </table:table-cell>
          <table:table-cell office:value-type="string">
            <text:p>hišč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inakši</text:p>
          </table:table-cell>
          <table:table-cell table:style-name="ce1" office:value-type="string">
            <text:p>hinaš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ilžu</text:p>
          </table:table-cell>
          <table:table-cell table:style-name="ce1" office:value-type="string">
            <text:p>Hilž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ilžiny</text:p>
          </table:table-cell>
          <table:table-cell table:style-name="ce1" office:value-type="string">
            <text:p>Hilži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idźichu</text:p>
          </table:table-cell>
          <table:table-cell office:value-type="string">
            <text:p>hidźi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idźić</text:p>
          </table:table-cell>
          <table:table-cell office:value-type="string">
            <text:p>hidź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idźeni</text:p>
          </table:table-cell>
          <table:table-cell office:value-type="string">
            <text:p>hidźe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iću</text:p>
          </table:table-cell>
          <table:table-cell office:value-type="string">
            <text:p>hić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ěty</text:p>
          </table:table-cell>
          <table:table-cell office:value-type="string">
            <text:p>hě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ětow</text:p>
          </table:table-cell>
          <table:table-cell office:value-type="string">
            <text:p>hět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erowy</text:p>
          </table:table-cell>
          <table:table-cell office:value-type="string">
            <text:p>herow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erodašowej</text:p>
          </table:table-cell>
          <table:table-cell office:value-type="string">
            <text:p>herodašow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erodašoweho</text:p>
          </table:table-cell>
          <table:table-cell office:value-type="string">
            <text:p>herodašow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erodaša</text:p>
          </table:table-cell>
          <table:table-cell office:value-type="string">
            <text:p>herodaš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erba</text:p>
          </table:table-cell>
          <table:table-cell office:value-type="string">
            <text:p>herb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eli</text:p>
          </table:table-cell>
          <table:table-cell office:value-type="string">
            <text:p>he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ekzemple</text:p>
          </table:table-cell>
          <table:table-cell table:style-name="ce2" office:value-type="string">
            <text:p>hekzempl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ejtmanowym</text:p>
          </table:table-cell>
          <table:table-cell table:style-name="ce2" office:value-type="string">
            <text:p>hejtmanow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ejtmanami</text:p>
          </table:table-cell>
          <table:table-cell table:style-name="ce2" office:value-type="string">
            <text:p>hejtmana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ejtmanam</text:p>
          </table:table-cell>
          <table:table-cell table:style-name="ce2" office:value-type="string">
            <text:p>hejtman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ejchleŕztwo</text:p>
          </table:table-cell>
          <table:table-cell table:style-name="ce2" office:value-type="string">
            <text:p>hejchlerstw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ejchlerjo</text:p>
          </table:table-cell>
          <table:table-cell table:style-name="ce2" office:value-type="string">
            <text:p>hejchlerj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ebrejzkimi</text:p>
          </table:table-cell>
          <table:table-cell table:style-name="ce1" office:value-type="string">
            <text:p>hebrejski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dźeha</text:p>
          </table:table-cell>
          <table:table-cell table:style-name="ce1" office:value-type="string">
            <text:p>hdźe h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awtowanja</text:p>
          </table:table-cell>
          <table:table-cell office:value-type="string">
            <text:p>hawtowa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asach</text:p>
          </table:table-cell>
          <table:table-cell office:value-type="string">
            <text:p>hasach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hannasa</text:p>
          </table:table-cell>
          <table:table-cell table:style-name="ce1" office:value-type="string">
            <text:p>Hannas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anješe</text:p>
          </table:table-cell>
          <table:table-cell office:value-type="string">
            <text:p>hanje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anjeny</text:p>
          </table:table-cell>
          <table:table-cell office:value-type="string">
            <text:p>hanje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anjenja</text:p>
          </table:table-cell>
          <table:table-cell office:value-type="string">
            <text:p>hanje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anjachu</text:p>
          </table:table-cell>
          <table:table-cell office:value-type="string">
            <text:p>hanj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aniš</text:p>
          </table:table-cell>
          <table:table-cell office:value-type="string">
            <text:p>haniš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ani</text:p>
          </table:table-cell>
          <table:table-cell office:value-type="string">
            <text:p>ha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anibuju</text:p>
          </table:table-cell>
          <table:table-cell office:value-type="string">
            <text:p>hanibu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anibuje</text:p>
          </table:table-cell>
          <table:table-cell office:value-type="string">
            <text:p>hanibu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andriju</text:p>
          </table:table-cell>
          <table:table-cell table:style-name="ce1" office:value-type="string">
            <text:p>Handri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ana</text:p>
          </table:table-cell>
          <table:table-cell table:style-name="ce1" office:value-type="string">
            <text:p>Ha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amt</text:p>
          </table:table-cell>
          <table:table-cell office:value-type="string">
            <text:p>ham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amjeń</text:p>
          </table:table-cell>
          <table:table-cell office:value-type="string">
            <text:p>hamjeń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ałozach</text:p>
          </table:table-cell>
          <table:table-cell office:value-type="string">
            <text:p>hałoz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ady</text:p>
          </table:table-cell>
          <table:table-cell office:value-type="string">
            <text:p>had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adamowy</text:p>
          </table:table-cell>
          <table:table-cell table:style-name="ce1" office:value-type="string">
            <text:p>Hadamow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ada</text:p>
          </table:table-cell>
          <table:table-cell office:value-type="string">
            <text:p>had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abn</text:p>
          </table:table-cell>
          <table:table-cell table:style-name="ce2" office:value-type="string">
            <text:p>hab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runt</text:p>
          </table:table-cell>
          <table:table-cell office:value-type="string">
            <text:p>gru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runta</text:p>
          </table:table-cell>
          <table:table-cell office:value-type="string">
            <text:p>grunt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richizkimi</text:p>
          </table:table-cell>
          <table:table-cell table:style-name="ce1" office:value-type="string">
            <text:p>grichiskimi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genezarethzkeho</text:p>
          </table:table-cell>
          <table:table-cell table:style-name="ce2" office:value-type="string">
            <text:p>Genezaretsk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alilejzkemu</text:p>
          </table:table-cell>
          <table:table-cell table:style-name="ce1" office:value-type="string">
            <text:p>galilejskem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alilejzkeho</text:p>
          </table:table-cell>
          <table:table-cell table:style-name="ce1" office:value-type="string">
            <text:p>galilejsk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al</text:p>
          </table:table-cell>
          <table:table-cell office:value-type="string">
            <text:p>gal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gadarenzkich</text:p>
          </table:table-cell>
          <table:table-cell table:style-name="ce1" office:value-type="string">
            <text:p>Gadarenskich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gadarenzkeho</text:p>
          </table:table-cell>
          <table:table-cell table:style-name="ce1" office:value-type="string">
            <text:p>Gadarensk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romny</text:p>
          </table:table-cell>
          <table:table-cell table:style-name="ce2" office:value-type="string">
            <text:p>from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rejoće</text:p>
          </table:table-cell>
          <table:table-cell table:style-name="ce2" office:value-type="string">
            <text:p>frejo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igowzu</text:p>
          </table:table-cell>
          <table:table-cell table:style-name="ce1" office:value-type="string">
            <text:p>figowc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igowzej</text:p>
          </table:table-cell>
          <table:table-cell table:style-name="ce1" office:value-type="string">
            <text:p>figowc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igowym</text:p>
          </table:table-cell>
          <table:table-cell office:value-type="string">
            <text:p>figow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igowy</text:p>
          </table:table-cell>
          <table:table-cell office:value-type="string">
            <text:p>figow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igi</text:p>
          </table:table-cell>
          <table:table-cell office:value-type="string">
            <text:p>fig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ěršta</text:p>
          </table:table-cell>
          <table:table-cell office:value-type="string">
            <text:p>fěršt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alšnym</text:p>
          </table:table-cell>
          <table:table-cell office:value-type="string">
            <text:p>falšn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alšneho</text:p>
          </table:table-cell>
          <table:table-cell office:value-type="string">
            <text:p>falšneho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eztomihi</text:p>
          </table:table-cell>
          <table:table-cell table:style-name="ce1" office:value-type="string">
            <text:p>Eztomihi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ezromowy</text:p>
          </table:table-cell>
          <table:table-cell table:style-name="ce1" office:value-type="string">
            <text:p>Ezromow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vangeliu</text:p>
          </table:table-cell>
          <table:table-cell table:style-name="ce1" office:value-type="string">
            <text:p>ewangeli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vangelija</text:p>
          </table:table-cell>
          <table:table-cell table:style-name="ce1" office:value-type="string">
            <text:p>ewangelija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esliowy</text:p>
          </table:table-cell>
          <table:table-cell table:style-name="ce1" office:value-type="string">
            <text:p>Esliowy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epangelion</text:p>
          </table:table-cell>
          <table:table-cell table:style-name="ce1" office:value-type="string">
            <text:p>ewangelion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enozowy</text:p>
          </table:table-cell>
          <table:table-cell table:style-name="ce1" office:value-type="string">
            <text:p>Enozowy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enochowy</text:p>
          </table:table-cell>
          <table:table-cell table:style-name="ce1" office:value-type="string">
            <text:p>Enochowy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emmaus</text:p>
          </table:table-cell>
          <table:table-cell table:style-name="ce1" office:value-type="string">
            <text:p>Emmaws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elmadamowy</text:p>
          </table:table-cell>
          <table:table-cell table:style-name="ce1" office:value-type="string">
            <text:p>Elmadamow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lizu</text:p>
          </table:table-cell>
          <table:table-cell table:style-name="ce1" office:value-type="string">
            <text:p>Eliz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liowy</text:p>
          </table:table-cell>
          <table:table-cell table:style-name="ce1" office:value-type="string">
            <text:p>Eliow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liezerowy</text:p>
          </table:table-cell>
          <table:table-cell table:style-name="ce1" office:value-type="string">
            <text:p>Eliezerow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liasowym</text:p>
          </table:table-cell>
          <table:table-cell table:style-name="ce1" office:value-type="string">
            <text:p>Eliasow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liasej</text:p>
          </table:table-cell>
          <table:table-cell table:style-name="ce1" office:value-type="string">
            <text:p>Elias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liasa</text:p>
          </table:table-cell>
          <table:table-cell table:style-name="ce1" office:value-type="string">
            <text:p>Eliasa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eliakimowy</text:p>
          </table:table-cell>
          <table:table-cell table:style-name="ce1" office:value-type="string">
            <text:p>Eliakimowy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eberowy</text:p>
          </table:table-cell>
          <table:table-cell table:style-name="ce1" office:value-type="string">
            <text:p>Eberow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źowkow</text:p>
          </table:table-cell>
          <table:table-cell office:value-type="string">
            <text:p>dźowk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źiwy</text:p>
          </table:table-cell>
          <table:table-cell office:value-type="string">
            <text:p>dźiw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źiw</text:p>
          </table:table-cell>
          <table:table-cell office:value-type="string">
            <text:p>dźi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źězći</text:p>
          </table:table-cell>
          <table:table-cell table:style-name="ce1" office:value-type="string">
            <text:p>dźěsć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źewjećo</text:p>
          </table:table-cell>
          <table:table-cell office:value-type="string">
            <text:p>dźewjeć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źewjateje</text:p>
          </table:table-cell>
          <table:table-cell office:value-type="string">
            <text:p>dźewjate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źešek</text:p>
          </table:table-cell>
          <table:table-cell table:style-name="ce1" office:value-type="string">
            <text:p>dźeše 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źeš</text:p>
          </table:table-cell>
          <table:table-cell office:value-type="string">
            <text:p>dźeš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źesaćo</text:p>
          </table:table-cell>
          <table:table-cell office:value-type="string">
            <text:p>dźesać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źeržanej</text:p>
          </table:table-cell>
          <table:table-cell office:value-type="string">
            <text:p>dźeržan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źerža</text:p>
          </table:table-cell>
          <table:table-cell office:value-type="string">
            <text:p>dźerž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źemy</text:p>
          </table:table-cell>
          <table:table-cell office:value-type="string">
            <text:p>dźe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źělnika</text:p>
          </table:table-cell>
          <table:table-cell office:value-type="string">
            <text:p>dźělnik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źe⸗li</text:p>
          </table:table-cell>
          <table:table-cell table:style-name="ce1" office:value-type="string">
            <text:p>dźe-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źěl</text:p>
          </table:table-cell>
          <table:table-cell office:value-type="string">
            <text:p>dźě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źělće</text:p>
          </table:table-cell>
          <table:table-cell office:value-type="string">
            <text:p>dźěl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źěłaćeŕ</text:p>
          </table:table-cell>
          <table:table-cell table:style-name="ce1" office:value-type="string">
            <text:p>dźěłać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źěłać</text:p>
          </table:table-cell>
          <table:table-cell office:value-type="string">
            <text:p>dźěł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źakuju</text:p>
          </table:table-cell>
          <table:table-cell office:value-type="string">
            <text:p>dźaku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źakuje</text:p>
          </table:table-cell>
          <table:table-cell office:value-type="string">
            <text:p>dźaku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yrichu</text:p>
          </table:table-cell>
          <table:table-cell office:value-type="string">
            <text:p>dyri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yrbiće</text:p>
          </table:table-cell>
          <table:table-cell office:value-type="string">
            <text:p>dyrbi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wazyći</text:p>
          </table:table-cell>
          <table:table-cell table:style-name="ce1" office:value-type="string">
            <text:p>dwacyć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uši</text:p>
          </table:table-cell>
          <table:table-cell office:value-type="string">
            <text:p>duš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uje</text:p>
          </table:table-cell>
          <table:table-cell office:value-type="string">
            <text:p>du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ruhdźe</text:p>
          </table:table-cell>
          <table:table-cell office:value-type="string">
            <text:p>druhdź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ruhaj</text:p>
          </table:table-cell>
          <table:table-cell office:value-type="string">
            <text:p>druh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roheho</text:p>
          </table:table-cell>
          <table:table-cell office:value-type="string">
            <text:p>droh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rjewo</text:p>
          </table:table-cell>
          <table:table-cell office:value-type="string">
            <text:p>drjew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rjewje</text:p>
          </table:table-cell>
          <table:table-cell office:value-type="string">
            <text:p>drjew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rjewa</text:p>
          </table:table-cell>
          <table:table-cell office:value-type="string">
            <text:p>drjew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rjebjeńčkami</text:p>
          </table:table-cell>
          <table:table-cell office:value-type="string">
            <text:p>drjebjeńčka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rěješe</text:p>
          </table:table-cell>
          <table:table-cell office:value-type="string">
            <text:p>drěje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rěć</text:p>
          </table:table-cell>
          <table:table-cell office:value-type="string">
            <text:p>drě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ztanje</text:p>
          </table:table-cell>
          <table:table-cell table:style-name="ce1" office:value-type="string">
            <text:p>dósta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wjedźene</text:p>
          </table:table-cell>
          <table:table-cell office:value-type="string">
            <text:p>dowjedźe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wěrjenych</text:p>
          </table:table-cell>
          <table:table-cell office:value-type="string">
            <text:p>dowěrjeny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wěrić</text:p>
          </table:table-cell>
          <table:table-cell office:value-type="string">
            <text:p>dowěr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ótkny</text:p>
          </table:table-cell>
          <table:table-cell office:value-type="string">
            <text:p>dótk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ótknuć</text:p>
          </table:table-cell>
          <table:table-cell table:style-name="ce1" office:value-type="string">
            <text:p>dótkny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ótkła</text:p>
          </table:table-cell>
          <table:table-cell office:value-type="string">
            <text:p>dótkł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ótka</text:p>
          </table:table-cell>
          <table:table-cell office:value-type="string">
            <text:p>dótk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tal</text:p>
          </table:table-cell>
          <table:table-cell office:value-type="string">
            <text:p>dota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šoł</text:p>
          </table:table-cell>
          <table:table-cell office:value-type="string">
            <text:p>došo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sahnuwši</text:p>
          </table:table-cell>
          <table:table-cell table:style-name="ce1" office:value-type="string">
            <text:p>dosahnywš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pomni</text:p>
          </table:table-cell>
          <table:table-cell office:value-type="string">
            <text:p>dopom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pomnichu</text:p>
          </table:table-cell>
          <table:table-cell office:value-type="string">
            <text:p>dopomni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pomńće</text:p>
          </table:table-cell>
          <table:table-cell office:value-type="string">
            <text:p>dopomń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pjelnješe</text:p>
          </table:table-cell>
          <table:table-cell office:value-type="string">
            <text:p>dopjelnje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pjelnichu</text:p>
          </table:table-cell>
          <table:table-cell office:value-type="string">
            <text:p>dopjelni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pjelnić</text:p>
          </table:table-cell>
          <table:table-cell office:value-type="string">
            <text:p>dopjeln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my</text:p>
          </table:table-cell>
          <table:table-cell office:value-type="string">
            <text:p>do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mu</text:p>
          </table:table-cell>
          <table:table-cell office:value-type="string">
            <text:p>dom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mow</text:p>
          </table:table-cell>
          <table:table-cell office:value-type="string">
            <text:p>dom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mjazy</text:p>
          </table:table-cell>
          <table:table-cell table:style-name="ce1" office:value-type="string">
            <text:p>domjac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łhimi</text:p>
          </table:table-cell>
          <table:table-cell office:value-type="string">
            <text:p>dołhi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łhich</text:p>
          </table:table-cell>
          <table:table-cell office:value-type="string">
            <text:p>dołhi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łheho</text:p>
          </table:table-cell>
          <table:table-cell office:value-type="string">
            <text:p>dołh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łh</text:p>
          </table:table-cell>
          <table:table-cell office:value-type="string">
            <text:p>doł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konjałaj</text:p>
          </table:table-cell>
          <table:table-cell office:value-type="string">
            <text:p>dokonjał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hladaj</text:p>
          </table:table-cell>
          <table:table-cell office:value-type="string">
            <text:p>dohlad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ćisnje</text:p>
          </table:table-cell>
          <table:table-cell office:value-type="string">
            <text:p>doćis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bytk</text:p>
          </table:table-cell>
          <table:table-cell office:value-type="string">
            <text:p>dobyt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był</text:p>
          </table:table-cell>
          <table:table-cell office:value-type="string">
            <text:p>doby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brym</text:p>
          </table:table-cell>
          <table:table-cell office:value-type="string">
            <text:p>dobr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brych</text:p>
          </table:table-cell>
          <table:table-cell office:value-type="string">
            <text:p>dobry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broćiwy</text:p>
          </table:table-cell>
          <table:table-cell office:value-type="string">
            <text:p>dobroćiw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breho</text:p>
          </table:table-cell>
          <table:table-cell office:value-type="string">
            <text:p>dobr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bo</text:p>
          </table:table-cell>
          <table:table-cell table:style-name="ce2" office:value-type="string">
            <text:p>dob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lěžši</text:p>
          </table:table-cell>
          <table:table-cell office:value-type="string">
            <text:p>dlěžš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lěji</text:p>
          </table:table-cell>
          <table:table-cell office:value-type="string">
            <text:p>dlěj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jabołami</text:p>
          </table:table-cell>
          <table:table-cell office:value-type="string">
            <text:p>djaboła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jaboła</text:p>
          </table:table-cell>
          <table:table-cell office:value-type="string">
            <text:p>djaboł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idotewat</text:p>
          </table:table-cell>
          <table:table-cell table:style-name="ce2" office:value-type="string">
            <text:p>didotewa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ezac</text:p>
          </table:table-cell>
          <table:table-cell table:style-name="ce2" office:value-type="string">
            <text:p>dezac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ešćowaše</text:p>
          </table:table-cell>
          <table:table-cell office:value-type="string">
            <text:p>dešćowa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ešć</text:p>
          </table:table-cell>
          <table:table-cell office:value-type="string">
            <text:p>deš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awki</text:p>
          </table:table-cell>
          <table:table-cell office:value-type="string">
            <text:p>dawk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awamy</text:p>
          </table:table-cell>
          <table:table-cell office:value-type="string">
            <text:p>dawa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awam</text:p>
          </table:table-cell>
          <table:table-cell office:value-type="string">
            <text:p>daw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awajće</text:p>
          </table:table-cell>
          <table:table-cell office:value-type="string">
            <text:p>dawaj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awachu</text:p>
          </table:table-cell>
          <table:table-cell office:value-type="string">
            <text:p>daw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a-vitowym</text:p>
          </table:table-cell>
          <table:table-cell table:style-name="ce1" office:value-type="string">
            <text:p>Dawidow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avitowemu</text:p>
          </table:table-cell>
          <table:table-cell table:style-name="ce1" office:value-type="string">
            <text:p>Dawidowem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avitoweje</text:p>
          </table:table-cell>
          <table:table-cell table:style-name="ce1" office:value-type="string">
            <text:p>Dawidowe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avitoweho</text:p>
          </table:table-cell>
          <table:table-cell table:style-name="ce1" office:value-type="string">
            <text:p>Davidow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avita</text:p>
          </table:table-cell>
          <table:table-cell table:style-name="ce1" office:value-type="string">
            <text:p>Dawid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aty</text:p>
          </table:table-cell>
          <table:table-cell office:value-type="string">
            <text:p>daty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dapitowy</text:p>
          </table:table-cell>
          <table:table-cell table:style-name="ce1" office:value-type="string">
            <text:p>Dapitowy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dapita</text:p>
          </table:table-cell>
          <table:table-cell table:style-name="ce1" office:value-type="string">
            <text:p>Dapit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ańzkim</text:p>
          </table:table-cell>
          <table:table-cell table:style-name="ce1" office:value-type="string">
            <text:p>dański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anje</text:p>
          </table:table-cell>
          <table:table-cell office:value-type="string">
            <text:p>da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alokeho</text:p>
          </table:table-cell>
          <table:table-cell office:value-type="string">
            <text:p>dalok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[dale</text:p>
          </table:table-cell>
          <table:table-cell table:style-name="ce1" office:value-type="string">
            <text:p>[ dal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ałaj</text:p>
          </table:table-cell>
          <table:table-cell office:value-type="string">
            <text:p>dał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adźa</text:p>
          </table:table-cell>
          <table:table-cell office:value-type="string">
            <text:p>dadź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žlowzki</text:p>
          </table:table-cell>
          <table:table-cell table:style-name="ce1" office:value-type="string">
            <text:p>čłowsk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žlorózki</text:p>
          </table:table-cell>
          <table:table-cell table:style-name="ce1" office:value-type="string">
            <text:p>čłorósk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žerztwi</text:p>
          </table:table-cell>
          <table:table-cell table:style-name="ce1" office:value-type="string">
            <text:p>čerstw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wilu</text:p>
          </table:table-cell>
          <table:table-cell office:value-type="string">
            <text:p>čwil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wilow</text:p>
          </table:table-cell>
          <table:table-cell office:value-type="string">
            <text:p>čwil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wilowany</text:p>
          </table:table-cell>
          <table:table-cell office:value-type="string">
            <text:p>čwilowa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wilował</text:p>
          </table:table-cell>
          <table:table-cell office:value-type="string">
            <text:p>čwilow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wili</text:p>
          </table:table-cell>
          <table:table-cell office:value-type="string">
            <text:p>čwi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wi</text:p>
          </table:table-cell>
          <table:table-cell office:value-type="string">
            <text:p>čw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uju</text:p>
          </table:table-cell>
          <table:table-cell office:value-type="string">
            <text:p>ču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ćma</text:p>
          </table:table-cell>
          <table:table-cell office:value-type="string">
            <text:p>ćm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lowjekoweho</text:p>
          </table:table-cell>
          <table:table-cell table:style-name="ce1" office:value-type="string">
            <text:p>čłowjekow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lowjekam</text:p>
          </table:table-cell>
          <table:table-cell table:style-name="ce1" office:value-type="string">
            <text:p>čłowjek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lowjekaj</text:p>
          </table:table-cell>
          <table:table-cell table:style-name="ce1" office:value-type="string">
            <text:p>čłowjek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lorzkemu</text:p>
          </table:table-cell>
          <table:table-cell table:style-name="ce1" office:value-type="string">
            <text:p>čłorskem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lorózkim</text:p>
          </table:table-cell>
          <table:table-cell table:style-name="ce1" office:value-type="string">
            <text:p>čłoróski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izty</text:p>
          </table:table-cell>
          <table:table-cell table:style-name="ce1" office:value-type="string">
            <text:p>čis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izteho</text:p>
          </table:table-cell>
          <table:table-cell table:style-name="ce1" office:value-type="string">
            <text:p>čist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ćizkachu</text:p>
          </table:table-cell>
          <table:table-cell table:style-name="ce1" office:value-type="string">
            <text:p>ćisk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izći</text:p>
          </table:table-cell>
          <table:table-cell table:style-name="ce1" office:value-type="string">
            <text:p>čisć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izćiće</text:p>
          </table:table-cell>
          <table:table-cell table:style-name="ce1" office:value-type="string">
            <text:p>čisći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ćisnuštaj</text:p>
          </table:table-cell>
          <table:table-cell table:style-name="ce1" office:value-type="string">
            <text:p>ćisnyšt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ćisnuł</text:p>
          </table:table-cell>
          <table:table-cell table:style-name="ce1" office:value-type="string">
            <text:p>ćisny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ćisnuć</text:p>
          </table:table-cell>
          <table:table-cell table:style-name="ce1" office:value-type="string">
            <text:p>ćisny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ćisnjene</text:p>
          </table:table-cell>
          <table:table-cell office:value-type="string">
            <text:p>ćisnje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ćisnjena</text:p>
          </table:table-cell>
          <table:table-cell office:value-type="string">
            <text:p>ćisnje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ćišćeše</text:p>
          </table:table-cell>
          <table:table-cell office:value-type="string">
            <text:p>ćišće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ćišćachu</text:p>
          </table:table-cell>
          <table:table-cell office:value-type="string">
            <text:p>ćišć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injo</text:p>
          </table:table-cell>
          <table:table-cell office:value-type="string">
            <text:p>činj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iniłaj</text:p>
          </table:table-cell>
          <table:table-cell office:value-type="string">
            <text:p>činił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ćichi</text:p>
          </table:table-cell>
          <table:table-cell office:value-type="string">
            <text:p>ćich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hzešsli</text:p>
          </table:table-cell>
          <table:table-cell table:style-name="ce1" office:value-type="string">
            <text:p>chcešs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hzemój</text:p>
          </table:table-cell>
          <table:table-cell table:style-name="ce1" office:value-type="string">
            <text:p>chcemój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chuzowa</text:p>
          </table:table-cell>
          <table:table-cell table:style-name="ce1" office:value-type="string">
            <text:p>Chuzowa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chorazin</text:p>
          </table:table-cell>
          <table:table-cell table:style-name="ce1" office:value-type="string">
            <text:p>Choraz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hce⸗li</text:p>
          </table:table-cell>
          <table:table-cell table:style-name="ce1" office:value-type="string">
            <text:p>chce-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ćežzy</text:p>
          </table:table-cell>
          <table:table-cell table:style-name="ce1" office:value-type="string">
            <text:p>ćežc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ćežše</text:p>
          </table:table-cell>
          <table:table-cell office:value-type="string">
            <text:p>ćež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ćežkim</text:p>
          </table:table-cell>
          <table:table-cell office:value-type="string">
            <text:p>ćežki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ćěšnym</text:p>
          </table:table-cell>
          <table:table-cell office:value-type="string">
            <text:p>ćěšn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esniši</text:p>
          </table:table-cell>
          <table:table-cell office:value-type="string">
            <text:p>česniš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ćěsne</text:p>
          </table:table-cell>
          <table:table-cell office:value-type="string">
            <text:p>ćěs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ćěslojo</text:p>
          </table:table-cell>
          <table:table-cell office:value-type="string">
            <text:p>ćěsloj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ćěšiłe</text:p>
          </table:table-cell>
          <table:table-cell office:value-type="string">
            <text:p>ćěšił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erztweho</text:p>
          </table:table-cell>
          <table:table-cell table:style-name="ce1" office:value-type="string">
            <text:p>čerstw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ćeŕpjenje</text:p>
          </table:table-cell>
          <table:table-cell table:style-name="ce1" office:value-type="string">
            <text:p>ćerpje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ćeŕpili</text:p>
          </table:table-cell>
          <table:table-cell table:style-name="ce1" office:value-type="string">
            <text:p>ćerpi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ćeŕpił</text:p>
          </table:table-cell>
          <table:table-cell table:style-name="ce1" office:value-type="string">
            <text:p>ćerp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ćeŕpiła</text:p>
          </table:table-cell>
          <table:table-cell table:style-name="ce1" office:value-type="string">
            <text:p>ćerpił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ćěmnozći</text:p>
          </table:table-cell>
          <table:table-cell table:style-name="ce1" office:value-type="string">
            <text:p>ćěmnosć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ćěmnozće</text:p>
          </table:table-cell>
          <table:table-cell table:style-name="ce1" office:value-type="string">
            <text:p>ćěmnos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ćěmneho</text:p>
          </table:table-cell>
          <table:table-cell office:value-type="string">
            <text:p>ćěmn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ćěmne</text:p>
          </table:table-cell>
          <table:table-cell office:value-type="string">
            <text:p>ćěm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ćělnym</text:p>
          </table:table-cell>
          <table:table-cell office:value-type="string">
            <text:p>ćěln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eledźe</text:p>
          </table:table-cell>
          <table:table-cell office:value-type="string">
            <text:p>čeledź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eledź</text:p>
          </table:table-cell>
          <table:table-cell office:value-type="string">
            <text:p>čeledź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ćeknu</text:p>
          </table:table-cell>
          <table:table-cell office:value-type="string">
            <text:p>ćekn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ćeknuć</text:p>
          </table:table-cell>
          <table:table-cell table:style-name="ce1" office:value-type="string">
            <text:p>ćekny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eji</text:p>
          </table:table-cell>
          <table:table-cell office:value-type="string">
            <text:p>čej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eje</text:p>
          </table:table-cell>
          <table:table-cell office:value-type="string">
            <text:p>če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ćehnjechu</text:p>
          </table:table-cell>
          <table:table-cell office:value-type="string">
            <text:p>ćehnje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ćeh</text:p>
          </table:table-cell>
          <table:table-cell office:value-type="string">
            <text:p>će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asom</text:p>
          </table:table-cell>
          <table:table-cell office:value-type="string">
            <text:p>čas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akaše</text:p>
          </table:table-cell>
          <table:table-cell office:value-type="string">
            <text:p>čaka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čakaju</text:p>
          </table:table-cell>
          <table:table-cell office:value-type="string">
            <text:p>čaka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yłaj</text:p>
          </table:table-cell>
          <table:table-cell office:value-type="string">
            <text:p>był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ydleše</text:p>
          </table:table-cell>
          <table:table-cell office:value-type="string">
            <text:p>bydle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yćmam</text:p>
          </table:table-cell>
          <table:table-cell table:style-name="ce1" office:value-type="string">
            <text:p>być m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ychmój</text:p>
          </table:table-cell>
          <table:table-cell office:value-type="string">
            <text:p>bychmó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uštej</text:p>
          </table:table-cell>
          <table:table-cell office:value-type="string">
            <text:p>bušt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udźeće⸗li</text:p>
          </table:table-cell>
          <table:table-cell table:style-name="ce1" office:value-type="string">
            <text:p>budźeće-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u-dźe</text:p>
          </table:table-cell>
          <table:table-cell office:value-type="string">
            <text:p>bu-dź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udźa⸗li</text:p>
          </table:table-cell>
          <table:table-cell table:style-name="ce1" office:value-type="string">
            <text:p>budźa-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róžnje</text:p>
          </table:table-cell>
          <table:table-cell office:value-type="string">
            <text:p>bróž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róń</text:p>
          </table:table-cell>
          <table:table-cell office:value-type="string">
            <text:p>bróń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rjuch</text:p>
          </table:table-cell>
          <table:table-cell office:value-type="string">
            <text:p>brju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rjohej</text:p>
          </table:table-cell>
          <table:table-cell office:value-type="string">
            <text:p>brjoh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rjody</text:p>
          </table:table-cell>
          <table:table-cell office:value-type="string">
            <text:p>brjod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rjodow</text:p>
          </table:table-cell>
          <table:table-cell office:value-type="string">
            <text:p>brjod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rěmjenjowpšeńzy</text:p>
          </table:table-cell>
          <table:table-cell table:style-name="ce1" office:value-type="string">
            <text:p>brěmjenjow pšeńc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rěmjenjow</text:p>
          </table:table-cell>
          <table:table-cell office:value-type="string">
            <text:p>brěmjenj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rěmjenjemi</text:p>
          </table:table-cell>
          <table:table-cell office:value-type="string">
            <text:p>brěmjenje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ratzje</text:p>
          </table:table-cell>
          <table:table-cell table:style-name="ce1" office:value-type="string">
            <text:p>bratř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rali</text:p>
          </table:table-cell>
          <table:table-cell office:value-type="string">
            <text:p>br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rał</text:p>
          </table:table-cell>
          <table:table-cell office:value-type="string">
            <text:p>br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rać</text:p>
          </table:table-cell>
          <table:table-cell office:value-type="string">
            <text:p>br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ozy</text:p>
          </table:table-cell>
          <table:table-cell table:style-name="ce1" office:value-type="string">
            <text:p>bos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ožemu]</text:p>
          </table:table-cell>
          <table:table-cell table:style-name="ce1" office:value-type="string">
            <text:p>božemu ]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ožemu</text:p>
          </table:table-cell>
          <table:table-cell office:value-type="string">
            <text:p>božem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ožej</text:p>
          </table:table-cell>
          <table:table-cell office:value-type="string">
            <text:p>bož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ótkajće</text:p>
          </table:table-cell>
          <table:table-cell table:style-name="ce1" office:value-type="string">
            <text:p>dótkaj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órzy</text:p>
          </table:table-cell>
          <table:table-cell office:value-type="string">
            <text:p>bórz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ójzkej</text:p>
          </table:table-cell>
          <table:table-cell table:style-name="ce1" office:value-type="string">
            <text:p>bójsk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ojozću</text:p>
          </table:table-cell>
          <table:table-cell table:style-name="ce1" office:value-type="string">
            <text:p>bojosć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ojozće</text:p>
          </table:table-cell>
          <table:table-cell table:style-name="ce1" office:value-type="string">
            <text:p>bojos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ojeć</text:p>
          </table:table-cell>
          <table:table-cell office:value-type="string">
            <text:p>boje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ojach</text:p>
          </table:table-cell>
          <table:table-cell office:value-type="string">
            <text:p>boj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oja</text:p>
          </table:table-cell>
          <table:table-cell office:value-type="string">
            <text:p>bo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ohotoweje</text:p>
          </table:table-cell>
          <table:table-cell office:value-type="string">
            <text:p>bohotowe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ohotom</text:p>
          </table:table-cell>
          <table:table-cell office:value-type="string">
            <text:p>bohot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ohot</text:p>
          </table:table-cell>
          <table:table-cell office:value-type="string">
            <text:p>boho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ohatztwom</text:p>
          </table:table-cell>
          <table:table-cell table:style-name="ce1" office:value-type="string">
            <text:p>bohatstw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ohatztwa</text:p>
          </table:table-cell>
          <table:table-cell office:value-type="string">
            <text:p>bohatstw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ohatym</text:p>
          </table:table-cell>
          <table:table-cell office:value-type="string">
            <text:p>bohat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ohateho</text:p>
          </table:table-cell>
          <table:table-cell office:value-type="string">
            <text:p>bohateho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boasowy</text:p>
          </table:table-cell>
          <table:table-cell table:style-name="ce1" office:value-type="string">
            <text:p>Boasow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łyzka</text:p>
          </table:table-cell>
          <table:table-cell table:style-name="ce1" office:value-type="string">
            <text:p>błysk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łudnizy</text:p>
          </table:table-cell>
          <table:table-cell table:style-name="ce1" office:value-type="string">
            <text:p>błudnic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lida</text:p>
          </table:table-cell>
          <table:table-cell office:value-type="string">
            <text:p>blid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łaznje</text:p>
          </table:table-cell>
          <table:table-cell office:value-type="string">
            <text:p>błaz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łazni</text:p>
          </table:table-cell>
          <table:table-cell office:value-type="string">
            <text:p>błaz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jeru</text:p>
          </table:table-cell>
          <table:table-cell office:value-type="string">
            <text:p>bjer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jeŕ</text:p>
          </table:table-cell>
          <table:table-cell table:style-name="ce1" office:value-type="string">
            <text:p>bj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jedra</text:p>
          </table:table-cell>
          <table:table-cell office:value-type="string">
            <text:p>bjedr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iješe</text:p>
          </table:table-cell>
          <table:table-cell office:value-type="string">
            <text:p>bije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ić</text:p>
          </table:table-cell>
          <table:table-cell office:value-type="string">
            <text:p>b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ěženju</text:p>
          </table:table-cell>
          <table:table-cell office:value-type="string">
            <text:p>běženju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bethzaida</text:p>
          </table:table-cell>
          <table:table-cell table:style-name="ce1" office:value-type="string">
            <text:p>Bethzaid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ethlehem</text:p>
          </table:table-cell>
          <table:table-cell table:style-name="ce1" office:value-type="string">
            <text:p>Betlehe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ethlehema</text:p>
          </table:table-cell>
          <table:table-cell table:style-name="ce1" office:value-type="string">
            <text:p>Betlehema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bethfagu</text:p>
          </table:table-cell>
          <table:table-cell table:style-name="ce1" office:value-type="string">
            <text:p>Bethfagu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bethanije</text:p>
          </table:table-cell>
          <table:table-cell table:style-name="ce1" office:value-type="string">
            <text:p>Bethanije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bethanii</text:p>
          </table:table-cell>
          <table:table-cell table:style-name="ce1" office:value-type="string">
            <text:p>Bethani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ěštej</text:p>
          </table:table-cell>
          <table:table-cell office:value-type="string">
            <text:p>běšt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ěrzej</text:p>
          </table:table-cell>
          <table:table-cell table:style-name="ce1" office:value-type="string">
            <text:p>běrc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ěrz</text:p>
          </table:table-cell>
          <table:table-cell table:style-name="ce1" office:value-type="string">
            <text:p>běrc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ěłu</text:p>
          </table:table-cell>
          <table:table-cell office:value-type="string">
            <text:p>běł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ěła</text:p>
          </table:table-cell>
          <table:table-cell office:value-type="string">
            <text:p>běł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ěhajo</text:p>
          </table:table-cell>
          <table:table-cell office:value-type="string">
            <text:p>běhaj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ědźeše</text:p>
          </table:table-cell>
          <table:table-cell office:value-type="string">
            <text:p>bědźe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ěchmy</text:p>
          </table:table-cell>
          <table:table-cell office:value-type="string">
            <text:p>běch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snički</text:p>
          </table:table-cell>
          <table:table-cell office:value-type="string">
            <text:p>basničk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rtromja</text:p>
          </table:table-cell>
          <table:table-cell table:style-name="ce1" office:value-type="string">
            <text:p>Bartromja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azarzkeje</text:p>
          </table:table-cell>
          <table:table-cell table:style-name="ce1" office:value-type="string">
            <text:p>Azarske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w</text:p>
          </table:table-cell>
          <table:table-cell office:value-type="string">
            <text:p>aw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arimathije</text:p>
          </table:table-cell>
          <table:table-cell table:style-name="ce1" office:value-type="string">
            <text:p>Arimathije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arfachzadowy</text:p>
          </table:table-cell>
          <table:table-cell table:style-name="ce1" office:value-type="string">
            <text:p>Arfachzadowy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aramowy</text:p>
          </table:table-cell>
          <table:table-cell table:style-name="ce1" office:value-type="string">
            <text:p>Aramowy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apšes</text:p>
          </table:table-cell>
          <table:table-cell table:style-name="ce1" office:value-type="string">
            <text:p>A přez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na</text:p>
          </table:table-cell>
          <table:table-cell office:value-type="string">
            <text:p>ana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amosowuy</text:p>
          </table:table-cell>
          <table:table-cell table:style-name="ce1" office:value-type="string">
            <text:p>Amosowuy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aminadabowy</text:p>
          </table:table-cell>
          <table:table-cell table:style-name="ce1" office:value-type="string">
            <text:p>Aminadabow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m</text:p>
          </table:table-cell>
          <table:table-cell office:value-type="string">
            <text:p>am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alfeoweho</text:p>
          </table:table-cell>
          <table:table-cell table:style-name="ce1" office:value-type="string">
            <text:p>Alfeoweho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ahilža</text:p>
          </table:table-cell>
          <table:table-cell table:style-name="ce1" office:value-type="string">
            <text:p>A Hilža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addiowy</text:p>
          </table:table-cell>
          <table:table-cell table:style-name="ce1" office:value-type="string">
            <text:p>Addiow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brahamowy</text:p>
          </table:table-cell>
          <table:table-cell table:style-name="ce1" office:value-type="string">
            <text:p>Abrahamowy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abrahamowuy</text:p>
          </table:table-cell>
          <table:table-cell table:style-name="ce1" office:value-type="string">
            <text:p>Abrahamow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brahamoweho</text:p>
          </table:table-cell>
          <table:table-cell table:style-name="ce1" office:value-type="string">
            <text:p>Abrahamow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brahamowa</text:p>
          </table:table-cell>
          <table:table-cell table:style-name="ce1" office:value-type="string">
            <text:p>Abrahamowa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abilenzkej</text:p>
          </table:table-cell>
          <table:table-cell table:style-name="ce1" office:value-type="string">
            <text:p>Abilenskej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abiasoweho</text:p>
          </table:table-cell>
          <table:table-cell table:style-name="ce1" office:value-type="string">
            <text:p>Abiasoweho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abeloweje</text:p>
          </table:table-cell>
          <table:table-cell table:style-name="ce1" office:value-type="string">
            <text:p>Abelowe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ronowych</text:p>
          </table:table-cell>
          <table:table-cell table:style-name="ce1" office:value-type="string">
            <text:p>Aaronowych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⸗</text:p>
          </table:table-cell>
          <table:table-cell table:style-name="ce1" office:value-type="string">
            <text:p>-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*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1" svg:font-family="'Liberation Sans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53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53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31">31.10.2024</text:date>, <text:time>19:15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1$Win32 OpenOffice.org_project/4111m1$Build-9808</meta:generator>
    <dc:date>2024-10-31T19:15:49.96</dc:date>
    <meta:editing-duration>PT10H4M51S</meta:editing-duration>
    <meta:editing-cycles>31</meta:editing-cycles>
    <meta:document-statistic meta:table-count="1" meta:cell-count="10272" meta:object-count="0"/>
  </office:meta>
</office:document-meta>
</file>